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e6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e6e6e6" fo:border-left="none" fo:border-right="0.74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/>
    </style:style>
    <style:style style:name="ce4" style:family="table-cell" style:parent-style-name="Default">
      <style:table-cell-properties fo:border-bottom="none" fo:background-color="#e6e6e6" fo:border-left="0.74pt solid #000000" fo:border-right="0.74pt solid #000000" fo:border-top="none"/>
    </style:style>
    <style:style style:name="ce5" style:family="table-cell" style:parent-style-name="Default">
      <style:table-cell-properties fo:border-bottom="none" fo:background-color="#e6e6e6" fo:border-left="0.74pt solid #000000" fo:border-right="0.74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none" fo:background-color="#e6e6e6" fo:border-left="0.74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3" table:default-cell-style-name="ce6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nput</text:p>
          </table:table-cell>
          <table:covered-table-cell table:style-name="ce4"/>
          <table:table-cell table:style-name="ce5" office:value-type="string" calcext:value-type="string">
            <text:p>Current Aim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/>
        </table:table-row>
        <table:table-row table:style-name="ro1">
          <table:table-cell table:style-name="ce2" office:value-type="string" calcext:value-type="string">
            <text:p>Direction</text:p>
          </table:table-cell>
          <table:table-cell table:style-name="ce5" office:value-type="string" calcext:value-type="string">
            <text:p>Rate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3]=&quot;down&quot;;[.C2]+[.B3];IF([.A3]=&quot;up&quot;;[.C2]-[.B3];[.C2]))" office:value-type="float" office:value="0" calcext:value-type="float">
            <text:p>0</text:p>
          </table:table-cell>
          <table:table-cell table:formula="of:=IF([.A3]=&quot;forward&quot;;[.D2]+[.B3];IF([.A3]=&quot;backward&quot;;[.D2]-[.B3];[.D2]))" office:value-type="float" office:value="8" calcext:value-type="float">
            <text:p>8</text:p>
          </table:table-cell>
          <table:table-cell table:formula="of:=IF([.A3]=&quot;forward&quot;;[.E2]+[.B3]*[.C3];[.E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4]=&quot;down&quot;;[.C3]+[.B4];IF([.A4]=&quot;up&quot;;[.C3]-[.B4];[.C3]))" office:value-type="float" office:value="9" calcext:value-type="float">
            <text:p>9</text:p>
          </table:table-cell>
          <table:table-cell table:formula="of:=IF([.A4]=&quot;forward&quot;;[.D3]+[.B4];IF([.A4]=&quot;backward&quot;;[.D3]-[.B4];[.D3]))" office:value-type="float" office:value="8" calcext:value-type="float">
            <text:p>8</text:p>
          </table:table-cell>
          <table:table-cell table:formula="of:=IF([.A4]=&quot;forward&quot;;[.E3]+[.B4]*[.C4];[.E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5]=&quot;down&quot;;[.C4]+[.B5];IF([.A5]=&quot;up&quot;;[.C4]-[.B5];[.C4]))" office:value-type="float" office:value="5" calcext:value-type="float">
            <text:p>5</text:p>
          </table:table-cell>
          <table:table-cell table:formula="of:=IF([.A5]=&quot;forward&quot;;[.D4]+[.B5];IF([.A5]=&quot;backward&quot;;[.D4]-[.B5];[.D4]))" office:value-type="float" office:value="8" calcext:value-type="float">
            <text:p>8</text:p>
          </table:table-cell>
          <table:table-cell table:formula="of:=IF([.A5]=&quot;forward&quot;;[.E4]+[.B5]*[.C5];[.E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6]=&quot;down&quot;;[.C5]+[.B6];IF([.A6]=&quot;up&quot;;[.C5]-[.B6];[.C5]))" office:value-type="float" office:value="13" calcext:value-type="float">
            <text:p>13</text:p>
          </table:table-cell>
          <table:table-cell table:formula="of:=IF([.A6]=&quot;forward&quot;;[.D5]+[.B6];IF([.A6]=&quot;backward&quot;;[.D5]-[.B6];[.D5]))" office:value-type="float" office:value="8" calcext:value-type="float">
            <text:p>8</text:p>
          </table:table-cell>
          <table:table-cell table:formula="of:=IF([.A6]=&quot;forward&quot;;[.E5]+[.B6]*[.C6];[.E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]=&quot;down&quot;;[.C6]+[.B7];IF([.A7]=&quot;up&quot;;[.C6]-[.B7];[.C6]))" office:value-type="float" office:value="16" calcext:value-type="float">
            <text:p>16</text:p>
          </table:table-cell>
          <table:table-cell table:formula="of:=IF([.A7]=&quot;forward&quot;;[.D6]+[.B7];IF([.A7]=&quot;backward&quot;;[.D6]-[.B7];[.D6]))" office:value-type="float" office:value="8" calcext:value-type="float">
            <text:p>8</text:p>
          </table:table-cell>
          <table:table-cell table:formula="of:=IF([.A7]=&quot;forward&quot;;[.E6]+[.B7]*[.C7];[.E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8]=&quot;down&quot;;[.C7]+[.B8];IF([.A8]=&quot;up&quot;;[.C7]-[.B8];[.C7]))" office:value-type="float" office:value="19" calcext:value-type="float">
            <text:p>19</text:p>
          </table:table-cell>
          <table:table-cell table:formula="of:=IF([.A8]=&quot;forward&quot;;[.D7]+[.B8];IF([.A8]=&quot;backward&quot;;[.D7]-[.B8];[.D7]))" office:value-type="float" office:value="8" calcext:value-type="float">
            <text:p>8</text:p>
          </table:table-cell>
          <table:table-cell table:formula="of:=IF([.A8]=&quot;forward&quot;;[.E7]+[.B8]*[.C8];[.E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9]=&quot;down&quot;;[.C8]+[.B9];IF([.A9]=&quot;up&quot;;[.C8]-[.B9];[.C8]))" office:value-type="float" office:value="21" calcext:value-type="float">
            <text:p>21</text:p>
          </table:table-cell>
          <table:table-cell table:formula="of:=IF([.A9]=&quot;forward&quot;;[.D8]+[.B9];IF([.A9]=&quot;backward&quot;;[.D8]-[.B9];[.D8]))" office:value-type="float" office:value="8" calcext:value-type="float">
            <text:p>8</text:p>
          </table:table-cell>
          <table:table-cell table:formula="of:=IF([.A9]=&quot;forward&quot;;[.E8]+[.B9]*[.C9];[.E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10]=&quot;down&quot;;[.C9]+[.B10];IF([.A10]=&quot;up&quot;;[.C9]-[.B10];[.C9]))" office:value-type="float" office:value="21" calcext:value-type="float">
            <text:p>21</text:p>
          </table:table-cell>
          <table:table-cell table:formula="of:=IF([.A10]=&quot;forward&quot;;[.D9]+[.B10];IF([.A10]=&quot;backward&quot;;[.D9]-[.B10];[.D9]))" office:value-type="float" office:value="9" calcext:value-type="float">
            <text:p>9</text:p>
          </table:table-cell>
          <table:table-cell table:formula="of:=IF([.A10]=&quot;forward&quot;;[.E9]+[.B10]*[.C10];[.E9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11]=&quot;down&quot;;[.C10]+[.B11];IF([.A11]=&quot;up&quot;;[.C10]-[.B11];[.C10]))" office:value-type="float" office:value="21" calcext:value-type="float">
            <text:p>21</text:p>
          </table:table-cell>
          <table:table-cell table:formula="of:=IF([.A11]=&quot;forward&quot;;[.D10]+[.B11];IF([.A11]=&quot;backward&quot;;[.D10]-[.B11];[.D10]))" office:value-type="float" office:value="13" calcext:value-type="float">
            <text:p>13</text:p>
          </table:table-cell>
          <table:table-cell table:formula="of:=IF([.A11]=&quot;forward&quot;;[.E10]+[.B11]*[.C11];[.E10])"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12]=&quot;down&quot;;[.C11]+[.B12];IF([.A12]=&quot;up&quot;;[.C11]-[.B12];[.C11]))" office:value-type="float" office:value="26" calcext:value-type="float">
            <text:p>26</text:p>
          </table:table-cell>
          <table:table-cell table:formula="of:=IF([.A12]=&quot;forward&quot;;[.D11]+[.B12];IF([.A12]=&quot;backward&quot;;[.D11]-[.B12];[.D11]))" office:value-type="float" office:value="13" calcext:value-type="float">
            <text:p>13</text:p>
          </table:table-cell>
          <table:table-cell table:formula="of:=IF([.A12]=&quot;forward&quot;;[.E11]+[.B12]*[.C12];[.E11])"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13]=&quot;down&quot;;[.C12]+[.B13];IF([.A13]=&quot;up&quot;;[.C12]-[.B13];[.C12]))" office:value-type="float" office:value="19" calcext:value-type="float">
            <text:p>19</text:p>
          </table:table-cell>
          <table:table-cell table:formula="of:=IF([.A13]=&quot;forward&quot;;[.D12]+[.B13];IF([.A13]=&quot;backward&quot;;[.D12]-[.B13];[.D12]))" office:value-type="float" office:value="13" calcext:value-type="float">
            <text:p>13</text:p>
          </table:table-cell>
          <table:table-cell table:formula="of:=IF([.A13]=&quot;forward&quot;;[.E12]+[.B13]*[.C13];[.E12])"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14]=&quot;down&quot;;[.C13]+[.B14];IF([.A14]=&quot;up&quot;;[.C13]-[.B14];[.C13]))" office:value-type="float" office:value="19" calcext:value-type="float">
            <text:p>19</text:p>
          </table:table-cell>
          <table:table-cell table:formula="of:=IF([.A14]=&quot;forward&quot;;[.D13]+[.B14];IF([.A14]=&quot;backward&quot;;[.D13]-[.B14];[.D13]))" office:value-type="float" office:value="14" calcext:value-type="float">
            <text:p>14</text:p>
          </table:table-cell>
          <table:table-cell table:formula="of:=IF([.A14]=&quot;forward&quot;;[.E13]+[.B14]*[.C14];[.E13])"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5]=&quot;down&quot;;[.C14]+[.B15];IF([.A15]=&quot;up&quot;;[.C14]-[.B15];[.C14]))" office:value-type="float" office:value="20" calcext:value-type="float">
            <text:p>20</text:p>
          </table:table-cell>
          <table:table-cell table:formula="of:=IF([.A15]=&quot;forward&quot;;[.D14]+[.B15];IF([.A15]=&quot;backward&quot;;[.D14]-[.B15];[.D14]))" office:value-type="float" office:value="14" calcext:value-type="float">
            <text:p>14</text:p>
          </table:table-cell>
          <table:table-cell table:formula="of:=IF([.A15]=&quot;forward&quot;;[.E14]+[.B15]*[.C15];[.E14])"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16]=&quot;down&quot;;[.C15]+[.B16];IF([.A16]=&quot;up&quot;;[.C15]-[.B16];[.C15]))" office:value-type="float" office:value="26" calcext:value-type="float">
            <text:p>26</text:p>
          </table:table-cell>
          <table:table-cell table:formula="of:=IF([.A16]=&quot;forward&quot;;[.D15]+[.B16];IF([.A16]=&quot;backward&quot;;[.D15]-[.B16];[.D15]))" office:value-type="float" office:value="14" calcext:value-type="float">
            <text:p>14</text:p>
          </table:table-cell>
          <table:table-cell table:formula="of:=IF([.A16]=&quot;forward&quot;;[.E15]+[.B16]*[.C16];[.E15])"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7]=&quot;down&quot;;[.C16]+[.B17];IF([.A17]=&quot;up&quot;;[.C16]-[.B17];[.C16]))" office:value-type="float" office:value="35" calcext:value-type="float">
            <text:p>35</text:p>
          </table:table-cell>
          <table:table-cell table:formula="of:=IF([.A17]=&quot;forward&quot;;[.D16]+[.B17];IF([.A17]=&quot;backward&quot;;[.D16]-[.B17];[.D16]))" office:value-type="float" office:value="14" calcext:value-type="float">
            <text:p>14</text:p>
          </table:table-cell>
          <table:table-cell table:formula="of:=IF([.A17]=&quot;forward&quot;;[.E16]+[.B17]*[.C17];[.E16])"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18]=&quot;down&quot;;[.C17]+[.B18];IF([.A18]=&quot;up&quot;;[.C17]-[.B18];[.C17]))" office:value-type="float" office:value="40" calcext:value-type="float">
            <text:p>40</text:p>
          </table:table-cell>
          <table:table-cell table:formula="of:=IF([.A18]=&quot;forward&quot;;[.D17]+[.B18];IF([.A18]=&quot;backward&quot;;[.D17]-[.B18];[.D17]))" office:value-type="float" office:value="14" calcext:value-type="float">
            <text:p>14</text:p>
          </table:table-cell>
          <table:table-cell table:formula="of:=IF([.A18]=&quot;forward&quot;;[.E17]+[.B18]*[.C18];[.E17])"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19]=&quot;down&quot;;[.C18]+[.B19];IF([.A19]=&quot;up&quot;;[.C18]-[.B19];[.C18]))" office:value-type="float" office:value="40" calcext:value-type="float">
            <text:p>40</text:p>
          </table:table-cell>
          <table:table-cell table:formula="of:=IF([.A19]=&quot;forward&quot;;[.D18]+[.B19];IF([.A19]=&quot;backward&quot;;[.D18]-[.B19];[.D18]))" office:value-type="float" office:value="19" calcext:value-type="float">
            <text:p>19</text:p>
          </table:table-cell>
          <table:table-cell table:formula="of:=IF([.A19]=&quot;forward&quot;;[.E18]+[.B19]*[.C19];[.E18])"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20]=&quot;down&quot;;[.C19]+[.B20];IF([.A20]=&quot;up&quot;;[.C19]-[.B20];[.C19]))" office:value-type="float" office:value="40" calcext:value-type="float">
            <text:p>40</text:p>
          </table:table-cell>
          <table:table-cell table:formula="of:=IF([.A20]=&quot;forward&quot;;[.D19]+[.B20];IF([.A20]=&quot;backward&quot;;[.D19]-[.B20];[.D19]))" office:value-type="float" office:value="25" calcext:value-type="float">
            <text:p>25</text:p>
          </table:table-cell>
          <table:table-cell table:formula="of:=IF([.A20]=&quot;forward&quot;;[.E19]+[.B20]*[.C20];[.E19])" office:value-type="float" office:value="564" calcext:value-type="float">
            <text:p>56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21]=&quot;down&quot;;[.C20]+[.B21];IF([.A21]=&quot;up&quot;;[.C20]-[.B21];[.C20]))" office:value-type="float" office:value="40" calcext:value-type="float">
            <text:p>40</text:p>
          </table:table-cell>
          <table:table-cell table:formula="of:=IF([.A21]=&quot;forward&quot;;[.D20]+[.B21];IF([.A21]=&quot;backward&quot;;[.D20]-[.B21];[.D20]))" office:value-type="float" office:value="29" calcext:value-type="float">
            <text:p>29</text:p>
          </table:table-cell>
          <table:table-cell table:formula="of:=IF([.A21]=&quot;forward&quot;;[.E20]+[.B21]*[.C21];[.E20])" office:value-type="float" office:value="724" calcext:value-type="float">
            <text:p>72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22]=&quot;down&quot;;[.C21]+[.B22];IF([.A22]=&quot;up&quot;;[.C21]-[.B22];[.C21]))" office:value-type="float" office:value="42" calcext:value-type="float">
            <text:p>42</text:p>
          </table:table-cell>
          <table:table-cell table:formula="of:=IF([.A22]=&quot;forward&quot;;[.D21]+[.B22];IF([.A22]=&quot;backward&quot;;[.D21]-[.B22];[.D21]))" office:value-type="float" office:value="29" calcext:value-type="float">
            <text:p>29</text:p>
          </table:table-cell>
          <table:table-cell table:formula="of:=IF([.A22]=&quot;forward&quot;;[.E21]+[.B22]*[.C22];[.E21])" office:value-type="float" office:value="724" calcext:value-type="float">
            <text:p>72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3]=&quot;down&quot;;[.C22]+[.B23];IF([.A23]=&quot;up&quot;;[.C22]-[.B23];[.C22]))" office:value-type="float" office:value="50" calcext:value-type="float">
            <text:p>50</text:p>
          </table:table-cell>
          <table:table-cell table:formula="of:=IF([.A23]=&quot;forward&quot;;[.D22]+[.B23];IF([.A23]=&quot;backward&quot;;[.D22]-[.B23];[.D22]))" office:value-type="float" office:value="29" calcext:value-type="float">
            <text:p>29</text:p>
          </table:table-cell>
          <table:table-cell table:formula="of:=IF([.A23]=&quot;forward&quot;;[.E22]+[.B23]*[.C23];[.E22])" office:value-type="float" office:value="724" calcext:value-type="float">
            <text:p>72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24]=&quot;down&quot;;[.C23]+[.B24];IF([.A24]=&quot;up&quot;;[.C23]-[.B24];[.C23]))" office:value-type="float" office:value="50" calcext:value-type="float">
            <text:p>50</text:p>
          </table:table-cell>
          <table:table-cell table:formula="of:=IF([.A24]=&quot;forward&quot;;[.D23]+[.B24];IF([.A24]=&quot;backward&quot;;[.D23]-[.B24];[.D23]))" office:value-type="float" office:value="32" calcext:value-type="float">
            <text:p>32</text:p>
          </table:table-cell>
          <table:table-cell table:formula="of:=IF([.A24]=&quot;forward&quot;;[.E23]+[.B24]*[.C24];[.E23])" office:value-type="float" office:value="874" calcext:value-type="float">
            <text:p>87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5]=&quot;down&quot;;[.C24]+[.B25];IF([.A25]=&quot;up&quot;;[.C24]-[.B25];[.C24]))" office:value-type="float" office:value="55" calcext:value-type="float">
            <text:p>55</text:p>
          </table:table-cell>
          <table:table-cell table:formula="of:=IF([.A25]=&quot;forward&quot;;[.D24]+[.B25];IF([.A25]=&quot;backward&quot;;[.D24]-[.B25];[.D24]))" office:value-type="float" office:value="32" calcext:value-type="float">
            <text:p>32</text:p>
          </table:table-cell>
          <table:table-cell table:formula="of:=IF([.A25]=&quot;forward&quot;;[.E24]+[.B25]*[.C25];[.E24])" office:value-type="float" office:value="874" calcext:value-type="float">
            <text:p>87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26]=&quot;down&quot;;[.C25]+[.B26];IF([.A26]=&quot;up&quot;;[.C25]-[.B26];[.C25]))" office:value-type="float" office:value="55" calcext:value-type="float">
            <text:p>55</text:p>
          </table:table-cell>
          <table:table-cell table:formula="of:=IF([.A26]=&quot;forward&quot;;[.D25]+[.B26];IF([.A26]=&quot;backward&quot;;[.D25]-[.B26];[.D25]))" office:value-type="float" office:value="38" calcext:value-type="float">
            <text:p>38</text:p>
          </table:table-cell>
          <table:table-cell table:formula="of:=IF([.A26]=&quot;forward&quot;;[.E25]+[.B26]*[.C26];[.E25])" office:value-type="float" office:value="1204" calcext:value-type="float">
            <text:p>120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27]=&quot;down&quot;;[.C26]+[.B27];IF([.A27]=&quot;up&quot;;[.C26]-[.B27];[.C26]))" office:value-type="float" office:value="48" calcext:value-type="float">
            <text:p>48</text:p>
          </table:table-cell>
          <table:table-cell table:formula="of:=IF([.A27]=&quot;forward&quot;;[.D26]+[.B27];IF([.A27]=&quot;backward&quot;;[.D26]-[.B27];[.D26]))" office:value-type="float" office:value="38" calcext:value-type="float">
            <text:p>38</text:p>
          </table:table-cell>
          <table:table-cell table:formula="of:=IF([.A27]=&quot;forward&quot;;[.E26]+[.B27]*[.C27];[.E26])" office:value-type="float" office:value="1204" calcext:value-type="float">
            <text:p>120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28]=&quot;down&quot;;[.C27]+[.B28];IF([.A28]=&quot;up&quot;;[.C27]-[.B28];[.C27]))" office:value-type="float" office:value="46" calcext:value-type="float">
            <text:p>46</text:p>
          </table:table-cell>
          <table:table-cell table:formula="of:=IF([.A28]=&quot;forward&quot;;[.D27]+[.B28];IF([.A28]=&quot;backward&quot;;[.D27]-[.B28];[.D27]))" office:value-type="float" office:value="38" calcext:value-type="float">
            <text:p>38</text:p>
          </table:table-cell>
          <table:table-cell table:formula="of:=IF([.A28]=&quot;forward&quot;;[.E27]+[.B28]*[.C28];[.E27])" office:value-type="float" office:value="1204" calcext:value-type="float">
            <text:p>120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29]=&quot;down&quot;;[.C28]+[.B29];IF([.A29]=&quot;up&quot;;[.C28]-[.B29];[.C28]))" office:value-type="float" office:value="46" calcext:value-type="float">
            <text:p>46</text:p>
          </table:table-cell>
          <table:table-cell table:formula="of:=IF([.A29]=&quot;forward&quot;;[.D28]+[.B29];IF([.A29]=&quot;backward&quot;;[.D28]-[.B29];[.D28]))" office:value-type="float" office:value="40" calcext:value-type="float">
            <text:p>40</text:p>
          </table:table-cell>
          <table:table-cell table:formula="of:=IF([.A29]=&quot;forward&quot;;[.E28]+[.B29]*[.C29];[.E28])" office:value-type="float" office:value="1296" calcext:value-type="float">
            <text:p>129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0]=&quot;down&quot;;[.C29]+[.B30];IF([.A30]=&quot;up&quot;;[.C29]-[.B30];[.C29]))" office:value-type="float" office:value="46" calcext:value-type="float">
            <text:p>46</text:p>
          </table:table-cell>
          <table:table-cell table:formula="of:=IF([.A30]=&quot;forward&quot;;[.D29]+[.B30];IF([.A30]=&quot;backward&quot;;[.D29]-[.B30];[.D29]))" office:value-type="float" office:value="44" calcext:value-type="float">
            <text:p>44</text:p>
          </table:table-cell>
          <table:table-cell table:formula="of:=IF([.A30]=&quot;forward&quot;;[.E29]+[.B30]*[.C30];[.E29])" office:value-type="float" office:value="1480" calcext:value-type="float">
            <text:p>148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31]=&quot;down&quot;;[.C30]+[.B31];IF([.A31]=&quot;up&quot;;[.C30]-[.B31];[.C30]))" office:value-type="float" office:value="46" calcext:value-type="float">
            <text:p>46</text:p>
          </table:table-cell>
          <table:table-cell table:formula="of:=IF([.A31]=&quot;forward&quot;;[.D30]+[.B31];IF([.A31]=&quot;backward&quot;;[.D30]-[.B31];[.D30]))" office:value-type="float" office:value="45" calcext:value-type="float">
            <text:p>45</text:p>
          </table:table-cell>
          <table:table-cell table:formula="of:=IF([.A31]=&quot;forward&quot;;[.E30]+[.B31]*[.C31];[.E30])" office:value-type="float" office:value="1526" calcext:value-type="float">
            <text:p>152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32]=&quot;down&quot;;[.C31]+[.B32];IF([.A32]=&quot;up&quot;;[.C31]-[.B32];[.C31]))" office:value-type="float" office:value="38" calcext:value-type="float">
            <text:p>38</text:p>
          </table:table-cell>
          <table:table-cell table:formula="of:=IF([.A32]=&quot;forward&quot;;[.D31]+[.B32];IF([.A32]=&quot;backward&quot;;[.D31]-[.B32];[.D31]))" office:value-type="float" office:value="45" calcext:value-type="float">
            <text:p>45</text:p>
          </table:table-cell>
          <table:table-cell table:formula="of:=IF([.A32]=&quot;forward&quot;;[.E31]+[.B32]*[.C32];[.E31])" office:value-type="float" office:value="1526" calcext:value-type="float">
            <text:p>152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33]=&quot;down&quot;;[.C32]+[.B33];IF([.A33]=&quot;up&quot;;[.C32]-[.B33];[.C32]))" office:value-type="float" office:value="29" calcext:value-type="float">
            <text:p>29</text:p>
          </table:table-cell>
          <table:table-cell table:formula="of:=IF([.A33]=&quot;forward&quot;;[.D32]+[.B33];IF([.A33]=&quot;backward&quot;;[.D32]-[.B33];[.D32]))" office:value-type="float" office:value="45" calcext:value-type="float">
            <text:p>45</text:p>
          </table:table-cell>
          <table:table-cell table:formula="of:=IF([.A33]=&quot;forward&quot;;[.E32]+[.B33]*[.C33];[.E32])" office:value-type="float" office:value="1526" calcext:value-type="float">
            <text:p>152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4]=&quot;down&quot;;[.C33]+[.B34];IF([.A34]=&quot;up&quot;;[.C33]-[.B34];[.C33]))" office:value-type="float" office:value="37" calcext:value-type="float">
            <text:p>37</text:p>
          </table:table-cell>
          <table:table-cell table:formula="of:=IF([.A34]=&quot;forward&quot;;[.D33]+[.B34];IF([.A34]=&quot;backward&quot;;[.D33]-[.B34];[.D33]))" office:value-type="float" office:value="45" calcext:value-type="float">
            <text:p>45</text:p>
          </table:table-cell>
          <table:table-cell table:formula="of:=IF([.A34]=&quot;forward&quot;;[.E33]+[.B34]*[.C34];[.E33])" office:value-type="float" office:value="1526" calcext:value-type="float">
            <text:p>152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35]=&quot;down&quot;;[.C34]+[.B35];IF([.A35]=&quot;up&quot;;[.C34]-[.B35];[.C34]))" office:value-type="float" office:value="29" calcext:value-type="float">
            <text:p>29</text:p>
          </table:table-cell>
          <table:table-cell table:formula="of:=IF([.A35]=&quot;forward&quot;;[.D34]+[.B35];IF([.A35]=&quot;backward&quot;;[.D34]-[.B35];[.D34]))" office:value-type="float" office:value="45" calcext:value-type="float">
            <text:p>45</text:p>
          </table:table-cell>
          <table:table-cell table:formula="of:=IF([.A35]=&quot;forward&quot;;[.E34]+[.B35]*[.C35];[.E34])" office:value-type="float" office:value="1526" calcext:value-type="float">
            <text:p>152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36]=&quot;down&quot;;[.C35]+[.B36];IF([.A36]=&quot;up&quot;;[.C35]-[.B36];[.C35]))" office:value-type="float" office:value="23" calcext:value-type="float">
            <text:p>23</text:p>
          </table:table-cell>
          <table:table-cell table:formula="of:=IF([.A36]=&quot;forward&quot;;[.D35]+[.B36];IF([.A36]=&quot;backward&quot;;[.D35]-[.B36];[.D35]))" office:value-type="float" office:value="45" calcext:value-type="float">
            <text:p>45</text:p>
          </table:table-cell>
          <table:table-cell table:formula="of:=IF([.A36]=&quot;forward&quot;;[.E35]+[.B36]*[.C36];[.E35])" office:value-type="float" office:value="1526" calcext:value-type="float">
            <text:p>152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37]=&quot;down&quot;;[.C36]+[.B37];IF([.A37]=&quot;up&quot;;[.C36]-[.B37];[.C36]))" office:value-type="float" office:value="21" calcext:value-type="float">
            <text:p>21</text:p>
          </table:table-cell>
          <table:table-cell table:formula="of:=IF([.A37]=&quot;forward&quot;;[.D36]+[.B37];IF([.A37]=&quot;backward&quot;;[.D36]-[.B37];[.D36]))" office:value-type="float" office:value="45" calcext:value-type="float">
            <text:p>45</text:p>
          </table:table-cell>
          <table:table-cell table:formula="of:=IF([.A37]=&quot;forward&quot;;[.E36]+[.B37]*[.C37];[.E36])" office:value-type="float" office:value="1526" calcext:value-type="float">
            <text:p>152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38]=&quot;down&quot;;[.C37]+[.B38];IF([.A38]=&quot;up&quot;;[.C37]-[.B38];[.C37]))" office:value-type="float" office:value="28" calcext:value-type="float">
            <text:p>28</text:p>
          </table:table-cell>
          <table:table-cell table:formula="of:=IF([.A38]=&quot;forward&quot;;[.D37]+[.B38];IF([.A38]=&quot;backward&quot;;[.D37]-[.B38];[.D37]))" office:value-type="float" office:value="45" calcext:value-type="float">
            <text:p>45</text:p>
          </table:table-cell>
          <table:table-cell table:formula="of:=IF([.A38]=&quot;forward&quot;;[.E37]+[.B38]*[.C38];[.E37])" office:value-type="float" office:value="1526" calcext:value-type="float">
            <text:p>152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39]=&quot;down&quot;;[.C38]+[.B39];IF([.A39]=&quot;up&quot;;[.C38]-[.B39];[.C38]))" office:value-type="float" office:value="25" calcext:value-type="float">
            <text:p>25</text:p>
          </table:table-cell>
          <table:table-cell table:formula="of:=IF([.A39]=&quot;forward&quot;;[.D38]+[.B39];IF([.A39]=&quot;backward&quot;;[.D38]-[.B39];[.D38]))" office:value-type="float" office:value="45" calcext:value-type="float">
            <text:p>45</text:p>
          </table:table-cell>
          <table:table-cell table:formula="of:=IF([.A39]=&quot;forward&quot;;[.E38]+[.B39]*[.C39];[.E38])" office:value-type="float" office:value="1526" calcext:value-type="float">
            <text:p>152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40]=&quot;down&quot;;[.C39]+[.B40];IF([.A40]=&quot;up&quot;;[.C39]-[.B40];[.C39]))" office:value-type="float" office:value="25" calcext:value-type="float">
            <text:p>25</text:p>
          </table:table-cell>
          <table:table-cell table:formula="of:=IF([.A40]=&quot;forward&quot;;[.D39]+[.B40];IF([.A40]=&quot;backward&quot;;[.D39]-[.B40];[.D39]))" office:value-type="float" office:value="53" calcext:value-type="float">
            <text:p>53</text:p>
          </table:table-cell>
          <table:table-cell table:formula="of:=IF([.A40]=&quot;forward&quot;;[.E39]+[.B40]*[.C40];[.E39])" office:value-type="float" office:value="1726" calcext:value-type="float">
            <text:p>172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41]=&quot;down&quot;;[.C40]+[.B41];IF([.A41]=&quot;up&quot;;[.C40]-[.B41];[.C40]))" office:value-type="float" office:value="25" calcext:value-type="float">
            <text:p>25</text:p>
          </table:table-cell>
          <table:table-cell table:formula="of:=IF([.A41]=&quot;forward&quot;;[.D40]+[.B41];IF([.A41]=&quot;backward&quot;;[.D40]-[.B41];[.D40]))" office:value-type="float" office:value="58" calcext:value-type="float">
            <text:p>58</text:p>
          </table:table-cell>
          <table:table-cell table:formula="of:=IF([.A41]=&quot;forward&quot;;[.E40]+[.B41]*[.C41];[.E40])" office:value-type="float" office:value="1851" calcext:value-type="float">
            <text:p>185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42]=&quot;down&quot;;[.C41]+[.B42];IF([.A42]=&quot;up&quot;;[.C41]-[.B42];[.C41]))" office:value-type="float" office:value="33" calcext:value-type="float">
            <text:p>33</text:p>
          </table:table-cell>
          <table:table-cell table:formula="of:=IF([.A42]=&quot;forward&quot;;[.D41]+[.B42];IF([.A42]=&quot;backward&quot;;[.D41]-[.B42];[.D41]))" office:value-type="float" office:value="58" calcext:value-type="float">
            <text:p>58</text:p>
          </table:table-cell>
          <table:table-cell table:formula="of:=IF([.A42]=&quot;forward&quot;;[.E41]+[.B42]*[.C42];[.E41])" office:value-type="float" office:value="1851" calcext:value-type="float">
            <text:p>185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43]=&quot;down&quot;;[.C42]+[.B43];IF([.A43]=&quot;up&quot;;[.C42]-[.B43];[.C42]))" office:value-type="float" office:value="41" calcext:value-type="float">
            <text:p>41</text:p>
          </table:table-cell>
          <table:table-cell table:formula="of:=IF([.A43]=&quot;forward&quot;;[.D42]+[.B43];IF([.A43]=&quot;backward&quot;;[.D42]-[.B43];[.D42]))" office:value-type="float" office:value="58" calcext:value-type="float">
            <text:p>58</text:p>
          </table:table-cell>
          <table:table-cell table:formula="of:=IF([.A43]=&quot;forward&quot;;[.E42]+[.B43]*[.C43];[.E42])" office:value-type="float" office:value="1851" calcext:value-type="float">
            <text:p>185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44]=&quot;down&quot;;[.C43]+[.B44];IF([.A44]=&quot;up&quot;;[.C43]-[.B44];[.C43]))" office:value-type="float" office:value="41" calcext:value-type="float">
            <text:p>41</text:p>
          </table:table-cell>
          <table:table-cell table:formula="of:=IF([.A44]=&quot;forward&quot;;[.D43]+[.B44];IF([.A44]=&quot;backward&quot;;[.D43]-[.B44];[.D43]))" office:value-type="float" office:value="63" calcext:value-type="float">
            <text:p>63</text:p>
          </table:table-cell>
          <table:table-cell table:formula="of:=IF([.A44]=&quot;forward&quot;;[.E43]+[.B44]*[.C44];[.E43])" office:value-type="float" office:value="2056" calcext:value-type="float">
            <text:p>205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45]=&quot;down&quot;;[.C44]+[.B45];IF([.A45]=&quot;up&quot;;[.C44]-[.B45];[.C44]))" office:value-type="float" office:value="44" calcext:value-type="float">
            <text:p>44</text:p>
          </table:table-cell>
          <table:table-cell table:formula="of:=IF([.A45]=&quot;forward&quot;;[.D44]+[.B45];IF([.A45]=&quot;backward&quot;;[.D44]-[.B45];[.D44]))" office:value-type="float" office:value="63" calcext:value-type="float">
            <text:p>63</text:p>
          </table:table-cell>
          <table:table-cell table:formula="of:=IF([.A45]=&quot;forward&quot;;[.E44]+[.B45]*[.C45];[.E44])" office:value-type="float" office:value="2056" calcext:value-type="float">
            <text:p>205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46]=&quot;down&quot;;[.C45]+[.B46];IF([.A46]=&quot;up&quot;;[.C45]-[.B46];[.C45]))" office:value-type="float" office:value="48" calcext:value-type="float">
            <text:p>48</text:p>
          </table:table-cell>
          <table:table-cell table:formula="of:=IF([.A46]=&quot;forward&quot;;[.D45]+[.B46];IF([.A46]=&quot;backward&quot;;[.D45]-[.B46];[.D45]))" office:value-type="float" office:value="63" calcext:value-type="float">
            <text:p>63</text:p>
          </table:table-cell>
          <table:table-cell table:formula="of:=IF([.A46]=&quot;forward&quot;;[.E45]+[.B46]*[.C46];[.E45])" office:value-type="float" office:value="2056" calcext:value-type="float">
            <text:p>205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47]=&quot;down&quot;;[.C46]+[.B47];IF([.A47]=&quot;up&quot;;[.C46]-[.B47];[.C46]))" office:value-type="float" office:value="53" calcext:value-type="float">
            <text:p>53</text:p>
          </table:table-cell>
          <table:table-cell table:formula="of:=IF([.A47]=&quot;forward&quot;;[.D46]+[.B47];IF([.A47]=&quot;backward&quot;;[.D46]-[.B47];[.D46]))" office:value-type="float" office:value="63" calcext:value-type="float">
            <text:p>63</text:p>
          </table:table-cell>
          <table:table-cell table:formula="of:=IF([.A47]=&quot;forward&quot;;[.E46]+[.B47]*[.C47];[.E46])" office:value-type="float" office:value="2056" calcext:value-type="float">
            <text:p>205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48]=&quot;down&quot;;[.C47]+[.B48];IF([.A48]=&quot;up&quot;;[.C47]-[.B48];[.C47]))" office:value-type="float" office:value="55" calcext:value-type="float">
            <text:p>55</text:p>
          </table:table-cell>
          <table:table-cell table:formula="of:=IF([.A48]=&quot;forward&quot;;[.D47]+[.B48];IF([.A48]=&quot;backward&quot;;[.D47]-[.B48];[.D47]))" office:value-type="float" office:value="63" calcext:value-type="float">
            <text:p>63</text:p>
          </table:table-cell>
          <table:table-cell table:formula="of:=IF([.A48]=&quot;forward&quot;;[.E47]+[.B48]*[.C48];[.E47])" office:value-type="float" office:value="2056" calcext:value-type="float">
            <text:p>205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49]=&quot;down&quot;;[.C48]+[.B49];IF([.A49]=&quot;up&quot;;[.C48]-[.B49];[.C48]))" office:value-type="float" office:value="48" calcext:value-type="float">
            <text:p>48</text:p>
          </table:table-cell>
          <table:table-cell table:formula="of:=IF([.A49]=&quot;forward&quot;;[.D48]+[.B49];IF([.A49]=&quot;backward&quot;;[.D48]-[.B49];[.D48]))" office:value-type="float" office:value="63" calcext:value-type="float">
            <text:p>63</text:p>
          </table:table-cell>
          <table:table-cell table:formula="of:=IF([.A49]=&quot;forward&quot;;[.E48]+[.B49]*[.C49];[.E48])" office:value-type="float" office:value="2056" calcext:value-type="float">
            <text:p>205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0]=&quot;down&quot;;[.C49]+[.B50];IF([.A50]=&quot;up&quot;;[.C49]-[.B50];[.C49]))" office:value-type="float" office:value="49" calcext:value-type="float">
            <text:p>49</text:p>
          </table:table-cell>
          <table:table-cell table:formula="of:=IF([.A50]=&quot;forward&quot;;[.D49]+[.B50];IF([.A50]=&quot;backward&quot;;[.D49]-[.B50];[.D49]))" office:value-type="float" office:value="63" calcext:value-type="float">
            <text:p>63</text:p>
          </table:table-cell>
          <table:table-cell table:formula="of:=IF([.A50]=&quot;forward&quot;;[.E49]+[.B50]*[.C50];[.E49])" office:value-type="float" office:value="2056" calcext:value-type="float">
            <text:p>205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51]=&quot;down&quot;;[.C50]+[.B51];IF([.A51]=&quot;up&quot;;[.C50]-[.B51];[.C50]))" office:value-type="float" office:value="49" calcext:value-type="float">
            <text:p>49</text:p>
          </table:table-cell>
          <table:table-cell table:formula="of:=IF([.A51]=&quot;forward&quot;;[.D50]+[.B51];IF([.A51]=&quot;backward&quot;;[.D50]-[.B51];[.D50]))" office:value-type="float" office:value="72" calcext:value-type="float">
            <text:p>72</text:p>
          </table:table-cell>
          <table:table-cell table:formula="of:=IF([.A51]=&quot;forward&quot;;[.E50]+[.B51]*[.C51];[.E50])" office:value-type="float" office:value="2497" calcext:value-type="float">
            <text:p>249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52]=&quot;down&quot;;[.C51]+[.B52];IF([.A52]=&quot;up&quot;;[.C51]-[.B52];[.C51]))" office:value-type="float" office:value="49" calcext:value-type="float">
            <text:p>49</text:p>
          </table:table-cell>
          <table:table-cell table:formula="of:=IF([.A52]=&quot;forward&quot;;[.D51]+[.B52];IF([.A52]=&quot;backward&quot;;[.D51]-[.B52];[.D51]))" office:value-type="float" office:value="81" calcext:value-type="float">
            <text:p>81</text:p>
          </table:table-cell>
          <table:table-cell table:formula="of:=IF([.A52]=&quot;forward&quot;;[.E51]+[.B52]*[.C52];[.E51])" office:value-type="float" office:value="2938" calcext:value-type="float">
            <text:p>293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53]=&quot;down&quot;;[.C52]+[.B53];IF([.A53]=&quot;up&quot;;[.C52]-[.B53];[.C52]))" office:value-type="float" office:value="43" calcext:value-type="float">
            <text:p>43</text:p>
          </table:table-cell>
          <table:table-cell table:formula="of:=IF([.A53]=&quot;forward&quot;;[.D52]+[.B53];IF([.A53]=&quot;backward&quot;;[.D52]-[.B53];[.D52]))" office:value-type="float" office:value="81" calcext:value-type="float">
            <text:p>81</text:p>
          </table:table-cell>
          <table:table-cell table:formula="of:=IF([.A53]=&quot;forward&quot;;[.E52]+[.B53]*[.C53];[.E52])" office:value-type="float" office:value="2938" calcext:value-type="float">
            <text:p>293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54]=&quot;down&quot;;[.C53]+[.B54];IF([.A54]=&quot;up&quot;;[.C53]-[.B54];[.C53]))" office:value-type="float" office:value="48" calcext:value-type="float">
            <text:p>48</text:p>
          </table:table-cell>
          <table:table-cell table:formula="of:=IF([.A54]=&quot;forward&quot;;[.D53]+[.B54];IF([.A54]=&quot;backward&quot;;[.D53]-[.B54];[.D53]))" office:value-type="float" office:value="81" calcext:value-type="float">
            <text:p>81</text:p>
          </table:table-cell>
          <table:table-cell table:formula="of:=IF([.A54]=&quot;forward&quot;;[.E53]+[.B54]*[.C54];[.E53])" office:value-type="float" office:value="2938" calcext:value-type="float">
            <text:p>293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55]=&quot;down&quot;;[.C54]+[.B55];IF([.A55]=&quot;up&quot;;[.C54]-[.B55];[.C54]))" office:value-type="float" office:value="47" calcext:value-type="float">
            <text:p>47</text:p>
          </table:table-cell>
          <table:table-cell table:formula="of:=IF([.A55]=&quot;forward&quot;;[.D54]+[.B55];IF([.A55]=&quot;backward&quot;;[.D54]-[.B55];[.D54]))" office:value-type="float" office:value="81" calcext:value-type="float">
            <text:p>81</text:p>
          </table:table-cell>
          <table:table-cell table:formula="of:=IF([.A55]=&quot;forward&quot;;[.E54]+[.B55]*[.C55];[.E54])" office:value-type="float" office:value="2938" calcext:value-type="float">
            <text:p>293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56]=&quot;down&quot;;[.C55]+[.B56];IF([.A56]=&quot;up&quot;;[.C55]-[.B56];[.C55]))" office:value-type="float" office:value="55" calcext:value-type="float">
            <text:p>55</text:p>
          </table:table-cell>
          <table:table-cell table:formula="of:=IF([.A56]=&quot;forward&quot;;[.D55]+[.B56];IF([.A56]=&quot;backward&quot;;[.D55]-[.B56];[.D55]))" office:value-type="float" office:value="81" calcext:value-type="float">
            <text:p>81</text:p>
          </table:table-cell>
          <table:table-cell table:formula="of:=IF([.A56]=&quot;forward&quot;;[.E55]+[.B56]*[.C56];[.E55])" office:value-type="float" office:value="2938" calcext:value-type="float">
            <text:p>293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57]=&quot;down&quot;;[.C56]+[.B57];IF([.A57]=&quot;up&quot;;[.C56]-[.B57];[.C56]))" office:value-type="float" office:value="54" calcext:value-type="float">
            <text:p>54</text:p>
          </table:table-cell>
          <table:table-cell table:formula="of:=IF([.A57]=&quot;forward&quot;;[.D56]+[.B57];IF([.A57]=&quot;backward&quot;;[.D56]-[.B57];[.D56]))" office:value-type="float" office:value="81" calcext:value-type="float">
            <text:p>81</text:p>
          </table:table-cell>
          <table:table-cell table:formula="of:=IF([.A57]=&quot;forward&quot;;[.E56]+[.B57]*[.C57];[.E56])" office:value-type="float" office:value="2938" calcext:value-type="float">
            <text:p>293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8]=&quot;down&quot;;[.C57]+[.B58];IF([.A58]=&quot;up&quot;;[.C57]-[.B58];[.C57]))" office:value-type="float" office:value="54" calcext:value-type="float">
            <text:p>54</text:p>
          </table:table-cell>
          <table:table-cell table:formula="of:=IF([.A58]=&quot;forward&quot;;[.D57]+[.B58];IF([.A58]=&quot;backward&quot;;[.D57]-[.B58];[.D57]))" office:value-type="float" office:value="83" calcext:value-type="float">
            <text:p>83</text:p>
          </table:table-cell>
          <table:table-cell table:formula="of:=IF([.A58]=&quot;forward&quot;;[.E57]+[.B58]*[.C58];[.E57])" office:value-type="float" office:value="3046" calcext:value-type="float">
            <text:p>304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59]=&quot;down&quot;;[.C58]+[.B59];IF([.A59]=&quot;up&quot;;[.C58]-[.B59];[.C58]))" office:value-type="float" office:value="58" calcext:value-type="float">
            <text:p>58</text:p>
          </table:table-cell>
          <table:table-cell table:formula="of:=IF([.A59]=&quot;forward&quot;;[.D58]+[.B59];IF([.A59]=&quot;backward&quot;;[.D58]-[.B59];[.D58]))" office:value-type="float" office:value="83" calcext:value-type="float">
            <text:p>83</text:p>
          </table:table-cell>
          <table:table-cell table:formula="of:=IF([.A59]=&quot;forward&quot;;[.E58]+[.B59]*[.C59];[.E58])" office:value-type="float" office:value="3046" calcext:value-type="float">
            <text:p>304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60]=&quot;down&quot;;[.C59]+[.B60];IF([.A60]=&quot;up&quot;;[.C59]-[.B60];[.C59]))" office:value-type="float" office:value="63" calcext:value-type="float">
            <text:p>63</text:p>
          </table:table-cell>
          <table:table-cell table:formula="of:=IF([.A60]=&quot;forward&quot;;[.D59]+[.B60];IF([.A60]=&quot;backward&quot;;[.D59]-[.B60];[.D59]))" office:value-type="float" office:value="83" calcext:value-type="float">
            <text:p>83</text:p>
          </table:table-cell>
          <table:table-cell table:formula="of:=IF([.A60]=&quot;forward&quot;;[.E59]+[.B60]*[.C60];[.E59])" office:value-type="float" office:value="3046" calcext:value-type="float">
            <text:p>304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1]=&quot;down&quot;;[.C60]+[.B61];IF([.A61]=&quot;up&quot;;[.C60]-[.B61];[.C60]))" office:value-type="float" office:value="65" calcext:value-type="float">
            <text:p>65</text:p>
          </table:table-cell>
          <table:table-cell table:formula="of:=IF([.A61]=&quot;forward&quot;;[.D60]+[.B61];IF([.A61]=&quot;backward&quot;;[.D60]-[.B61];[.D60]))" office:value-type="float" office:value="83" calcext:value-type="float">
            <text:p>83</text:p>
          </table:table-cell>
          <table:table-cell table:formula="of:=IF([.A61]=&quot;forward&quot;;[.E60]+[.B61]*[.C61];[.E60])" office:value-type="float" office:value="3046" calcext:value-type="float">
            <text:p>304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62]=&quot;down&quot;;[.C61]+[.B62];IF([.A62]=&quot;up&quot;;[.C61]-[.B62];[.C61]))" office:value-type="float" office:value="58" calcext:value-type="float">
            <text:p>58</text:p>
          </table:table-cell>
          <table:table-cell table:formula="of:=IF([.A62]=&quot;forward&quot;;[.D61]+[.B62];IF([.A62]=&quot;backward&quot;;[.D61]-[.B62];[.D61]))" office:value-type="float" office:value="83" calcext:value-type="float">
            <text:p>83</text:p>
          </table:table-cell>
          <table:table-cell table:formula="of:=IF([.A62]=&quot;forward&quot;;[.E61]+[.B62]*[.C62];[.E61])" office:value-type="float" office:value="3046" calcext:value-type="float">
            <text:p>304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3]=&quot;down&quot;;[.C62]+[.B63];IF([.A63]=&quot;up&quot;;[.C62]-[.B63];[.C62]))" office:value-type="float" office:value="58" calcext:value-type="float">
            <text:p>58</text:p>
          </table:table-cell>
          <table:table-cell table:formula="of:=IF([.A63]=&quot;forward&quot;;[.D62]+[.B63];IF([.A63]=&quot;backward&quot;;[.D62]-[.B63];[.D62]))" office:value-type="float" office:value="92" calcext:value-type="float">
            <text:p>92</text:p>
          </table:table-cell>
          <table:table-cell table:formula="of:=IF([.A63]=&quot;forward&quot;;[.E62]+[.B63]*[.C63];[.E62])" office:value-type="float" office:value="3568" calcext:value-type="float">
            <text:p>356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64]=&quot;down&quot;;[.C63]+[.B64];IF([.A64]=&quot;up&quot;;[.C63]-[.B64];[.C63]))" office:value-type="float" office:value="50" calcext:value-type="float">
            <text:p>50</text:p>
          </table:table-cell>
          <table:table-cell table:formula="of:=IF([.A64]=&quot;forward&quot;;[.D63]+[.B64];IF([.A64]=&quot;backward&quot;;[.D63]-[.B64];[.D63]))" office:value-type="float" office:value="92" calcext:value-type="float">
            <text:p>92</text:p>
          </table:table-cell>
          <table:table-cell table:formula="of:=IF([.A64]=&quot;forward&quot;;[.E63]+[.B64]*[.C64];[.E63])" office:value-type="float" office:value="3568" calcext:value-type="float">
            <text:p>356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65]=&quot;down&quot;;[.C64]+[.B65];IF([.A65]=&quot;up&quot;;[.C64]-[.B65];[.C64]))" office:value-type="float" office:value="53" calcext:value-type="float">
            <text:p>53</text:p>
          </table:table-cell>
          <table:table-cell table:formula="of:=IF([.A65]=&quot;forward&quot;;[.D64]+[.B65];IF([.A65]=&quot;backward&quot;;[.D64]-[.B65];[.D64]))" office:value-type="float" office:value="92" calcext:value-type="float">
            <text:p>92</text:p>
          </table:table-cell>
          <table:table-cell table:formula="of:=IF([.A65]=&quot;forward&quot;;[.E64]+[.B65]*[.C65];[.E64])" office:value-type="float" office:value="3568" calcext:value-type="float">
            <text:p>356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66]=&quot;down&quot;;[.C65]+[.B66];IF([.A66]=&quot;up&quot;;[.C65]-[.B66];[.C65]))" office:value-type="float" office:value="47" calcext:value-type="float">
            <text:p>47</text:p>
          </table:table-cell>
          <table:table-cell table:formula="of:=IF([.A66]=&quot;forward&quot;;[.D65]+[.B66];IF([.A66]=&quot;backward&quot;;[.D65]-[.B66];[.D65]))" office:value-type="float" office:value="92" calcext:value-type="float">
            <text:p>92</text:p>
          </table:table-cell>
          <table:table-cell table:formula="of:=IF([.A66]=&quot;forward&quot;;[.E65]+[.B66]*[.C66];[.E65])" office:value-type="float" office:value="3568" calcext:value-type="float">
            <text:p>356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7]=&quot;down&quot;;[.C66]+[.B67];IF([.A67]=&quot;up&quot;;[.C66]-[.B67];[.C66]))" office:value-type="float" office:value="49" calcext:value-type="float">
            <text:p>49</text:p>
          </table:table-cell>
          <table:table-cell table:formula="of:=IF([.A67]=&quot;forward&quot;;[.D66]+[.B67];IF([.A67]=&quot;backward&quot;;[.D66]-[.B67];[.D66]))" office:value-type="float" office:value="92" calcext:value-type="float">
            <text:p>92</text:p>
          </table:table-cell>
          <table:table-cell table:formula="of:=IF([.A67]=&quot;forward&quot;;[.E66]+[.B67]*[.C67];[.E66])" office:value-type="float" office:value="3568" calcext:value-type="float">
            <text:p>356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68]=&quot;down&quot;;[.C67]+[.B68];IF([.A68]=&quot;up&quot;;[.C67]-[.B68];[.C67]))" office:value-type="float" office:value="47" calcext:value-type="float">
            <text:p>47</text:p>
          </table:table-cell>
          <table:table-cell table:formula="of:=IF([.A68]=&quot;forward&quot;;[.D67]+[.B68];IF([.A68]=&quot;backward&quot;;[.D67]-[.B68];[.D67]))" office:value-type="float" office:value="92" calcext:value-type="float">
            <text:p>92</text:p>
          </table:table-cell>
          <table:table-cell table:formula="of:=IF([.A68]=&quot;forward&quot;;[.E67]+[.B68]*[.C68];[.E67])" office:value-type="float" office:value="3568" calcext:value-type="float">
            <text:p>356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69]=&quot;down&quot;;[.C68]+[.B69];IF([.A69]=&quot;up&quot;;[.C68]-[.B69];[.C68]))" office:value-type="float" office:value="47" calcext:value-type="float">
            <text:p>47</text:p>
          </table:table-cell>
          <table:table-cell table:formula="of:=IF([.A69]=&quot;forward&quot;;[.D68]+[.B69];IF([.A69]=&quot;backward&quot;;[.D68]-[.B69];[.D68]))" office:value-type="float" office:value="95" calcext:value-type="float">
            <text:p>95</text:p>
          </table:table-cell>
          <table:table-cell table:formula="of:=IF([.A69]=&quot;forward&quot;;[.E68]+[.B69]*[.C69];[.E68])" office:value-type="float" office:value="3709" calcext:value-type="float">
            <text:p>3709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70]=&quot;down&quot;;[.C69]+[.B70];IF([.A70]=&quot;up&quot;;[.C69]-[.B70];[.C69]))" office:value-type="float" office:value="46" calcext:value-type="float">
            <text:p>46</text:p>
          </table:table-cell>
          <table:table-cell table:formula="of:=IF([.A70]=&quot;forward&quot;;[.D69]+[.B70];IF([.A70]=&quot;backward&quot;;[.D69]-[.B70];[.D69]))" office:value-type="float" office:value="95" calcext:value-type="float">
            <text:p>95</text:p>
          </table:table-cell>
          <table:table-cell table:formula="of:=IF([.A70]=&quot;forward&quot;;[.E69]+[.B70]*[.C70];[.E69])" office:value-type="float" office:value="3709" calcext:value-type="float">
            <text:p>3709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71]=&quot;down&quot;;[.C70]+[.B71];IF([.A71]=&quot;up&quot;;[.C70]-[.B71];[.C70]))" office:value-type="float" office:value="45" calcext:value-type="float">
            <text:p>45</text:p>
          </table:table-cell>
          <table:table-cell table:formula="of:=IF([.A71]=&quot;forward&quot;;[.D70]+[.B71];IF([.A71]=&quot;backward&quot;;[.D70]-[.B71];[.D70]))" office:value-type="float" office:value="95" calcext:value-type="float">
            <text:p>95</text:p>
          </table:table-cell>
          <table:table-cell table:formula="of:=IF([.A71]=&quot;forward&quot;;[.E70]+[.B71]*[.C71];[.E70])" office:value-type="float" office:value="3709" calcext:value-type="float">
            <text:p>370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72]=&quot;down&quot;;[.C71]+[.B72];IF([.A72]=&quot;up&quot;;[.C71]-[.B72];[.C71]))" office:value-type="float" office:value="45" calcext:value-type="float">
            <text:p>45</text:p>
          </table:table-cell>
          <table:table-cell table:formula="of:=IF([.A72]=&quot;forward&quot;;[.D71]+[.B72];IF([.A72]=&quot;backward&quot;;[.D71]-[.B72];[.D71]))" office:value-type="float" office:value="104" calcext:value-type="float">
            <text:p>104</text:p>
          </table:table-cell>
          <table:table-cell table:formula="of:=IF([.A72]=&quot;forward&quot;;[.E71]+[.B72]*[.C72];[.E71])" office:value-type="float" office:value="4114" calcext:value-type="float">
            <text:p>411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3]=&quot;down&quot;;[.C72]+[.B73];IF([.A73]=&quot;up&quot;;[.C72]-[.B73];[.C72]))" office:value-type="float" office:value="48" calcext:value-type="float">
            <text:p>48</text:p>
          </table:table-cell>
          <table:table-cell table:formula="of:=IF([.A73]=&quot;forward&quot;;[.D72]+[.B73];IF([.A73]=&quot;backward&quot;;[.D72]-[.B73];[.D72]))" office:value-type="float" office:value="104" calcext:value-type="float">
            <text:p>104</text:p>
          </table:table-cell>
          <table:table-cell table:formula="of:=IF([.A73]=&quot;forward&quot;;[.E72]+[.B73]*[.C73];[.E72])" office:value-type="float" office:value="4114" calcext:value-type="float">
            <text:p>411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74]=&quot;down&quot;;[.C73]+[.B74];IF([.A74]=&quot;up&quot;;[.C73]-[.B74];[.C73]))" office:value-type="float" office:value="53" calcext:value-type="float">
            <text:p>53</text:p>
          </table:table-cell>
          <table:table-cell table:formula="of:=IF([.A74]=&quot;forward&quot;;[.D73]+[.B74];IF([.A74]=&quot;backward&quot;;[.D73]-[.B74];[.D73]))" office:value-type="float" office:value="104" calcext:value-type="float">
            <text:p>104</text:p>
          </table:table-cell>
          <table:table-cell table:formula="of:=IF([.A74]=&quot;forward&quot;;[.E73]+[.B74]*[.C74];[.E73])" office:value-type="float" office:value="4114" calcext:value-type="float">
            <text:p>411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75]=&quot;down&quot;;[.C74]+[.B75];IF([.A75]=&quot;up&quot;;[.C74]-[.B75];[.C74]))" office:value-type="float" office:value="46" calcext:value-type="float">
            <text:p>46</text:p>
          </table:table-cell>
          <table:table-cell table:formula="of:=IF([.A75]=&quot;forward&quot;;[.D74]+[.B75];IF([.A75]=&quot;backward&quot;;[.D74]-[.B75];[.D74]))" office:value-type="float" office:value="104" calcext:value-type="float">
            <text:p>104</text:p>
          </table:table-cell>
          <table:table-cell table:formula="of:=IF([.A75]=&quot;forward&quot;;[.E74]+[.B75]*[.C75];[.E74])" office:value-type="float" office:value="4114" calcext:value-type="float">
            <text:p>411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6]=&quot;down&quot;;[.C75]+[.B76];IF([.A76]=&quot;up&quot;;[.C75]-[.B76];[.C75]))" office:value-type="float" office:value="47" calcext:value-type="float">
            <text:p>47</text:p>
          </table:table-cell>
          <table:table-cell table:formula="of:=IF([.A76]=&quot;forward&quot;;[.D75]+[.B76];IF([.A76]=&quot;backward&quot;;[.D75]-[.B76];[.D75]))" office:value-type="float" office:value="104" calcext:value-type="float">
            <text:p>104</text:p>
          </table:table-cell>
          <table:table-cell table:formula="of:=IF([.A76]=&quot;forward&quot;;[.E75]+[.B76]*[.C76];[.E75])" office:value-type="float" office:value="4114" calcext:value-type="float">
            <text:p>411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77]=&quot;down&quot;;[.C76]+[.B77];IF([.A77]=&quot;up&quot;;[.C76]-[.B77];[.C76]))" office:value-type="float" office:value="42" calcext:value-type="float">
            <text:p>42</text:p>
          </table:table-cell>
          <table:table-cell table:formula="of:=IF([.A77]=&quot;forward&quot;;[.D76]+[.B77];IF([.A77]=&quot;backward&quot;;[.D76]-[.B77];[.D76]))" office:value-type="float" office:value="104" calcext:value-type="float">
            <text:p>104</text:p>
          </table:table-cell>
          <table:table-cell table:formula="of:=IF([.A77]=&quot;forward&quot;;[.E76]+[.B77]*[.C77];[.E76])" office:value-type="float" office:value="4114" calcext:value-type="float">
            <text:p>411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78]=&quot;down&quot;;[.C77]+[.B78];IF([.A78]=&quot;up&quot;;[.C77]-[.B78];[.C77]))" office:value-type="float" office:value="37" calcext:value-type="float">
            <text:p>37</text:p>
          </table:table-cell>
          <table:table-cell table:formula="of:=IF([.A78]=&quot;forward&quot;;[.D77]+[.B78];IF([.A78]=&quot;backward&quot;;[.D77]-[.B78];[.D77]))" office:value-type="float" office:value="104" calcext:value-type="float">
            <text:p>104</text:p>
          </table:table-cell>
          <table:table-cell table:formula="of:=IF([.A78]=&quot;forward&quot;;[.E77]+[.B78]*[.C78];[.E77])" office:value-type="float" office:value="4114" calcext:value-type="float">
            <text:p>411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79]=&quot;down&quot;;[.C78]+[.B79];IF([.A79]=&quot;up&quot;;[.C78]-[.B79];[.C78]))" office:value-type="float" office:value="30" calcext:value-type="float">
            <text:p>30</text:p>
          </table:table-cell>
          <table:table-cell table:formula="of:=IF([.A79]=&quot;forward&quot;;[.D78]+[.B79];IF([.A79]=&quot;backward&quot;;[.D78]-[.B79];[.D78]))" office:value-type="float" office:value="104" calcext:value-type="float">
            <text:p>104</text:p>
          </table:table-cell>
          <table:table-cell table:formula="of:=IF([.A79]=&quot;forward&quot;;[.E78]+[.B79]*[.C79];[.E78])" office:value-type="float" office:value="4114" calcext:value-type="float">
            <text:p>411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0]=&quot;down&quot;;[.C79]+[.B80];IF([.A80]=&quot;up&quot;;[.C79]-[.B80];[.C79]))" office:value-type="float" office:value="39" calcext:value-type="float">
            <text:p>39</text:p>
          </table:table-cell>
          <table:table-cell table:formula="of:=IF([.A80]=&quot;forward&quot;;[.D79]+[.B80];IF([.A80]=&quot;backward&quot;;[.D79]-[.B80];[.D79]))" office:value-type="float" office:value="104" calcext:value-type="float">
            <text:p>104</text:p>
          </table:table-cell>
          <table:table-cell table:formula="of:=IF([.A80]=&quot;forward&quot;;[.E79]+[.B80]*[.C80];[.E79])" office:value-type="float" office:value="4114" calcext:value-type="float">
            <text:p>411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81]=&quot;down&quot;;[.C80]+[.B81];IF([.A81]=&quot;up&quot;;[.C80]-[.B81];[.C80]))" office:value-type="float" office:value="42" calcext:value-type="float">
            <text:p>42</text:p>
          </table:table-cell>
          <table:table-cell table:formula="of:=IF([.A81]=&quot;forward&quot;;[.D80]+[.B81];IF([.A81]=&quot;backward&quot;;[.D80]-[.B81];[.D80]))" office:value-type="float" office:value="104" calcext:value-type="float">
            <text:p>104</text:p>
          </table:table-cell>
          <table:table-cell table:formula="of:=IF([.A81]=&quot;forward&quot;;[.E80]+[.B81]*[.C81];[.E80])" office:value-type="float" office:value="4114" calcext:value-type="float">
            <text:p>411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82]=&quot;down&quot;;[.C81]+[.B82];IF([.A82]=&quot;up&quot;;[.C81]-[.B82];[.C81]))" office:value-type="float" office:value="39" calcext:value-type="float">
            <text:p>39</text:p>
          </table:table-cell>
          <table:table-cell table:formula="of:=IF([.A82]=&quot;forward&quot;;[.D81]+[.B82];IF([.A82]=&quot;backward&quot;;[.D81]-[.B82];[.D81]))" office:value-type="float" office:value="104" calcext:value-type="float">
            <text:p>104</text:p>
          </table:table-cell>
          <table:table-cell table:formula="of:=IF([.A82]=&quot;forward&quot;;[.E81]+[.B82]*[.C82];[.E81])" office:value-type="float" office:value="4114" calcext:value-type="float">
            <text:p>411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3]=&quot;down&quot;;[.C82]+[.B83];IF([.A83]=&quot;up&quot;;[.C82]-[.B83];[.C82]))" office:value-type="float" office:value="39" calcext:value-type="float">
            <text:p>39</text:p>
          </table:table-cell>
          <table:table-cell table:formula="of:=IF([.A83]=&quot;forward&quot;;[.D82]+[.B83];IF([.A83]=&quot;backward&quot;;[.D82]-[.B83];[.D82]))" office:value-type="float" office:value="113" calcext:value-type="float">
            <text:p>113</text:p>
          </table:table-cell>
          <table:table-cell table:formula="of:=IF([.A83]=&quot;forward&quot;;[.E82]+[.B83]*[.C83];[.E82])" office:value-type="float" office:value="4465" calcext:value-type="float">
            <text:p>446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4]=&quot;down&quot;;[.C83]+[.B84];IF([.A84]=&quot;up&quot;;[.C83]-[.B84];[.C83]))" office:value-type="float" office:value="39" calcext:value-type="float">
            <text:p>39</text:p>
          </table:table-cell>
          <table:table-cell table:formula="of:=IF([.A84]=&quot;forward&quot;;[.D83]+[.B84];IF([.A84]=&quot;backward&quot;;[.D83]-[.B84];[.D83]))" office:value-type="float" office:value="120" calcext:value-type="float">
            <text:p>120</text:p>
          </table:table-cell>
          <table:table-cell table:formula="of:=IF([.A84]=&quot;forward&quot;;[.E83]+[.B84]*[.C84];[.E83])" office:value-type="float" office:value="4738" calcext:value-type="float">
            <text:p>473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85]=&quot;down&quot;;[.C84]+[.B85];IF([.A85]=&quot;up&quot;;[.C84]-[.B85];[.C84]))" office:value-type="float" office:value="30" calcext:value-type="float">
            <text:p>30</text:p>
          </table:table-cell>
          <table:table-cell table:formula="of:=IF([.A85]=&quot;forward&quot;;[.D84]+[.B85];IF([.A85]=&quot;backward&quot;;[.D84]-[.B85];[.D84]))" office:value-type="float" office:value="120" calcext:value-type="float">
            <text:p>120</text:p>
          </table:table-cell>
          <table:table-cell table:formula="of:=IF([.A85]=&quot;forward&quot;;[.E84]+[.B85]*[.C85];[.E84])" office:value-type="float" office:value="4738" calcext:value-type="float">
            <text:p>473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86]=&quot;down&quot;;[.C85]+[.B86];IF([.A86]=&quot;up&quot;;[.C85]-[.B86];[.C85]))" office:value-type="float" office:value="33" calcext:value-type="float">
            <text:p>33</text:p>
          </table:table-cell>
          <table:table-cell table:formula="of:=IF([.A86]=&quot;forward&quot;;[.D85]+[.B86];IF([.A86]=&quot;backward&quot;;[.D85]-[.B86];[.D85]))" office:value-type="float" office:value="120" calcext:value-type="float">
            <text:p>120</text:p>
          </table:table-cell>
          <table:table-cell table:formula="of:=IF([.A86]=&quot;forward&quot;;[.E85]+[.B86]*[.C86];[.E85])" office:value-type="float" office:value="4738" calcext:value-type="float">
            <text:p>473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87]=&quot;down&quot;;[.C86]+[.B87];IF([.A87]=&quot;up&quot;;[.C86]-[.B87];[.C86]))" office:value-type="float" office:value="35" calcext:value-type="float">
            <text:p>35</text:p>
          </table:table-cell>
          <table:table-cell table:formula="of:=IF([.A87]=&quot;forward&quot;;[.D86]+[.B87];IF([.A87]=&quot;backward&quot;;[.D86]-[.B87];[.D86]))" office:value-type="float" office:value="120" calcext:value-type="float">
            <text:p>120</text:p>
          </table:table-cell>
          <table:table-cell table:formula="of:=IF([.A87]=&quot;forward&quot;;[.E86]+[.B87]*[.C87];[.E86])" office:value-type="float" office:value="4738" calcext:value-type="float">
            <text:p>473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88]=&quot;down&quot;;[.C87]+[.B88];IF([.A88]=&quot;up&quot;;[.C87]-[.B88];[.C87]))" office:value-type="float" office:value="27" calcext:value-type="float">
            <text:p>27</text:p>
          </table:table-cell>
          <table:table-cell table:formula="of:=IF([.A88]=&quot;forward&quot;;[.D87]+[.B88];IF([.A88]=&quot;backward&quot;;[.D87]-[.B88];[.D87]))" office:value-type="float" office:value="120" calcext:value-type="float">
            <text:p>120</text:p>
          </table:table-cell>
          <table:table-cell table:formula="of:=IF([.A88]=&quot;forward&quot;;[.E87]+[.B88]*[.C88];[.E87])" office:value-type="float" office:value="4738" calcext:value-type="float">
            <text:p>473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89]=&quot;down&quot;;[.C88]+[.B89];IF([.A89]=&quot;up&quot;;[.C88]-[.B89];[.C88]))" office:value-type="float" office:value="27" calcext:value-type="float">
            <text:p>27</text:p>
          </table:table-cell>
          <table:table-cell table:formula="of:=IF([.A89]=&quot;forward&quot;;[.D88]+[.B89];IF([.A89]=&quot;backward&quot;;[.D88]-[.B89];[.D88]))" office:value-type="float" office:value="125" calcext:value-type="float">
            <text:p>125</text:p>
          </table:table-cell>
          <table:table-cell table:formula="of:=IF([.A89]=&quot;forward&quot;;[.E88]+[.B89]*[.C89];[.E88])" office:value-type="float" office:value="4873" calcext:value-type="float">
            <text:p>487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0]=&quot;down&quot;;[.C89]+[.B90];IF([.A90]=&quot;up&quot;;[.C89]-[.B90];[.C89]))" office:value-type="float" office:value="27" calcext:value-type="float">
            <text:p>27</text:p>
          </table:table-cell>
          <table:table-cell table:formula="of:=IF([.A90]=&quot;forward&quot;;[.D89]+[.B90];IF([.A90]=&quot;backward&quot;;[.D89]-[.B90];[.D89]))" office:value-type="float" office:value="134" calcext:value-type="float">
            <text:p>134</text:p>
          </table:table-cell>
          <table:table-cell table:formula="of:=IF([.A90]=&quot;forward&quot;;[.E89]+[.B90]*[.C90];[.E89])" office:value-type="float" office:value="5116" calcext:value-type="float">
            <text:p>511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91]=&quot;down&quot;;[.C90]+[.B91];IF([.A91]=&quot;up&quot;;[.C90]-[.B91];[.C90]))" office:value-type="float" office:value="32" calcext:value-type="float">
            <text:p>32</text:p>
          </table:table-cell>
          <table:table-cell table:formula="of:=IF([.A91]=&quot;forward&quot;;[.D90]+[.B91];IF([.A91]=&quot;backward&quot;;[.D90]-[.B91];[.D90]))" office:value-type="float" office:value="134" calcext:value-type="float">
            <text:p>134</text:p>
          </table:table-cell>
          <table:table-cell table:formula="of:=IF([.A91]=&quot;forward&quot;;[.E90]+[.B91]*[.C91];[.E90])" office:value-type="float" office:value="5116" calcext:value-type="float">
            <text:p>511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92]=&quot;down&quot;;[.C91]+[.B92];IF([.A92]=&quot;up&quot;;[.C91]-[.B92];[.C91]))" office:value-type="float" office:value="34" calcext:value-type="float">
            <text:p>34</text:p>
          </table:table-cell>
          <table:table-cell table:formula="of:=IF([.A92]=&quot;forward&quot;;[.D91]+[.B92];IF([.A92]=&quot;backward&quot;;[.D91]-[.B92];[.D91]))" office:value-type="float" office:value="134" calcext:value-type="float">
            <text:p>134</text:p>
          </table:table-cell>
          <table:table-cell table:formula="of:=IF([.A92]=&quot;forward&quot;;[.E91]+[.B92]*[.C92];[.E91])" office:value-type="float" office:value="5116" calcext:value-type="float">
            <text:p>511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93]=&quot;down&quot;;[.C92]+[.B93];IF([.A93]=&quot;up&quot;;[.C92]-[.B93];[.C92]))" office:value-type="float" office:value="43" calcext:value-type="float">
            <text:p>43</text:p>
          </table:table-cell>
          <table:table-cell table:formula="of:=IF([.A93]=&quot;forward&quot;;[.D92]+[.B93];IF([.A93]=&quot;backward&quot;;[.D92]-[.B93];[.D92]))" office:value-type="float" office:value="134" calcext:value-type="float">
            <text:p>134</text:p>
          </table:table-cell>
          <table:table-cell table:formula="of:=IF([.A93]=&quot;forward&quot;;[.E92]+[.B93]*[.C93];[.E92])" office:value-type="float" office:value="5116" calcext:value-type="float">
            <text:p>511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4]=&quot;down&quot;;[.C93]+[.B94];IF([.A94]=&quot;up&quot;;[.C93]-[.B94];[.C93]))" office:value-type="float" office:value="49" calcext:value-type="float">
            <text:p>49</text:p>
          </table:table-cell>
          <table:table-cell table:formula="of:=IF([.A94]=&quot;forward&quot;;[.D93]+[.B94];IF([.A94]=&quot;backward&quot;;[.D93]-[.B94];[.D93]))" office:value-type="float" office:value="134" calcext:value-type="float">
            <text:p>134</text:p>
          </table:table-cell>
          <table:table-cell table:formula="of:=IF([.A94]=&quot;forward&quot;;[.E93]+[.B94]*[.C94];[.E93])" office:value-type="float" office:value="5116" calcext:value-type="float">
            <text:p>511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5]=&quot;down&quot;;[.C94]+[.B95];IF([.A95]=&quot;up&quot;;[.C94]-[.B95];[.C94]))" office:value-type="float" office:value="55" calcext:value-type="float">
            <text:p>55</text:p>
          </table:table-cell>
          <table:table-cell table:formula="of:=IF([.A95]=&quot;forward&quot;;[.D94]+[.B95];IF([.A95]=&quot;backward&quot;;[.D94]-[.B95];[.D94]))" office:value-type="float" office:value="134" calcext:value-type="float">
            <text:p>134</text:p>
          </table:table-cell>
          <table:table-cell table:formula="of:=IF([.A95]=&quot;forward&quot;;[.E94]+[.B95]*[.C95];[.E94])" office:value-type="float" office:value="5116" calcext:value-type="float">
            <text:p>511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96]=&quot;down&quot;;[.C95]+[.B96];IF([.A96]=&quot;up&quot;;[.C95]-[.B96];[.C95]))" office:value-type="float" office:value="52" calcext:value-type="float">
            <text:p>52</text:p>
          </table:table-cell>
          <table:table-cell table:formula="of:=IF([.A96]=&quot;forward&quot;;[.D95]+[.B96];IF([.A96]=&quot;backward&quot;;[.D95]-[.B96];[.D95]))" office:value-type="float" office:value="134" calcext:value-type="float">
            <text:p>134</text:p>
          </table:table-cell>
          <table:table-cell table:formula="of:=IF([.A96]=&quot;forward&quot;;[.E95]+[.B96]*[.C96];[.E95])" office:value-type="float" office:value="5116" calcext:value-type="float">
            <text:p>511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97]=&quot;down&quot;;[.C96]+[.B97];IF([.A97]=&quot;up&quot;;[.C96]-[.B97];[.C96]))" office:value-type="float" office:value="52" calcext:value-type="float">
            <text:p>52</text:p>
          </table:table-cell>
          <table:table-cell table:formula="of:=IF([.A97]=&quot;forward&quot;;[.D96]+[.B97];IF([.A97]=&quot;backward&quot;;[.D96]-[.B97];[.D96]))" office:value-type="float" office:value="137" calcext:value-type="float">
            <text:p>137</text:p>
          </table:table-cell>
          <table:table-cell table:formula="of:=IF([.A97]=&quot;forward&quot;;[.E96]+[.B97]*[.C97];[.E96])" office:value-type="float" office:value="5272" calcext:value-type="float">
            <text:p>527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98]=&quot;down&quot;;[.C97]+[.B98];IF([.A98]=&quot;up&quot;;[.C97]-[.B98];[.C97]))" office:value-type="float" office:value="46" calcext:value-type="float">
            <text:p>46</text:p>
          </table:table-cell>
          <table:table-cell table:formula="of:=IF([.A98]=&quot;forward&quot;;[.D97]+[.B98];IF([.A98]=&quot;backward&quot;;[.D97]-[.B98];[.D97]))" office:value-type="float" office:value="137" calcext:value-type="float">
            <text:p>137</text:p>
          </table:table-cell>
          <table:table-cell table:formula="of:=IF([.A98]=&quot;forward&quot;;[.E97]+[.B98]*[.C98];[.E97])" office:value-type="float" office:value="5272" calcext:value-type="float">
            <text:p>527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9]=&quot;down&quot;;[.C98]+[.B99];IF([.A99]=&quot;up&quot;;[.C98]-[.B99];[.C98]))" office:value-type="float" office:value="46" calcext:value-type="float">
            <text:p>46</text:p>
          </table:table-cell>
          <table:table-cell table:formula="of:=IF([.A99]=&quot;forward&quot;;[.D98]+[.B99];IF([.A99]=&quot;backward&quot;;[.D98]-[.B99];[.D98]))" office:value-type="float" office:value="146" calcext:value-type="float">
            <text:p>146</text:p>
          </table:table-cell>
          <table:table-cell table:formula="of:=IF([.A99]=&quot;forward&quot;;[.E98]+[.B99]*[.C99];[.E98])" office:value-type="float" office:value="5686" calcext:value-type="float">
            <text:p>568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00]=&quot;down&quot;;[.C99]+[.B100];IF([.A100]=&quot;up&quot;;[.C99]-[.B100];[.C99]))" office:value-type="float" office:value="49" calcext:value-type="float">
            <text:p>49</text:p>
          </table:table-cell>
          <table:table-cell table:formula="of:=IF([.A100]=&quot;forward&quot;;[.D99]+[.B100];IF([.A100]=&quot;backward&quot;;[.D99]-[.B100];[.D99]))" office:value-type="float" office:value="146" calcext:value-type="float">
            <text:p>146</text:p>
          </table:table-cell>
          <table:table-cell table:formula="of:=IF([.A100]=&quot;forward&quot;;[.E99]+[.B100]*[.C100];[.E99])" office:value-type="float" office:value="5686" calcext:value-type="float">
            <text:p>568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01]=&quot;down&quot;;[.C100]+[.B101];IF([.A101]=&quot;up&quot;;[.C100]-[.B101];[.C100]))" office:value-type="float" office:value="51" calcext:value-type="float">
            <text:p>51</text:p>
          </table:table-cell>
          <table:table-cell table:formula="of:=IF([.A101]=&quot;forward&quot;;[.D100]+[.B101];IF([.A101]=&quot;backward&quot;;[.D100]-[.B101];[.D100]))" office:value-type="float" office:value="146" calcext:value-type="float">
            <text:p>146</text:p>
          </table:table-cell>
          <table:table-cell table:formula="of:=IF([.A101]=&quot;forward&quot;;[.E100]+[.B101]*[.C101];[.E100])" office:value-type="float" office:value="5686" calcext:value-type="float">
            <text:p>568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02]=&quot;down&quot;;[.C101]+[.B102];IF([.A102]=&quot;up&quot;;[.C101]-[.B102];[.C101]))" office:value-type="float" office:value="51" calcext:value-type="float">
            <text:p>51</text:p>
          </table:table-cell>
          <table:table-cell table:formula="of:=IF([.A102]=&quot;forward&quot;;[.D101]+[.B102];IF([.A102]=&quot;backward&quot;;[.D101]-[.B102];[.D101]))" office:value-type="float" office:value="152" calcext:value-type="float">
            <text:p>152</text:p>
          </table:table-cell>
          <table:table-cell table:formula="of:=IF([.A102]=&quot;forward&quot;;[.E101]+[.B102]*[.C102];[.E101])" office:value-type="float" office:value="5992" calcext:value-type="float">
            <text:p>599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103]=&quot;down&quot;;[.C102]+[.B103];IF([.A103]=&quot;up&quot;;[.C102]-[.B103];[.C102]))" office:value-type="float" office:value="58" calcext:value-type="float">
            <text:p>58</text:p>
          </table:table-cell>
          <table:table-cell table:formula="of:=IF([.A103]=&quot;forward&quot;;[.D102]+[.B103];IF([.A103]=&quot;backward&quot;;[.D102]-[.B103];[.D102]))" office:value-type="float" office:value="152" calcext:value-type="float">
            <text:p>152</text:p>
          </table:table-cell>
          <table:table-cell table:formula="of:=IF([.A103]=&quot;forward&quot;;[.E102]+[.B103]*[.C103];[.E102])" office:value-type="float" office:value="5992" calcext:value-type="float">
            <text:p>599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04]=&quot;down&quot;;[.C103]+[.B104];IF([.A104]=&quot;up&quot;;[.C103]-[.B104];[.C103]))" office:value-type="float" office:value="60" calcext:value-type="float">
            <text:p>60</text:p>
          </table:table-cell>
          <table:table-cell table:formula="of:=IF([.A104]=&quot;forward&quot;;[.D103]+[.B104];IF([.A104]=&quot;backward&quot;;[.D103]-[.B104];[.D103]))" office:value-type="float" office:value="152" calcext:value-type="float">
            <text:p>152</text:p>
          </table:table-cell>
          <table:table-cell table:formula="of:=IF([.A104]=&quot;forward&quot;;[.E103]+[.B104]*[.C104];[.E103])" office:value-type="float" office:value="5992" calcext:value-type="float">
            <text:p>599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05]=&quot;down&quot;;[.C104]+[.B105];IF([.A105]=&quot;up&quot;;[.C104]-[.B105];[.C104]))" office:value-type="float" office:value="68" calcext:value-type="float">
            <text:p>68</text:p>
          </table:table-cell>
          <table:table-cell table:formula="of:=IF([.A105]=&quot;forward&quot;;[.D104]+[.B105];IF([.A105]=&quot;backward&quot;;[.D104]-[.B105];[.D104]))" office:value-type="float" office:value="152" calcext:value-type="float">
            <text:p>152</text:p>
          </table:table-cell>
          <table:table-cell table:formula="of:=IF([.A105]=&quot;forward&quot;;[.E104]+[.B105]*[.C105];[.E104])" office:value-type="float" office:value="5992" calcext:value-type="float">
            <text:p>599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106]=&quot;down&quot;;[.C105]+[.B106];IF([.A106]=&quot;up&quot;;[.C105]-[.B106];[.C105]))" office:value-type="float" office:value="68" calcext:value-type="float">
            <text:p>68</text:p>
          </table:table-cell>
          <table:table-cell table:formula="of:=IF([.A106]=&quot;forward&quot;;[.D105]+[.B106];IF([.A106]=&quot;backward&quot;;[.D105]-[.B106];[.D105]))" office:value-type="float" office:value="154" calcext:value-type="float">
            <text:p>154</text:p>
          </table:table-cell>
          <table:table-cell table:formula="of:=IF([.A106]=&quot;forward&quot;;[.E105]+[.B106]*[.C106];[.E105])" office:value-type="float" office:value="6128" calcext:value-type="float">
            <text:p>612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107]=&quot;down&quot;;[.C106]+[.B107];IF([.A107]=&quot;up&quot;;[.C106]-[.B107];[.C106]))" office:value-type="float" office:value="68" calcext:value-type="float">
            <text:p>68</text:p>
          </table:table-cell>
          <table:table-cell table:formula="of:=IF([.A107]=&quot;forward&quot;;[.D106]+[.B107];IF([.A107]=&quot;backward&quot;;[.D106]-[.B107];[.D106]))" office:value-type="float" office:value="162" calcext:value-type="float">
            <text:p>162</text:p>
          </table:table-cell>
          <table:table-cell table:formula="of:=IF([.A107]=&quot;forward&quot;;[.E106]+[.B107]*[.C107];[.E106])" office:value-type="float" office:value="6672" calcext:value-type="float">
            <text:p>667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108]=&quot;down&quot;;[.C107]+[.B108];IF([.A108]=&quot;up&quot;;[.C107]-[.B108];[.C107]))" office:value-type="float" office:value="68" calcext:value-type="float">
            <text:p>68</text:p>
          </table:table-cell>
          <table:table-cell table:formula="of:=IF([.A108]=&quot;forward&quot;;[.D107]+[.B108];IF([.A108]=&quot;backward&quot;;[.D107]-[.B108];[.D107]))" office:value-type="float" office:value="166" calcext:value-type="float">
            <text:p>166</text:p>
          </table:table-cell>
          <table:table-cell table:formula="of:=IF([.A108]=&quot;forward&quot;;[.E107]+[.B108]*[.C108];[.E107])" office:value-type="float" office:value="6944" calcext:value-type="float">
            <text:p>694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109]=&quot;down&quot;;[.C108]+[.B109];IF([.A109]=&quot;up&quot;;[.C108]-[.B109];[.C108]))" office:value-type="float" office:value="68" calcext:value-type="float">
            <text:p>68</text:p>
          </table:table-cell>
          <table:table-cell table:formula="of:=IF([.A109]=&quot;forward&quot;;[.D108]+[.B109];IF([.A109]=&quot;backward&quot;;[.D108]-[.B109];[.D108]))" office:value-type="float" office:value="167" calcext:value-type="float">
            <text:p>167</text:p>
          </table:table-cell>
          <table:table-cell table:formula="of:=IF([.A109]=&quot;forward&quot;;[.E108]+[.B109]*[.C109];[.E108])" office:value-type="float" office:value="7012" calcext:value-type="float">
            <text:p>701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110]=&quot;down&quot;;[.C109]+[.B110];IF([.A110]=&quot;up&quot;;[.C109]-[.B110];[.C109]))" office:value-type="float" office:value="62" calcext:value-type="float">
            <text:p>62</text:p>
          </table:table-cell>
          <table:table-cell table:formula="of:=IF([.A110]=&quot;forward&quot;;[.D109]+[.B110];IF([.A110]=&quot;backward&quot;;[.D109]-[.B110];[.D109]))" office:value-type="float" office:value="167" calcext:value-type="float">
            <text:p>167</text:p>
          </table:table-cell>
          <table:table-cell table:formula="of:=IF([.A110]=&quot;forward&quot;;[.E109]+[.B110]*[.C110];[.E109])" office:value-type="float" office:value="7012" calcext:value-type="float">
            <text:p>701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111]=&quot;down&quot;;[.C110]+[.B111];IF([.A111]=&quot;up&quot;;[.C110]-[.B111];[.C110]))" office:value-type="float" office:value="62" calcext:value-type="float">
            <text:p>62</text:p>
          </table:table-cell>
          <table:table-cell table:formula="of:=IF([.A111]=&quot;forward&quot;;[.D110]+[.B111];IF([.A111]=&quot;backward&quot;;[.D110]-[.B111];[.D110]))" office:value-type="float" office:value="169" calcext:value-type="float">
            <text:p>169</text:p>
          </table:table-cell>
          <table:table-cell table:formula="of:=IF([.A111]=&quot;forward&quot;;[.E110]+[.B111]*[.C111];[.E110])" office:value-type="float" office:value="7136" calcext:value-type="float">
            <text:p>713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112]=&quot;down&quot;;[.C111]+[.B112];IF([.A112]=&quot;up&quot;;[.C111]-[.B112];[.C111]))" office:value-type="float" office:value="62" calcext:value-type="float">
            <text:p>62</text:p>
          </table:table-cell>
          <table:table-cell table:formula="of:=IF([.A112]=&quot;forward&quot;;[.D111]+[.B112];IF([.A112]=&quot;backward&quot;;[.D111]-[.B112];[.D111]))" office:value-type="float" office:value="177" calcext:value-type="float">
            <text:p>177</text:p>
          </table:table-cell>
          <table:table-cell table:formula="of:=IF([.A112]=&quot;forward&quot;;[.E111]+[.B112]*[.C112];[.E111])" office:value-type="float" office:value="7632" calcext:value-type="float">
            <text:p>763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113]=&quot;down&quot;;[.C112]+[.B113];IF([.A113]=&quot;up&quot;;[.C112]-[.B113];[.C112]))" office:value-type="float" office:value="62" calcext:value-type="float">
            <text:p>62</text:p>
          </table:table-cell>
          <table:table-cell table:formula="of:=IF([.A113]=&quot;forward&quot;;[.D112]+[.B113];IF([.A113]=&quot;backward&quot;;[.D112]-[.B113];[.D112]))" office:value-type="float" office:value="182" calcext:value-type="float">
            <text:p>182</text:p>
          </table:table-cell>
          <table:table-cell table:formula="of:=IF([.A113]=&quot;forward&quot;;[.E112]+[.B113]*[.C113];[.E112])" office:value-type="float" office:value="7942" calcext:value-type="float">
            <text:p>794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114]=&quot;down&quot;;[.C113]+[.B114];IF([.A114]=&quot;up&quot;;[.C113]-[.B114];[.C113]))" office:value-type="float" office:value="62" calcext:value-type="float">
            <text:p>62</text:p>
          </table:table-cell>
          <table:table-cell table:formula="of:=IF([.A114]=&quot;forward&quot;;[.D113]+[.B114];IF([.A114]=&quot;backward&quot;;[.D113]-[.B114];[.D113]))" office:value-type="float" office:value="186" calcext:value-type="float">
            <text:p>186</text:p>
          </table:table-cell>
          <table:table-cell table:formula="of:=IF([.A114]=&quot;forward&quot;;[.E113]+[.B114]*[.C114];[.E113])" office:value-type="float" office:value="8190" calcext:value-type="float">
            <text:p>819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115]=&quot;down&quot;;[.C114]+[.B115];IF([.A115]=&quot;up&quot;;[.C114]-[.B115];[.C114]))" office:value-type="float" office:value="61" calcext:value-type="float">
            <text:p>61</text:p>
          </table:table-cell>
          <table:table-cell table:formula="of:=IF([.A115]=&quot;forward&quot;;[.D114]+[.B115];IF([.A115]=&quot;backward&quot;;[.D114]-[.B115];[.D114]))" office:value-type="float" office:value="186" calcext:value-type="float">
            <text:p>186</text:p>
          </table:table-cell>
          <table:table-cell table:formula="of:=IF([.A115]=&quot;forward&quot;;[.E114]+[.B115]*[.C115];[.E114])" office:value-type="float" office:value="8190" calcext:value-type="float">
            <text:p>819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16]=&quot;down&quot;;[.C115]+[.B116];IF([.A116]=&quot;up&quot;;[.C115]-[.B116];[.C115]))" office:value-type="float" office:value="69" calcext:value-type="float">
            <text:p>69</text:p>
          </table:table-cell>
          <table:table-cell table:formula="of:=IF([.A116]=&quot;forward&quot;;[.D115]+[.B116];IF([.A116]=&quot;backward&quot;;[.D115]-[.B116];[.D115]))" office:value-type="float" office:value="186" calcext:value-type="float">
            <text:p>186</text:p>
          </table:table-cell>
          <table:table-cell table:formula="of:=IF([.A116]=&quot;forward&quot;;[.E115]+[.B116]*[.C116];[.E115])" office:value-type="float" office:value="8190" calcext:value-type="float">
            <text:p>819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117]=&quot;down&quot;;[.C116]+[.B117];IF([.A117]=&quot;up&quot;;[.C116]-[.B117];[.C116]))" office:value-type="float" office:value="66" calcext:value-type="float">
            <text:p>66</text:p>
          </table:table-cell>
          <table:table-cell table:formula="of:=IF([.A117]=&quot;forward&quot;;[.D116]+[.B117];IF([.A117]=&quot;backward&quot;;[.D116]-[.B117];[.D116]))" office:value-type="float" office:value="186" calcext:value-type="float">
            <text:p>186</text:p>
          </table:table-cell>
          <table:table-cell table:formula="of:=IF([.A117]=&quot;forward&quot;;[.E116]+[.B117]*[.C117];[.E116])" office:value-type="float" office:value="8190" calcext:value-type="float">
            <text:p>819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118]=&quot;down&quot;;[.C117]+[.B118];IF([.A118]=&quot;up&quot;;[.C117]-[.B118];[.C117]))" office:value-type="float" office:value="66" calcext:value-type="float">
            <text:p>66</text:p>
          </table:table-cell>
          <table:table-cell table:formula="of:=IF([.A118]=&quot;forward&quot;;[.D117]+[.B118];IF([.A118]=&quot;backward&quot;;[.D117]-[.B118];[.D117]))" office:value-type="float" office:value="194" calcext:value-type="float">
            <text:p>194</text:p>
          </table:table-cell>
          <table:table-cell table:formula="of:=IF([.A118]=&quot;forward&quot;;[.E117]+[.B118]*[.C118];[.E117])" office:value-type="float" office:value="8718" calcext:value-type="float">
            <text:p>871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119]=&quot;down&quot;;[.C118]+[.B119];IF([.A119]=&quot;up&quot;;[.C118]-[.B119];[.C118]))" office:value-type="float" office:value="66" calcext:value-type="float">
            <text:p>66</text:p>
          </table:table-cell>
          <table:table-cell table:formula="of:=IF([.A119]=&quot;forward&quot;;[.D118]+[.B119];IF([.A119]=&quot;backward&quot;;[.D118]-[.B119];[.D118]))" office:value-type="float" office:value="198" calcext:value-type="float">
            <text:p>198</text:p>
          </table:table-cell>
          <table:table-cell table:formula="of:=IF([.A119]=&quot;forward&quot;;[.E118]+[.B119]*[.C119];[.E118])" office:value-type="float" office:value="8982" calcext:value-type="float">
            <text:p>898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120]=&quot;down&quot;;[.C119]+[.B120];IF([.A120]=&quot;up&quot;;[.C119]-[.B120];[.C119]))" office:value-type="float" office:value="60" calcext:value-type="float">
            <text:p>60</text:p>
          </table:table-cell>
          <table:table-cell table:formula="of:=IF([.A120]=&quot;forward&quot;;[.D119]+[.B120];IF([.A120]=&quot;backward&quot;;[.D119]-[.B120];[.D119]))" office:value-type="float" office:value="198" calcext:value-type="float">
            <text:p>198</text:p>
          </table:table-cell>
          <table:table-cell table:formula="of:=IF([.A120]=&quot;forward&quot;;[.E119]+[.B120]*[.C120];[.E119])" office:value-type="float" office:value="8982" calcext:value-type="float">
            <text:p>898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21]=&quot;down&quot;;[.C120]+[.B121];IF([.A121]=&quot;up&quot;;[.C120]-[.B121];[.C120]))" office:value-type="float" office:value="62" calcext:value-type="float">
            <text:p>62</text:p>
          </table:table-cell>
          <table:table-cell table:formula="of:=IF([.A121]=&quot;forward&quot;;[.D120]+[.B121];IF([.A121]=&quot;backward&quot;;[.D120]-[.B121];[.D120]))" office:value-type="float" office:value="198" calcext:value-type="float">
            <text:p>198</text:p>
          </table:table-cell>
          <table:table-cell table:formula="of:=IF([.A121]=&quot;forward&quot;;[.E120]+[.B121]*[.C121];[.E120])" office:value-type="float" office:value="8982" calcext:value-type="float">
            <text:p>898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22]=&quot;down&quot;;[.C121]+[.B122];IF([.A122]=&quot;up&quot;;[.C121]-[.B122];[.C121]))" office:value-type="float" office:value="62" calcext:value-type="float">
            <text:p>62</text:p>
          </table:table-cell>
          <table:table-cell table:formula="of:=IF([.A122]=&quot;forward&quot;;[.D121]+[.B122];IF([.A122]=&quot;backward&quot;;[.D121]-[.B122];[.D121]))" office:value-type="float" office:value="204" calcext:value-type="float">
            <text:p>204</text:p>
          </table:table-cell>
          <table:table-cell table:formula="of:=IF([.A122]=&quot;forward&quot;;[.E121]+[.B122]*[.C122];[.E121])" office:value-type="float" office:value="9354" calcext:value-type="float">
            <text:p>935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23]=&quot;down&quot;;[.C122]+[.B123];IF([.A123]=&quot;up&quot;;[.C122]-[.B123];[.C122]))" office:value-type="float" office:value="62" calcext:value-type="float">
            <text:p>62</text:p>
          </table:table-cell>
          <table:table-cell table:formula="of:=IF([.A123]=&quot;forward&quot;;[.D122]+[.B123];IF([.A123]=&quot;backward&quot;;[.D122]-[.B123];[.D122]))" office:value-type="float" office:value="213" calcext:value-type="float">
            <text:p>213</text:p>
          </table:table-cell>
          <table:table-cell table:formula="of:=IF([.A123]=&quot;forward&quot;;[.E122]+[.B123]*[.C123];[.E122])" office:value-type="float" office:value="9912" calcext:value-type="float">
            <text:p>991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24]=&quot;down&quot;;[.C123]+[.B124];IF([.A124]=&quot;up&quot;;[.C123]-[.B124];[.C123]))" office:value-type="float" office:value="64" calcext:value-type="float">
            <text:p>64</text:p>
          </table:table-cell>
          <table:table-cell table:formula="of:=IF([.A124]=&quot;forward&quot;;[.D123]+[.B124];IF([.A124]=&quot;backward&quot;;[.D123]-[.B124];[.D123]))" office:value-type="float" office:value="213" calcext:value-type="float">
            <text:p>213</text:p>
          </table:table-cell>
          <table:table-cell table:formula="of:=IF([.A124]=&quot;forward&quot;;[.E123]+[.B124]*[.C124];[.E123])" office:value-type="float" office:value="9912" calcext:value-type="float">
            <text:p>991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125]=&quot;down&quot;;[.C124]+[.B125];IF([.A125]=&quot;up&quot;;[.C124]-[.B125];[.C124]))" office:value-type="float" office:value="61" calcext:value-type="float">
            <text:p>61</text:p>
          </table:table-cell>
          <table:table-cell table:formula="of:=IF([.A125]=&quot;forward&quot;;[.D124]+[.B125];IF([.A125]=&quot;backward&quot;;[.D124]-[.B125];[.D124]))" office:value-type="float" office:value="213" calcext:value-type="float">
            <text:p>213</text:p>
          </table:table-cell>
          <table:table-cell table:formula="of:=IF([.A125]=&quot;forward&quot;;[.E124]+[.B125]*[.C125];[.E124])" office:value-type="float" office:value="9912" calcext:value-type="float">
            <text:p>991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126]=&quot;down&quot;;[.C125]+[.B126];IF([.A126]=&quot;up&quot;;[.C125]-[.B126];[.C125]))" office:value-type="float" office:value="61" calcext:value-type="float">
            <text:p>61</text:p>
          </table:table-cell>
          <table:table-cell table:formula="of:=IF([.A126]=&quot;forward&quot;;[.D125]+[.B126];IF([.A126]=&quot;backward&quot;;[.D125]-[.B126];[.D125]))" office:value-type="float" office:value="221" calcext:value-type="float">
            <text:p>221</text:p>
          </table:table-cell>
          <table:table-cell table:formula="of:=IF([.A126]=&quot;forward&quot;;[.E125]+[.B126]*[.C126];[.E125])" office:value-type="float" office:value="10400" calcext:value-type="float">
            <text:p>1040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127]=&quot;down&quot;;[.C126]+[.B127];IF([.A127]=&quot;up&quot;;[.C126]-[.B127];[.C126]))" office:value-type="float" office:value="67" calcext:value-type="float">
            <text:p>67</text:p>
          </table:table-cell>
          <table:table-cell table:formula="of:=IF([.A127]=&quot;forward&quot;;[.D126]+[.B127];IF([.A127]=&quot;backward&quot;;[.D126]-[.B127];[.D126]))" office:value-type="float" office:value="221" calcext:value-type="float">
            <text:p>221</text:p>
          </table:table-cell>
          <table:table-cell table:formula="of:=IF([.A127]=&quot;forward&quot;;[.E126]+[.B127]*[.C127];[.E126])" office:value-type="float" office:value="10400" calcext:value-type="float">
            <text:p>1040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128]=&quot;down&quot;;[.C127]+[.B128];IF([.A128]=&quot;up&quot;;[.C127]-[.B128];[.C127]))" office:value-type="float" office:value="63" calcext:value-type="float">
            <text:p>63</text:p>
          </table:table-cell>
          <table:table-cell table:formula="of:=IF([.A128]=&quot;forward&quot;;[.D127]+[.B128];IF([.A128]=&quot;backward&quot;;[.D127]-[.B128];[.D127]))" office:value-type="float" office:value="221" calcext:value-type="float">
            <text:p>221</text:p>
          </table:table-cell>
          <table:table-cell table:formula="of:=IF([.A128]=&quot;forward&quot;;[.E127]+[.B128]*[.C128];[.E127])" office:value-type="float" office:value="10400" calcext:value-type="float">
            <text:p>1040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129]=&quot;down&quot;;[.C128]+[.B129];IF([.A129]=&quot;up&quot;;[.C128]-[.B129];[.C128]))" office:value-type="float" office:value="70" calcext:value-type="float">
            <text:p>70</text:p>
          </table:table-cell>
          <table:table-cell table:formula="of:=IF([.A129]=&quot;forward&quot;;[.D128]+[.B129];IF([.A129]=&quot;backward&quot;;[.D128]-[.B129];[.D128]))" office:value-type="float" office:value="221" calcext:value-type="float">
            <text:p>221</text:p>
          </table:table-cell>
          <table:table-cell table:formula="of:=IF([.A129]=&quot;forward&quot;;[.E128]+[.B129]*[.C129];[.E128])" office:value-type="float" office:value="10400" calcext:value-type="float">
            <text:p>1040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130]=&quot;down&quot;;[.C129]+[.B130];IF([.A130]=&quot;up&quot;;[.C129]-[.B130];[.C129]))" office:value-type="float" office:value="67" calcext:value-type="float">
            <text:p>67</text:p>
          </table:table-cell>
          <table:table-cell table:formula="of:=IF([.A130]=&quot;forward&quot;;[.D129]+[.B130];IF([.A130]=&quot;backward&quot;;[.D129]-[.B130];[.D129]))" office:value-type="float" office:value="221" calcext:value-type="float">
            <text:p>221</text:p>
          </table:table-cell>
          <table:table-cell table:formula="of:=IF([.A130]=&quot;forward&quot;;[.E129]+[.B130]*[.C130];[.E129])" office:value-type="float" office:value="10400" calcext:value-type="float">
            <text:p>1040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131]=&quot;down&quot;;[.C130]+[.B131];IF([.A131]=&quot;up&quot;;[.C130]-[.B131];[.C130]))" office:value-type="float" office:value="67" calcext:value-type="float">
            <text:p>67</text:p>
          </table:table-cell>
          <table:table-cell table:formula="of:=IF([.A131]=&quot;forward&quot;;[.D130]+[.B131];IF([.A131]=&quot;backward&quot;;[.D130]-[.B131];[.D130]))" office:value-type="float" office:value="225" calcext:value-type="float">
            <text:p>225</text:p>
          </table:table-cell>
          <table:table-cell table:formula="of:=IF([.A131]=&quot;forward&quot;;[.E130]+[.B131]*[.C131];[.E130])" office:value-type="float" office:value="10668" calcext:value-type="float">
            <text:p>1066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32]=&quot;down&quot;;[.C131]+[.B132];IF([.A132]=&quot;up&quot;;[.C131]-[.B132];[.C131]))" office:value-type="float" office:value="75" calcext:value-type="float">
            <text:p>75</text:p>
          </table:table-cell>
          <table:table-cell table:formula="of:=IF([.A132]=&quot;forward&quot;;[.D131]+[.B132];IF([.A132]=&quot;backward&quot;;[.D131]-[.B132];[.D131]))" office:value-type="float" office:value="225" calcext:value-type="float">
            <text:p>225</text:p>
          </table:table-cell>
          <table:table-cell table:formula="of:=IF([.A132]=&quot;forward&quot;;[.E131]+[.B132]*[.C132];[.E131])" office:value-type="float" office:value="10668" calcext:value-type="float">
            <text:p>1066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133]=&quot;down&quot;;[.C132]+[.B133];IF([.A133]=&quot;up&quot;;[.C132]-[.B133];[.C132]))" office:value-type="float" office:value="75" calcext:value-type="float">
            <text:p>75</text:p>
          </table:table-cell>
          <table:table-cell table:formula="of:=IF([.A133]=&quot;forward&quot;;[.D132]+[.B133];IF([.A133]=&quot;backward&quot;;[.D132]-[.B133];[.D132]))" office:value-type="float" office:value="230" calcext:value-type="float">
            <text:p>230</text:p>
          </table:table-cell>
          <table:table-cell table:formula="of:=IF([.A133]=&quot;forward&quot;;[.E132]+[.B133]*[.C133];[.E132])" office:value-type="float" office:value="11043" calcext:value-type="float">
            <text:p>1104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134]=&quot;down&quot;;[.C133]+[.B134];IF([.A134]=&quot;up&quot;;[.C133]-[.B134];[.C133]))" office:value-type="float" office:value="75" calcext:value-type="float">
            <text:p>75</text:p>
          </table:table-cell>
          <table:table-cell table:formula="of:=IF([.A134]=&quot;forward&quot;;[.D133]+[.B134];IF([.A134]=&quot;backward&quot;;[.D133]-[.B134];[.D133]))" office:value-type="float" office:value="231" calcext:value-type="float">
            <text:p>231</text:p>
          </table:table-cell>
          <table:table-cell table:formula="of:=IF([.A134]=&quot;forward&quot;;[.E133]+[.B134]*[.C134];[.E133])" office:value-type="float" office:value="11118" calcext:value-type="float">
            <text:p>1111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35]=&quot;down&quot;;[.C134]+[.B135];IF([.A135]=&quot;up&quot;;[.C134]-[.B135];[.C134]))" office:value-type="float" office:value="78" calcext:value-type="float">
            <text:p>78</text:p>
          </table:table-cell>
          <table:table-cell table:formula="of:=IF([.A135]=&quot;forward&quot;;[.D134]+[.B135];IF([.A135]=&quot;backward&quot;;[.D134]-[.B135];[.D134]))" office:value-type="float" office:value="231" calcext:value-type="float">
            <text:p>231</text:p>
          </table:table-cell>
          <table:table-cell table:formula="of:=IF([.A135]=&quot;forward&quot;;[.E134]+[.B135]*[.C135];[.E134])" office:value-type="float" office:value="11118" calcext:value-type="float">
            <text:p>1111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136]=&quot;down&quot;;[.C135]+[.B136];IF([.A136]=&quot;up&quot;;[.C135]-[.B136];[.C135]))" office:value-type="float" office:value="78" calcext:value-type="float">
            <text:p>78</text:p>
          </table:table-cell>
          <table:table-cell table:formula="of:=IF([.A136]=&quot;forward&quot;;[.D135]+[.B136];IF([.A136]=&quot;backward&quot;;[.D135]-[.B136];[.D135]))" office:value-type="float" office:value="232" calcext:value-type="float">
            <text:p>232</text:p>
          </table:table-cell>
          <table:table-cell table:formula="of:=IF([.A136]=&quot;forward&quot;;[.E135]+[.B136]*[.C136];[.E135])" office:value-type="float" office:value="11196" calcext:value-type="float">
            <text:p>1119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137]=&quot;down&quot;;[.C136]+[.B137];IF([.A137]=&quot;up&quot;;[.C136]-[.B137];[.C136]))" office:value-type="float" office:value="78" calcext:value-type="float">
            <text:p>78</text:p>
          </table:table-cell>
          <table:table-cell table:formula="of:=IF([.A137]=&quot;forward&quot;;[.D136]+[.B137];IF([.A137]=&quot;backward&quot;;[.D136]-[.B137];[.D136]))" office:value-type="float" office:value="240" calcext:value-type="float">
            <text:p>240</text:p>
          </table:table-cell>
          <table:table-cell table:formula="of:=IF([.A137]=&quot;forward&quot;;[.E136]+[.B137]*[.C137];[.E136])" office:value-type="float" office:value="11820" calcext:value-type="float">
            <text:p>1182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38]=&quot;down&quot;;[.C137]+[.B138];IF([.A138]=&quot;up&quot;;[.C137]-[.B138];[.C137]))" office:value-type="float" office:value="81" calcext:value-type="float">
            <text:p>81</text:p>
          </table:table-cell>
          <table:table-cell table:formula="of:=IF([.A138]=&quot;forward&quot;;[.D137]+[.B138];IF([.A138]=&quot;backward&quot;;[.D137]-[.B138];[.D137]))" office:value-type="float" office:value="240" calcext:value-type="float">
            <text:p>240</text:p>
          </table:table-cell>
          <table:table-cell table:formula="of:=IF([.A138]=&quot;forward&quot;;[.E137]+[.B138]*[.C138];[.E137])" office:value-type="float" office:value="11820" calcext:value-type="float">
            <text:p>1182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139]=&quot;down&quot;;[.C138]+[.B139];IF([.A139]=&quot;up&quot;;[.C138]-[.B139];[.C138]))" office:value-type="float" office:value="81" calcext:value-type="float">
            <text:p>81</text:p>
          </table:table-cell>
          <table:table-cell table:formula="of:=IF([.A139]=&quot;forward&quot;;[.D138]+[.B139];IF([.A139]=&quot;backward&quot;;[.D138]-[.B139];[.D138]))" office:value-type="float" office:value="244" calcext:value-type="float">
            <text:p>244</text:p>
          </table:table-cell>
          <table:table-cell table:formula="of:=IF([.A139]=&quot;forward&quot;;[.E138]+[.B139]*[.C139];[.E138])" office:value-type="float" office:value="12144" calcext:value-type="float">
            <text:p>1214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140]=&quot;down&quot;;[.C139]+[.B140];IF([.A140]=&quot;up&quot;;[.C139]-[.B140];[.C139]))" office:value-type="float" office:value="81" calcext:value-type="float">
            <text:p>81</text:p>
          </table:table-cell>
          <table:table-cell table:formula="of:=IF([.A140]=&quot;forward&quot;;[.D139]+[.B140];IF([.A140]=&quot;backward&quot;;[.D139]-[.B140];[.D139]))" office:value-type="float" office:value="246" calcext:value-type="float">
            <text:p>246</text:p>
          </table:table-cell>
          <table:table-cell table:formula="of:=IF([.A140]=&quot;forward&quot;;[.E139]+[.B140]*[.C140];[.E139])" office:value-type="float" office:value="12306" calcext:value-type="float">
            <text:p>1230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141]=&quot;down&quot;;[.C140]+[.B141];IF([.A141]=&quot;up&quot;;[.C140]-[.B141];[.C140]))" office:value-type="float" office:value="74" calcext:value-type="float">
            <text:p>74</text:p>
          </table:table-cell>
          <table:table-cell table:formula="of:=IF([.A141]=&quot;forward&quot;;[.D140]+[.B141];IF([.A141]=&quot;backward&quot;;[.D140]-[.B141];[.D140]))" office:value-type="float" office:value="246" calcext:value-type="float">
            <text:p>246</text:p>
          </table:table-cell>
          <table:table-cell table:formula="of:=IF([.A141]=&quot;forward&quot;;[.E140]+[.B141]*[.C141];[.E140])" office:value-type="float" office:value="12306" calcext:value-type="float">
            <text:p>1230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42]=&quot;down&quot;;[.C141]+[.B142];IF([.A142]=&quot;up&quot;;[.C141]-[.B142];[.C141]))" office:value-type="float" office:value="74" calcext:value-type="float">
            <text:p>74</text:p>
          </table:table-cell>
          <table:table-cell table:formula="of:=IF([.A142]=&quot;forward&quot;;[.D141]+[.B142];IF([.A142]=&quot;backward&quot;;[.D141]-[.B142];[.D141]))" office:value-type="float" office:value="252" calcext:value-type="float">
            <text:p>252</text:p>
          </table:table-cell>
          <table:table-cell table:formula="of:=IF([.A142]=&quot;forward&quot;;[.E141]+[.B142]*[.C142];[.E141])" office:value-type="float" office:value="12750" calcext:value-type="float">
            <text:p>1275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143]=&quot;down&quot;;[.C142]+[.B143];IF([.A143]=&quot;up&quot;;[.C142]-[.B143];[.C142]))" office:value-type="float" office:value="74" calcext:value-type="float">
            <text:p>74</text:p>
          </table:table-cell>
          <table:table-cell table:formula="of:=IF([.A143]=&quot;forward&quot;;[.D142]+[.B143];IF([.A143]=&quot;backward&quot;;[.D142]-[.B143];[.D142]))" office:value-type="float" office:value="260" calcext:value-type="float">
            <text:p>260</text:p>
          </table:table-cell>
          <table:table-cell table:formula="of:=IF([.A143]=&quot;forward&quot;;[.E142]+[.B143]*[.C143];[.E142])" office:value-type="float" office:value="13342" calcext:value-type="float">
            <text:p>1334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44]=&quot;down&quot;;[.C143]+[.B144];IF([.A144]=&quot;up&quot;;[.C143]-[.B144];[.C143]))" office:value-type="float" office:value="74" calcext:value-type="float">
            <text:p>74</text:p>
          </table:table-cell>
          <table:table-cell table:formula="of:=IF([.A144]=&quot;forward&quot;;[.D143]+[.B144];IF([.A144]=&quot;backward&quot;;[.D143]-[.B144];[.D143]))" office:value-type="float" office:value="266" calcext:value-type="float">
            <text:p>266</text:p>
          </table:table-cell>
          <table:table-cell table:formula="of:=IF([.A144]=&quot;forward&quot;;[.E143]+[.B144]*[.C144];[.E143])" office:value-type="float" office:value="13786" calcext:value-type="float">
            <text:p>1378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145]=&quot;down&quot;;[.C144]+[.B145];IF([.A145]=&quot;up&quot;;[.C144]-[.B145];[.C144]))" office:value-type="float" office:value="79" calcext:value-type="float">
            <text:p>79</text:p>
          </table:table-cell>
          <table:table-cell table:formula="of:=IF([.A145]=&quot;forward&quot;;[.D144]+[.B145];IF([.A145]=&quot;backward&quot;;[.D144]-[.B145];[.D144]))" office:value-type="float" office:value="266" calcext:value-type="float">
            <text:p>266</text:p>
          </table:table-cell>
          <table:table-cell table:formula="of:=IF([.A145]=&quot;forward&quot;;[.E144]+[.B145]*[.C145];[.E144])" office:value-type="float" office:value="13786" calcext:value-type="float">
            <text:p>1378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46]=&quot;down&quot;;[.C145]+[.B146];IF([.A146]=&quot;up&quot;;[.C145]-[.B146];[.C145]))" office:value-type="float" office:value="81" calcext:value-type="float">
            <text:p>81</text:p>
          </table:table-cell>
          <table:table-cell table:formula="of:=IF([.A146]=&quot;forward&quot;;[.D145]+[.B146];IF([.A146]=&quot;backward&quot;;[.D145]-[.B146];[.D145]))" office:value-type="float" office:value="266" calcext:value-type="float">
            <text:p>266</text:p>
          </table:table-cell>
          <table:table-cell table:formula="of:=IF([.A146]=&quot;forward&quot;;[.E145]+[.B146]*[.C146];[.E145])" office:value-type="float" office:value="13786" calcext:value-type="float">
            <text:p>1378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47]=&quot;down&quot;;[.C146]+[.B147];IF([.A147]=&quot;up&quot;;[.C146]-[.B147];[.C146]))" office:value-type="float" office:value="89" calcext:value-type="float">
            <text:p>89</text:p>
          </table:table-cell>
          <table:table-cell table:formula="of:=IF([.A147]=&quot;forward&quot;;[.D146]+[.B147];IF([.A147]=&quot;backward&quot;;[.D146]-[.B147];[.D146]))" office:value-type="float" office:value="266" calcext:value-type="float">
            <text:p>266</text:p>
          </table:table-cell>
          <table:table-cell table:formula="of:=IF([.A147]=&quot;forward&quot;;[.E146]+[.B147]*[.C147];[.E146])" office:value-type="float" office:value="13786" calcext:value-type="float">
            <text:p>1378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48]=&quot;down&quot;;[.C147]+[.B148];IF([.A148]=&quot;up&quot;;[.C147]-[.B148];[.C147]))" office:value-type="float" office:value="91" calcext:value-type="float">
            <text:p>91</text:p>
          </table:table-cell>
          <table:table-cell table:formula="of:=IF([.A148]=&quot;forward&quot;;[.D147]+[.B148];IF([.A148]=&quot;backward&quot;;[.D147]-[.B148];[.D147]))" office:value-type="float" office:value="266" calcext:value-type="float">
            <text:p>266</text:p>
          </table:table-cell>
          <table:table-cell table:formula="of:=IF([.A148]=&quot;forward&quot;;[.E147]+[.B148]*[.C148];[.E147])" office:value-type="float" office:value="13786" calcext:value-type="float">
            <text:p>1378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49]=&quot;down&quot;;[.C148]+[.B149];IF([.A149]=&quot;up&quot;;[.C148]-[.B149];[.C148]))" office:value-type="float" office:value="100" calcext:value-type="float">
            <text:p>100</text:p>
          </table:table-cell>
          <table:table-cell table:formula="of:=IF([.A149]=&quot;forward&quot;;[.D148]+[.B149];IF([.A149]=&quot;backward&quot;;[.D148]-[.B149];[.D148]))" office:value-type="float" office:value="266" calcext:value-type="float">
            <text:p>266</text:p>
          </table:table-cell>
          <table:table-cell table:formula="of:=IF([.A149]=&quot;forward&quot;;[.E148]+[.B149]*[.C149];[.E148])" office:value-type="float" office:value="13786" calcext:value-type="float">
            <text:p>1378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150]=&quot;down&quot;;[.C149]+[.B150];IF([.A150]=&quot;up&quot;;[.C149]-[.B150];[.C149]))" office:value-type="float" office:value="105" calcext:value-type="float">
            <text:p>105</text:p>
          </table:table-cell>
          <table:table-cell table:formula="of:=IF([.A150]=&quot;forward&quot;;[.D149]+[.B150];IF([.A150]=&quot;backward&quot;;[.D149]-[.B150];[.D149]))" office:value-type="float" office:value="266" calcext:value-type="float">
            <text:p>266</text:p>
          </table:table-cell>
          <table:table-cell table:formula="of:=IF([.A150]=&quot;forward&quot;;[.E149]+[.B150]*[.C150];[.E149])" office:value-type="float" office:value="13786" calcext:value-type="float">
            <text:p>1378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51]=&quot;down&quot;;[.C150]+[.B151];IF([.A151]=&quot;up&quot;;[.C150]-[.B151];[.C150]))" office:value-type="float" office:value="108" calcext:value-type="float">
            <text:p>108</text:p>
          </table:table-cell>
          <table:table-cell table:formula="of:=IF([.A151]=&quot;forward&quot;;[.D150]+[.B151];IF([.A151]=&quot;backward&quot;;[.D150]-[.B151];[.D150]))" office:value-type="float" office:value="266" calcext:value-type="float">
            <text:p>266</text:p>
          </table:table-cell>
          <table:table-cell table:formula="of:=IF([.A151]=&quot;forward&quot;;[.E150]+[.B151]*[.C151];[.E150])" office:value-type="float" office:value="13786" calcext:value-type="float">
            <text:p>1378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52]=&quot;down&quot;;[.C151]+[.B152];IF([.A152]=&quot;up&quot;;[.C151]-[.B152];[.C151]))" office:value-type="float" office:value="116" calcext:value-type="float">
            <text:p>116</text:p>
          </table:table-cell>
          <table:table-cell table:formula="of:=IF([.A152]=&quot;forward&quot;;[.D151]+[.B152];IF([.A152]=&quot;backward&quot;;[.D151]-[.B152];[.D151]))" office:value-type="float" office:value="266" calcext:value-type="float">
            <text:p>266</text:p>
          </table:table-cell>
          <table:table-cell table:formula="of:=IF([.A152]=&quot;forward&quot;;[.E151]+[.B152]*[.C152];[.E151])" office:value-type="float" office:value="13786" calcext:value-type="float">
            <text:p>1378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153]=&quot;down&quot;;[.C152]+[.B153];IF([.A153]=&quot;up&quot;;[.C152]-[.B153];[.C152]))" office:value-type="float" office:value="115" calcext:value-type="float">
            <text:p>115</text:p>
          </table:table-cell>
          <table:table-cell table:formula="of:=IF([.A153]=&quot;forward&quot;;[.D152]+[.B153];IF([.A153]=&quot;backward&quot;;[.D152]-[.B153];[.D152]))" office:value-type="float" office:value="266" calcext:value-type="float">
            <text:p>266</text:p>
          </table:table-cell>
          <table:table-cell table:formula="of:=IF([.A153]=&quot;forward&quot;;[.E152]+[.B153]*[.C153];[.E152])" office:value-type="float" office:value="13786" calcext:value-type="float">
            <text:p>1378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154]=&quot;down&quot;;[.C153]+[.B154];IF([.A154]=&quot;up&quot;;[.C153]-[.B154];[.C153]))" office:value-type="float" office:value="115" calcext:value-type="float">
            <text:p>115</text:p>
          </table:table-cell>
          <table:table-cell table:formula="of:=IF([.A154]=&quot;forward&quot;;[.D153]+[.B154];IF([.A154]=&quot;backward&quot;;[.D153]-[.B154];[.D153]))" office:value-type="float" office:value="267" calcext:value-type="float">
            <text:p>267</text:p>
          </table:table-cell>
          <table:table-cell table:formula="of:=IF([.A154]=&quot;forward&quot;;[.E153]+[.B154]*[.C154];[.E153])" office:value-type="float" office:value="13901" calcext:value-type="float">
            <text:p>1390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155]=&quot;down&quot;;[.C154]+[.B155];IF([.A155]=&quot;up&quot;;[.C154]-[.B155];[.C154]))" office:value-type="float" office:value="110" calcext:value-type="float">
            <text:p>110</text:p>
          </table:table-cell>
          <table:table-cell table:formula="of:=IF([.A155]=&quot;forward&quot;;[.D154]+[.B155];IF([.A155]=&quot;backward&quot;;[.D154]-[.B155];[.D154]))" office:value-type="float" office:value="267" calcext:value-type="float">
            <text:p>267</text:p>
          </table:table-cell>
          <table:table-cell table:formula="of:=IF([.A155]=&quot;forward&quot;;[.E154]+[.B155]*[.C155];[.E154])" office:value-type="float" office:value="13901" calcext:value-type="float">
            <text:p>1390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156]=&quot;down&quot;;[.C155]+[.B156];IF([.A156]=&quot;up&quot;;[.C155]-[.B156];[.C155]))" office:value-type="float" office:value="109" calcext:value-type="float">
            <text:p>109</text:p>
          </table:table-cell>
          <table:table-cell table:formula="of:=IF([.A156]=&quot;forward&quot;;[.D155]+[.B156];IF([.A156]=&quot;backward&quot;;[.D155]-[.B156];[.D155]))" office:value-type="float" office:value="267" calcext:value-type="float">
            <text:p>267</text:p>
          </table:table-cell>
          <table:table-cell table:formula="of:=IF([.A156]=&quot;forward&quot;;[.E155]+[.B156]*[.C156];[.E155])" office:value-type="float" office:value="13901" calcext:value-type="float">
            <text:p>1390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157]=&quot;down&quot;;[.C156]+[.B157];IF([.A157]=&quot;up&quot;;[.C156]-[.B157];[.C156]))" office:value-type="float" office:value="103" calcext:value-type="float">
            <text:p>103</text:p>
          </table:table-cell>
          <table:table-cell table:formula="of:=IF([.A157]=&quot;forward&quot;;[.D156]+[.B157];IF([.A157]=&quot;backward&quot;;[.D156]-[.B157];[.D156]))" office:value-type="float" office:value="267" calcext:value-type="float">
            <text:p>267</text:p>
          </table:table-cell>
          <table:table-cell table:formula="of:=IF([.A157]=&quot;forward&quot;;[.E156]+[.B157]*[.C157];[.E156])" office:value-type="float" office:value="13901" calcext:value-type="float">
            <text:p>1390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158]=&quot;down&quot;;[.C157]+[.B158];IF([.A158]=&quot;up&quot;;[.C157]-[.B158];[.C157]))" office:value-type="float" office:value="100" calcext:value-type="float">
            <text:p>100</text:p>
          </table:table-cell>
          <table:table-cell table:formula="of:=IF([.A158]=&quot;forward&quot;;[.D157]+[.B158];IF([.A158]=&quot;backward&quot;;[.D157]-[.B158];[.D157]))" office:value-type="float" office:value="267" calcext:value-type="float">
            <text:p>267</text:p>
          </table:table-cell>
          <table:table-cell table:formula="of:=IF([.A158]=&quot;forward&quot;;[.E157]+[.B158]*[.C158];[.E157])" office:value-type="float" office:value="13901" calcext:value-type="float">
            <text:p>1390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159]=&quot;down&quot;;[.C158]+[.B159];IF([.A159]=&quot;up&quot;;[.C158]-[.B159];[.C158]))" office:value-type="float" office:value="98" calcext:value-type="float">
            <text:p>98</text:p>
          </table:table-cell>
          <table:table-cell table:formula="of:=IF([.A159]=&quot;forward&quot;;[.D158]+[.B159];IF([.A159]=&quot;backward&quot;;[.D158]-[.B159];[.D158]))" office:value-type="float" office:value="267" calcext:value-type="float">
            <text:p>267</text:p>
          </table:table-cell>
          <table:table-cell table:formula="of:=IF([.A159]=&quot;forward&quot;;[.E158]+[.B159]*[.C159];[.E158])" office:value-type="float" office:value="13901" calcext:value-type="float">
            <text:p>1390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160]=&quot;down&quot;;[.C159]+[.B160];IF([.A160]=&quot;up&quot;;[.C159]-[.B160];[.C159]))" office:value-type="float" office:value="98" calcext:value-type="float">
            <text:p>98</text:p>
          </table:table-cell>
          <table:table-cell table:formula="of:=IF([.A160]=&quot;forward&quot;;[.D159]+[.B160];IF([.A160]=&quot;backward&quot;;[.D159]-[.B160];[.D159]))" office:value-type="float" office:value="272" calcext:value-type="float">
            <text:p>272</text:p>
          </table:table-cell>
          <table:table-cell table:formula="of:=IF([.A160]=&quot;forward&quot;;[.E159]+[.B160]*[.C160];[.E159])" office:value-type="float" office:value="14391" calcext:value-type="float">
            <text:p>1439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61]=&quot;down&quot;;[.C160]+[.B161];IF([.A161]=&quot;up&quot;;[.C160]-[.B161];[.C160]))" office:value-type="float" office:value="98" calcext:value-type="float">
            <text:p>98</text:p>
          </table:table-cell>
          <table:table-cell table:formula="of:=IF([.A161]=&quot;forward&quot;;[.D160]+[.B161];IF([.A161]=&quot;backward&quot;;[.D160]-[.B161];[.D160]))" office:value-type="float" office:value="278" calcext:value-type="float">
            <text:p>278</text:p>
          </table:table-cell>
          <table:table-cell table:formula="of:=IF([.A161]=&quot;forward&quot;;[.E160]+[.B161]*[.C161];[.E160])" office:value-type="float" office:value="14979" calcext:value-type="float">
            <text:p>1497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162]=&quot;down&quot;;[.C161]+[.B162];IF([.A162]=&quot;up&quot;;[.C161]-[.B162];[.C161]))" office:value-type="float" office:value="102" calcext:value-type="float">
            <text:p>102</text:p>
          </table:table-cell>
          <table:table-cell table:formula="of:=IF([.A162]=&quot;forward&quot;;[.D161]+[.B162];IF([.A162]=&quot;backward&quot;;[.D161]-[.B162];[.D161]))" office:value-type="float" office:value="278" calcext:value-type="float">
            <text:p>278</text:p>
          </table:table-cell>
          <table:table-cell table:formula="of:=IF([.A162]=&quot;forward&quot;;[.E161]+[.B162]*[.C162];[.E161])" office:value-type="float" office:value="14979" calcext:value-type="float">
            <text:p>14979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163]=&quot;down&quot;;[.C162]+[.B163];IF([.A163]=&quot;up&quot;;[.C162]-[.B163];[.C162]))" office:value-type="float" office:value="99" calcext:value-type="float">
            <text:p>99</text:p>
          </table:table-cell>
          <table:table-cell table:formula="of:=IF([.A163]=&quot;forward&quot;;[.D162]+[.B163];IF([.A163]=&quot;backward&quot;;[.D162]-[.B163];[.D162]))" office:value-type="float" office:value="278" calcext:value-type="float">
            <text:p>278</text:p>
          </table:table-cell>
          <table:table-cell table:formula="of:=IF([.A163]=&quot;forward&quot;;[.E162]+[.B163]*[.C163];[.E162])" office:value-type="float" office:value="14979" calcext:value-type="float">
            <text:p>14979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164]=&quot;down&quot;;[.C163]+[.B164];IF([.A164]=&quot;up&quot;;[.C163]-[.B164];[.C163]))" office:value-type="float" office:value="90" calcext:value-type="float">
            <text:p>90</text:p>
          </table:table-cell>
          <table:table-cell table:formula="of:=IF([.A164]=&quot;forward&quot;;[.D163]+[.B164];IF([.A164]=&quot;backward&quot;;[.D163]-[.B164];[.D163]))" office:value-type="float" office:value="278" calcext:value-type="float">
            <text:p>278</text:p>
          </table:table-cell>
          <table:table-cell table:formula="of:=IF([.A164]=&quot;forward&quot;;[.E163]+[.B164]*[.C164];[.E163])" office:value-type="float" office:value="14979" calcext:value-type="float">
            <text:p>1497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65]=&quot;down&quot;;[.C164]+[.B165];IF([.A165]=&quot;up&quot;;[.C164]-[.B165];[.C164]))" office:value-type="float" office:value="91" calcext:value-type="float">
            <text:p>91</text:p>
          </table:table-cell>
          <table:table-cell table:formula="of:=IF([.A165]=&quot;forward&quot;;[.D164]+[.B165];IF([.A165]=&quot;backward&quot;;[.D164]-[.B165];[.D164]))" office:value-type="float" office:value="278" calcext:value-type="float">
            <text:p>278</text:p>
          </table:table-cell>
          <table:table-cell table:formula="of:=IF([.A165]=&quot;forward&quot;;[.E164]+[.B165]*[.C165];[.E164])" office:value-type="float" office:value="14979" calcext:value-type="float">
            <text:p>1497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166]=&quot;down&quot;;[.C165]+[.B166];IF([.A166]=&quot;up&quot;;[.C165]-[.B166];[.C165]))" office:value-type="float" office:value="91" calcext:value-type="float">
            <text:p>91</text:p>
          </table:table-cell>
          <table:table-cell table:formula="of:=IF([.A166]=&quot;forward&quot;;[.D165]+[.B166];IF([.A166]=&quot;backward&quot;;[.D165]-[.B166];[.D165]))" office:value-type="float" office:value="279" calcext:value-type="float">
            <text:p>279</text:p>
          </table:table-cell>
          <table:table-cell table:formula="of:=IF([.A166]=&quot;forward&quot;;[.E165]+[.B166]*[.C166];[.E165])" office:value-type="float" office:value="15070" calcext:value-type="float">
            <text:p>1507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67]=&quot;down&quot;;[.C166]+[.B167];IF([.A167]=&quot;up&quot;;[.C166]-[.B167];[.C166]))" office:value-type="float" office:value="91" calcext:value-type="float">
            <text:p>91</text:p>
          </table:table-cell>
          <table:table-cell table:formula="of:=IF([.A167]=&quot;forward&quot;;[.D166]+[.B167];IF([.A167]=&quot;backward&quot;;[.D166]-[.B167];[.D166]))" office:value-type="float" office:value="285" calcext:value-type="float">
            <text:p>285</text:p>
          </table:table-cell>
          <table:table-cell table:formula="of:=IF([.A167]=&quot;forward&quot;;[.E166]+[.B167]*[.C167];[.E166])" office:value-type="float" office:value="15616" calcext:value-type="float">
            <text:p>1561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68]=&quot;down&quot;;[.C167]+[.B168];IF([.A168]=&quot;up&quot;;[.C167]-[.B168];[.C167]))" office:value-type="float" office:value="100" calcext:value-type="float">
            <text:p>100</text:p>
          </table:table-cell>
          <table:table-cell table:formula="of:=IF([.A168]=&quot;forward&quot;;[.D167]+[.B168];IF([.A168]=&quot;backward&quot;;[.D167]-[.B168];[.D167]))" office:value-type="float" office:value="285" calcext:value-type="float">
            <text:p>285</text:p>
          </table:table-cell>
          <table:table-cell table:formula="of:=IF([.A168]=&quot;forward&quot;;[.E167]+[.B168]*[.C168];[.E167])" office:value-type="float" office:value="15616" calcext:value-type="float">
            <text:p>1561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169]=&quot;down&quot;;[.C168]+[.B169];IF([.A169]=&quot;up&quot;;[.C168]-[.B169];[.C168]))" office:value-type="float" office:value="100" calcext:value-type="float">
            <text:p>100</text:p>
          </table:table-cell>
          <table:table-cell table:formula="of:=IF([.A169]=&quot;forward&quot;;[.D168]+[.B169];IF([.A169]=&quot;backward&quot;;[.D168]-[.B169];[.D168]))" office:value-type="float" office:value="290" calcext:value-type="float">
            <text:p>290</text:p>
          </table:table-cell>
          <table:table-cell table:formula="of:=IF([.A169]=&quot;forward&quot;;[.E168]+[.B169]*[.C169];[.E168])" office:value-type="float" office:value="16116" calcext:value-type="float">
            <text:p>1611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170]=&quot;down&quot;;[.C169]+[.B170];IF([.A170]=&quot;up&quot;;[.C169]-[.B170];[.C169]))" office:value-type="float" office:value="100" calcext:value-type="float">
            <text:p>100</text:p>
          </table:table-cell>
          <table:table-cell table:formula="of:=IF([.A170]=&quot;forward&quot;;[.D169]+[.B170];IF([.A170]=&quot;backward&quot;;[.D169]-[.B170];[.D169]))" office:value-type="float" office:value="293" calcext:value-type="float">
            <text:p>293</text:p>
          </table:table-cell>
          <table:table-cell table:formula="of:=IF([.A170]=&quot;forward&quot;;[.E169]+[.B170]*[.C170];[.E169])" office:value-type="float" office:value="16416" calcext:value-type="float">
            <text:p>1641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171]=&quot;down&quot;;[.C170]+[.B171];IF([.A171]=&quot;up&quot;;[.C170]-[.B171];[.C170]))" office:value-type="float" office:value="100" calcext:value-type="float">
            <text:p>100</text:p>
          </table:table-cell>
          <table:table-cell table:formula="of:=IF([.A171]=&quot;forward&quot;;[.D170]+[.B171];IF([.A171]=&quot;backward&quot;;[.D170]-[.B171];[.D170]))" office:value-type="float" office:value="295" calcext:value-type="float">
            <text:p>295</text:p>
          </table:table-cell>
          <table:table-cell table:formula="of:=IF([.A171]=&quot;forward&quot;;[.E170]+[.B171]*[.C171];[.E170])" office:value-type="float" office:value="16616" calcext:value-type="float">
            <text:p>1661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172]=&quot;down&quot;;[.C171]+[.B172];IF([.A172]=&quot;up&quot;;[.C171]-[.B172];[.C171]))" office:value-type="float" office:value="107" calcext:value-type="float">
            <text:p>107</text:p>
          </table:table-cell>
          <table:table-cell table:formula="of:=IF([.A172]=&quot;forward&quot;;[.D171]+[.B172];IF([.A172]=&quot;backward&quot;;[.D171]-[.B172];[.D171]))" office:value-type="float" office:value="295" calcext:value-type="float">
            <text:p>295</text:p>
          </table:table-cell>
          <table:table-cell table:formula="of:=IF([.A172]=&quot;forward&quot;;[.E171]+[.B172]*[.C172];[.E171])" office:value-type="float" office:value="16616" calcext:value-type="float">
            <text:p>1661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173]=&quot;down&quot;;[.C172]+[.B173];IF([.A173]=&quot;up&quot;;[.C172]-[.B173];[.C172]))" office:value-type="float" office:value="112" calcext:value-type="float">
            <text:p>112</text:p>
          </table:table-cell>
          <table:table-cell table:formula="of:=IF([.A173]=&quot;forward&quot;;[.D172]+[.B173];IF([.A173]=&quot;backward&quot;;[.D172]-[.B173];[.D172]))" office:value-type="float" office:value="295" calcext:value-type="float">
            <text:p>295</text:p>
          </table:table-cell>
          <table:table-cell table:formula="of:=IF([.A173]=&quot;forward&quot;;[.E172]+[.B173]*[.C173];[.E172])" office:value-type="float" office:value="16616" calcext:value-type="float">
            <text:p>1661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74]=&quot;down&quot;;[.C173]+[.B174];IF([.A174]=&quot;up&quot;;[.C173]-[.B174];[.C173]))" office:value-type="float" office:value="120" calcext:value-type="float">
            <text:p>120</text:p>
          </table:table-cell>
          <table:table-cell table:formula="of:=IF([.A174]=&quot;forward&quot;;[.D173]+[.B174];IF([.A174]=&quot;backward&quot;;[.D173]-[.B174];[.D173]))" office:value-type="float" office:value="295" calcext:value-type="float">
            <text:p>295</text:p>
          </table:table-cell>
          <table:table-cell table:formula="of:=IF([.A174]=&quot;forward&quot;;[.E173]+[.B174]*[.C174];[.E173])" office:value-type="float" office:value="16616" calcext:value-type="float">
            <text:p>1661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75]=&quot;down&quot;;[.C174]+[.B175];IF([.A175]=&quot;up&quot;;[.C174]-[.B175];[.C174]))" office:value-type="float" office:value="120" calcext:value-type="float">
            <text:p>120</text:p>
          </table:table-cell>
          <table:table-cell table:formula="of:=IF([.A175]=&quot;forward&quot;;[.D174]+[.B175];IF([.A175]=&quot;backward&quot;;[.D174]-[.B175];[.D174]))" office:value-type="float" office:value="304" calcext:value-type="float">
            <text:p>304</text:p>
          </table:table-cell>
          <table:table-cell table:formula="of:=IF([.A175]=&quot;forward&quot;;[.E174]+[.B175]*[.C175];[.E174])" office:value-type="float" office:value="17696" calcext:value-type="float">
            <text:p>1769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176]=&quot;down&quot;;[.C175]+[.B176];IF([.A176]=&quot;up&quot;;[.C175]-[.B176];[.C175]))" office:value-type="float" office:value="120" calcext:value-type="float">
            <text:p>120</text:p>
          </table:table-cell>
          <table:table-cell table:formula="of:=IF([.A176]=&quot;forward&quot;;[.D175]+[.B176];IF([.A176]=&quot;backward&quot;;[.D175]-[.B176];[.D175]))" office:value-type="float" office:value="308" calcext:value-type="float">
            <text:p>308</text:p>
          </table:table-cell>
          <table:table-cell table:formula="of:=IF([.A176]=&quot;forward&quot;;[.E175]+[.B176]*[.C176];[.E175])" office:value-type="float" office:value="18176" calcext:value-type="float">
            <text:p>1817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77]=&quot;down&quot;;[.C176]+[.B177];IF([.A177]=&quot;up&quot;;[.C176]-[.B177];[.C176]))" office:value-type="float" office:value="122" calcext:value-type="float">
            <text:p>122</text:p>
          </table:table-cell>
          <table:table-cell table:formula="of:=IF([.A177]=&quot;forward&quot;;[.D176]+[.B177];IF([.A177]=&quot;backward&quot;;[.D176]-[.B177];[.D176]))" office:value-type="float" office:value="308" calcext:value-type="float">
            <text:p>308</text:p>
          </table:table-cell>
          <table:table-cell table:formula="of:=IF([.A177]=&quot;forward&quot;;[.E176]+[.B177]*[.C177];[.E176])" office:value-type="float" office:value="18176" calcext:value-type="float">
            <text:p>1817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178]=&quot;down&quot;;[.C177]+[.B178];IF([.A178]=&quot;up&quot;;[.C177]-[.B178];[.C177]))" office:value-type="float" office:value="113" calcext:value-type="float">
            <text:p>113</text:p>
          </table:table-cell>
          <table:table-cell table:formula="of:=IF([.A178]=&quot;forward&quot;;[.D177]+[.B178];IF([.A178]=&quot;backward&quot;;[.D177]-[.B178];[.D177]))" office:value-type="float" office:value="308" calcext:value-type="float">
            <text:p>308</text:p>
          </table:table-cell>
          <table:table-cell table:formula="of:=IF([.A178]=&quot;forward&quot;;[.E177]+[.B178]*[.C178];[.E177])" office:value-type="float" office:value="18176" calcext:value-type="float">
            <text:p>1817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79]=&quot;down&quot;;[.C178]+[.B179];IF([.A179]=&quot;up&quot;;[.C178]-[.B179];[.C178]))" office:value-type="float" office:value="114" calcext:value-type="float">
            <text:p>114</text:p>
          </table:table-cell>
          <table:table-cell table:formula="of:=IF([.A179]=&quot;forward&quot;;[.D178]+[.B179];IF([.A179]=&quot;backward&quot;;[.D178]-[.B179];[.D178]))" office:value-type="float" office:value="308" calcext:value-type="float">
            <text:p>308</text:p>
          </table:table-cell>
          <table:table-cell table:formula="of:=IF([.A179]=&quot;forward&quot;;[.E178]+[.B179]*[.C179];[.E178])" office:value-type="float" office:value="18176" calcext:value-type="float">
            <text:p>1817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180]=&quot;down&quot;;[.C179]+[.B180];IF([.A180]=&quot;up&quot;;[.C179]-[.B180];[.C179]))" office:value-type="float" office:value="114" calcext:value-type="float">
            <text:p>114</text:p>
          </table:table-cell>
          <table:table-cell table:formula="of:=IF([.A180]=&quot;forward&quot;;[.D179]+[.B180];IF([.A180]=&quot;backward&quot;;[.D179]-[.B180];[.D179]))" office:value-type="float" office:value="313" calcext:value-type="float">
            <text:p>313</text:p>
          </table:table-cell>
          <table:table-cell table:formula="of:=IF([.A180]=&quot;forward&quot;;[.E179]+[.B180]*[.C180];[.E179])" office:value-type="float" office:value="18746" calcext:value-type="float">
            <text:p>1874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181]=&quot;down&quot;;[.C180]+[.B181];IF([.A181]=&quot;up&quot;;[.C180]-[.B181];[.C180]))" office:value-type="float" office:value="114" calcext:value-type="float">
            <text:p>114</text:p>
          </table:table-cell>
          <table:table-cell table:formula="of:=IF([.A181]=&quot;forward&quot;;[.D180]+[.B181];IF([.A181]=&quot;backward&quot;;[.D180]-[.B181];[.D180]))" office:value-type="float" office:value="314" calcext:value-type="float">
            <text:p>314</text:p>
          </table:table-cell>
          <table:table-cell table:formula="of:=IF([.A181]=&quot;forward&quot;;[.E180]+[.B181]*[.C181];[.E180])" office:value-type="float" office:value="18860" calcext:value-type="float">
            <text:p>1886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82]=&quot;down&quot;;[.C181]+[.B182];IF([.A182]=&quot;up&quot;;[.C181]-[.B182];[.C181]))" office:value-type="float" office:value="114" calcext:value-type="float">
            <text:p>114</text:p>
          </table:table-cell>
          <table:table-cell table:formula="of:=IF([.A182]=&quot;forward&quot;;[.D181]+[.B182];IF([.A182]=&quot;backward&quot;;[.D181]-[.B182];[.D181]))" office:value-type="float" office:value="323" calcext:value-type="float">
            <text:p>323</text:p>
          </table:table-cell>
          <table:table-cell table:formula="of:=IF([.A182]=&quot;forward&quot;;[.E181]+[.B182]*[.C182];[.E181])" office:value-type="float" office:value="19886" calcext:value-type="float">
            <text:p>1988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83]=&quot;down&quot;;[.C182]+[.B183];IF([.A183]=&quot;up&quot;;[.C182]-[.B183];[.C182]))" office:value-type="float" office:value="122" calcext:value-type="float">
            <text:p>122</text:p>
          </table:table-cell>
          <table:table-cell table:formula="of:=IF([.A183]=&quot;forward&quot;;[.D182]+[.B183];IF([.A183]=&quot;backward&quot;;[.D182]-[.B183];[.D182]))" office:value-type="float" office:value="323" calcext:value-type="float">
            <text:p>323</text:p>
          </table:table-cell>
          <table:table-cell table:formula="of:=IF([.A183]=&quot;forward&quot;;[.E182]+[.B183]*[.C183];[.E182])" office:value-type="float" office:value="19886" calcext:value-type="float">
            <text:p>1988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184]=&quot;down&quot;;[.C183]+[.B184];IF([.A184]=&quot;up&quot;;[.C183]-[.B184];[.C183]))" office:value-type="float" office:value="122" calcext:value-type="float">
            <text:p>122</text:p>
          </table:table-cell>
          <table:table-cell table:formula="of:=IF([.A184]=&quot;forward&quot;;[.D183]+[.B184];IF([.A184]=&quot;backward&quot;;[.D183]-[.B184];[.D183]))" office:value-type="float" office:value="328" calcext:value-type="float">
            <text:p>328</text:p>
          </table:table-cell>
          <table:table-cell table:formula="of:=IF([.A184]=&quot;forward&quot;;[.E183]+[.B184]*[.C184];[.E183])" office:value-type="float" office:value="20496" calcext:value-type="float">
            <text:p>2049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85]=&quot;down&quot;;[.C184]+[.B185];IF([.A185]=&quot;up&quot;;[.C184]-[.B185];[.C184]))" office:value-type="float" office:value="130" calcext:value-type="float">
            <text:p>130</text:p>
          </table:table-cell>
          <table:table-cell table:formula="of:=IF([.A185]=&quot;forward&quot;;[.D184]+[.B185];IF([.A185]=&quot;backward&quot;;[.D184]-[.B185];[.D184]))" office:value-type="float" office:value="328" calcext:value-type="float">
            <text:p>328</text:p>
          </table:table-cell>
          <table:table-cell table:formula="of:=IF([.A185]=&quot;forward&quot;;[.E184]+[.B185]*[.C185];[.E184])" office:value-type="float" office:value="20496" calcext:value-type="float">
            <text:p>2049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186]=&quot;down&quot;;[.C185]+[.B186];IF([.A186]=&quot;up&quot;;[.C185]-[.B186];[.C185]))" office:value-type="float" office:value="130" calcext:value-type="float">
            <text:p>130</text:p>
          </table:table-cell>
          <table:table-cell table:formula="of:=IF([.A186]=&quot;forward&quot;;[.D185]+[.B186];IF([.A186]=&quot;backward&quot;;[.D185]-[.B186];[.D185]))" office:value-type="float" office:value="331" calcext:value-type="float">
            <text:p>331</text:p>
          </table:table-cell>
          <table:table-cell table:formula="of:=IF([.A186]=&quot;forward&quot;;[.E185]+[.B186]*[.C186];[.E185])" office:value-type="float" office:value="20886" calcext:value-type="float">
            <text:p>2088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187]=&quot;down&quot;;[.C186]+[.B187];IF([.A187]=&quot;up&quot;;[.C186]-[.B187];[.C186]))" office:value-type="float" office:value="126" calcext:value-type="float">
            <text:p>126</text:p>
          </table:table-cell>
          <table:table-cell table:formula="of:=IF([.A187]=&quot;forward&quot;;[.D186]+[.B187];IF([.A187]=&quot;backward&quot;;[.D186]-[.B187];[.D186]))" office:value-type="float" office:value="331" calcext:value-type="float">
            <text:p>331</text:p>
          </table:table-cell>
          <table:table-cell table:formula="of:=IF([.A187]=&quot;forward&quot;;[.E186]+[.B187]*[.C187];[.E186])" office:value-type="float" office:value="20886" calcext:value-type="float">
            <text:p>2088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188]=&quot;down&quot;;[.C187]+[.B188];IF([.A188]=&quot;up&quot;;[.C187]-[.B188];[.C187]))" office:value-type="float" office:value="133" calcext:value-type="float">
            <text:p>133</text:p>
          </table:table-cell>
          <table:table-cell table:formula="of:=IF([.A188]=&quot;forward&quot;;[.D187]+[.B188];IF([.A188]=&quot;backward&quot;;[.D187]-[.B188];[.D187]))" office:value-type="float" office:value="331" calcext:value-type="float">
            <text:p>331</text:p>
          </table:table-cell>
          <table:table-cell table:formula="of:=IF([.A188]=&quot;forward&quot;;[.E187]+[.B188]*[.C188];[.E187])" office:value-type="float" office:value="20886" calcext:value-type="float">
            <text:p>2088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89]=&quot;down&quot;;[.C188]+[.B189];IF([.A189]=&quot;up&quot;;[.C188]-[.B189];[.C188]))" office:value-type="float" office:value="142" calcext:value-type="float">
            <text:p>142</text:p>
          </table:table-cell>
          <table:table-cell table:formula="of:=IF([.A189]=&quot;forward&quot;;[.D188]+[.B189];IF([.A189]=&quot;backward&quot;;[.D188]-[.B189];[.D188]))" office:value-type="float" office:value="331" calcext:value-type="float">
            <text:p>331</text:p>
          </table:table-cell>
          <table:table-cell table:formula="of:=IF([.A189]=&quot;forward&quot;;[.E188]+[.B189]*[.C189];[.E188])" office:value-type="float" office:value="20886" calcext:value-type="float">
            <text:p>2088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190]=&quot;down&quot;;[.C189]+[.B190];IF([.A190]=&quot;up&quot;;[.C189]-[.B190];[.C189]))" office:value-type="float" office:value="142" calcext:value-type="float">
            <text:p>142</text:p>
          </table:table-cell>
          <table:table-cell table:formula="of:=IF([.A190]=&quot;forward&quot;;[.D189]+[.B190];IF([.A190]=&quot;backward&quot;;[.D189]-[.B190];[.D189]))" office:value-type="float" office:value="334" calcext:value-type="float">
            <text:p>334</text:p>
          </table:table-cell>
          <table:table-cell table:formula="of:=IF([.A190]=&quot;forward&quot;;[.E189]+[.B190]*[.C190];[.E189])" office:value-type="float" office:value="21312" calcext:value-type="float">
            <text:p>2131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191]=&quot;down&quot;;[.C190]+[.B191];IF([.A191]=&quot;up&quot;;[.C190]-[.B191];[.C190]))" office:value-type="float" office:value="142" calcext:value-type="float">
            <text:p>142</text:p>
          </table:table-cell>
          <table:table-cell table:formula="of:=IF([.A191]=&quot;forward&quot;;[.D190]+[.B191];IF([.A191]=&quot;backward&quot;;[.D190]-[.B191];[.D190]))" office:value-type="float" office:value="341" calcext:value-type="float">
            <text:p>341</text:p>
          </table:table-cell>
          <table:table-cell table:formula="of:=IF([.A191]=&quot;forward&quot;;[.E190]+[.B191]*[.C191];[.E190])" office:value-type="float" office:value="22306" calcext:value-type="float">
            <text:p>2230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92]=&quot;down&quot;;[.C191]+[.B192];IF([.A192]=&quot;up&quot;;[.C191]-[.B192];[.C191]))" office:value-type="float" office:value="151" calcext:value-type="float">
            <text:p>151</text:p>
          </table:table-cell>
          <table:table-cell table:formula="of:=IF([.A192]=&quot;forward&quot;;[.D191]+[.B192];IF([.A192]=&quot;backward&quot;;[.D191]-[.B192];[.D191]))" office:value-type="float" office:value="341" calcext:value-type="float">
            <text:p>341</text:p>
          </table:table-cell>
          <table:table-cell table:formula="of:=IF([.A192]=&quot;forward&quot;;[.E191]+[.B192]*[.C192];[.E191])" office:value-type="float" office:value="22306" calcext:value-type="float">
            <text:p>2230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193]=&quot;down&quot;;[.C192]+[.B193];IF([.A193]=&quot;up&quot;;[.C192]-[.B193];[.C192]))" office:value-type="float" office:value="146" calcext:value-type="float">
            <text:p>146</text:p>
          </table:table-cell>
          <table:table-cell table:formula="of:=IF([.A193]=&quot;forward&quot;;[.D192]+[.B193];IF([.A193]=&quot;backward&quot;;[.D192]-[.B193];[.D192]))" office:value-type="float" office:value="341" calcext:value-type="float">
            <text:p>341</text:p>
          </table:table-cell>
          <table:table-cell table:formula="of:=IF([.A193]=&quot;forward&quot;;[.E192]+[.B193]*[.C193];[.E192])" office:value-type="float" office:value="22306" calcext:value-type="float">
            <text:p>2230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194]=&quot;down&quot;;[.C193]+[.B194];IF([.A194]=&quot;up&quot;;[.C193]-[.B194];[.C193]))" office:value-type="float" office:value="139" calcext:value-type="float">
            <text:p>139</text:p>
          </table:table-cell>
          <table:table-cell table:formula="of:=IF([.A194]=&quot;forward&quot;;[.D193]+[.B194];IF([.A194]=&quot;backward&quot;;[.D193]-[.B194];[.D193]))" office:value-type="float" office:value="341" calcext:value-type="float">
            <text:p>341</text:p>
          </table:table-cell>
          <table:table-cell table:formula="of:=IF([.A194]=&quot;forward&quot;;[.E193]+[.B194]*[.C194];[.E193])" office:value-type="float" office:value="22306" calcext:value-type="float">
            <text:p>2230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195]=&quot;down&quot;;[.C194]+[.B195];IF([.A195]=&quot;up&quot;;[.C194]-[.B195];[.C194]))" office:value-type="float" office:value="139" calcext:value-type="float">
            <text:p>139</text:p>
          </table:table-cell>
          <table:table-cell table:formula="of:=IF([.A195]=&quot;forward&quot;;[.D194]+[.B195];IF([.A195]=&quot;backward&quot;;[.D194]-[.B195];[.D194]))" office:value-type="float" office:value="349" calcext:value-type="float">
            <text:p>349</text:p>
          </table:table-cell>
          <table:table-cell table:formula="of:=IF([.A195]=&quot;forward&quot;;[.E194]+[.B195]*[.C195];[.E194])" office:value-type="float" office:value="23418" calcext:value-type="float">
            <text:p>2341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96]=&quot;down&quot;;[.C195]+[.B196];IF([.A196]=&quot;up&quot;;[.C195]-[.B196];[.C195]))" office:value-type="float" office:value="142" calcext:value-type="float">
            <text:p>142</text:p>
          </table:table-cell>
          <table:table-cell table:formula="of:=IF([.A196]=&quot;forward&quot;;[.D195]+[.B196];IF([.A196]=&quot;backward&quot;;[.D195]-[.B196];[.D195]))" office:value-type="float" office:value="349" calcext:value-type="float">
            <text:p>349</text:p>
          </table:table-cell>
          <table:table-cell table:formula="of:=IF([.A196]=&quot;forward&quot;;[.E195]+[.B196]*[.C196];[.E195])" office:value-type="float" office:value="23418" calcext:value-type="float">
            <text:p>2341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97]=&quot;down&quot;;[.C196]+[.B197];IF([.A197]=&quot;up&quot;;[.C196]-[.B197];[.C196]))" office:value-type="float" office:value="151" calcext:value-type="float">
            <text:p>151</text:p>
          </table:table-cell>
          <table:table-cell table:formula="of:=IF([.A197]=&quot;forward&quot;;[.D196]+[.B197];IF([.A197]=&quot;backward&quot;;[.D196]-[.B197];[.D196]))" office:value-type="float" office:value="349" calcext:value-type="float">
            <text:p>349</text:p>
          </table:table-cell>
          <table:table-cell table:formula="of:=IF([.A197]=&quot;forward&quot;;[.E196]+[.B197]*[.C197];[.E196])" office:value-type="float" office:value="23418" calcext:value-type="float">
            <text:p>2341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98]=&quot;down&quot;;[.C197]+[.B198];IF([.A198]=&quot;up&quot;;[.C197]-[.B198];[.C197]))" office:value-type="float" office:value="152" calcext:value-type="float">
            <text:p>152</text:p>
          </table:table-cell>
          <table:table-cell table:formula="of:=IF([.A198]=&quot;forward&quot;;[.D197]+[.B198];IF([.A198]=&quot;backward&quot;;[.D197]-[.B198];[.D197]))" office:value-type="float" office:value="349" calcext:value-type="float">
            <text:p>349</text:p>
          </table:table-cell>
          <table:table-cell table:formula="of:=IF([.A198]=&quot;forward&quot;;[.E197]+[.B198]*[.C198];[.E197])" office:value-type="float" office:value="23418" calcext:value-type="float">
            <text:p>2341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199]=&quot;down&quot;;[.C198]+[.B199];IF([.A199]=&quot;up&quot;;[.C198]-[.B199];[.C198]))" office:value-type="float" office:value="152" calcext:value-type="float">
            <text:p>152</text:p>
          </table:table-cell>
          <table:table-cell table:formula="of:=IF([.A199]=&quot;forward&quot;;[.D198]+[.B199];IF([.A199]=&quot;backward&quot;;[.D198]-[.B199];[.D198]))" office:value-type="float" office:value="352" calcext:value-type="float">
            <text:p>352</text:p>
          </table:table-cell>
          <table:table-cell table:formula="of:=IF([.A199]=&quot;forward&quot;;[.E198]+[.B199]*[.C199];[.E198])" office:value-type="float" office:value="23874" calcext:value-type="float">
            <text:p>2387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200]=&quot;down&quot;;[.C199]+[.B200];IF([.A200]=&quot;up&quot;;[.C199]-[.B200];[.C199]))" office:value-type="float" office:value="153" calcext:value-type="float">
            <text:p>153</text:p>
          </table:table-cell>
          <table:table-cell table:formula="of:=IF([.A200]=&quot;forward&quot;;[.D199]+[.B200];IF([.A200]=&quot;backward&quot;;[.D199]-[.B200];[.D199]))" office:value-type="float" office:value="352" calcext:value-type="float">
            <text:p>352</text:p>
          </table:table-cell>
          <table:table-cell table:formula="of:=IF([.A200]=&quot;forward&quot;;[.E199]+[.B200]*[.C200];[.E199])" office:value-type="float" office:value="23874" calcext:value-type="float">
            <text:p>2387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201]=&quot;down&quot;;[.C200]+[.B201];IF([.A201]=&quot;up&quot;;[.C200]-[.B201];[.C200]))" office:value-type="float" office:value="144" calcext:value-type="float">
            <text:p>144</text:p>
          </table:table-cell>
          <table:table-cell table:formula="of:=IF([.A201]=&quot;forward&quot;;[.D200]+[.B201];IF([.A201]=&quot;backward&quot;;[.D200]-[.B201];[.D200]))" office:value-type="float" office:value="352" calcext:value-type="float">
            <text:p>352</text:p>
          </table:table-cell>
          <table:table-cell table:formula="of:=IF([.A201]=&quot;forward&quot;;[.E200]+[.B201]*[.C201];[.E200])" office:value-type="float" office:value="23874" calcext:value-type="float">
            <text:p>2387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202]=&quot;down&quot;;[.C201]+[.B202];IF([.A202]=&quot;up&quot;;[.C201]-[.B202];[.C201]))" office:value-type="float" office:value="144" calcext:value-type="float">
            <text:p>144</text:p>
          </table:table-cell>
          <table:table-cell table:formula="of:=IF([.A202]=&quot;forward&quot;;[.D201]+[.B202];IF([.A202]=&quot;backward&quot;;[.D201]-[.B202];[.D201]))" office:value-type="float" office:value="358" calcext:value-type="float">
            <text:p>358</text:p>
          </table:table-cell>
          <table:table-cell table:formula="of:=IF([.A202]=&quot;forward&quot;;[.E201]+[.B202]*[.C202];[.E201])" office:value-type="float" office:value="24738" calcext:value-type="float">
            <text:p>2473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203]=&quot;down&quot;;[.C202]+[.B203];IF([.A203]=&quot;up&quot;;[.C202]-[.B203];[.C202]))" office:value-type="float" office:value="153" calcext:value-type="float">
            <text:p>153</text:p>
          </table:table-cell>
          <table:table-cell table:formula="of:=IF([.A203]=&quot;forward&quot;;[.D202]+[.B203];IF([.A203]=&quot;backward&quot;;[.D202]-[.B203];[.D202]))" office:value-type="float" office:value="358" calcext:value-type="float">
            <text:p>358</text:p>
          </table:table-cell>
          <table:table-cell table:formula="of:=IF([.A203]=&quot;forward&quot;;[.E202]+[.B203]*[.C203];[.E202])" office:value-type="float" office:value="24738" calcext:value-type="float">
            <text:p>2473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04]=&quot;down&quot;;[.C203]+[.B204];IF([.A204]=&quot;up&quot;;[.C203]-[.B204];[.C203]))" office:value-type="float" office:value="153" calcext:value-type="float">
            <text:p>153</text:p>
          </table:table-cell>
          <table:table-cell table:formula="of:=IF([.A204]=&quot;forward&quot;;[.D203]+[.B204];IF([.A204]=&quot;backward&quot;;[.D203]-[.B204];[.D203]))" office:value-type="float" office:value="359" calcext:value-type="float">
            <text:p>359</text:p>
          </table:table-cell>
          <table:table-cell table:formula="of:=IF([.A204]=&quot;forward&quot;;[.E203]+[.B204]*[.C204];[.E203])" office:value-type="float" office:value="24891" calcext:value-type="float">
            <text:p>2489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05]=&quot;down&quot;;[.C204]+[.B205];IF([.A205]=&quot;up&quot;;[.C204]-[.B205];[.C204]))" office:value-type="float" office:value="153" calcext:value-type="float">
            <text:p>153</text:p>
          </table:table-cell>
          <table:table-cell table:formula="of:=IF([.A205]=&quot;forward&quot;;[.D204]+[.B205];IF([.A205]=&quot;backward&quot;;[.D204]-[.B205];[.D204]))" office:value-type="float" office:value="364" calcext:value-type="float">
            <text:p>364</text:p>
          </table:table-cell>
          <table:table-cell table:formula="of:=IF([.A205]=&quot;forward&quot;;[.E204]+[.B205]*[.C205];[.E204])" office:value-type="float" office:value="25656" calcext:value-type="float">
            <text:p>2565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06]=&quot;down&quot;;[.C205]+[.B206];IF([.A206]=&quot;up&quot;;[.C205]-[.B206];[.C205]))" office:value-type="float" office:value="159" calcext:value-type="float">
            <text:p>159</text:p>
          </table:table-cell>
          <table:table-cell table:formula="of:=IF([.A206]=&quot;forward&quot;;[.D205]+[.B206];IF([.A206]=&quot;backward&quot;;[.D205]-[.B206];[.D205]))" office:value-type="float" office:value="364" calcext:value-type="float">
            <text:p>364</text:p>
          </table:table-cell>
          <table:table-cell table:formula="of:=IF([.A206]=&quot;forward&quot;;[.E205]+[.B206]*[.C206];[.E205])" office:value-type="float" office:value="25656" calcext:value-type="float">
            <text:p>2565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207]=&quot;down&quot;;[.C206]+[.B207];IF([.A207]=&quot;up&quot;;[.C206]-[.B207];[.C206]))" office:value-type="float" office:value="152" calcext:value-type="float">
            <text:p>152</text:p>
          </table:table-cell>
          <table:table-cell table:formula="of:=IF([.A207]=&quot;forward&quot;;[.D206]+[.B207];IF([.A207]=&quot;backward&quot;;[.D206]-[.B207];[.D206]))" office:value-type="float" office:value="364" calcext:value-type="float">
            <text:p>364</text:p>
          </table:table-cell>
          <table:table-cell table:formula="of:=IF([.A207]=&quot;forward&quot;;[.E206]+[.B207]*[.C207];[.E206])" office:value-type="float" office:value="25656" calcext:value-type="float">
            <text:p>2565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208]=&quot;down&quot;;[.C207]+[.B208];IF([.A208]=&quot;up&quot;;[.C207]-[.B208];[.C207]))" office:value-type="float" office:value="152" calcext:value-type="float">
            <text:p>152</text:p>
          </table:table-cell>
          <table:table-cell table:formula="of:=IF([.A208]=&quot;forward&quot;;[.D207]+[.B208];IF([.A208]=&quot;backward&quot;;[.D207]-[.B208];[.D207]))" office:value-type="float" office:value="373" calcext:value-type="float">
            <text:p>373</text:p>
          </table:table-cell>
          <table:table-cell table:formula="of:=IF([.A208]=&quot;forward&quot;;[.E207]+[.B208]*[.C208];[.E207])" office:value-type="float" office:value="27024" calcext:value-type="float">
            <text:p>2702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209]=&quot;down&quot;;[.C208]+[.B209];IF([.A209]=&quot;up&quot;;[.C208]-[.B209];[.C208]))" office:value-type="float" office:value="161" calcext:value-type="float">
            <text:p>161</text:p>
          </table:table-cell>
          <table:table-cell table:formula="of:=IF([.A209]=&quot;forward&quot;;[.D208]+[.B209];IF([.A209]=&quot;backward&quot;;[.D208]-[.B209];[.D208]))" office:value-type="float" office:value="373" calcext:value-type="float">
            <text:p>373</text:p>
          </table:table-cell>
          <table:table-cell table:formula="of:=IF([.A209]=&quot;forward&quot;;[.E208]+[.B209]*[.C209];[.E208])" office:value-type="float" office:value="27024" calcext:value-type="float">
            <text:p>2702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210]=&quot;down&quot;;[.C209]+[.B210];IF([.A210]=&quot;up&quot;;[.C209]-[.B210];[.C209]))" office:value-type="float" office:value="161" calcext:value-type="float">
            <text:p>161</text:p>
          </table:table-cell>
          <table:table-cell table:formula="of:=IF([.A210]=&quot;forward&quot;;[.D209]+[.B210];IF([.A210]=&quot;backward&quot;;[.D209]-[.B210];[.D209]))" office:value-type="float" office:value="379" calcext:value-type="float">
            <text:p>379</text:p>
          </table:table-cell>
          <table:table-cell table:formula="of:=IF([.A210]=&quot;forward&quot;;[.E209]+[.B210]*[.C210];[.E209])" office:value-type="float" office:value="27990" calcext:value-type="float">
            <text:p>2799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211]=&quot;down&quot;;[.C210]+[.B211];IF([.A211]=&quot;up&quot;;[.C210]-[.B211];[.C210]))" office:value-type="float" office:value="164" calcext:value-type="float">
            <text:p>164</text:p>
          </table:table-cell>
          <table:table-cell table:formula="of:=IF([.A211]=&quot;forward&quot;;[.D210]+[.B211];IF([.A211]=&quot;backward&quot;;[.D210]-[.B211];[.D210]))" office:value-type="float" office:value="379" calcext:value-type="float">
            <text:p>379</text:p>
          </table:table-cell>
          <table:table-cell table:formula="of:=IF([.A211]=&quot;forward&quot;;[.E210]+[.B211]*[.C211];[.E210])" office:value-type="float" office:value="27990" calcext:value-type="float">
            <text:p>2799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212]=&quot;down&quot;;[.C211]+[.B212];IF([.A212]=&quot;up&quot;;[.C211]-[.B212];[.C211]))" office:value-type="float" office:value="158" calcext:value-type="float">
            <text:p>158</text:p>
          </table:table-cell>
          <table:table-cell table:formula="of:=IF([.A212]=&quot;forward&quot;;[.D211]+[.B212];IF([.A212]=&quot;backward&quot;;[.D211]-[.B212];[.D211]))" office:value-type="float" office:value="379" calcext:value-type="float">
            <text:p>379</text:p>
          </table:table-cell>
          <table:table-cell table:formula="of:=IF([.A212]=&quot;forward&quot;;[.E211]+[.B212]*[.C212];[.E211])" office:value-type="float" office:value="27990" calcext:value-type="float">
            <text:p>2799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213]=&quot;down&quot;;[.C212]+[.B213];IF([.A213]=&quot;up&quot;;[.C212]-[.B213];[.C212]))" office:value-type="float" office:value="156" calcext:value-type="float">
            <text:p>156</text:p>
          </table:table-cell>
          <table:table-cell table:formula="of:=IF([.A213]=&quot;forward&quot;;[.D212]+[.B213];IF([.A213]=&quot;backward&quot;;[.D212]-[.B213];[.D212]))" office:value-type="float" office:value="379" calcext:value-type="float">
            <text:p>379</text:p>
          </table:table-cell>
          <table:table-cell table:formula="of:=IF([.A213]=&quot;forward&quot;;[.E212]+[.B213]*[.C213];[.E212])" office:value-type="float" office:value="27990" calcext:value-type="float">
            <text:p>2799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214]=&quot;down&quot;;[.C213]+[.B214];IF([.A214]=&quot;up&quot;;[.C213]-[.B214];[.C213]))" office:value-type="float" office:value="155" calcext:value-type="float">
            <text:p>155</text:p>
          </table:table-cell>
          <table:table-cell table:formula="of:=IF([.A214]=&quot;forward&quot;;[.D213]+[.B214];IF([.A214]=&quot;backward&quot;;[.D213]-[.B214];[.D213]))" office:value-type="float" office:value="379" calcext:value-type="float">
            <text:p>379</text:p>
          </table:table-cell>
          <table:table-cell table:formula="of:=IF([.A214]=&quot;forward&quot;;[.E213]+[.B214]*[.C214];[.E213])" office:value-type="float" office:value="27990" calcext:value-type="float">
            <text:p>2799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215]=&quot;down&quot;;[.C214]+[.B215];IF([.A215]=&quot;up&quot;;[.C214]-[.B215];[.C214]))" office:value-type="float" office:value="146" calcext:value-type="float">
            <text:p>146</text:p>
          </table:table-cell>
          <table:table-cell table:formula="of:=IF([.A215]=&quot;forward&quot;;[.D214]+[.B215];IF([.A215]=&quot;backward&quot;;[.D214]-[.B215];[.D214]))" office:value-type="float" office:value="379" calcext:value-type="float">
            <text:p>379</text:p>
          </table:table-cell>
          <table:table-cell table:formula="of:=IF([.A215]=&quot;forward&quot;;[.E214]+[.B215]*[.C215];[.E214])" office:value-type="float" office:value="27990" calcext:value-type="float">
            <text:p>2799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216]=&quot;down&quot;;[.C215]+[.B216];IF([.A216]=&quot;up&quot;;[.C215]-[.B216];[.C215]))" office:value-type="float" office:value="155" calcext:value-type="float">
            <text:p>155</text:p>
          </table:table-cell>
          <table:table-cell table:formula="of:=IF([.A216]=&quot;forward&quot;;[.D215]+[.B216];IF([.A216]=&quot;backward&quot;;[.D215]-[.B216];[.D215]))" office:value-type="float" office:value="379" calcext:value-type="float">
            <text:p>379</text:p>
          </table:table-cell>
          <table:table-cell table:formula="of:=IF([.A216]=&quot;forward&quot;;[.E215]+[.B216]*[.C216];[.E215])" office:value-type="float" office:value="27990" calcext:value-type="float">
            <text:p>2799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217]=&quot;down&quot;;[.C216]+[.B217];IF([.A217]=&quot;up&quot;;[.C216]-[.B217];[.C216]))" office:value-type="float" office:value="155" calcext:value-type="float">
            <text:p>155</text:p>
          </table:table-cell>
          <table:table-cell table:formula="of:=IF([.A217]=&quot;forward&quot;;[.D216]+[.B217];IF([.A217]=&quot;backward&quot;;[.D216]-[.B217];[.D216]))" office:value-type="float" office:value="383" calcext:value-type="float">
            <text:p>383</text:p>
          </table:table-cell>
          <table:table-cell table:formula="of:=IF([.A217]=&quot;forward&quot;;[.E216]+[.B217]*[.C217];[.E216])" office:value-type="float" office:value="28610" calcext:value-type="float">
            <text:p>2861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218]=&quot;down&quot;;[.C217]+[.B218];IF([.A218]=&quot;up&quot;;[.C217]-[.B218];[.C217]))" office:value-type="float" office:value="155" calcext:value-type="float">
            <text:p>155</text:p>
          </table:table-cell>
          <table:table-cell table:formula="of:=IF([.A218]=&quot;forward&quot;;[.D217]+[.B218];IF([.A218]=&quot;backward&quot;;[.D217]-[.B218];[.D217]))" office:value-type="float" office:value="389" calcext:value-type="float">
            <text:p>389</text:p>
          </table:table-cell>
          <table:table-cell table:formula="of:=IF([.A218]=&quot;forward&quot;;[.E217]+[.B218]*[.C218];[.E217])" office:value-type="float" office:value="29540" calcext:value-type="float">
            <text:p>2954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219]=&quot;down&quot;;[.C218]+[.B219];IF([.A219]=&quot;up&quot;;[.C218]-[.B219];[.C218]))" office:value-type="float" office:value="148" calcext:value-type="float">
            <text:p>148</text:p>
          </table:table-cell>
          <table:table-cell table:formula="of:=IF([.A219]=&quot;forward&quot;;[.D218]+[.B219];IF([.A219]=&quot;backward&quot;;[.D218]-[.B219];[.D218]))" office:value-type="float" office:value="389" calcext:value-type="float">
            <text:p>389</text:p>
          </table:table-cell>
          <table:table-cell table:formula="of:=IF([.A219]=&quot;forward&quot;;[.E218]+[.B219]*[.C219];[.E218])" office:value-type="float" office:value="29540" calcext:value-type="float">
            <text:p>2954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220]=&quot;down&quot;;[.C219]+[.B220];IF([.A220]=&quot;up&quot;;[.C219]-[.B220];[.C219]))" office:value-type="float" office:value="148" calcext:value-type="float">
            <text:p>148</text:p>
          </table:table-cell>
          <table:table-cell table:formula="of:=IF([.A220]=&quot;forward&quot;;[.D219]+[.B220];IF([.A220]=&quot;backward&quot;;[.D219]-[.B220];[.D219]))" office:value-type="float" office:value="391" calcext:value-type="float">
            <text:p>391</text:p>
          </table:table-cell>
          <table:table-cell table:formula="of:=IF([.A220]=&quot;forward&quot;;[.E219]+[.B220]*[.C220];[.E219])" office:value-type="float" office:value="29836" calcext:value-type="float">
            <text:p>2983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21]=&quot;down&quot;;[.C220]+[.B221];IF([.A221]=&quot;up&quot;;[.C220]-[.B221];[.C220]))" office:value-type="float" office:value="153" calcext:value-type="float">
            <text:p>153</text:p>
          </table:table-cell>
          <table:table-cell table:formula="of:=IF([.A221]=&quot;forward&quot;;[.D220]+[.B221];IF([.A221]=&quot;backward&quot;;[.D220]-[.B221];[.D220]))" office:value-type="float" office:value="391" calcext:value-type="float">
            <text:p>391</text:p>
          </table:table-cell>
          <table:table-cell table:formula="of:=IF([.A221]=&quot;forward&quot;;[.E220]+[.B221]*[.C221];[.E220])" office:value-type="float" office:value="29836" calcext:value-type="float">
            <text:p>2983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222]=&quot;down&quot;;[.C221]+[.B222];IF([.A222]=&quot;up&quot;;[.C221]-[.B222];[.C221]))" office:value-type="float" office:value="153" calcext:value-type="float">
            <text:p>153</text:p>
          </table:table-cell>
          <table:table-cell table:formula="of:=IF([.A222]=&quot;forward&quot;;[.D221]+[.B222];IF([.A222]=&quot;backward&quot;;[.D221]-[.B222];[.D221]))" office:value-type="float" office:value="398" calcext:value-type="float">
            <text:p>398</text:p>
          </table:table-cell>
          <table:table-cell table:formula="of:=IF([.A222]=&quot;forward&quot;;[.E221]+[.B222]*[.C222];[.E221])" office:value-type="float" office:value="30907" calcext:value-type="float">
            <text:p>3090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23]=&quot;down&quot;;[.C222]+[.B223];IF([.A223]=&quot;up&quot;;[.C222]-[.B223];[.C222]))" office:value-type="float" office:value="158" calcext:value-type="float">
            <text:p>158</text:p>
          </table:table-cell>
          <table:table-cell table:formula="of:=IF([.A223]=&quot;forward&quot;;[.D222]+[.B223];IF([.A223]=&quot;backward&quot;;[.D222]-[.B223];[.D222]))" office:value-type="float" office:value="398" calcext:value-type="float">
            <text:p>398</text:p>
          </table:table-cell>
          <table:table-cell table:formula="of:=IF([.A223]=&quot;forward&quot;;[.E222]+[.B223]*[.C223];[.E222])" office:value-type="float" office:value="30907" calcext:value-type="float">
            <text:p>3090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224]=&quot;down&quot;;[.C223]+[.B224];IF([.A224]=&quot;up&quot;;[.C223]-[.B224];[.C223]))" office:value-type="float" office:value="158" calcext:value-type="float">
            <text:p>158</text:p>
          </table:table-cell>
          <table:table-cell table:formula="of:=IF([.A224]=&quot;forward&quot;;[.D223]+[.B224];IF([.A224]=&quot;backward&quot;;[.D223]-[.B224];[.D223]))" office:value-type="float" office:value="402" calcext:value-type="float">
            <text:p>402</text:p>
          </table:table-cell>
          <table:table-cell table:formula="of:=IF([.A224]=&quot;forward&quot;;[.E223]+[.B224]*[.C224];[.E223])" office:value-type="float" office:value="31539" calcext:value-type="float">
            <text:p>3153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25]=&quot;down&quot;;[.C224]+[.B225];IF([.A225]=&quot;up&quot;;[.C224]-[.B225];[.C224]))" office:value-type="float" office:value="166" calcext:value-type="float">
            <text:p>166</text:p>
          </table:table-cell>
          <table:table-cell table:formula="of:=IF([.A225]=&quot;forward&quot;;[.D224]+[.B225];IF([.A225]=&quot;backward&quot;;[.D224]-[.B225];[.D224]))" office:value-type="float" office:value="402" calcext:value-type="float">
            <text:p>402</text:p>
          </table:table-cell>
          <table:table-cell table:formula="of:=IF([.A225]=&quot;forward&quot;;[.E224]+[.B225]*[.C225];[.E224])" office:value-type="float" office:value="31539" calcext:value-type="float">
            <text:p>31539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226]=&quot;down&quot;;[.C225]+[.B226];IF([.A226]=&quot;up&quot;;[.C225]-[.B226];[.C225]))" office:value-type="float" office:value="163" calcext:value-type="float">
            <text:p>163</text:p>
          </table:table-cell>
          <table:table-cell table:formula="of:=IF([.A226]=&quot;forward&quot;;[.D225]+[.B226];IF([.A226]=&quot;backward&quot;;[.D225]-[.B226];[.D225]))" office:value-type="float" office:value="402" calcext:value-type="float">
            <text:p>402</text:p>
          </table:table-cell>
          <table:table-cell table:formula="of:=IF([.A226]=&quot;forward&quot;;[.E225]+[.B226]*[.C226];[.E225])" office:value-type="float" office:value="31539" calcext:value-type="float">
            <text:p>3153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227]=&quot;down&quot;;[.C226]+[.B227];IF([.A227]=&quot;up&quot;;[.C226]-[.B227];[.C226]))" office:value-type="float" office:value="164" calcext:value-type="float">
            <text:p>164</text:p>
          </table:table-cell>
          <table:table-cell table:formula="of:=IF([.A227]=&quot;forward&quot;;[.D226]+[.B227];IF([.A227]=&quot;backward&quot;;[.D226]-[.B227];[.D226]))" office:value-type="float" office:value="402" calcext:value-type="float">
            <text:p>402</text:p>
          </table:table-cell>
          <table:table-cell table:formula="of:=IF([.A227]=&quot;forward&quot;;[.E226]+[.B227]*[.C227];[.E226])" office:value-type="float" office:value="31539" calcext:value-type="float">
            <text:p>3153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28]=&quot;down&quot;;[.C227]+[.B228];IF([.A228]=&quot;up&quot;;[.C227]-[.B228];[.C227]))" office:value-type="float" office:value="164" calcext:value-type="float">
            <text:p>164</text:p>
          </table:table-cell>
          <table:table-cell table:formula="of:=IF([.A228]=&quot;forward&quot;;[.D227]+[.B228];IF([.A228]=&quot;backward&quot;;[.D227]-[.B228];[.D227]))" office:value-type="float" office:value="407" calcext:value-type="float">
            <text:p>407</text:p>
          </table:table-cell>
          <table:table-cell table:formula="of:=IF([.A228]=&quot;forward&quot;;[.E227]+[.B228]*[.C228];[.E227])" office:value-type="float" office:value="32359" calcext:value-type="float">
            <text:p>3235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29]=&quot;down&quot;;[.C228]+[.B229];IF([.A229]=&quot;up&quot;;[.C228]-[.B229];[.C228]))" office:value-type="float" office:value="169" calcext:value-type="float">
            <text:p>169</text:p>
          </table:table-cell>
          <table:table-cell table:formula="of:=IF([.A229]=&quot;forward&quot;;[.D228]+[.B229];IF([.A229]=&quot;backward&quot;;[.D228]-[.B229];[.D228]))" office:value-type="float" office:value="407" calcext:value-type="float">
            <text:p>407</text:p>
          </table:table-cell>
          <table:table-cell table:formula="of:=IF([.A229]=&quot;forward&quot;;[.E228]+[.B229]*[.C229];[.E228])" office:value-type="float" office:value="32359" calcext:value-type="float">
            <text:p>32359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230]=&quot;down&quot;;[.C229]+[.B230];IF([.A230]=&quot;up&quot;;[.C229]-[.B230];[.C229]))" office:value-type="float" office:value="163" calcext:value-type="float">
            <text:p>163</text:p>
          </table:table-cell>
          <table:table-cell table:formula="of:=IF([.A230]=&quot;forward&quot;;[.D229]+[.B230];IF([.A230]=&quot;backward&quot;;[.D229]-[.B230];[.D229]))" office:value-type="float" office:value="407" calcext:value-type="float">
            <text:p>407</text:p>
          </table:table-cell>
          <table:table-cell table:formula="of:=IF([.A230]=&quot;forward&quot;;[.E229]+[.B230]*[.C230];[.E229])" office:value-type="float" office:value="32359" calcext:value-type="float">
            <text:p>3235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31]=&quot;down&quot;;[.C230]+[.B231];IF([.A231]=&quot;up&quot;;[.C230]-[.B231];[.C230]))" office:value-type="float" office:value="169" calcext:value-type="float">
            <text:p>169</text:p>
          </table:table-cell>
          <table:table-cell table:formula="of:=IF([.A231]=&quot;forward&quot;;[.D230]+[.B231];IF([.A231]=&quot;backward&quot;;[.D230]-[.B231];[.D230]))" office:value-type="float" office:value="407" calcext:value-type="float">
            <text:p>407</text:p>
          </table:table-cell>
          <table:table-cell table:formula="of:=IF([.A231]=&quot;forward&quot;;[.E230]+[.B231]*[.C231];[.E230])" office:value-type="float" office:value="32359" calcext:value-type="float">
            <text:p>3235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232]=&quot;down&quot;;[.C231]+[.B232];IF([.A232]=&quot;up&quot;;[.C231]-[.B232];[.C231]))" office:value-type="float" office:value="169" calcext:value-type="float">
            <text:p>169</text:p>
          </table:table-cell>
          <table:table-cell table:formula="of:=IF([.A232]=&quot;forward&quot;;[.D231]+[.B232];IF([.A232]=&quot;backward&quot;;[.D231]-[.B232];[.D231]))" office:value-type="float" office:value="411" calcext:value-type="float">
            <text:p>411</text:p>
          </table:table-cell>
          <table:table-cell table:formula="of:=IF([.A232]=&quot;forward&quot;;[.E231]+[.B232]*[.C232];[.E231])" office:value-type="float" office:value="33035" calcext:value-type="float">
            <text:p>3303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33]=&quot;down&quot;;[.C232]+[.B233];IF([.A233]=&quot;up&quot;;[.C232]-[.B233];[.C232]))" office:value-type="float" office:value="177" calcext:value-type="float">
            <text:p>177</text:p>
          </table:table-cell>
          <table:table-cell table:formula="of:=IF([.A233]=&quot;forward&quot;;[.D232]+[.B233];IF([.A233]=&quot;backward&quot;;[.D232]-[.B233];[.D232]))" office:value-type="float" office:value="411" calcext:value-type="float">
            <text:p>411</text:p>
          </table:table-cell>
          <table:table-cell table:formula="of:=IF([.A233]=&quot;forward&quot;;[.E232]+[.B233]*[.C233];[.E232])" office:value-type="float" office:value="33035" calcext:value-type="float">
            <text:p>3303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34]=&quot;down&quot;;[.C233]+[.B234];IF([.A234]=&quot;up&quot;;[.C233]-[.B234];[.C233]))" office:value-type="float" office:value="183" calcext:value-type="float">
            <text:p>183</text:p>
          </table:table-cell>
          <table:table-cell table:formula="of:=IF([.A234]=&quot;forward&quot;;[.D233]+[.B234];IF([.A234]=&quot;backward&quot;;[.D233]-[.B234];[.D233]))" office:value-type="float" office:value="411" calcext:value-type="float">
            <text:p>411</text:p>
          </table:table-cell>
          <table:table-cell table:formula="of:=IF([.A234]=&quot;forward&quot;;[.E233]+[.B234]*[.C234];[.E233])" office:value-type="float" office:value="33035" calcext:value-type="float">
            <text:p>3303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235]=&quot;down&quot;;[.C234]+[.B235];IF([.A235]=&quot;up&quot;;[.C234]-[.B235];[.C234]))" office:value-type="float" office:value="190" calcext:value-type="float">
            <text:p>190</text:p>
          </table:table-cell>
          <table:table-cell table:formula="of:=IF([.A235]=&quot;forward&quot;;[.D234]+[.B235];IF([.A235]=&quot;backward&quot;;[.D234]-[.B235];[.D234]))" office:value-type="float" office:value="411" calcext:value-type="float">
            <text:p>411</text:p>
          </table:table-cell>
          <table:table-cell table:formula="of:=IF([.A235]=&quot;forward&quot;;[.E234]+[.B235]*[.C235];[.E234])" office:value-type="float" office:value="33035" calcext:value-type="float">
            <text:p>3303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236]=&quot;down&quot;;[.C235]+[.B236];IF([.A236]=&quot;up&quot;;[.C235]-[.B236];[.C235]))" office:value-type="float" office:value="199" calcext:value-type="float">
            <text:p>199</text:p>
          </table:table-cell>
          <table:table-cell table:formula="of:=IF([.A236]=&quot;forward&quot;;[.D235]+[.B236];IF([.A236]=&quot;backward&quot;;[.D235]-[.B236];[.D235]))" office:value-type="float" office:value="411" calcext:value-type="float">
            <text:p>411</text:p>
          </table:table-cell>
          <table:table-cell table:formula="of:=IF([.A236]=&quot;forward&quot;;[.E235]+[.B236]*[.C236];[.E235])" office:value-type="float" office:value="33035" calcext:value-type="float">
            <text:p>3303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237]=&quot;down&quot;;[.C236]+[.B237];IF([.A237]=&quot;up&quot;;[.C236]-[.B237];[.C236]))" office:value-type="float" office:value="203" calcext:value-type="float">
            <text:p>203</text:p>
          </table:table-cell>
          <table:table-cell table:formula="of:=IF([.A237]=&quot;forward&quot;;[.D236]+[.B237];IF([.A237]=&quot;backward&quot;;[.D236]-[.B237];[.D236]))" office:value-type="float" office:value="411" calcext:value-type="float">
            <text:p>411</text:p>
          </table:table-cell>
          <table:table-cell table:formula="of:=IF([.A237]=&quot;forward&quot;;[.E236]+[.B237]*[.C237];[.E236])" office:value-type="float" office:value="33035" calcext:value-type="float">
            <text:p>3303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38]=&quot;down&quot;;[.C237]+[.B238];IF([.A238]=&quot;up&quot;;[.C237]-[.B238];[.C237]))" office:value-type="float" office:value="203" calcext:value-type="float">
            <text:p>203</text:p>
          </table:table-cell>
          <table:table-cell table:formula="of:=IF([.A238]=&quot;forward&quot;;[.D237]+[.B238];IF([.A238]=&quot;backward&quot;;[.D237]-[.B238];[.D237]))" office:value-type="float" office:value="416" calcext:value-type="float">
            <text:p>416</text:p>
          </table:table-cell>
          <table:table-cell table:formula="of:=IF([.A238]=&quot;forward&quot;;[.E237]+[.B238]*[.C238];[.E237])" office:value-type="float" office:value="34050" calcext:value-type="float">
            <text:p>3405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39]=&quot;down&quot;;[.C238]+[.B239];IF([.A239]=&quot;up&quot;;[.C238]-[.B239];[.C238]))" office:value-type="float" office:value="211" calcext:value-type="float">
            <text:p>211</text:p>
          </table:table-cell>
          <table:table-cell table:formula="of:=IF([.A239]=&quot;forward&quot;;[.D238]+[.B239];IF([.A239]=&quot;backward&quot;;[.D238]-[.B239];[.D238]))" office:value-type="float" office:value="416" calcext:value-type="float">
            <text:p>416</text:p>
          </table:table-cell>
          <table:table-cell table:formula="of:=IF([.A239]=&quot;forward&quot;;[.E238]+[.B239]*[.C239];[.E238])" office:value-type="float" office:value="34050" calcext:value-type="float">
            <text:p>3405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240]=&quot;down&quot;;[.C239]+[.B240];IF([.A240]=&quot;up&quot;;[.C239]-[.B240];[.C239]))" office:value-type="float" office:value="218" calcext:value-type="float">
            <text:p>218</text:p>
          </table:table-cell>
          <table:table-cell table:formula="of:=IF([.A240]=&quot;forward&quot;;[.D239]+[.B240];IF([.A240]=&quot;backward&quot;;[.D239]-[.B240];[.D239]))" office:value-type="float" office:value="416" calcext:value-type="float">
            <text:p>416</text:p>
          </table:table-cell>
          <table:table-cell table:formula="of:=IF([.A240]=&quot;forward&quot;;[.E239]+[.B240]*[.C240];[.E239])" office:value-type="float" office:value="34050" calcext:value-type="float">
            <text:p>3405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241]=&quot;down&quot;;[.C240]+[.B241];IF([.A241]=&quot;up&quot;;[.C240]-[.B241];[.C240]))" office:value-type="float" office:value="218" calcext:value-type="float">
            <text:p>218</text:p>
          </table:table-cell>
          <table:table-cell table:formula="of:=IF([.A241]=&quot;forward&quot;;[.D240]+[.B241];IF([.A241]=&quot;backward&quot;;[.D240]-[.B241];[.D240]))" office:value-type="float" office:value="419" calcext:value-type="float">
            <text:p>419</text:p>
          </table:table-cell>
          <table:table-cell table:formula="of:=IF([.A241]=&quot;forward&quot;;[.E240]+[.B241]*[.C241];[.E240])" office:value-type="float" office:value="34704" calcext:value-type="float">
            <text:p>3470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42]=&quot;down&quot;;[.C241]+[.B242];IF([.A242]=&quot;up&quot;;[.C241]-[.B242];[.C241]))" office:value-type="float" office:value="218" calcext:value-type="float">
            <text:p>218</text:p>
          </table:table-cell>
          <table:table-cell table:formula="of:=IF([.A242]=&quot;forward&quot;;[.D241]+[.B242];IF([.A242]=&quot;backward&quot;;[.D241]-[.B242];[.D241]))" office:value-type="float" office:value="424" calcext:value-type="float">
            <text:p>424</text:p>
          </table:table-cell>
          <table:table-cell table:formula="of:=IF([.A242]=&quot;forward&quot;;[.E241]+[.B242]*[.C242];[.E241])" office:value-type="float" office:value="35794" calcext:value-type="float">
            <text:p>3579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243]=&quot;down&quot;;[.C242]+[.B243];IF([.A243]=&quot;up&quot;;[.C242]-[.B243];[.C242]))" office:value-type="float" office:value="210" calcext:value-type="float">
            <text:p>210</text:p>
          </table:table-cell>
          <table:table-cell table:formula="of:=IF([.A243]=&quot;forward&quot;;[.D242]+[.B243];IF([.A243]=&quot;backward&quot;;[.D242]-[.B243];[.D242]))" office:value-type="float" office:value="424" calcext:value-type="float">
            <text:p>424</text:p>
          </table:table-cell>
          <table:table-cell table:formula="of:=IF([.A243]=&quot;forward&quot;;[.E242]+[.B243]*[.C243];[.E242])" office:value-type="float" office:value="35794" calcext:value-type="float">
            <text:p>3579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244]=&quot;down&quot;;[.C243]+[.B244];IF([.A244]=&quot;up&quot;;[.C243]-[.B244];[.C243]))" office:value-type="float" office:value="214" calcext:value-type="float">
            <text:p>214</text:p>
          </table:table-cell>
          <table:table-cell table:formula="of:=IF([.A244]=&quot;forward&quot;;[.D243]+[.B244];IF([.A244]=&quot;backward&quot;;[.D243]-[.B244];[.D243]))" office:value-type="float" office:value="424" calcext:value-type="float">
            <text:p>424</text:p>
          </table:table-cell>
          <table:table-cell table:formula="of:=IF([.A244]=&quot;forward&quot;;[.E243]+[.B244]*[.C244];[.E243])" office:value-type="float" office:value="35794" calcext:value-type="float">
            <text:p>3579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245]=&quot;down&quot;;[.C244]+[.B245];IF([.A245]=&quot;up&quot;;[.C244]-[.B245];[.C244]))" office:value-type="float" office:value="215" calcext:value-type="float">
            <text:p>215</text:p>
          </table:table-cell>
          <table:table-cell table:formula="of:=IF([.A245]=&quot;forward&quot;;[.D244]+[.B245];IF([.A245]=&quot;backward&quot;;[.D244]-[.B245];[.D244]))" office:value-type="float" office:value="424" calcext:value-type="float">
            <text:p>424</text:p>
          </table:table-cell>
          <table:table-cell table:formula="of:=IF([.A245]=&quot;forward&quot;;[.E244]+[.B245]*[.C245];[.E244])" office:value-type="float" office:value="35794" calcext:value-type="float">
            <text:p>3579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246]=&quot;down&quot;;[.C245]+[.B246];IF([.A246]=&quot;up&quot;;[.C245]-[.B246];[.C245]))" office:value-type="float" office:value="209" calcext:value-type="float">
            <text:p>209</text:p>
          </table:table-cell>
          <table:table-cell table:formula="of:=IF([.A246]=&quot;forward&quot;;[.D245]+[.B246];IF([.A246]=&quot;backward&quot;;[.D245]-[.B246];[.D245]))" office:value-type="float" office:value="424" calcext:value-type="float">
            <text:p>424</text:p>
          </table:table-cell>
          <table:table-cell table:formula="of:=IF([.A246]=&quot;forward&quot;;[.E245]+[.B246]*[.C246];[.E245])" office:value-type="float" office:value="35794" calcext:value-type="float">
            <text:p>3579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247]=&quot;down&quot;;[.C246]+[.B247];IF([.A247]=&quot;up&quot;;[.C246]-[.B247];[.C246]))" office:value-type="float" office:value="200" calcext:value-type="float">
            <text:p>200</text:p>
          </table:table-cell>
          <table:table-cell table:formula="of:=IF([.A247]=&quot;forward&quot;;[.D246]+[.B247];IF([.A247]=&quot;backward&quot;;[.D246]-[.B247];[.D246]))" office:value-type="float" office:value="424" calcext:value-type="float">
            <text:p>424</text:p>
          </table:table-cell>
          <table:table-cell table:formula="of:=IF([.A247]=&quot;forward&quot;;[.E246]+[.B247]*[.C247];[.E246])" office:value-type="float" office:value="35794" calcext:value-type="float">
            <text:p>3579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248]=&quot;down&quot;;[.C247]+[.B248];IF([.A248]=&quot;up&quot;;[.C247]-[.B248];[.C247]))" office:value-type="float" office:value="202" calcext:value-type="float">
            <text:p>202</text:p>
          </table:table-cell>
          <table:table-cell table:formula="of:=IF([.A248]=&quot;forward&quot;;[.D247]+[.B248];IF([.A248]=&quot;backward&quot;;[.D247]-[.B248];[.D247]))" office:value-type="float" office:value="424" calcext:value-type="float">
            <text:p>424</text:p>
          </table:table-cell>
          <table:table-cell table:formula="of:=IF([.A248]=&quot;forward&quot;;[.E247]+[.B248]*[.C248];[.E247])" office:value-type="float" office:value="35794" calcext:value-type="float">
            <text:p>3579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249]=&quot;down&quot;;[.C248]+[.B249];IF([.A249]=&quot;up&quot;;[.C248]-[.B249];[.C248]))" office:value-type="float" office:value="204" calcext:value-type="float">
            <text:p>204</text:p>
          </table:table-cell>
          <table:table-cell table:formula="of:=IF([.A249]=&quot;forward&quot;;[.D248]+[.B249];IF([.A249]=&quot;backward&quot;;[.D248]-[.B249];[.D248]))" office:value-type="float" office:value="424" calcext:value-type="float">
            <text:p>424</text:p>
          </table:table-cell>
          <table:table-cell table:formula="of:=IF([.A249]=&quot;forward&quot;;[.E248]+[.B249]*[.C249];[.E248])" office:value-type="float" office:value="35794" calcext:value-type="float">
            <text:p>3579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250]=&quot;down&quot;;[.C249]+[.B250];IF([.A250]=&quot;up&quot;;[.C249]-[.B250];[.C249]))" office:value-type="float" office:value="203" calcext:value-type="float">
            <text:p>203</text:p>
          </table:table-cell>
          <table:table-cell table:formula="of:=IF([.A250]=&quot;forward&quot;;[.D249]+[.B250];IF([.A250]=&quot;backward&quot;;[.D249]-[.B250];[.D249]))" office:value-type="float" office:value="424" calcext:value-type="float">
            <text:p>424</text:p>
          </table:table-cell>
          <table:table-cell table:formula="of:=IF([.A250]=&quot;forward&quot;;[.E249]+[.B250]*[.C250];[.E249])" office:value-type="float" office:value="35794" calcext:value-type="float">
            <text:p>3579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251]=&quot;down&quot;;[.C250]+[.B251];IF([.A251]=&quot;up&quot;;[.C250]-[.B251];[.C250]))" office:value-type="float" office:value="196" calcext:value-type="float">
            <text:p>196</text:p>
          </table:table-cell>
          <table:table-cell table:formula="of:=IF([.A251]=&quot;forward&quot;;[.D250]+[.B251];IF([.A251]=&quot;backward&quot;;[.D250]-[.B251];[.D250]))" office:value-type="float" office:value="424" calcext:value-type="float">
            <text:p>424</text:p>
          </table:table-cell>
          <table:table-cell table:formula="of:=IF([.A251]=&quot;forward&quot;;[.E250]+[.B251]*[.C251];[.E250])" office:value-type="float" office:value="35794" calcext:value-type="float">
            <text:p>3579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52]=&quot;down&quot;;[.C251]+[.B252];IF([.A252]=&quot;up&quot;;[.C251]-[.B252];[.C251]))" office:value-type="float" office:value="196" calcext:value-type="float">
            <text:p>196</text:p>
          </table:table-cell>
          <table:table-cell table:formula="of:=IF([.A252]=&quot;forward&quot;;[.D251]+[.B252];IF([.A252]=&quot;backward&quot;;[.D251]-[.B252];[.D251]))" office:value-type="float" office:value="425" calcext:value-type="float">
            <text:p>425</text:p>
          </table:table-cell>
          <table:table-cell table:formula="of:=IF([.A252]=&quot;forward&quot;;[.E251]+[.B252]*[.C252];[.E251])" office:value-type="float" office:value="35990" calcext:value-type="float">
            <text:p>3599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253]=&quot;down&quot;;[.C252]+[.B253];IF([.A253]=&quot;up&quot;;[.C252]-[.B253];[.C252]))" office:value-type="float" office:value="197" calcext:value-type="float">
            <text:p>197</text:p>
          </table:table-cell>
          <table:table-cell table:formula="of:=IF([.A253]=&quot;forward&quot;;[.D252]+[.B253];IF([.A253]=&quot;backward&quot;;[.D252]-[.B253];[.D252]))" office:value-type="float" office:value="425" calcext:value-type="float">
            <text:p>425</text:p>
          </table:table-cell>
          <table:table-cell table:formula="of:=IF([.A253]=&quot;forward&quot;;[.E252]+[.B253]*[.C253];[.E252])" office:value-type="float" office:value="35990" calcext:value-type="float">
            <text:p>3599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254]=&quot;down&quot;;[.C253]+[.B254];IF([.A254]=&quot;up&quot;;[.C253]-[.B254];[.C253]))" office:value-type="float" office:value="201" calcext:value-type="float">
            <text:p>201</text:p>
          </table:table-cell>
          <table:table-cell table:formula="of:=IF([.A254]=&quot;forward&quot;;[.D253]+[.B254];IF([.A254]=&quot;backward&quot;;[.D253]-[.B254];[.D253]))" office:value-type="float" office:value="425" calcext:value-type="float">
            <text:p>425</text:p>
          </table:table-cell>
          <table:table-cell table:formula="of:=IF([.A254]=&quot;forward&quot;;[.E253]+[.B254]*[.C254];[.E253])" office:value-type="float" office:value="35990" calcext:value-type="float">
            <text:p>3599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55]=&quot;down&quot;;[.C254]+[.B255];IF([.A255]=&quot;up&quot;;[.C254]-[.B255];[.C254]))" office:value-type="float" office:value="209" calcext:value-type="float">
            <text:p>209</text:p>
          </table:table-cell>
          <table:table-cell table:formula="of:=IF([.A255]=&quot;forward&quot;;[.D254]+[.B255];IF([.A255]=&quot;backward&quot;;[.D254]-[.B255];[.D254]))" office:value-type="float" office:value="425" calcext:value-type="float">
            <text:p>425</text:p>
          </table:table-cell>
          <table:table-cell table:formula="of:=IF([.A255]=&quot;forward&quot;;[.E254]+[.B255]*[.C255];[.E254])" office:value-type="float" office:value="35990" calcext:value-type="float">
            <text:p>3599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56]=&quot;down&quot;;[.C255]+[.B256];IF([.A256]=&quot;up&quot;;[.C255]-[.B256];[.C255]))" office:value-type="float" office:value="209" calcext:value-type="float">
            <text:p>209</text:p>
          </table:table-cell>
          <table:table-cell table:formula="of:=IF([.A256]=&quot;forward&quot;;[.D255]+[.B256];IF([.A256]=&quot;backward&quot;;[.D255]-[.B256];[.D255]))" office:value-type="float" office:value="426" calcext:value-type="float">
            <text:p>426</text:p>
          </table:table-cell>
          <table:table-cell table:formula="of:=IF([.A256]=&quot;forward&quot;;[.E255]+[.B256]*[.C256];[.E255])" office:value-type="float" office:value="36199" calcext:value-type="float">
            <text:p>3619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257]=&quot;down&quot;;[.C256]+[.B257];IF([.A257]=&quot;up&quot;;[.C256]-[.B257];[.C256]))" office:value-type="float" office:value="209" calcext:value-type="float">
            <text:p>209</text:p>
          </table:table-cell>
          <table:table-cell table:formula="of:=IF([.A257]=&quot;forward&quot;;[.D256]+[.B257];IF([.A257]=&quot;backward&quot;;[.D256]-[.B257];[.D256]))" office:value-type="float" office:value="429" calcext:value-type="float">
            <text:p>429</text:p>
          </table:table-cell>
          <table:table-cell table:formula="of:=IF([.A257]=&quot;forward&quot;;[.E256]+[.B257]*[.C257];[.E256])" office:value-type="float" office:value="36826" calcext:value-type="float">
            <text:p>3682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58]=&quot;down&quot;;[.C257]+[.B258];IF([.A258]=&quot;up&quot;;[.C257]-[.B258];[.C257]))" office:value-type="float" office:value="217" calcext:value-type="float">
            <text:p>217</text:p>
          </table:table-cell>
          <table:table-cell table:formula="of:=IF([.A258]=&quot;forward&quot;;[.D257]+[.B258];IF([.A258]=&quot;backward&quot;;[.D257]-[.B258];[.D257]))" office:value-type="float" office:value="429" calcext:value-type="float">
            <text:p>429</text:p>
          </table:table-cell>
          <table:table-cell table:formula="of:=IF([.A258]=&quot;forward&quot;;[.E257]+[.B258]*[.C258];[.E257])" office:value-type="float" office:value="36826" calcext:value-type="float">
            <text:p>3682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259]=&quot;down&quot;;[.C258]+[.B259];IF([.A259]=&quot;up&quot;;[.C258]-[.B259];[.C258]))" office:value-type="float" office:value="208" calcext:value-type="float">
            <text:p>208</text:p>
          </table:table-cell>
          <table:table-cell table:formula="of:=IF([.A259]=&quot;forward&quot;;[.D258]+[.B259];IF([.A259]=&quot;backward&quot;;[.D258]-[.B259];[.D258]))" office:value-type="float" office:value="429" calcext:value-type="float">
            <text:p>429</text:p>
          </table:table-cell>
          <table:table-cell table:formula="of:=IF([.A259]=&quot;forward&quot;;[.E258]+[.B259]*[.C259];[.E258])" office:value-type="float" office:value="36826" calcext:value-type="float">
            <text:p>3682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60]=&quot;down&quot;;[.C259]+[.B260];IF([.A260]=&quot;up&quot;;[.C259]-[.B260];[.C259]))" office:value-type="float" office:value="208" calcext:value-type="float">
            <text:p>208</text:p>
          </table:table-cell>
          <table:table-cell table:formula="of:=IF([.A260]=&quot;forward&quot;;[.D259]+[.B260];IF([.A260]=&quot;backward&quot;;[.D259]-[.B260];[.D259]))" office:value-type="float" office:value="430" calcext:value-type="float">
            <text:p>430</text:p>
          </table:table-cell>
          <table:table-cell table:formula="of:=IF([.A260]=&quot;forward&quot;;[.E259]+[.B260]*[.C260];[.E259])" office:value-type="float" office:value="37034" calcext:value-type="float">
            <text:p>3703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61]=&quot;down&quot;;[.C260]+[.B261];IF([.A261]=&quot;up&quot;;[.C260]-[.B261];[.C260]))" office:value-type="float" office:value="214" calcext:value-type="float">
            <text:p>214</text:p>
          </table:table-cell>
          <table:table-cell table:formula="of:=IF([.A261]=&quot;forward&quot;;[.D260]+[.B261];IF([.A261]=&quot;backward&quot;;[.D260]-[.B261];[.D260]))" office:value-type="float" office:value="430" calcext:value-type="float">
            <text:p>430</text:p>
          </table:table-cell>
          <table:table-cell table:formula="of:=IF([.A261]=&quot;forward&quot;;[.E260]+[.B261]*[.C261];[.E260])" office:value-type="float" office:value="37034" calcext:value-type="float">
            <text:p>3703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262]=&quot;down&quot;;[.C261]+[.B262];IF([.A262]=&quot;up&quot;;[.C261]-[.B262];[.C261]))" office:value-type="float" office:value="214" calcext:value-type="float">
            <text:p>214</text:p>
          </table:table-cell>
          <table:table-cell table:formula="of:=IF([.A262]=&quot;forward&quot;;[.D261]+[.B262];IF([.A262]=&quot;backward&quot;;[.D261]-[.B262];[.D261]))" office:value-type="float" office:value="433" calcext:value-type="float">
            <text:p>433</text:p>
          </table:table-cell>
          <table:table-cell table:formula="of:=IF([.A262]=&quot;forward&quot;;[.E261]+[.B262]*[.C262];[.E261])" office:value-type="float" office:value="37676" calcext:value-type="float">
            <text:p>3767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263]=&quot;down&quot;;[.C262]+[.B263];IF([.A263]=&quot;up&quot;;[.C262]-[.B263];[.C262]))" office:value-type="float" office:value="223" calcext:value-type="float">
            <text:p>223</text:p>
          </table:table-cell>
          <table:table-cell table:formula="of:=IF([.A263]=&quot;forward&quot;;[.D262]+[.B263];IF([.A263]=&quot;backward&quot;;[.D262]-[.B263];[.D262]))" office:value-type="float" office:value="433" calcext:value-type="float">
            <text:p>433</text:p>
          </table:table-cell>
          <table:table-cell table:formula="of:=IF([.A263]=&quot;forward&quot;;[.E262]+[.B263]*[.C263];[.E262])" office:value-type="float" office:value="37676" calcext:value-type="float">
            <text:p>3767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264]=&quot;down&quot;;[.C263]+[.B264];IF([.A264]=&quot;up&quot;;[.C263]-[.B264];[.C263]))" office:value-type="float" office:value="225" calcext:value-type="float">
            <text:p>225</text:p>
          </table:table-cell>
          <table:table-cell table:formula="of:=IF([.A264]=&quot;forward&quot;;[.D263]+[.B264];IF([.A264]=&quot;backward&quot;;[.D263]-[.B264];[.D263]))" office:value-type="float" office:value="433" calcext:value-type="float">
            <text:p>433</text:p>
          </table:table-cell>
          <table:table-cell table:formula="of:=IF([.A264]=&quot;forward&quot;;[.E263]+[.B264]*[.C264];[.E263])" office:value-type="float" office:value="37676" calcext:value-type="float">
            <text:p>3767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265]=&quot;down&quot;;[.C264]+[.B265];IF([.A265]=&quot;up&quot;;[.C264]-[.B265];[.C264]))" office:value-type="float" office:value="217" calcext:value-type="float">
            <text:p>217</text:p>
          </table:table-cell>
          <table:table-cell table:formula="of:=IF([.A265]=&quot;forward&quot;;[.D264]+[.B265];IF([.A265]=&quot;backward&quot;;[.D264]-[.B265];[.D264]))" office:value-type="float" office:value="433" calcext:value-type="float">
            <text:p>433</text:p>
          </table:table-cell>
          <table:table-cell table:formula="of:=IF([.A265]=&quot;forward&quot;;[.E264]+[.B265]*[.C265];[.E264])" office:value-type="float" office:value="37676" calcext:value-type="float">
            <text:p>3767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66]=&quot;down&quot;;[.C265]+[.B266];IF([.A266]=&quot;up&quot;;[.C265]-[.B266];[.C265]))" office:value-type="float" office:value="217" calcext:value-type="float">
            <text:p>217</text:p>
          </table:table-cell>
          <table:table-cell table:formula="of:=IF([.A266]=&quot;forward&quot;;[.D265]+[.B266];IF([.A266]=&quot;backward&quot;;[.D265]-[.B266];[.D265]))" office:value-type="float" office:value="438" calcext:value-type="float">
            <text:p>438</text:p>
          </table:table-cell>
          <table:table-cell table:formula="of:=IF([.A266]=&quot;forward&quot;;[.E265]+[.B266]*[.C266];[.E265])" office:value-type="float" office:value="38761" calcext:value-type="float">
            <text:p>3876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267]=&quot;down&quot;;[.C266]+[.B267];IF([.A267]=&quot;up&quot;;[.C266]-[.B267];[.C266]))" office:value-type="float" office:value="216" calcext:value-type="float">
            <text:p>216</text:p>
          </table:table-cell>
          <table:table-cell table:formula="of:=IF([.A267]=&quot;forward&quot;;[.D266]+[.B267];IF([.A267]=&quot;backward&quot;;[.D266]-[.B267];[.D266]))" office:value-type="float" office:value="438" calcext:value-type="float">
            <text:p>438</text:p>
          </table:table-cell>
          <table:table-cell table:formula="of:=IF([.A267]=&quot;forward&quot;;[.E266]+[.B267]*[.C267];[.E266])" office:value-type="float" office:value="38761" calcext:value-type="float">
            <text:p>3876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268]=&quot;down&quot;;[.C267]+[.B268];IF([.A268]=&quot;up&quot;;[.C267]-[.B268];[.C267]))" office:value-type="float" office:value="216" calcext:value-type="float">
            <text:p>216</text:p>
          </table:table-cell>
          <table:table-cell table:formula="of:=IF([.A268]=&quot;forward&quot;;[.D267]+[.B268];IF([.A268]=&quot;backward&quot;;[.D267]-[.B268];[.D267]))" office:value-type="float" office:value="447" calcext:value-type="float">
            <text:p>447</text:p>
          </table:table-cell>
          <table:table-cell table:formula="of:=IF([.A268]=&quot;forward&quot;;[.E267]+[.B268]*[.C268];[.E267])" office:value-type="float" office:value="40705" calcext:value-type="float">
            <text:p>4070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269]=&quot;down&quot;;[.C268]+[.B269];IF([.A269]=&quot;up&quot;;[.C268]-[.B269];[.C268]))" office:value-type="float" office:value="220" calcext:value-type="float">
            <text:p>220</text:p>
          </table:table-cell>
          <table:table-cell table:formula="of:=IF([.A269]=&quot;forward&quot;;[.D268]+[.B269];IF([.A269]=&quot;backward&quot;;[.D268]-[.B269];[.D268]))" office:value-type="float" office:value="447" calcext:value-type="float">
            <text:p>447</text:p>
          </table:table-cell>
          <table:table-cell table:formula="of:=IF([.A269]=&quot;forward&quot;;[.E268]+[.B269]*[.C269];[.E268])" office:value-type="float" office:value="40705" calcext:value-type="float">
            <text:p>4070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270]=&quot;down&quot;;[.C269]+[.B270];IF([.A270]=&quot;up&quot;;[.C269]-[.B270];[.C269]))" office:value-type="float" office:value="220" calcext:value-type="float">
            <text:p>220</text:p>
          </table:table-cell>
          <table:table-cell table:formula="of:=IF([.A270]=&quot;forward&quot;;[.D269]+[.B270];IF([.A270]=&quot;backward&quot;;[.D269]-[.B270];[.D269]))" office:value-type="float" office:value="450" calcext:value-type="float">
            <text:p>450</text:p>
          </table:table-cell>
          <table:table-cell table:formula="of:=IF([.A270]=&quot;forward&quot;;[.E269]+[.B270]*[.C270];[.E269])" office:value-type="float" office:value="41365" calcext:value-type="float">
            <text:p>4136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271]=&quot;down&quot;;[.C270]+[.B271];IF([.A271]=&quot;up&quot;;[.C270]-[.B271];[.C270]))" office:value-type="float" office:value="214" calcext:value-type="float">
            <text:p>214</text:p>
          </table:table-cell>
          <table:table-cell table:formula="of:=IF([.A271]=&quot;forward&quot;;[.D270]+[.B271];IF([.A271]=&quot;backward&quot;;[.D270]-[.B271];[.D270]))" office:value-type="float" office:value="450" calcext:value-type="float">
            <text:p>450</text:p>
          </table:table-cell>
          <table:table-cell table:formula="of:=IF([.A271]=&quot;forward&quot;;[.E270]+[.B271]*[.C271];[.E270])" office:value-type="float" office:value="41365" calcext:value-type="float">
            <text:p>4136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272]=&quot;down&quot;;[.C271]+[.B272];IF([.A272]=&quot;up&quot;;[.C271]-[.B272];[.C271]))" office:value-type="float" office:value="210" calcext:value-type="float">
            <text:p>210</text:p>
          </table:table-cell>
          <table:table-cell table:formula="of:=IF([.A272]=&quot;forward&quot;;[.D271]+[.B272];IF([.A272]=&quot;backward&quot;;[.D271]-[.B272];[.D271]))" office:value-type="float" office:value="450" calcext:value-type="float">
            <text:p>450</text:p>
          </table:table-cell>
          <table:table-cell table:formula="of:=IF([.A272]=&quot;forward&quot;;[.E271]+[.B272]*[.C272];[.E271])" office:value-type="float" office:value="41365" calcext:value-type="float">
            <text:p>4136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273]=&quot;down&quot;;[.C272]+[.B273];IF([.A273]=&quot;up&quot;;[.C272]-[.B273];[.C272]))" office:value-type="float" office:value="219" calcext:value-type="float">
            <text:p>219</text:p>
          </table:table-cell>
          <table:table-cell table:formula="of:=IF([.A273]=&quot;forward&quot;;[.D272]+[.B273];IF([.A273]=&quot;backward&quot;;[.D272]-[.B273];[.D272]))" office:value-type="float" office:value="450" calcext:value-type="float">
            <text:p>450</text:p>
          </table:table-cell>
          <table:table-cell table:formula="of:=IF([.A273]=&quot;forward&quot;;[.E272]+[.B273]*[.C273];[.E272])" office:value-type="float" office:value="41365" calcext:value-type="float">
            <text:p>4136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74]=&quot;down&quot;;[.C273]+[.B274];IF([.A274]=&quot;up&quot;;[.C273]-[.B274];[.C273]))" office:value-type="float" office:value="227" calcext:value-type="float">
            <text:p>227</text:p>
          </table:table-cell>
          <table:table-cell table:formula="of:=IF([.A274]=&quot;forward&quot;;[.D273]+[.B274];IF([.A274]=&quot;backward&quot;;[.D273]-[.B274];[.D273]))" office:value-type="float" office:value="450" calcext:value-type="float">
            <text:p>450</text:p>
          </table:table-cell>
          <table:table-cell table:formula="of:=IF([.A274]=&quot;forward&quot;;[.E273]+[.B274]*[.C274];[.E273])" office:value-type="float" office:value="41365" calcext:value-type="float">
            <text:p>4136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275]=&quot;down&quot;;[.C274]+[.B275];IF([.A275]=&quot;up&quot;;[.C274]-[.B275];[.C274]))" office:value-type="float" office:value="230" calcext:value-type="float">
            <text:p>230</text:p>
          </table:table-cell>
          <table:table-cell table:formula="of:=IF([.A275]=&quot;forward&quot;;[.D274]+[.B275];IF([.A275]=&quot;backward&quot;;[.D274]-[.B275];[.D274]))" office:value-type="float" office:value="450" calcext:value-type="float">
            <text:p>450</text:p>
          </table:table-cell>
          <table:table-cell table:formula="of:=IF([.A275]=&quot;forward&quot;;[.E274]+[.B275]*[.C275];[.E274])" office:value-type="float" office:value="41365" calcext:value-type="float">
            <text:p>4136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276]=&quot;down&quot;;[.C275]+[.B276];IF([.A276]=&quot;up&quot;;[.C275]-[.B276];[.C275]))" office:value-type="float" office:value="230" calcext:value-type="float">
            <text:p>230</text:p>
          </table:table-cell>
          <table:table-cell table:formula="of:=IF([.A276]=&quot;forward&quot;;[.D275]+[.B276];IF([.A276]=&quot;backward&quot;;[.D275]-[.B276];[.D275]))" office:value-type="float" office:value="456" calcext:value-type="float">
            <text:p>456</text:p>
          </table:table-cell>
          <table:table-cell table:formula="of:=IF([.A276]=&quot;forward&quot;;[.E275]+[.B276]*[.C276];[.E275])" office:value-type="float" office:value="42745" calcext:value-type="float">
            <text:p>4274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277]=&quot;down&quot;;[.C276]+[.B277];IF([.A277]=&quot;up&quot;;[.C276]-[.B277];[.C276]))" office:value-type="float" office:value="230" calcext:value-type="float">
            <text:p>230</text:p>
          </table:table-cell>
          <table:table-cell table:formula="of:=IF([.A277]=&quot;forward&quot;;[.D276]+[.B277];IF([.A277]=&quot;backward&quot;;[.D276]-[.B277];[.D276]))" office:value-type="float" office:value="462" calcext:value-type="float">
            <text:p>462</text:p>
          </table:table-cell>
          <table:table-cell table:formula="of:=IF([.A277]=&quot;forward&quot;;[.E276]+[.B277]*[.C277];[.E276])" office:value-type="float" office:value="44125" calcext:value-type="float">
            <text:p>4412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278]=&quot;down&quot;;[.C277]+[.B278];IF([.A278]=&quot;up&quot;;[.C277]-[.B278];[.C277]))" office:value-type="float" office:value="231" calcext:value-type="float">
            <text:p>231</text:p>
          </table:table-cell>
          <table:table-cell table:formula="of:=IF([.A278]=&quot;forward&quot;;[.D277]+[.B278];IF([.A278]=&quot;backward&quot;;[.D277]-[.B278];[.D277]))" office:value-type="float" office:value="462" calcext:value-type="float">
            <text:p>462</text:p>
          </table:table-cell>
          <table:table-cell table:formula="of:=IF([.A278]=&quot;forward&quot;;[.E277]+[.B278]*[.C278];[.E277])" office:value-type="float" office:value="44125" calcext:value-type="float">
            <text:p>4412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279]=&quot;down&quot;;[.C278]+[.B279];IF([.A279]=&quot;up&quot;;[.C278]-[.B279];[.C278]))" office:value-type="float" office:value="233" calcext:value-type="float">
            <text:p>233</text:p>
          </table:table-cell>
          <table:table-cell table:formula="of:=IF([.A279]=&quot;forward&quot;;[.D278]+[.B279];IF([.A279]=&quot;backward&quot;;[.D278]-[.B279];[.D278]))" office:value-type="float" office:value="462" calcext:value-type="float">
            <text:p>462</text:p>
          </table:table-cell>
          <table:table-cell table:formula="of:=IF([.A279]=&quot;forward&quot;;[.E278]+[.B279]*[.C279];[.E278])" office:value-type="float" office:value="44125" calcext:value-type="float">
            <text:p>4412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280]=&quot;down&quot;;[.C279]+[.B280];IF([.A280]=&quot;up&quot;;[.C279]-[.B280];[.C279]))" office:value-type="float" office:value="235" calcext:value-type="float">
            <text:p>235</text:p>
          </table:table-cell>
          <table:table-cell table:formula="of:=IF([.A280]=&quot;forward&quot;;[.D279]+[.B280];IF([.A280]=&quot;backward&quot;;[.D279]-[.B280];[.D279]))" office:value-type="float" office:value="462" calcext:value-type="float">
            <text:p>462</text:p>
          </table:table-cell>
          <table:table-cell table:formula="of:=IF([.A280]=&quot;forward&quot;;[.E279]+[.B280]*[.C280];[.E279])" office:value-type="float" office:value="44125" calcext:value-type="float">
            <text:p>4412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281]=&quot;down&quot;;[.C280]+[.B281];IF([.A281]=&quot;up&quot;;[.C280]-[.B281];[.C280]))" office:value-type="float" office:value="237" calcext:value-type="float">
            <text:p>237</text:p>
          </table:table-cell>
          <table:table-cell table:formula="of:=IF([.A281]=&quot;forward&quot;;[.D280]+[.B281];IF([.A281]=&quot;backward&quot;;[.D280]-[.B281];[.D280]))" office:value-type="float" office:value="462" calcext:value-type="float">
            <text:p>462</text:p>
          </table:table-cell>
          <table:table-cell table:formula="of:=IF([.A281]=&quot;forward&quot;;[.E280]+[.B281]*[.C281];[.E280])" office:value-type="float" office:value="44125" calcext:value-type="float">
            <text:p>4412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282]=&quot;down&quot;;[.C281]+[.B282];IF([.A282]=&quot;up&quot;;[.C281]-[.B282];[.C281]))" office:value-type="float" office:value="230" calcext:value-type="float">
            <text:p>230</text:p>
          </table:table-cell>
          <table:table-cell table:formula="of:=IF([.A282]=&quot;forward&quot;;[.D281]+[.B282];IF([.A282]=&quot;backward&quot;;[.D281]-[.B282];[.D281]))" office:value-type="float" office:value="462" calcext:value-type="float">
            <text:p>462</text:p>
          </table:table-cell>
          <table:table-cell table:formula="of:=IF([.A282]=&quot;forward&quot;;[.E281]+[.B282]*[.C282];[.E281])" office:value-type="float" office:value="44125" calcext:value-type="float">
            <text:p>4412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283]=&quot;down&quot;;[.C282]+[.B283];IF([.A283]=&quot;up&quot;;[.C282]-[.B283];[.C282]))" office:value-type="float" office:value="232" calcext:value-type="float">
            <text:p>232</text:p>
          </table:table-cell>
          <table:table-cell table:formula="of:=IF([.A283]=&quot;forward&quot;;[.D282]+[.B283];IF([.A283]=&quot;backward&quot;;[.D282]-[.B283];[.D282]))" office:value-type="float" office:value="462" calcext:value-type="float">
            <text:p>462</text:p>
          </table:table-cell>
          <table:table-cell table:formula="of:=IF([.A283]=&quot;forward&quot;;[.E282]+[.B283]*[.C283];[.E282])" office:value-type="float" office:value="44125" calcext:value-type="float">
            <text:p>4412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284]=&quot;down&quot;;[.C283]+[.B284];IF([.A284]=&quot;up&quot;;[.C283]-[.B284];[.C283]))" office:value-type="float" office:value="232" calcext:value-type="float">
            <text:p>232</text:p>
          </table:table-cell>
          <table:table-cell table:formula="of:=IF([.A284]=&quot;forward&quot;;[.D283]+[.B284];IF([.A284]=&quot;backward&quot;;[.D283]-[.B284];[.D283]))" office:value-type="float" office:value="471" calcext:value-type="float">
            <text:p>471</text:p>
          </table:table-cell>
          <table:table-cell table:formula="of:=IF([.A284]=&quot;forward&quot;;[.E283]+[.B284]*[.C284];[.E283])" office:value-type="float" office:value="46213" calcext:value-type="float">
            <text:p>4621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285]=&quot;down&quot;;[.C284]+[.B285];IF([.A285]=&quot;up&quot;;[.C284]-[.B285];[.C284]))" office:value-type="float" office:value="235" calcext:value-type="float">
            <text:p>235</text:p>
          </table:table-cell>
          <table:table-cell table:formula="of:=IF([.A285]=&quot;forward&quot;;[.D284]+[.B285];IF([.A285]=&quot;backward&quot;;[.D284]-[.B285];[.D284]))" office:value-type="float" office:value="471" calcext:value-type="float">
            <text:p>471</text:p>
          </table:table-cell>
          <table:table-cell table:formula="of:=IF([.A285]=&quot;forward&quot;;[.E284]+[.B285]*[.C285];[.E284])" office:value-type="float" office:value="46213" calcext:value-type="float">
            <text:p>4621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286]=&quot;down&quot;;[.C285]+[.B286];IF([.A286]=&quot;up&quot;;[.C285]-[.B286];[.C285]))" office:value-type="float" office:value="230" calcext:value-type="float">
            <text:p>230</text:p>
          </table:table-cell>
          <table:table-cell table:formula="of:=IF([.A286]=&quot;forward&quot;;[.D285]+[.B286];IF([.A286]=&quot;backward&quot;;[.D285]-[.B286];[.D285]))" office:value-type="float" office:value="471" calcext:value-type="float">
            <text:p>471</text:p>
          </table:table-cell>
          <table:table-cell table:formula="of:=IF([.A286]=&quot;forward&quot;;[.E285]+[.B286]*[.C286];[.E285])" office:value-type="float" office:value="46213" calcext:value-type="float">
            <text:p>4621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287]=&quot;down&quot;;[.C286]+[.B287];IF([.A287]=&quot;up&quot;;[.C286]-[.B287];[.C286]))" office:value-type="float" office:value="230" calcext:value-type="float">
            <text:p>230</text:p>
          </table:table-cell>
          <table:table-cell table:formula="of:=IF([.A287]=&quot;forward&quot;;[.D286]+[.B287];IF([.A287]=&quot;backward&quot;;[.D286]-[.B287];[.D286]))" office:value-type="float" office:value="480" calcext:value-type="float">
            <text:p>480</text:p>
          </table:table-cell>
          <table:table-cell table:formula="of:=IF([.A287]=&quot;forward&quot;;[.E286]+[.B287]*[.C287];[.E286])" office:value-type="float" office:value="48283" calcext:value-type="float">
            <text:p>4828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288]=&quot;down&quot;;[.C287]+[.B288];IF([.A288]=&quot;up&quot;;[.C287]-[.B288];[.C287]))" office:value-type="float" office:value="225" calcext:value-type="float">
            <text:p>225</text:p>
          </table:table-cell>
          <table:table-cell table:formula="of:=IF([.A288]=&quot;forward&quot;;[.D287]+[.B288];IF([.A288]=&quot;backward&quot;;[.D287]-[.B288];[.D287]))" office:value-type="float" office:value="480" calcext:value-type="float">
            <text:p>480</text:p>
          </table:table-cell>
          <table:table-cell table:formula="of:=IF([.A288]=&quot;forward&quot;;[.E287]+[.B288]*[.C288];[.E287])" office:value-type="float" office:value="48283" calcext:value-type="float">
            <text:p>4828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89]=&quot;down&quot;;[.C288]+[.B289];IF([.A289]=&quot;up&quot;;[.C288]-[.B289];[.C288]))" office:value-type="float" office:value="225" calcext:value-type="float">
            <text:p>225</text:p>
          </table:table-cell>
          <table:table-cell table:formula="of:=IF([.A289]=&quot;forward&quot;;[.D288]+[.B289];IF([.A289]=&quot;backward&quot;;[.D288]-[.B289];[.D288]))" office:value-type="float" office:value="481" calcext:value-type="float">
            <text:p>481</text:p>
          </table:table-cell>
          <table:table-cell table:formula="of:=IF([.A289]=&quot;forward&quot;;[.E288]+[.B289]*[.C289];[.E288])" office:value-type="float" office:value="48508" calcext:value-type="float">
            <text:p>4850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290]=&quot;down&quot;;[.C289]+[.B290];IF([.A290]=&quot;up&quot;;[.C289]-[.B290];[.C289]))" office:value-type="float" office:value="226" calcext:value-type="float">
            <text:p>226</text:p>
          </table:table-cell>
          <table:table-cell table:formula="of:=IF([.A290]=&quot;forward&quot;;[.D289]+[.B290];IF([.A290]=&quot;backward&quot;;[.D289]-[.B290];[.D289]))" office:value-type="float" office:value="481" calcext:value-type="float">
            <text:p>481</text:p>
          </table:table-cell>
          <table:table-cell table:formula="of:=IF([.A290]=&quot;forward&quot;;[.E289]+[.B290]*[.C290];[.E289])" office:value-type="float" office:value="48508" calcext:value-type="float">
            <text:p>4850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291]=&quot;down&quot;;[.C290]+[.B291];IF([.A291]=&quot;up&quot;;[.C290]-[.B291];[.C290]))" office:value-type="float" office:value="226" calcext:value-type="float">
            <text:p>226</text:p>
          </table:table-cell>
          <table:table-cell table:formula="of:=IF([.A291]=&quot;forward&quot;;[.D290]+[.B291];IF([.A291]=&quot;backward&quot;;[.D290]-[.B291];[.D290]))" office:value-type="float" office:value="488" calcext:value-type="float">
            <text:p>488</text:p>
          </table:table-cell>
          <table:table-cell table:formula="of:=IF([.A291]=&quot;forward&quot;;[.E290]+[.B291]*[.C291];[.E290])" office:value-type="float" office:value="50090" calcext:value-type="float">
            <text:p>5009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92]=&quot;down&quot;;[.C291]+[.B292];IF([.A292]=&quot;up&quot;;[.C291]-[.B292];[.C291]))" office:value-type="float" office:value="234" calcext:value-type="float">
            <text:p>234</text:p>
          </table:table-cell>
          <table:table-cell table:formula="of:=IF([.A292]=&quot;forward&quot;;[.D291]+[.B292];IF([.A292]=&quot;backward&quot;;[.D291]-[.B292];[.D291]))" office:value-type="float" office:value="488" calcext:value-type="float">
            <text:p>488</text:p>
          </table:table-cell>
          <table:table-cell table:formula="of:=IF([.A292]=&quot;forward&quot;;[.E291]+[.B292]*[.C292];[.E291])" office:value-type="float" office:value="50090" calcext:value-type="float">
            <text:p>5009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293]=&quot;down&quot;;[.C292]+[.B293];IF([.A293]=&quot;up&quot;;[.C292]-[.B293];[.C292]))" office:value-type="float" office:value="243" calcext:value-type="float">
            <text:p>243</text:p>
          </table:table-cell>
          <table:table-cell table:formula="of:=IF([.A293]=&quot;forward&quot;;[.D292]+[.B293];IF([.A293]=&quot;backward&quot;;[.D292]-[.B293];[.D292]))" office:value-type="float" office:value="488" calcext:value-type="float">
            <text:p>488</text:p>
          </table:table-cell>
          <table:table-cell table:formula="of:=IF([.A293]=&quot;forward&quot;;[.E292]+[.B293]*[.C293];[.E292])" office:value-type="float" office:value="50090" calcext:value-type="float">
            <text:p>5009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294]=&quot;down&quot;;[.C293]+[.B294];IF([.A294]=&quot;up&quot;;[.C293]-[.B294];[.C293]))" office:value-type="float" office:value="244" calcext:value-type="float">
            <text:p>244</text:p>
          </table:table-cell>
          <table:table-cell table:formula="of:=IF([.A294]=&quot;forward&quot;;[.D293]+[.B294];IF([.A294]=&quot;backward&quot;;[.D293]-[.B294];[.D293]))" office:value-type="float" office:value="488" calcext:value-type="float">
            <text:p>488</text:p>
          </table:table-cell>
          <table:table-cell table:formula="of:=IF([.A294]=&quot;forward&quot;;[.E293]+[.B294]*[.C294];[.E293])" office:value-type="float" office:value="50090" calcext:value-type="float">
            <text:p>5009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295]=&quot;down&quot;;[.C294]+[.B295];IF([.A295]=&quot;up&quot;;[.C294]-[.B295];[.C294]))" office:value-type="float" office:value="244" calcext:value-type="float">
            <text:p>244</text:p>
          </table:table-cell>
          <table:table-cell table:formula="of:=IF([.A295]=&quot;forward&quot;;[.D294]+[.B295];IF([.A295]=&quot;backward&quot;;[.D294]-[.B295];[.D294]))" office:value-type="float" office:value="496" calcext:value-type="float">
            <text:p>496</text:p>
          </table:table-cell>
          <table:table-cell table:formula="of:=IF([.A295]=&quot;forward&quot;;[.E294]+[.B295]*[.C295];[.E294])" office:value-type="float" office:value="52042" calcext:value-type="float">
            <text:p>5204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296]=&quot;down&quot;;[.C295]+[.B296];IF([.A296]=&quot;up&quot;;[.C295]-[.B296];[.C295]))" office:value-type="float" office:value="243" calcext:value-type="float">
            <text:p>243</text:p>
          </table:table-cell>
          <table:table-cell table:formula="of:=IF([.A296]=&quot;forward&quot;;[.D295]+[.B296];IF([.A296]=&quot;backward&quot;;[.D295]-[.B296];[.D295]))" office:value-type="float" office:value="496" calcext:value-type="float">
            <text:p>496</text:p>
          </table:table-cell>
          <table:table-cell table:formula="of:=IF([.A296]=&quot;forward&quot;;[.E295]+[.B296]*[.C296];[.E295])" office:value-type="float" office:value="52042" calcext:value-type="float">
            <text:p>5204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297]=&quot;down&quot;;[.C296]+[.B297];IF([.A297]=&quot;up&quot;;[.C296]-[.B297];[.C296]))" office:value-type="float" office:value="243" calcext:value-type="float">
            <text:p>243</text:p>
          </table:table-cell>
          <table:table-cell table:formula="of:=IF([.A297]=&quot;forward&quot;;[.D296]+[.B297];IF([.A297]=&quot;backward&quot;;[.D296]-[.B297];[.D296]))" office:value-type="float" office:value="504" calcext:value-type="float">
            <text:p>504</text:p>
          </table:table-cell>
          <table:table-cell table:formula="of:=IF([.A297]=&quot;forward&quot;;[.E296]+[.B297]*[.C297];[.E296])" office:value-type="float" office:value="53986" calcext:value-type="float">
            <text:p>5398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298]=&quot;down&quot;;[.C297]+[.B298];IF([.A298]=&quot;up&quot;;[.C297]-[.B298];[.C297]))" office:value-type="float" office:value="244" calcext:value-type="float">
            <text:p>244</text:p>
          </table:table-cell>
          <table:table-cell table:formula="of:=IF([.A298]=&quot;forward&quot;;[.D297]+[.B298];IF([.A298]=&quot;backward&quot;;[.D297]-[.B298];[.D297]))" office:value-type="float" office:value="504" calcext:value-type="float">
            <text:p>504</text:p>
          </table:table-cell>
          <table:table-cell table:formula="of:=IF([.A298]=&quot;forward&quot;;[.E297]+[.B298]*[.C298];[.E297])" office:value-type="float" office:value="53986" calcext:value-type="float">
            <text:p>5398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299]=&quot;down&quot;;[.C298]+[.B299];IF([.A299]=&quot;up&quot;;[.C298]-[.B299];[.C298]))" office:value-type="float" office:value="244" calcext:value-type="float">
            <text:p>244</text:p>
          </table:table-cell>
          <table:table-cell table:formula="of:=IF([.A299]=&quot;forward&quot;;[.D298]+[.B299];IF([.A299]=&quot;backward&quot;;[.D298]-[.B299];[.D298]))" office:value-type="float" office:value="513" calcext:value-type="float">
            <text:p>513</text:p>
          </table:table-cell>
          <table:table-cell table:formula="of:=IF([.A299]=&quot;forward&quot;;[.E298]+[.B299]*[.C299];[.E298])" office:value-type="float" office:value="56182" calcext:value-type="float">
            <text:p>5618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00]=&quot;down&quot;;[.C299]+[.B300];IF([.A300]=&quot;up&quot;;[.C299]-[.B300];[.C299]))" office:value-type="float" office:value="252" calcext:value-type="float">
            <text:p>252</text:p>
          </table:table-cell>
          <table:table-cell table:formula="of:=IF([.A300]=&quot;forward&quot;;[.D299]+[.B300];IF([.A300]=&quot;backward&quot;;[.D299]-[.B300];[.D299]))" office:value-type="float" office:value="513" calcext:value-type="float">
            <text:p>513</text:p>
          </table:table-cell>
          <table:table-cell table:formula="of:=IF([.A300]=&quot;forward&quot;;[.E299]+[.B300]*[.C300];[.E299])" office:value-type="float" office:value="56182" calcext:value-type="float">
            <text:p>5618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301]=&quot;down&quot;;[.C300]+[.B301];IF([.A301]=&quot;up&quot;;[.C300]-[.B301];[.C300]))" office:value-type="float" office:value="254" calcext:value-type="float">
            <text:p>254</text:p>
          </table:table-cell>
          <table:table-cell table:formula="of:=IF([.A301]=&quot;forward&quot;;[.D300]+[.B301];IF([.A301]=&quot;backward&quot;;[.D300]-[.B301];[.D300]))" office:value-type="float" office:value="513" calcext:value-type="float">
            <text:p>513</text:p>
          </table:table-cell>
          <table:table-cell table:formula="of:=IF([.A301]=&quot;forward&quot;;[.E300]+[.B301]*[.C301];[.E300])" office:value-type="float" office:value="56182" calcext:value-type="float">
            <text:p>5618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02]=&quot;down&quot;;[.C301]+[.B302];IF([.A302]=&quot;up&quot;;[.C301]-[.B302];[.C301]))" office:value-type="float" office:value="254" calcext:value-type="float">
            <text:p>254</text:p>
          </table:table-cell>
          <table:table-cell table:formula="of:=IF([.A302]=&quot;forward&quot;;[.D301]+[.B302];IF([.A302]=&quot;backward&quot;;[.D301]-[.B302];[.D301]))" office:value-type="float" office:value="517" calcext:value-type="float">
            <text:p>517</text:p>
          </table:table-cell>
          <table:table-cell table:formula="of:=IF([.A302]=&quot;forward&quot;;[.E301]+[.B302]*[.C302];[.E301])" office:value-type="float" office:value="57198" calcext:value-type="float">
            <text:p>5719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303]=&quot;down&quot;;[.C302]+[.B303];IF([.A303]=&quot;up&quot;;[.C302]-[.B303];[.C302]))" office:value-type="float" office:value="252" calcext:value-type="float">
            <text:p>252</text:p>
          </table:table-cell>
          <table:table-cell table:formula="of:=IF([.A303]=&quot;forward&quot;;[.D302]+[.B303];IF([.A303]=&quot;backward&quot;;[.D302]-[.B303];[.D302]))" office:value-type="float" office:value="517" calcext:value-type="float">
            <text:p>517</text:p>
          </table:table-cell>
          <table:table-cell table:formula="of:=IF([.A303]=&quot;forward&quot;;[.E302]+[.B303]*[.C303];[.E302])" office:value-type="float" office:value="57198" calcext:value-type="float">
            <text:p>5719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304]=&quot;down&quot;;[.C303]+[.B304];IF([.A304]=&quot;up&quot;;[.C303]-[.B304];[.C303]))" office:value-type="float" office:value="259" calcext:value-type="float">
            <text:p>259</text:p>
          </table:table-cell>
          <table:table-cell table:formula="of:=IF([.A304]=&quot;forward&quot;;[.D303]+[.B304];IF([.A304]=&quot;backward&quot;;[.D303]-[.B304];[.D303]))" office:value-type="float" office:value="517" calcext:value-type="float">
            <text:p>517</text:p>
          </table:table-cell>
          <table:table-cell table:formula="of:=IF([.A304]=&quot;forward&quot;;[.E303]+[.B304]*[.C304];[.E303])" office:value-type="float" office:value="57198" calcext:value-type="float">
            <text:p>5719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05]=&quot;down&quot;;[.C304]+[.B305];IF([.A305]=&quot;up&quot;;[.C304]-[.B305];[.C304]))" office:value-type="float" office:value="259" calcext:value-type="float">
            <text:p>259</text:p>
          </table:table-cell>
          <table:table-cell table:formula="of:=IF([.A305]=&quot;forward&quot;;[.D304]+[.B305];IF([.A305]=&quot;backward&quot;;[.D304]-[.B305];[.D304]))" office:value-type="float" office:value="523" calcext:value-type="float">
            <text:p>523</text:p>
          </table:table-cell>
          <table:table-cell table:formula="of:=IF([.A305]=&quot;forward&quot;;[.E304]+[.B305]*[.C305];[.E304])" office:value-type="float" office:value="58752" calcext:value-type="float">
            <text:p>5875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06]=&quot;down&quot;;[.C305]+[.B306];IF([.A306]=&quot;up&quot;;[.C305]-[.B306];[.C305]))" office:value-type="float" office:value="259" calcext:value-type="float">
            <text:p>259</text:p>
          </table:table-cell>
          <table:table-cell table:formula="of:=IF([.A306]=&quot;forward&quot;;[.D305]+[.B306];IF([.A306]=&quot;backward&quot;;[.D305]-[.B306];[.D305]))" office:value-type="float" office:value="529" calcext:value-type="float">
            <text:p>529</text:p>
          </table:table-cell>
          <table:table-cell table:formula="of:=IF([.A306]=&quot;forward&quot;;[.E305]+[.B306]*[.C306];[.E305])" office:value-type="float" office:value="60306" calcext:value-type="float">
            <text:p>6030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07]=&quot;down&quot;;[.C306]+[.B307];IF([.A307]=&quot;up&quot;;[.C306]-[.B307];[.C306]))" office:value-type="float" office:value="259" calcext:value-type="float">
            <text:p>259</text:p>
          </table:table-cell>
          <table:table-cell table:formula="of:=IF([.A307]=&quot;forward&quot;;[.D306]+[.B307];IF([.A307]=&quot;backward&quot;;[.D306]-[.B307];[.D306]))" office:value-type="float" office:value="533" calcext:value-type="float">
            <text:p>533</text:p>
          </table:table-cell>
          <table:table-cell table:formula="of:=IF([.A307]=&quot;forward&quot;;[.E306]+[.B307]*[.C307];[.E306])" office:value-type="float" office:value="61342" calcext:value-type="float">
            <text:p>6134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308]=&quot;down&quot;;[.C307]+[.B308];IF([.A308]=&quot;up&quot;;[.C307]-[.B308];[.C307]))" office:value-type="float" office:value="251" calcext:value-type="float">
            <text:p>251</text:p>
          </table:table-cell>
          <table:table-cell table:formula="of:=IF([.A308]=&quot;forward&quot;;[.D307]+[.B308];IF([.A308]=&quot;backward&quot;;[.D307]-[.B308];[.D307]))" office:value-type="float" office:value="533" calcext:value-type="float">
            <text:p>533</text:p>
          </table:table-cell>
          <table:table-cell table:formula="of:=IF([.A308]=&quot;forward&quot;;[.E307]+[.B308]*[.C308];[.E307])" office:value-type="float" office:value="61342" calcext:value-type="float">
            <text:p>6134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309]=&quot;down&quot;;[.C308]+[.B309];IF([.A309]=&quot;up&quot;;[.C308]-[.B309];[.C308]))" office:value-type="float" office:value="249" calcext:value-type="float">
            <text:p>249</text:p>
          </table:table-cell>
          <table:table-cell table:formula="of:=IF([.A309]=&quot;forward&quot;;[.D308]+[.B309];IF([.A309]=&quot;backward&quot;;[.D308]-[.B309];[.D308]))" office:value-type="float" office:value="533" calcext:value-type="float">
            <text:p>533</text:p>
          </table:table-cell>
          <table:table-cell table:formula="of:=IF([.A309]=&quot;forward&quot;;[.E308]+[.B309]*[.C309];[.E308])" office:value-type="float" office:value="61342" calcext:value-type="float">
            <text:p>6134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10]=&quot;down&quot;;[.C309]+[.B310];IF([.A310]=&quot;up&quot;;[.C309]-[.B310];[.C309]))" office:value-type="float" office:value="257" calcext:value-type="float">
            <text:p>257</text:p>
          </table:table-cell>
          <table:table-cell table:formula="of:=IF([.A310]=&quot;forward&quot;;[.D309]+[.B310];IF([.A310]=&quot;backward&quot;;[.D309]-[.B310];[.D309]))" office:value-type="float" office:value="533" calcext:value-type="float">
            <text:p>533</text:p>
          </table:table-cell>
          <table:table-cell table:formula="of:=IF([.A310]=&quot;forward&quot;;[.E309]+[.B310]*[.C310];[.E309])" office:value-type="float" office:value="61342" calcext:value-type="float">
            <text:p>6134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311]=&quot;down&quot;;[.C310]+[.B311];IF([.A311]=&quot;up&quot;;[.C310]-[.B311];[.C310]))" office:value-type="float" office:value="250" calcext:value-type="float">
            <text:p>250</text:p>
          </table:table-cell>
          <table:table-cell table:formula="of:=IF([.A311]=&quot;forward&quot;;[.D310]+[.B311];IF([.A311]=&quot;backward&quot;;[.D310]-[.B311];[.D310]))" office:value-type="float" office:value="533" calcext:value-type="float">
            <text:p>533</text:p>
          </table:table-cell>
          <table:table-cell table:formula="of:=IF([.A311]=&quot;forward&quot;;[.E310]+[.B311]*[.C311];[.E310])" office:value-type="float" office:value="61342" calcext:value-type="float">
            <text:p>6134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312]=&quot;down&quot;;[.C311]+[.B312];IF([.A312]=&quot;up&quot;;[.C311]-[.B312];[.C311]))" office:value-type="float" office:value="250" calcext:value-type="float">
            <text:p>250</text:p>
          </table:table-cell>
          <table:table-cell table:formula="of:=IF([.A312]=&quot;forward&quot;;[.D311]+[.B312];IF([.A312]=&quot;backward&quot;;[.D311]-[.B312];[.D311]))" office:value-type="float" office:value="535" calcext:value-type="float">
            <text:p>535</text:p>
          </table:table-cell>
          <table:table-cell table:formula="of:=IF([.A312]=&quot;forward&quot;;[.E311]+[.B312]*[.C312];[.E311])" office:value-type="float" office:value="61842" calcext:value-type="float">
            <text:p>6184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13]=&quot;down&quot;;[.C312]+[.B313];IF([.A313]=&quot;up&quot;;[.C312]-[.B313];[.C312]))" office:value-type="float" office:value="250" calcext:value-type="float">
            <text:p>250</text:p>
          </table:table-cell>
          <table:table-cell table:formula="of:=IF([.A313]=&quot;forward&quot;;[.D312]+[.B313];IF([.A313]=&quot;backward&quot;;[.D312]-[.B313];[.D312]))" office:value-type="float" office:value="541" calcext:value-type="float">
            <text:p>541</text:p>
          </table:table-cell>
          <table:table-cell table:formula="of:=IF([.A313]=&quot;forward&quot;;[.E312]+[.B313]*[.C313];[.E312])" office:value-type="float" office:value="63342" calcext:value-type="float">
            <text:p>6334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314]=&quot;down&quot;;[.C313]+[.B314];IF([.A314]=&quot;up&quot;;[.C313]-[.B314];[.C313]))" office:value-type="float" office:value="250" calcext:value-type="float">
            <text:p>250</text:p>
          </table:table-cell>
          <table:table-cell table:formula="of:=IF([.A314]=&quot;forward&quot;;[.D313]+[.B314];IF([.A314]=&quot;backward&quot;;[.D313]-[.B314];[.D313]))" office:value-type="float" office:value="544" calcext:value-type="float">
            <text:p>544</text:p>
          </table:table-cell>
          <table:table-cell table:formula="of:=IF([.A314]=&quot;forward&quot;;[.E313]+[.B314]*[.C314];[.E313])" office:value-type="float" office:value="64092" calcext:value-type="float">
            <text:p>6409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315]=&quot;down&quot;;[.C314]+[.B315];IF([.A315]=&quot;up&quot;;[.C314]-[.B315];[.C314]))" office:value-type="float" office:value="245" calcext:value-type="float">
            <text:p>245</text:p>
          </table:table-cell>
          <table:table-cell table:formula="of:=IF([.A315]=&quot;forward&quot;;[.D314]+[.B315];IF([.A315]=&quot;backward&quot;;[.D314]-[.B315];[.D314]))" office:value-type="float" office:value="544" calcext:value-type="float">
            <text:p>544</text:p>
          </table:table-cell>
          <table:table-cell table:formula="of:=IF([.A315]=&quot;forward&quot;;[.E314]+[.B315]*[.C315];[.E314])" office:value-type="float" office:value="64092" calcext:value-type="float">
            <text:p>6409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16]=&quot;down&quot;;[.C315]+[.B316];IF([.A316]=&quot;up&quot;;[.C315]-[.B316];[.C315]))" office:value-type="float" office:value="245" calcext:value-type="float">
            <text:p>245</text:p>
          </table:table-cell>
          <table:table-cell table:formula="of:=IF([.A316]=&quot;forward&quot;;[.D315]+[.B316];IF([.A316]=&quot;backward&quot;;[.D315]-[.B316];[.D315]))" office:value-type="float" office:value="553" calcext:value-type="float">
            <text:p>553</text:p>
          </table:table-cell>
          <table:table-cell table:formula="of:=IF([.A316]=&quot;forward&quot;;[.E315]+[.B316]*[.C316];[.E315])" office:value-type="float" office:value="66297" calcext:value-type="float">
            <text:p>6629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17]=&quot;down&quot;;[.C316]+[.B317];IF([.A317]=&quot;up&quot;;[.C316]-[.B317];[.C316]))" office:value-type="float" office:value="254" calcext:value-type="float">
            <text:p>254</text:p>
          </table:table-cell>
          <table:table-cell table:formula="of:=IF([.A317]=&quot;forward&quot;;[.D316]+[.B317];IF([.A317]=&quot;backward&quot;;[.D316]-[.B317];[.D316]))" office:value-type="float" office:value="553" calcext:value-type="float">
            <text:p>553</text:p>
          </table:table-cell>
          <table:table-cell table:formula="of:=IF([.A317]=&quot;forward&quot;;[.E316]+[.B317]*[.C317];[.E316])" office:value-type="float" office:value="66297" calcext:value-type="float">
            <text:p>6629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18]=&quot;down&quot;;[.C317]+[.B318];IF([.A318]=&quot;up&quot;;[.C317]-[.B318];[.C317]))" office:value-type="float" office:value="254" calcext:value-type="float">
            <text:p>254</text:p>
          </table:table-cell>
          <table:table-cell table:formula="of:=IF([.A318]=&quot;forward&quot;;[.D317]+[.B318];IF([.A318]=&quot;backward&quot;;[.D317]-[.B318];[.D317]))" office:value-type="float" office:value="559" calcext:value-type="float">
            <text:p>559</text:p>
          </table:table-cell>
          <table:table-cell table:formula="of:=IF([.A318]=&quot;forward&quot;;[.E317]+[.B318]*[.C318];[.E317])" office:value-type="float" office:value="67821" calcext:value-type="float">
            <text:p>6782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319]=&quot;down&quot;;[.C318]+[.B319];IF([.A319]=&quot;up&quot;;[.C318]-[.B319];[.C318]))" office:value-type="float" office:value="252" calcext:value-type="float">
            <text:p>252</text:p>
          </table:table-cell>
          <table:table-cell table:formula="of:=IF([.A319]=&quot;forward&quot;;[.D318]+[.B319];IF([.A319]=&quot;backward&quot;;[.D318]-[.B319];[.D318]))" office:value-type="float" office:value="559" calcext:value-type="float">
            <text:p>559</text:p>
          </table:table-cell>
          <table:table-cell table:formula="of:=IF([.A319]=&quot;forward&quot;;[.E318]+[.B319]*[.C319];[.E318])" office:value-type="float" office:value="67821" calcext:value-type="float">
            <text:p>6782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320]=&quot;down&quot;;[.C319]+[.B320];IF([.A320]=&quot;up&quot;;[.C319]-[.B320];[.C319]))" office:value-type="float" office:value="258" calcext:value-type="float">
            <text:p>258</text:p>
          </table:table-cell>
          <table:table-cell table:formula="of:=IF([.A320]=&quot;forward&quot;;[.D319]+[.B320];IF([.A320]=&quot;backward&quot;;[.D319]-[.B320];[.D319]))" office:value-type="float" office:value="559" calcext:value-type="float">
            <text:p>559</text:p>
          </table:table-cell>
          <table:table-cell table:formula="of:=IF([.A320]=&quot;forward&quot;;[.E319]+[.B320]*[.C320];[.E319])" office:value-type="float" office:value="67821" calcext:value-type="float">
            <text:p>6782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21]=&quot;down&quot;;[.C320]+[.B321];IF([.A321]=&quot;up&quot;;[.C320]-[.B321];[.C320]))" office:value-type="float" office:value="258" calcext:value-type="float">
            <text:p>258</text:p>
          </table:table-cell>
          <table:table-cell table:formula="of:=IF([.A321]=&quot;forward&quot;;[.D320]+[.B321];IF([.A321]=&quot;backward&quot;;[.D320]-[.B321];[.D320]))" office:value-type="float" office:value="563" calcext:value-type="float">
            <text:p>563</text:p>
          </table:table-cell>
          <table:table-cell table:formula="of:=IF([.A321]=&quot;forward&quot;;[.E320]+[.B321]*[.C321];[.E320])" office:value-type="float" office:value="68853" calcext:value-type="float">
            <text:p>6885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322]=&quot;down&quot;;[.C321]+[.B322];IF([.A322]=&quot;up&quot;;[.C321]-[.B322];[.C321]))" office:value-type="float" office:value="258" calcext:value-type="float">
            <text:p>258</text:p>
          </table:table-cell>
          <table:table-cell table:formula="of:=IF([.A322]=&quot;forward&quot;;[.D321]+[.B322];IF([.A322]=&quot;backward&quot;;[.D321]-[.B322];[.D321]))" office:value-type="float" office:value="568" calcext:value-type="float">
            <text:p>568</text:p>
          </table:table-cell>
          <table:table-cell table:formula="of:=IF([.A322]=&quot;forward&quot;;[.E321]+[.B322]*[.C322];[.E321])" office:value-type="float" office:value="70143" calcext:value-type="float">
            <text:p>7014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323]=&quot;down&quot;;[.C322]+[.B323];IF([.A323]=&quot;up&quot;;[.C322]-[.B323];[.C322]))" office:value-type="float" office:value="261" calcext:value-type="float">
            <text:p>261</text:p>
          </table:table-cell>
          <table:table-cell table:formula="of:=IF([.A323]=&quot;forward&quot;;[.D322]+[.B323];IF([.A323]=&quot;backward&quot;;[.D322]-[.B323];[.D322]))" office:value-type="float" office:value="568" calcext:value-type="float">
            <text:p>568</text:p>
          </table:table-cell>
          <table:table-cell table:formula="of:=IF([.A323]=&quot;forward&quot;;[.E322]+[.B323]*[.C323];[.E322])" office:value-type="float" office:value="70143" calcext:value-type="float">
            <text:p>7014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324]=&quot;down&quot;;[.C323]+[.B324];IF([.A324]=&quot;up&quot;;[.C323]-[.B324];[.C323]))" office:value-type="float" office:value="259" calcext:value-type="float">
            <text:p>259</text:p>
          </table:table-cell>
          <table:table-cell table:formula="of:=IF([.A324]=&quot;forward&quot;;[.D323]+[.B324];IF([.A324]=&quot;backward&quot;;[.D323]-[.B324];[.D323]))" office:value-type="float" office:value="568" calcext:value-type="float">
            <text:p>568</text:p>
          </table:table-cell>
          <table:table-cell table:formula="of:=IF([.A324]=&quot;forward&quot;;[.E323]+[.B324]*[.C324];[.E323])" office:value-type="float" office:value="70143" calcext:value-type="float">
            <text:p>7014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325]=&quot;down&quot;;[.C324]+[.B325];IF([.A325]=&quot;up&quot;;[.C324]-[.B325];[.C324]))" office:value-type="float" office:value="259" calcext:value-type="float">
            <text:p>259</text:p>
          </table:table-cell>
          <table:table-cell table:formula="of:=IF([.A325]=&quot;forward&quot;;[.D324]+[.B325];IF([.A325]=&quot;backward&quot;;[.D324]-[.B325];[.D324]))" office:value-type="float" office:value="571" calcext:value-type="float">
            <text:p>571</text:p>
          </table:table-cell>
          <table:table-cell table:formula="of:=IF([.A325]=&quot;forward&quot;;[.E324]+[.B325]*[.C325];[.E324])" office:value-type="float" office:value="70920" calcext:value-type="float">
            <text:p>7092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326]=&quot;down&quot;;[.C325]+[.B326];IF([.A326]=&quot;up&quot;;[.C325]-[.B326];[.C325]))" office:value-type="float" office:value="259" calcext:value-type="float">
            <text:p>259</text:p>
          </table:table-cell>
          <table:table-cell table:formula="of:=IF([.A326]=&quot;forward&quot;;[.D325]+[.B326];IF([.A326]=&quot;backward&quot;;[.D325]-[.B326];[.D325]))" office:value-type="float" office:value="573" calcext:value-type="float">
            <text:p>573</text:p>
          </table:table-cell>
          <table:table-cell table:formula="of:=IF([.A326]=&quot;forward&quot;;[.E325]+[.B326]*[.C326];[.E325])" office:value-type="float" office:value="71438" calcext:value-type="float">
            <text:p>7143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327]=&quot;down&quot;;[.C326]+[.B327];IF([.A327]=&quot;up&quot;;[.C326]-[.B327];[.C326]))" office:value-type="float" office:value="252" calcext:value-type="float">
            <text:p>252</text:p>
          </table:table-cell>
          <table:table-cell table:formula="of:=IF([.A327]=&quot;forward&quot;;[.D326]+[.B327];IF([.A327]=&quot;backward&quot;;[.D326]-[.B327];[.D326]))" office:value-type="float" office:value="573" calcext:value-type="float">
            <text:p>573</text:p>
          </table:table-cell>
          <table:table-cell table:formula="of:=IF([.A327]=&quot;forward&quot;;[.E326]+[.B327]*[.C327];[.E326])" office:value-type="float" office:value="71438" calcext:value-type="float">
            <text:p>7143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328]=&quot;down&quot;;[.C327]+[.B328];IF([.A328]=&quot;up&quot;;[.C327]-[.B328];[.C327]))" office:value-type="float" office:value="253" calcext:value-type="float">
            <text:p>253</text:p>
          </table:table-cell>
          <table:table-cell table:formula="of:=IF([.A328]=&quot;forward&quot;;[.D327]+[.B328];IF([.A328]=&quot;backward&quot;;[.D327]-[.B328];[.D327]))" office:value-type="float" office:value="573" calcext:value-type="float">
            <text:p>573</text:p>
          </table:table-cell>
          <table:table-cell table:formula="of:=IF([.A328]=&quot;forward&quot;;[.E327]+[.B328]*[.C328];[.E327])" office:value-type="float" office:value="71438" calcext:value-type="float">
            <text:p>7143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329]=&quot;down&quot;;[.C328]+[.B329];IF([.A329]=&quot;up&quot;;[.C328]-[.B329];[.C328]))" office:value-type="float" office:value="252" calcext:value-type="float">
            <text:p>252</text:p>
          </table:table-cell>
          <table:table-cell table:formula="of:=IF([.A329]=&quot;forward&quot;;[.D328]+[.B329];IF([.A329]=&quot;backward&quot;;[.D328]-[.B329];[.D328]))" office:value-type="float" office:value="573" calcext:value-type="float">
            <text:p>573</text:p>
          </table:table-cell>
          <table:table-cell table:formula="of:=IF([.A329]=&quot;forward&quot;;[.E328]+[.B329]*[.C329];[.E328])" office:value-type="float" office:value="71438" calcext:value-type="float">
            <text:p>7143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330]=&quot;down&quot;;[.C329]+[.B330];IF([.A330]=&quot;up&quot;;[.C329]-[.B330];[.C329]))" office:value-type="float" office:value="244" calcext:value-type="float">
            <text:p>244</text:p>
          </table:table-cell>
          <table:table-cell table:formula="of:=IF([.A330]=&quot;forward&quot;;[.D329]+[.B330];IF([.A330]=&quot;backward&quot;;[.D329]-[.B330];[.D329]))" office:value-type="float" office:value="573" calcext:value-type="float">
            <text:p>573</text:p>
          </table:table-cell>
          <table:table-cell table:formula="of:=IF([.A330]=&quot;forward&quot;;[.E329]+[.B330]*[.C330];[.E329])" office:value-type="float" office:value="71438" calcext:value-type="float">
            <text:p>7143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331]=&quot;down&quot;;[.C330]+[.B331];IF([.A331]=&quot;up&quot;;[.C330]-[.B331];[.C330]))" office:value-type="float" office:value="248" calcext:value-type="float">
            <text:p>248</text:p>
          </table:table-cell>
          <table:table-cell table:formula="of:=IF([.A331]=&quot;forward&quot;;[.D330]+[.B331];IF([.A331]=&quot;backward&quot;;[.D330]-[.B331];[.D330]))" office:value-type="float" office:value="573" calcext:value-type="float">
            <text:p>573</text:p>
          </table:table-cell>
          <table:table-cell table:formula="of:=IF([.A331]=&quot;forward&quot;;[.E330]+[.B331]*[.C331];[.E330])" office:value-type="float" office:value="71438" calcext:value-type="float">
            <text:p>7143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332]=&quot;down&quot;;[.C331]+[.B332];IF([.A332]=&quot;up&quot;;[.C331]-[.B332];[.C331]))" office:value-type="float" office:value="248" calcext:value-type="float">
            <text:p>248</text:p>
          </table:table-cell>
          <table:table-cell table:formula="of:=IF([.A332]=&quot;forward&quot;;[.D331]+[.B332];IF([.A332]=&quot;backward&quot;;[.D331]-[.B332];[.D331]))" office:value-type="float" office:value="580" calcext:value-type="float">
            <text:p>580</text:p>
          </table:table-cell>
          <table:table-cell table:formula="of:=IF([.A332]=&quot;forward&quot;;[.E331]+[.B332]*[.C332];[.E331])" office:value-type="float" office:value="73174" calcext:value-type="float">
            <text:p>7317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333]=&quot;down&quot;;[.C332]+[.B333];IF([.A333]=&quot;up&quot;;[.C332]-[.B333];[.C332]))" office:value-type="float" office:value="248" calcext:value-type="float">
            <text:p>248</text:p>
          </table:table-cell>
          <table:table-cell table:formula="of:=IF([.A333]=&quot;forward&quot;;[.D332]+[.B333];IF([.A333]=&quot;backward&quot;;[.D332]-[.B333];[.D332]))" office:value-type="float" office:value="582" calcext:value-type="float">
            <text:p>582</text:p>
          </table:table-cell>
          <table:table-cell table:formula="of:=IF([.A333]=&quot;forward&quot;;[.E332]+[.B333]*[.C333];[.E332])" office:value-type="float" office:value="73670" calcext:value-type="float">
            <text:p>7367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334]=&quot;down&quot;;[.C333]+[.B334];IF([.A334]=&quot;up&quot;;[.C333]-[.B334];[.C333]))" office:value-type="float" office:value="246" calcext:value-type="float">
            <text:p>246</text:p>
          </table:table-cell>
          <table:table-cell table:formula="of:=IF([.A334]=&quot;forward&quot;;[.D333]+[.B334];IF([.A334]=&quot;backward&quot;;[.D333]-[.B334];[.D333]))" office:value-type="float" office:value="582" calcext:value-type="float">
            <text:p>582</text:p>
          </table:table-cell>
          <table:table-cell table:formula="of:=IF([.A334]=&quot;forward&quot;;[.E333]+[.B334]*[.C334];[.E333])" office:value-type="float" office:value="73670" calcext:value-type="float">
            <text:p>7367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335]=&quot;down&quot;;[.C334]+[.B335];IF([.A335]=&quot;up&quot;;[.C334]-[.B335];[.C334]))" office:value-type="float" office:value="250" calcext:value-type="float">
            <text:p>250</text:p>
          </table:table-cell>
          <table:table-cell table:formula="of:=IF([.A335]=&quot;forward&quot;;[.D334]+[.B335];IF([.A335]=&quot;backward&quot;;[.D334]-[.B335];[.D334]))" office:value-type="float" office:value="582" calcext:value-type="float">
            <text:p>582</text:p>
          </table:table-cell>
          <table:table-cell table:formula="of:=IF([.A335]=&quot;forward&quot;;[.E334]+[.B335]*[.C335];[.E334])" office:value-type="float" office:value="73670" calcext:value-type="float">
            <text:p>7367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36]=&quot;down&quot;;[.C335]+[.B336];IF([.A336]=&quot;up&quot;;[.C335]-[.B336];[.C335]))" office:value-type="float" office:value="250" calcext:value-type="float">
            <text:p>250</text:p>
          </table:table-cell>
          <table:table-cell table:formula="of:=IF([.A336]=&quot;forward&quot;;[.D335]+[.B336];IF([.A336]=&quot;backward&quot;;[.D335]-[.B336];[.D335]))" office:value-type="float" office:value="586" calcext:value-type="float">
            <text:p>586</text:p>
          </table:table-cell>
          <table:table-cell table:formula="of:=IF([.A336]=&quot;forward&quot;;[.E335]+[.B336]*[.C336];[.E335])" office:value-type="float" office:value="74670" calcext:value-type="float">
            <text:p>7467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337]=&quot;down&quot;;[.C336]+[.B337];IF([.A337]=&quot;up&quot;;[.C336]-[.B337];[.C336]))" office:value-type="float" office:value="250" calcext:value-type="float">
            <text:p>250</text:p>
          </table:table-cell>
          <table:table-cell table:formula="of:=IF([.A337]=&quot;forward&quot;;[.D336]+[.B337];IF([.A337]=&quot;backward&quot;;[.D336]-[.B337];[.D336]))" office:value-type="float" office:value="588" calcext:value-type="float">
            <text:p>588</text:p>
          </table:table-cell>
          <table:table-cell table:formula="of:=IF([.A337]=&quot;forward&quot;;[.E336]+[.B337]*[.C337];[.E336])" office:value-type="float" office:value="75170" calcext:value-type="float">
            <text:p>7517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338]=&quot;down&quot;;[.C337]+[.B338];IF([.A338]=&quot;up&quot;;[.C337]-[.B338];[.C337]))" office:value-type="float" office:value="250" calcext:value-type="float">
            <text:p>250</text:p>
          </table:table-cell>
          <table:table-cell table:formula="of:=IF([.A338]=&quot;forward&quot;;[.D337]+[.B338];IF([.A338]=&quot;backward&quot;;[.D337]-[.B338];[.D337]))" office:value-type="float" office:value="590" calcext:value-type="float">
            <text:p>590</text:p>
          </table:table-cell>
          <table:table-cell table:formula="of:=IF([.A338]=&quot;forward&quot;;[.E337]+[.B338]*[.C338];[.E337])" office:value-type="float" office:value="75670" calcext:value-type="float">
            <text:p>7567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39]=&quot;down&quot;;[.C338]+[.B339];IF([.A339]=&quot;up&quot;;[.C338]-[.B339];[.C338]))" office:value-type="float" office:value="258" calcext:value-type="float">
            <text:p>258</text:p>
          </table:table-cell>
          <table:table-cell table:formula="of:=IF([.A339]=&quot;forward&quot;;[.D338]+[.B339];IF([.A339]=&quot;backward&quot;;[.D338]-[.B339];[.D338]))" office:value-type="float" office:value="590" calcext:value-type="float">
            <text:p>590</text:p>
          </table:table-cell>
          <table:table-cell table:formula="of:=IF([.A339]=&quot;forward&quot;;[.E338]+[.B339]*[.C339];[.E338])" office:value-type="float" office:value="75670" calcext:value-type="float">
            <text:p>7567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340]=&quot;down&quot;;[.C339]+[.B340];IF([.A340]=&quot;up&quot;;[.C339]-[.B340];[.C339]))" office:value-type="float" office:value="260" calcext:value-type="float">
            <text:p>260</text:p>
          </table:table-cell>
          <table:table-cell table:formula="of:=IF([.A340]=&quot;forward&quot;;[.D339]+[.B340];IF([.A340]=&quot;backward&quot;;[.D339]-[.B340];[.D339]))" office:value-type="float" office:value="590" calcext:value-type="float">
            <text:p>590</text:p>
          </table:table-cell>
          <table:table-cell table:formula="of:=IF([.A340]=&quot;forward&quot;;[.E339]+[.B340]*[.C340];[.E339])" office:value-type="float" office:value="75670" calcext:value-type="float">
            <text:p>7567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341]=&quot;down&quot;;[.C340]+[.B341];IF([.A341]=&quot;up&quot;;[.C340]-[.B341];[.C340]))" office:value-type="float" office:value="262" calcext:value-type="float">
            <text:p>262</text:p>
          </table:table-cell>
          <table:table-cell table:formula="of:=IF([.A341]=&quot;forward&quot;;[.D340]+[.B341];IF([.A341]=&quot;backward&quot;;[.D340]-[.B341];[.D340]))" office:value-type="float" office:value="590" calcext:value-type="float">
            <text:p>590</text:p>
          </table:table-cell>
          <table:table-cell table:formula="of:=IF([.A341]=&quot;forward&quot;;[.E340]+[.B341]*[.C341];[.E340])" office:value-type="float" office:value="75670" calcext:value-type="float">
            <text:p>7567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42]=&quot;down&quot;;[.C341]+[.B342];IF([.A342]=&quot;up&quot;;[.C341]-[.B342];[.C341]))" office:value-type="float" office:value="262" calcext:value-type="float">
            <text:p>262</text:p>
          </table:table-cell>
          <table:table-cell table:formula="of:=IF([.A342]=&quot;forward&quot;;[.D341]+[.B342];IF([.A342]=&quot;backward&quot;;[.D341]-[.B342];[.D341]))" office:value-type="float" office:value="596" calcext:value-type="float">
            <text:p>596</text:p>
          </table:table-cell>
          <table:table-cell table:formula="of:=IF([.A342]=&quot;forward&quot;;[.E341]+[.B342]*[.C342];[.E341])" office:value-type="float" office:value="77242" calcext:value-type="float">
            <text:p>7724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343]=&quot;down&quot;;[.C342]+[.B343];IF([.A343]=&quot;up&quot;;[.C342]-[.B343];[.C342]))" office:value-type="float" office:value="260" calcext:value-type="float">
            <text:p>260</text:p>
          </table:table-cell>
          <table:table-cell table:formula="of:=IF([.A343]=&quot;forward&quot;;[.D342]+[.B343];IF([.A343]=&quot;backward&quot;;[.D342]-[.B343];[.D342]))" office:value-type="float" office:value="596" calcext:value-type="float">
            <text:p>596</text:p>
          </table:table-cell>
          <table:table-cell table:formula="of:=IF([.A343]=&quot;forward&quot;;[.E342]+[.B343]*[.C343];[.E342])" office:value-type="float" office:value="77242" calcext:value-type="float">
            <text:p>7724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344]=&quot;down&quot;;[.C343]+[.B344];IF([.A344]=&quot;up&quot;;[.C343]-[.B344];[.C343]))" office:value-type="float" office:value="251" calcext:value-type="float">
            <text:p>251</text:p>
          </table:table-cell>
          <table:table-cell table:formula="of:=IF([.A344]=&quot;forward&quot;;[.D343]+[.B344];IF([.A344]=&quot;backward&quot;;[.D343]-[.B344];[.D343]))" office:value-type="float" office:value="596" calcext:value-type="float">
            <text:p>596</text:p>
          </table:table-cell>
          <table:table-cell table:formula="of:=IF([.A344]=&quot;forward&quot;;[.E343]+[.B344]*[.C344];[.E343])" office:value-type="float" office:value="77242" calcext:value-type="float">
            <text:p>7724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345]=&quot;down&quot;;[.C344]+[.B345];IF([.A345]=&quot;up&quot;;[.C344]-[.B345];[.C344]))" office:value-type="float" office:value="252" calcext:value-type="float">
            <text:p>252</text:p>
          </table:table-cell>
          <table:table-cell table:formula="of:=IF([.A345]=&quot;forward&quot;;[.D344]+[.B345];IF([.A345]=&quot;backward&quot;;[.D344]-[.B345];[.D344]))" office:value-type="float" office:value="596" calcext:value-type="float">
            <text:p>596</text:p>
          </table:table-cell>
          <table:table-cell table:formula="of:=IF([.A345]=&quot;forward&quot;;[.E344]+[.B345]*[.C345];[.E344])" office:value-type="float" office:value="77242" calcext:value-type="float">
            <text:p>7724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346]=&quot;down&quot;;[.C345]+[.B346];IF([.A346]=&quot;up&quot;;[.C345]-[.B346];[.C345]))" office:value-type="float" office:value="259" calcext:value-type="float">
            <text:p>259</text:p>
          </table:table-cell>
          <table:table-cell table:formula="of:=IF([.A346]=&quot;forward&quot;;[.D345]+[.B346];IF([.A346]=&quot;backward&quot;;[.D345]-[.B346];[.D345]))" office:value-type="float" office:value="596" calcext:value-type="float">
            <text:p>596</text:p>
          </table:table-cell>
          <table:table-cell table:formula="of:=IF([.A346]=&quot;forward&quot;;[.E345]+[.B346]*[.C346];[.E345])" office:value-type="float" office:value="77242" calcext:value-type="float">
            <text:p>7724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47]=&quot;down&quot;;[.C346]+[.B347];IF([.A347]=&quot;up&quot;;[.C346]-[.B347];[.C346]))" office:value-type="float" office:value="259" calcext:value-type="float">
            <text:p>259</text:p>
          </table:table-cell>
          <table:table-cell table:formula="of:=IF([.A347]=&quot;forward&quot;;[.D346]+[.B347];IF([.A347]=&quot;backward&quot;;[.D346]-[.B347];[.D346]))" office:value-type="float" office:value="605" calcext:value-type="float">
            <text:p>605</text:p>
          </table:table-cell>
          <table:table-cell table:formula="of:=IF([.A347]=&quot;forward&quot;;[.E346]+[.B347]*[.C347];[.E346])" office:value-type="float" office:value="79573" calcext:value-type="float">
            <text:p>7957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48]=&quot;down&quot;;[.C347]+[.B348];IF([.A348]=&quot;up&quot;;[.C347]-[.B348];[.C347]))" office:value-type="float" office:value="259" calcext:value-type="float">
            <text:p>259</text:p>
          </table:table-cell>
          <table:table-cell table:formula="of:=IF([.A348]=&quot;forward&quot;;[.D347]+[.B348];IF([.A348]=&quot;backward&quot;;[.D347]-[.B348];[.D347]))" office:value-type="float" office:value="609" calcext:value-type="float">
            <text:p>609</text:p>
          </table:table-cell>
          <table:table-cell table:formula="of:=IF([.A348]=&quot;forward&quot;;[.E347]+[.B348]*[.C348];[.E347])" office:value-type="float" office:value="80609" calcext:value-type="float">
            <text:p>80609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349]=&quot;down&quot;;[.C348]+[.B349];IF([.A349]=&quot;up&quot;;[.C348]-[.B349];[.C348]))" office:value-type="float" office:value="251" calcext:value-type="float">
            <text:p>251</text:p>
          </table:table-cell>
          <table:table-cell table:formula="of:=IF([.A349]=&quot;forward&quot;;[.D348]+[.B349];IF([.A349]=&quot;backward&quot;;[.D348]-[.B349];[.D348]))" office:value-type="float" office:value="609" calcext:value-type="float">
            <text:p>609</text:p>
          </table:table-cell>
          <table:table-cell table:formula="of:=IF([.A349]=&quot;forward&quot;;[.E348]+[.B349]*[.C349];[.E348])" office:value-type="float" office:value="80609" calcext:value-type="float">
            <text:p>8060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350]=&quot;down&quot;;[.C349]+[.B350];IF([.A350]=&quot;up&quot;;[.C349]-[.B350];[.C349]))" office:value-type="float" office:value="251" calcext:value-type="float">
            <text:p>251</text:p>
          </table:table-cell>
          <table:table-cell table:formula="of:=IF([.A350]=&quot;forward&quot;;[.D349]+[.B350];IF([.A350]=&quot;backward&quot;;[.D349]-[.B350];[.D349]))" office:value-type="float" office:value="611" calcext:value-type="float">
            <text:p>611</text:p>
          </table:table-cell>
          <table:table-cell table:formula="of:=IF([.A350]=&quot;forward&quot;;[.E349]+[.B350]*[.C350];[.E349])" office:value-type="float" office:value="81111" calcext:value-type="float">
            <text:p>8111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351]=&quot;down&quot;;[.C350]+[.B351];IF([.A351]=&quot;up&quot;;[.C350]-[.B351];[.C350]))" office:value-type="float" office:value="251" calcext:value-type="float">
            <text:p>251</text:p>
          </table:table-cell>
          <table:table-cell table:formula="of:=IF([.A351]=&quot;forward&quot;;[.D350]+[.B351];IF([.A351]=&quot;backward&quot;;[.D350]-[.B351];[.D350]))" office:value-type="float" office:value="616" calcext:value-type="float">
            <text:p>616</text:p>
          </table:table-cell>
          <table:table-cell table:formula="of:=IF([.A351]=&quot;forward&quot;;[.E350]+[.B351]*[.C351];[.E350])" office:value-type="float" office:value="82366" calcext:value-type="float">
            <text:p>8236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352]=&quot;down&quot;;[.C351]+[.B352];IF([.A352]=&quot;up&quot;;[.C351]-[.B352];[.C351]))" office:value-type="float" office:value="254" calcext:value-type="float">
            <text:p>254</text:p>
          </table:table-cell>
          <table:table-cell table:formula="of:=IF([.A352]=&quot;forward&quot;;[.D351]+[.B352];IF([.A352]=&quot;backward&quot;;[.D351]-[.B352];[.D351]))" office:value-type="float" office:value="616" calcext:value-type="float">
            <text:p>616</text:p>
          </table:table-cell>
          <table:table-cell table:formula="of:=IF([.A352]=&quot;forward&quot;;[.E351]+[.B352]*[.C352];[.E351])" office:value-type="float" office:value="82366" calcext:value-type="float">
            <text:p>8236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353]=&quot;down&quot;;[.C352]+[.B353];IF([.A353]=&quot;up&quot;;[.C352]-[.B353];[.C352]))" office:value-type="float" office:value="260" calcext:value-type="float">
            <text:p>260</text:p>
          </table:table-cell>
          <table:table-cell table:formula="of:=IF([.A353]=&quot;forward&quot;;[.D352]+[.B353];IF([.A353]=&quot;backward&quot;;[.D352]-[.B353];[.D352]))" office:value-type="float" office:value="616" calcext:value-type="float">
            <text:p>616</text:p>
          </table:table-cell>
          <table:table-cell table:formula="of:=IF([.A353]=&quot;forward&quot;;[.E352]+[.B353]*[.C353];[.E352])" office:value-type="float" office:value="82366" calcext:value-type="float">
            <text:p>8236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354]=&quot;down&quot;;[.C353]+[.B354];IF([.A354]=&quot;up&quot;;[.C353]-[.B354];[.C353]))" office:value-type="float" office:value="264" calcext:value-type="float">
            <text:p>264</text:p>
          </table:table-cell>
          <table:table-cell table:formula="of:=IF([.A354]=&quot;forward&quot;;[.D353]+[.B354];IF([.A354]=&quot;backward&quot;;[.D353]-[.B354];[.D353]))" office:value-type="float" office:value="616" calcext:value-type="float">
            <text:p>616</text:p>
          </table:table-cell>
          <table:table-cell table:formula="of:=IF([.A354]=&quot;forward&quot;;[.E353]+[.B354]*[.C354];[.E353])" office:value-type="float" office:value="82366" calcext:value-type="float">
            <text:p>8236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355]=&quot;down&quot;;[.C354]+[.B355];IF([.A355]=&quot;up&quot;;[.C354]-[.B355];[.C354]))" office:value-type="float" office:value="264" calcext:value-type="float">
            <text:p>264</text:p>
          </table:table-cell>
          <table:table-cell table:formula="of:=IF([.A355]=&quot;forward&quot;;[.D354]+[.B355];IF([.A355]=&quot;backward&quot;;[.D354]-[.B355];[.D354]))" office:value-type="float" office:value="623" calcext:value-type="float">
            <text:p>623</text:p>
          </table:table-cell>
          <table:table-cell table:formula="of:=IF([.A355]=&quot;forward&quot;;[.E354]+[.B355]*[.C355];[.E354])" office:value-type="float" office:value="84214" calcext:value-type="float">
            <text:p>8421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356]=&quot;down&quot;;[.C355]+[.B356];IF([.A356]=&quot;up&quot;;[.C355]-[.B356];[.C355]))" office:value-type="float" office:value="263" calcext:value-type="float">
            <text:p>263</text:p>
          </table:table-cell>
          <table:table-cell table:formula="of:=IF([.A356]=&quot;forward&quot;;[.D355]+[.B356];IF([.A356]=&quot;backward&quot;;[.D355]-[.B356];[.D355]))" office:value-type="float" office:value="623" calcext:value-type="float">
            <text:p>623</text:p>
          </table:table-cell>
          <table:table-cell table:formula="of:=IF([.A356]=&quot;forward&quot;;[.E355]+[.B356]*[.C356];[.E355])" office:value-type="float" office:value="84214" calcext:value-type="float">
            <text:p>8421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357]=&quot;down&quot;;[.C356]+[.B357];IF([.A357]=&quot;up&quot;;[.C356]-[.B357];[.C356]))" office:value-type="float" office:value="263" calcext:value-type="float">
            <text:p>263</text:p>
          </table:table-cell>
          <table:table-cell table:formula="of:=IF([.A357]=&quot;forward&quot;;[.D356]+[.B357];IF([.A357]=&quot;backward&quot;;[.D356]-[.B357];[.D356]))" office:value-type="float" office:value="630" calcext:value-type="float">
            <text:p>630</text:p>
          </table:table-cell>
          <table:table-cell table:formula="of:=IF([.A357]=&quot;forward&quot;;[.E356]+[.B357]*[.C357];[.E356])" office:value-type="float" office:value="86055" calcext:value-type="float">
            <text:p>8605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58]=&quot;down&quot;;[.C357]+[.B358];IF([.A358]=&quot;up&quot;;[.C357]-[.B358];[.C357]))" office:value-type="float" office:value="271" calcext:value-type="float">
            <text:p>271</text:p>
          </table:table-cell>
          <table:table-cell table:formula="of:=IF([.A358]=&quot;forward&quot;;[.D357]+[.B358];IF([.A358]=&quot;backward&quot;;[.D357]-[.B358];[.D357]))" office:value-type="float" office:value="630" calcext:value-type="float">
            <text:p>630</text:p>
          </table:table-cell>
          <table:table-cell table:formula="of:=IF([.A358]=&quot;forward&quot;;[.E357]+[.B358]*[.C358];[.E357])" office:value-type="float" office:value="86055" calcext:value-type="float">
            <text:p>8605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359]=&quot;down&quot;;[.C358]+[.B359];IF([.A359]=&quot;up&quot;;[.C358]-[.B359];[.C358]))" office:value-type="float" office:value="269" calcext:value-type="float">
            <text:p>269</text:p>
          </table:table-cell>
          <table:table-cell table:formula="of:=IF([.A359]=&quot;forward&quot;;[.D358]+[.B359];IF([.A359]=&quot;backward&quot;;[.D358]-[.B359];[.D358]))" office:value-type="float" office:value="630" calcext:value-type="float">
            <text:p>630</text:p>
          </table:table-cell>
          <table:table-cell table:formula="of:=IF([.A359]=&quot;forward&quot;;[.E358]+[.B359]*[.C359];[.E358])" office:value-type="float" office:value="86055" calcext:value-type="float">
            <text:p>8605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60]=&quot;down&quot;;[.C359]+[.B360];IF([.A360]=&quot;up&quot;;[.C359]-[.B360];[.C359]))" office:value-type="float" office:value="277" calcext:value-type="float">
            <text:p>277</text:p>
          </table:table-cell>
          <table:table-cell table:formula="of:=IF([.A360]=&quot;forward&quot;;[.D359]+[.B360];IF([.A360]=&quot;backward&quot;;[.D359]-[.B360];[.D359]))" office:value-type="float" office:value="630" calcext:value-type="float">
            <text:p>630</text:p>
          </table:table-cell>
          <table:table-cell table:formula="of:=IF([.A360]=&quot;forward&quot;;[.E359]+[.B360]*[.C360];[.E359])" office:value-type="float" office:value="86055" calcext:value-type="float">
            <text:p>8605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61]=&quot;down&quot;;[.C360]+[.B361];IF([.A361]=&quot;up&quot;;[.C360]-[.B361];[.C360]))" office:value-type="float" office:value="277" calcext:value-type="float">
            <text:p>277</text:p>
          </table:table-cell>
          <table:table-cell table:formula="of:=IF([.A361]=&quot;forward&quot;;[.D360]+[.B361];IF([.A361]=&quot;backward&quot;;[.D360]-[.B361];[.D360]))" office:value-type="float" office:value="636" calcext:value-type="float">
            <text:p>636</text:p>
          </table:table-cell>
          <table:table-cell table:formula="of:=IF([.A361]=&quot;forward&quot;;[.E360]+[.B361]*[.C361];[.E360])" office:value-type="float" office:value="87717" calcext:value-type="float">
            <text:p>8771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362]=&quot;down&quot;;[.C361]+[.B362];IF([.A362]=&quot;up&quot;;[.C361]-[.B362];[.C361]))" office:value-type="float" office:value="280" calcext:value-type="float">
            <text:p>280</text:p>
          </table:table-cell>
          <table:table-cell table:formula="of:=IF([.A362]=&quot;forward&quot;;[.D361]+[.B362];IF([.A362]=&quot;backward&quot;;[.D361]-[.B362];[.D361]))" office:value-type="float" office:value="636" calcext:value-type="float">
            <text:p>636</text:p>
          </table:table-cell>
          <table:table-cell table:formula="of:=IF([.A362]=&quot;forward&quot;;[.E361]+[.B362]*[.C362];[.E361])" office:value-type="float" office:value="87717" calcext:value-type="float">
            <text:p>8771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363]=&quot;down&quot;;[.C362]+[.B363];IF([.A363]=&quot;up&quot;;[.C362]-[.B363];[.C362]))" office:value-type="float" office:value="271" calcext:value-type="float">
            <text:p>271</text:p>
          </table:table-cell>
          <table:table-cell table:formula="of:=IF([.A363]=&quot;forward&quot;;[.D362]+[.B363];IF([.A363]=&quot;backward&quot;;[.D362]-[.B363];[.D362]))" office:value-type="float" office:value="636" calcext:value-type="float">
            <text:p>636</text:p>
          </table:table-cell>
          <table:table-cell table:formula="of:=IF([.A363]=&quot;forward&quot;;[.E362]+[.B363]*[.C363];[.E362])" office:value-type="float" office:value="87717" calcext:value-type="float">
            <text:p>8771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364]=&quot;down&quot;;[.C363]+[.B364];IF([.A364]=&quot;up&quot;;[.C363]-[.B364];[.C363]))" office:value-type="float" office:value="265" calcext:value-type="float">
            <text:p>265</text:p>
          </table:table-cell>
          <table:table-cell table:formula="of:=IF([.A364]=&quot;forward&quot;;[.D363]+[.B364];IF([.A364]=&quot;backward&quot;;[.D363]-[.B364];[.D363]))" office:value-type="float" office:value="636" calcext:value-type="float">
            <text:p>636</text:p>
          </table:table-cell>
          <table:table-cell table:formula="of:=IF([.A364]=&quot;forward&quot;;[.E363]+[.B364]*[.C364];[.E363])" office:value-type="float" office:value="87717" calcext:value-type="float">
            <text:p>8771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365]=&quot;down&quot;;[.C364]+[.B365];IF([.A365]=&quot;up&quot;;[.C364]-[.B365];[.C364]))" office:value-type="float" office:value="259" calcext:value-type="float">
            <text:p>259</text:p>
          </table:table-cell>
          <table:table-cell table:formula="of:=IF([.A365]=&quot;forward&quot;;[.D364]+[.B365];IF([.A365]=&quot;backward&quot;;[.D364]-[.B365];[.D364]))" office:value-type="float" office:value="636" calcext:value-type="float">
            <text:p>636</text:p>
          </table:table-cell>
          <table:table-cell table:formula="of:=IF([.A365]=&quot;forward&quot;;[.E364]+[.B365]*[.C365];[.E364])" office:value-type="float" office:value="87717" calcext:value-type="float">
            <text:p>8771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366]=&quot;down&quot;;[.C365]+[.B366];IF([.A366]=&quot;up&quot;;[.C365]-[.B366];[.C365]))" office:value-type="float" office:value="259" calcext:value-type="float">
            <text:p>259</text:p>
          </table:table-cell>
          <table:table-cell table:formula="of:=IF([.A366]=&quot;forward&quot;;[.D365]+[.B366];IF([.A366]=&quot;backward&quot;;[.D365]-[.B366];[.D365]))" office:value-type="float" office:value="641" calcext:value-type="float">
            <text:p>641</text:p>
          </table:table-cell>
          <table:table-cell table:formula="of:=IF([.A366]=&quot;forward&quot;;[.E365]+[.B366]*[.C366];[.E365])" office:value-type="float" office:value="89012" calcext:value-type="float">
            <text:p>8901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367]=&quot;down&quot;;[.C366]+[.B367];IF([.A367]=&quot;up&quot;;[.C366]-[.B367];[.C366]))" office:value-type="float" office:value="259" calcext:value-type="float">
            <text:p>259</text:p>
          </table:table-cell>
          <table:table-cell table:formula="of:=IF([.A367]=&quot;forward&quot;;[.D366]+[.B367];IF([.A367]=&quot;backward&quot;;[.D366]-[.B367];[.D366]))" office:value-type="float" office:value="642" calcext:value-type="float">
            <text:p>642</text:p>
          </table:table-cell>
          <table:table-cell table:formula="of:=IF([.A367]=&quot;forward&quot;;[.E366]+[.B367]*[.C367];[.E366])" office:value-type="float" office:value="89271" calcext:value-type="float">
            <text:p>8927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368]=&quot;down&quot;;[.C367]+[.B368];IF([.A368]=&quot;up&quot;;[.C367]-[.B368];[.C367]))" office:value-type="float" office:value="259" calcext:value-type="float">
            <text:p>259</text:p>
          </table:table-cell>
          <table:table-cell table:formula="of:=IF([.A368]=&quot;forward&quot;;[.D367]+[.B368];IF([.A368]=&quot;backward&quot;;[.D367]-[.B368];[.D367]))" office:value-type="float" office:value="645" calcext:value-type="float">
            <text:p>645</text:p>
          </table:table-cell>
          <table:table-cell table:formula="of:=IF([.A368]=&quot;forward&quot;;[.E367]+[.B368]*[.C368];[.E367])" office:value-type="float" office:value="90048" calcext:value-type="float">
            <text:p>9004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369]=&quot;down&quot;;[.C368]+[.B369];IF([.A369]=&quot;up&quot;;[.C368]-[.B369];[.C368]))" office:value-type="float" office:value="259" calcext:value-type="float">
            <text:p>259</text:p>
          </table:table-cell>
          <table:table-cell table:formula="of:=IF([.A369]=&quot;forward&quot;;[.D368]+[.B369];IF([.A369]=&quot;backward&quot;;[.D368]-[.B369];[.D368]))" office:value-type="float" office:value="648" calcext:value-type="float">
            <text:p>648</text:p>
          </table:table-cell>
          <table:table-cell table:formula="of:=IF([.A369]=&quot;forward&quot;;[.E368]+[.B369]*[.C369];[.E368])" office:value-type="float" office:value="90825" calcext:value-type="float">
            <text:p>9082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370]=&quot;down&quot;;[.C369]+[.B370];IF([.A370]=&quot;up&quot;;[.C369]-[.B370];[.C369]))" office:value-type="float" office:value="266" calcext:value-type="float">
            <text:p>266</text:p>
          </table:table-cell>
          <table:table-cell table:formula="of:=IF([.A370]=&quot;forward&quot;;[.D369]+[.B370];IF([.A370]=&quot;backward&quot;;[.D369]-[.B370];[.D369]))" office:value-type="float" office:value="648" calcext:value-type="float">
            <text:p>648</text:p>
          </table:table-cell>
          <table:table-cell table:formula="of:=IF([.A370]=&quot;forward&quot;;[.E369]+[.B370]*[.C370];[.E369])" office:value-type="float" office:value="90825" calcext:value-type="float">
            <text:p>9082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371]=&quot;down&quot;;[.C370]+[.B371];IF([.A371]=&quot;up&quot;;[.C370]-[.B371];[.C370]))" office:value-type="float" office:value="269" calcext:value-type="float">
            <text:p>269</text:p>
          </table:table-cell>
          <table:table-cell table:formula="of:=IF([.A371]=&quot;forward&quot;;[.D370]+[.B371];IF([.A371]=&quot;backward&quot;;[.D370]-[.B371];[.D370]))" office:value-type="float" office:value="648" calcext:value-type="float">
            <text:p>648</text:p>
          </table:table-cell>
          <table:table-cell table:formula="of:=IF([.A371]=&quot;forward&quot;;[.E370]+[.B371]*[.C371];[.E370])" office:value-type="float" office:value="90825" calcext:value-type="float">
            <text:p>9082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372]=&quot;down&quot;;[.C371]+[.B372];IF([.A372]=&quot;up&quot;;[.C371]-[.B372];[.C371]))" office:value-type="float" office:value="269" calcext:value-type="float">
            <text:p>269</text:p>
          </table:table-cell>
          <table:table-cell table:formula="of:=IF([.A372]=&quot;forward&quot;;[.D371]+[.B372];IF([.A372]=&quot;backward&quot;;[.D371]-[.B372];[.D371]))" office:value-type="float" office:value="656" calcext:value-type="float">
            <text:p>656</text:p>
          </table:table-cell>
          <table:table-cell table:formula="of:=IF([.A372]=&quot;forward&quot;;[.E371]+[.B372]*[.C372];[.E371])" office:value-type="float" office:value="92977" calcext:value-type="float">
            <text:p>9297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373]=&quot;down&quot;;[.C372]+[.B373];IF([.A373]=&quot;up&quot;;[.C372]-[.B373];[.C372]))" office:value-type="float" office:value="269" calcext:value-type="float">
            <text:p>269</text:p>
          </table:table-cell>
          <table:table-cell table:formula="of:=IF([.A373]=&quot;forward&quot;;[.D372]+[.B373];IF([.A373]=&quot;backward&quot;;[.D372]-[.B373];[.D372]))" office:value-type="float" office:value="658" calcext:value-type="float">
            <text:p>658</text:p>
          </table:table-cell>
          <table:table-cell table:formula="of:=IF([.A373]=&quot;forward&quot;;[.E372]+[.B373]*[.C373];[.E372])" office:value-type="float" office:value="93515" calcext:value-type="float">
            <text:p>9351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374]=&quot;down&quot;;[.C373]+[.B374];IF([.A374]=&quot;up&quot;;[.C373]-[.B374];[.C373]))" office:value-type="float" office:value="276" calcext:value-type="float">
            <text:p>276</text:p>
          </table:table-cell>
          <table:table-cell table:formula="of:=IF([.A374]=&quot;forward&quot;;[.D373]+[.B374];IF([.A374]=&quot;backward&quot;;[.D373]-[.B374];[.D373]))" office:value-type="float" office:value="658" calcext:value-type="float">
            <text:p>658</text:p>
          </table:table-cell>
          <table:table-cell table:formula="of:=IF([.A374]=&quot;forward&quot;;[.E373]+[.B374]*[.C374];[.E373])" office:value-type="float" office:value="93515" calcext:value-type="float">
            <text:p>9351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375]=&quot;down&quot;;[.C374]+[.B375];IF([.A375]=&quot;up&quot;;[.C374]-[.B375];[.C374]))" office:value-type="float" office:value="277" calcext:value-type="float">
            <text:p>277</text:p>
          </table:table-cell>
          <table:table-cell table:formula="of:=IF([.A375]=&quot;forward&quot;;[.D374]+[.B375];IF([.A375]=&quot;backward&quot;;[.D374]-[.B375];[.D374]))" office:value-type="float" office:value="658" calcext:value-type="float">
            <text:p>658</text:p>
          </table:table-cell>
          <table:table-cell table:formula="of:=IF([.A375]=&quot;forward&quot;;[.E374]+[.B375]*[.C375];[.E374])" office:value-type="float" office:value="93515" calcext:value-type="float">
            <text:p>9351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376]=&quot;down&quot;;[.C375]+[.B376];IF([.A376]=&quot;up&quot;;[.C375]-[.B376];[.C375]))" office:value-type="float" office:value="273" calcext:value-type="float">
            <text:p>273</text:p>
          </table:table-cell>
          <table:table-cell table:formula="of:=IF([.A376]=&quot;forward&quot;;[.D375]+[.B376];IF([.A376]=&quot;backward&quot;;[.D375]-[.B376];[.D375]))" office:value-type="float" office:value="658" calcext:value-type="float">
            <text:p>658</text:p>
          </table:table-cell>
          <table:table-cell table:formula="of:=IF([.A376]=&quot;forward&quot;;[.E375]+[.B376]*[.C376];[.E375])" office:value-type="float" office:value="93515" calcext:value-type="float">
            <text:p>9351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377]=&quot;down&quot;;[.C376]+[.B377];IF([.A377]=&quot;up&quot;;[.C376]-[.B377];[.C376]))" office:value-type="float" office:value="273" calcext:value-type="float">
            <text:p>273</text:p>
          </table:table-cell>
          <table:table-cell table:formula="of:=IF([.A377]=&quot;forward&quot;;[.D376]+[.B377];IF([.A377]=&quot;backward&quot;;[.D376]-[.B377];[.D376]))" office:value-type="float" office:value="660" calcext:value-type="float">
            <text:p>660</text:p>
          </table:table-cell>
          <table:table-cell table:formula="of:=IF([.A377]=&quot;forward&quot;;[.E376]+[.B377]*[.C377];[.E376])" office:value-type="float" office:value="94061" calcext:value-type="float">
            <text:p>9406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378]=&quot;down&quot;;[.C377]+[.B378];IF([.A378]=&quot;up&quot;;[.C377]-[.B378];[.C377]))" office:value-type="float" office:value="273" calcext:value-type="float">
            <text:p>273</text:p>
          </table:table-cell>
          <table:table-cell table:formula="of:=IF([.A378]=&quot;forward&quot;;[.D377]+[.B378];IF([.A378]=&quot;backward&quot;;[.D377]-[.B378];[.D377]))" office:value-type="float" office:value="661" calcext:value-type="float">
            <text:p>661</text:p>
          </table:table-cell>
          <table:table-cell table:formula="of:=IF([.A378]=&quot;forward&quot;;[.E377]+[.B378]*[.C378];[.E377])" office:value-type="float" office:value="94334" calcext:value-type="float">
            <text:p>9433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379]=&quot;down&quot;;[.C378]+[.B379];IF([.A379]=&quot;up&quot;;[.C378]-[.B379];[.C378]))" office:value-type="float" office:value="267" calcext:value-type="float">
            <text:p>267</text:p>
          </table:table-cell>
          <table:table-cell table:formula="of:=IF([.A379]=&quot;forward&quot;;[.D378]+[.B379];IF([.A379]=&quot;backward&quot;;[.D378]-[.B379];[.D378]))" office:value-type="float" office:value="661" calcext:value-type="float">
            <text:p>661</text:p>
          </table:table-cell>
          <table:table-cell table:formula="of:=IF([.A379]=&quot;forward&quot;;[.E378]+[.B379]*[.C379];[.E378])" office:value-type="float" office:value="94334" calcext:value-type="float">
            <text:p>9433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80]=&quot;down&quot;;[.C379]+[.B380];IF([.A380]=&quot;up&quot;;[.C379]-[.B380];[.C379]))" office:value-type="float" office:value="267" calcext:value-type="float">
            <text:p>267</text:p>
          </table:table-cell>
          <table:table-cell table:formula="of:=IF([.A380]=&quot;forward&quot;;[.D379]+[.B380];IF([.A380]=&quot;backward&quot;;[.D379]-[.B380];[.D379]))" office:value-type="float" office:value="670" calcext:value-type="float">
            <text:p>670</text:p>
          </table:table-cell>
          <table:table-cell table:formula="of:=IF([.A380]=&quot;forward&quot;;[.E379]+[.B380]*[.C380];[.E379])" office:value-type="float" office:value="96737" calcext:value-type="float">
            <text:p>9673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381]=&quot;down&quot;;[.C380]+[.B381];IF([.A381]=&quot;up&quot;;[.C380]-[.B381];[.C380]))" office:value-type="float" office:value="263" calcext:value-type="float">
            <text:p>263</text:p>
          </table:table-cell>
          <table:table-cell table:formula="of:=IF([.A381]=&quot;forward&quot;;[.D380]+[.B381];IF([.A381]=&quot;backward&quot;;[.D380]-[.B381];[.D380]))" office:value-type="float" office:value="670" calcext:value-type="float">
            <text:p>670</text:p>
          </table:table-cell>
          <table:table-cell table:formula="of:=IF([.A381]=&quot;forward&quot;;[.E380]+[.B381]*[.C381];[.E380])" office:value-type="float" office:value="96737" calcext:value-type="float">
            <text:p>9673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382]=&quot;down&quot;;[.C381]+[.B382];IF([.A382]=&quot;up&quot;;[.C381]-[.B382];[.C381]))" office:value-type="float" office:value="263" calcext:value-type="float">
            <text:p>263</text:p>
          </table:table-cell>
          <table:table-cell table:formula="of:=IF([.A382]=&quot;forward&quot;;[.D381]+[.B382];IF([.A382]=&quot;backward&quot;;[.D381]-[.B382];[.D381]))" office:value-type="float" office:value="675" calcext:value-type="float">
            <text:p>675</text:p>
          </table:table-cell>
          <table:table-cell table:formula="of:=IF([.A382]=&quot;forward&quot;;[.E381]+[.B382]*[.C382];[.E381])" office:value-type="float" office:value="98052" calcext:value-type="float">
            <text:p>9805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383]=&quot;down&quot;;[.C382]+[.B383];IF([.A383]=&quot;up&quot;;[.C382]-[.B383];[.C382]))" office:value-type="float" office:value="259" calcext:value-type="float">
            <text:p>259</text:p>
          </table:table-cell>
          <table:table-cell table:formula="of:=IF([.A383]=&quot;forward&quot;;[.D382]+[.B383];IF([.A383]=&quot;backward&quot;;[.D382]-[.B383];[.D382]))" office:value-type="float" office:value="675" calcext:value-type="float">
            <text:p>675</text:p>
          </table:table-cell>
          <table:table-cell table:formula="of:=IF([.A383]=&quot;forward&quot;;[.E382]+[.B383]*[.C383];[.E382])" office:value-type="float" office:value="98052" calcext:value-type="float">
            <text:p>9805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384]=&quot;down&quot;;[.C383]+[.B384];IF([.A384]=&quot;up&quot;;[.C383]-[.B384];[.C383]))" office:value-type="float" office:value="259" calcext:value-type="float">
            <text:p>259</text:p>
          </table:table-cell>
          <table:table-cell table:formula="of:=IF([.A384]=&quot;forward&quot;;[.D383]+[.B384];IF([.A384]=&quot;backward&quot;;[.D383]-[.B384];[.D383]))" office:value-type="float" office:value="678" calcext:value-type="float">
            <text:p>678</text:p>
          </table:table-cell>
          <table:table-cell table:formula="of:=IF([.A384]=&quot;forward&quot;;[.E383]+[.B384]*[.C384];[.E383])" office:value-type="float" office:value="98829" calcext:value-type="float">
            <text:p>9882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385]=&quot;down&quot;;[.C384]+[.B385];IF([.A385]=&quot;up&quot;;[.C384]-[.B385];[.C384]))" office:value-type="float" office:value="260" calcext:value-type="float">
            <text:p>260</text:p>
          </table:table-cell>
          <table:table-cell table:formula="of:=IF([.A385]=&quot;forward&quot;;[.D384]+[.B385];IF([.A385]=&quot;backward&quot;;[.D384]-[.B385];[.D384]))" office:value-type="float" office:value="678" calcext:value-type="float">
            <text:p>678</text:p>
          </table:table-cell>
          <table:table-cell table:formula="of:=IF([.A385]=&quot;forward&quot;;[.E384]+[.B385]*[.C385];[.E384])" office:value-type="float" office:value="98829" calcext:value-type="float">
            <text:p>9882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86]=&quot;down&quot;;[.C385]+[.B386];IF([.A386]=&quot;up&quot;;[.C385]-[.B386];[.C385]))" office:value-type="float" office:value="260" calcext:value-type="float">
            <text:p>260</text:p>
          </table:table-cell>
          <table:table-cell table:formula="of:=IF([.A386]=&quot;forward&quot;;[.D385]+[.B386];IF([.A386]=&quot;backward&quot;;[.D385]-[.B386];[.D385]))" office:value-type="float" office:value="684" calcext:value-type="float">
            <text:p>684</text:p>
          </table:table-cell>
          <table:table-cell table:formula="of:=IF([.A386]=&quot;forward&quot;;[.E385]+[.B386]*[.C386];[.E385])" office:value-type="float" office:value="100389" calcext:value-type="float">
            <text:p>10038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387]=&quot;down&quot;;[.C386]+[.B387];IF([.A387]=&quot;up&quot;;[.C386]-[.B387];[.C386]))" office:value-type="float" office:value="260" calcext:value-type="float">
            <text:p>260</text:p>
          </table:table-cell>
          <table:table-cell table:formula="of:=IF([.A387]=&quot;forward&quot;;[.D386]+[.B387];IF([.A387]=&quot;backward&quot;;[.D386]-[.B387];[.D386]))" office:value-type="float" office:value="686" calcext:value-type="float">
            <text:p>686</text:p>
          </table:table-cell>
          <table:table-cell table:formula="of:=IF([.A387]=&quot;forward&quot;;[.E386]+[.B387]*[.C387];[.E386])" office:value-type="float" office:value="100909" calcext:value-type="float">
            <text:p>10090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388]=&quot;down&quot;;[.C387]+[.B388];IF([.A388]=&quot;up&quot;;[.C387]-[.B388];[.C387]))" office:value-type="float" office:value="263" calcext:value-type="float">
            <text:p>263</text:p>
          </table:table-cell>
          <table:table-cell table:formula="of:=IF([.A388]=&quot;forward&quot;;[.D387]+[.B388];IF([.A388]=&quot;backward&quot;;[.D387]-[.B388];[.D387]))" office:value-type="float" office:value="686" calcext:value-type="float">
            <text:p>686</text:p>
          </table:table-cell>
          <table:table-cell table:formula="of:=IF([.A388]=&quot;forward&quot;;[.E387]+[.B388]*[.C388];[.E387])" office:value-type="float" office:value="100909" calcext:value-type="float">
            <text:p>10090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389]=&quot;down&quot;;[.C388]+[.B389];IF([.A389]=&quot;up&quot;;[.C388]-[.B389];[.C388]))" office:value-type="float" office:value="270" calcext:value-type="float">
            <text:p>270</text:p>
          </table:table-cell>
          <table:table-cell table:formula="of:=IF([.A389]=&quot;forward&quot;;[.D388]+[.B389];IF([.A389]=&quot;backward&quot;;[.D388]-[.B389];[.D388]))" office:value-type="float" office:value="686" calcext:value-type="float">
            <text:p>686</text:p>
          </table:table-cell>
          <table:table-cell table:formula="of:=IF([.A389]=&quot;forward&quot;;[.E388]+[.B389]*[.C389];[.E388])" office:value-type="float" office:value="100909" calcext:value-type="float">
            <text:p>10090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390]=&quot;down&quot;;[.C389]+[.B390];IF([.A390]=&quot;up&quot;;[.C389]-[.B390];[.C389]))" office:value-type="float" office:value="270" calcext:value-type="float">
            <text:p>270</text:p>
          </table:table-cell>
          <table:table-cell table:formula="of:=IF([.A390]=&quot;forward&quot;;[.D389]+[.B390];IF([.A390]=&quot;backward&quot;;[.D389]-[.B390];[.D389]))" office:value-type="float" office:value="693" calcext:value-type="float">
            <text:p>693</text:p>
          </table:table-cell>
          <table:table-cell table:formula="of:=IF([.A390]=&quot;forward&quot;;[.E389]+[.B390]*[.C390];[.E389])" office:value-type="float" office:value="102799" calcext:value-type="float">
            <text:p>10279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391]=&quot;down&quot;;[.C390]+[.B391];IF([.A391]=&quot;up&quot;;[.C390]-[.B391];[.C390]))" office:value-type="float" office:value="274" calcext:value-type="float">
            <text:p>274</text:p>
          </table:table-cell>
          <table:table-cell table:formula="of:=IF([.A391]=&quot;forward&quot;;[.D390]+[.B391];IF([.A391]=&quot;backward&quot;;[.D390]-[.B391];[.D390]))" office:value-type="float" office:value="693" calcext:value-type="float">
            <text:p>693</text:p>
          </table:table-cell>
          <table:table-cell table:formula="of:=IF([.A391]=&quot;forward&quot;;[.E390]+[.B391]*[.C391];[.E390])" office:value-type="float" office:value="102799" calcext:value-type="float">
            <text:p>10279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92]=&quot;down&quot;;[.C391]+[.B392];IF([.A392]=&quot;up&quot;;[.C391]-[.B392];[.C391]))" office:value-type="float" office:value="274" calcext:value-type="float">
            <text:p>274</text:p>
          </table:table-cell>
          <table:table-cell table:formula="of:=IF([.A392]=&quot;forward&quot;;[.D391]+[.B392];IF([.A392]=&quot;backward&quot;;[.D391]-[.B392];[.D391]))" office:value-type="float" office:value="699" calcext:value-type="float">
            <text:p>699</text:p>
          </table:table-cell>
          <table:table-cell table:formula="of:=IF([.A392]=&quot;forward&quot;;[.E391]+[.B392]*[.C392];[.E391])" office:value-type="float" office:value="104443" calcext:value-type="float">
            <text:p>10444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93]=&quot;down&quot;;[.C392]+[.B393];IF([.A393]=&quot;up&quot;;[.C392]-[.B393];[.C392]))" office:value-type="float" office:value="282" calcext:value-type="float">
            <text:p>282</text:p>
          </table:table-cell>
          <table:table-cell table:formula="of:=IF([.A393]=&quot;forward&quot;;[.D392]+[.B393];IF([.A393]=&quot;backward&quot;;[.D392]-[.B393];[.D392]))" office:value-type="float" office:value="699" calcext:value-type="float">
            <text:p>699</text:p>
          </table:table-cell>
          <table:table-cell table:formula="of:=IF([.A393]=&quot;forward&quot;;[.E392]+[.B393]*[.C393];[.E392])" office:value-type="float" office:value="104443" calcext:value-type="float">
            <text:p>10444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394]=&quot;down&quot;;[.C393]+[.B394];IF([.A394]=&quot;up&quot;;[.C393]-[.B394];[.C393]))" office:value-type="float" office:value="282" calcext:value-type="float">
            <text:p>282</text:p>
          </table:table-cell>
          <table:table-cell table:formula="of:=IF([.A394]=&quot;forward&quot;;[.D393]+[.B394];IF([.A394]=&quot;backward&quot;;[.D393]-[.B394];[.D393]))" office:value-type="float" office:value="704" calcext:value-type="float">
            <text:p>704</text:p>
          </table:table-cell>
          <table:table-cell table:formula="of:=IF([.A394]=&quot;forward&quot;;[.E393]+[.B394]*[.C394];[.E393])" office:value-type="float" office:value="105853" calcext:value-type="float">
            <text:p>10585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395]=&quot;down&quot;;[.C394]+[.B395];IF([.A395]=&quot;up&quot;;[.C394]-[.B395];[.C394]))" office:value-type="float" office:value="273" calcext:value-type="float">
            <text:p>273</text:p>
          </table:table-cell>
          <table:table-cell table:formula="of:=IF([.A395]=&quot;forward&quot;;[.D394]+[.B395];IF([.A395]=&quot;backward&quot;;[.D394]-[.B395];[.D394]))" office:value-type="float" office:value="704" calcext:value-type="float">
            <text:p>704</text:p>
          </table:table-cell>
          <table:table-cell table:formula="of:=IF([.A395]=&quot;forward&quot;;[.E394]+[.B395]*[.C395];[.E394])" office:value-type="float" office:value="105853" calcext:value-type="float">
            <text:p>10585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396]=&quot;down&quot;;[.C395]+[.B396];IF([.A396]=&quot;up&quot;;[.C395]-[.B396];[.C395]))" office:value-type="float" office:value="264" calcext:value-type="float">
            <text:p>264</text:p>
          </table:table-cell>
          <table:table-cell table:formula="of:=IF([.A396]=&quot;forward&quot;;[.D395]+[.B396];IF([.A396]=&quot;backward&quot;;[.D395]-[.B396];[.D395]))" office:value-type="float" office:value="704" calcext:value-type="float">
            <text:p>704</text:p>
          </table:table-cell>
          <table:table-cell table:formula="of:=IF([.A396]=&quot;forward&quot;;[.E395]+[.B396]*[.C396];[.E395])" office:value-type="float" office:value="105853" calcext:value-type="float">
            <text:p>10585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97]=&quot;down&quot;;[.C396]+[.B397];IF([.A397]=&quot;up&quot;;[.C396]-[.B397];[.C396]))" office:value-type="float" office:value="264" calcext:value-type="float">
            <text:p>264</text:p>
          </table:table-cell>
          <table:table-cell table:formula="of:=IF([.A397]=&quot;forward&quot;;[.D396]+[.B397];IF([.A397]=&quot;backward&quot;;[.D396]-[.B397];[.D396]))" office:value-type="float" office:value="708" calcext:value-type="float">
            <text:p>708</text:p>
          </table:table-cell>
          <table:table-cell table:formula="of:=IF([.A397]=&quot;forward&quot;;[.E396]+[.B397]*[.C397];[.E396])" office:value-type="float" office:value="106909" calcext:value-type="float">
            <text:p>10690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398]=&quot;down&quot;;[.C397]+[.B398];IF([.A398]=&quot;up&quot;;[.C397]-[.B398];[.C397]))" office:value-type="float" office:value="264" calcext:value-type="float">
            <text:p>264</text:p>
          </table:table-cell>
          <table:table-cell table:formula="of:=IF([.A398]=&quot;forward&quot;;[.D397]+[.B398];IF([.A398]=&quot;backward&quot;;[.D397]-[.B398];[.D397]))" office:value-type="float" office:value="716" calcext:value-type="float">
            <text:p>716</text:p>
          </table:table-cell>
          <table:table-cell table:formula="of:=IF([.A398]=&quot;forward&quot;;[.E397]+[.B398]*[.C398];[.E397])" office:value-type="float" office:value="109021" calcext:value-type="float">
            <text:p>10902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399]=&quot;down&quot;;[.C398]+[.B399];IF([.A399]=&quot;up&quot;;[.C398]-[.B399];[.C398]))" office:value-type="float" office:value="270" calcext:value-type="float">
            <text:p>270</text:p>
          </table:table-cell>
          <table:table-cell table:formula="of:=IF([.A399]=&quot;forward&quot;;[.D398]+[.B399];IF([.A399]=&quot;backward&quot;;[.D398]-[.B399];[.D398]))" office:value-type="float" office:value="716" calcext:value-type="float">
            <text:p>716</text:p>
          </table:table-cell>
          <table:table-cell table:formula="of:=IF([.A399]=&quot;forward&quot;;[.E398]+[.B399]*[.C399];[.E398])" office:value-type="float" office:value="109021" calcext:value-type="float">
            <text:p>10902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400]=&quot;down&quot;;[.C399]+[.B400];IF([.A400]=&quot;up&quot;;[.C399]-[.B400];[.C399]))" office:value-type="float" office:value="277" calcext:value-type="float">
            <text:p>277</text:p>
          </table:table-cell>
          <table:table-cell table:formula="of:=IF([.A400]=&quot;forward&quot;;[.D399]+[.B400];IF([.A400]=&quot;backward&quot;;[.D399]-[.B400];[.D399]))" office:value-type="float" office:value="716" calcext:value-type="float">
            <text:p>716</text:p>
          </table:table-cell>
          <table:table-cell table:formula="of:=IF([.A400]=&quot;forward&quot;;[.E399]+[.B400]*[.C400];[.E399])" office:value-type="float" office:value="109021" calcext:value-type="float">
            <text:p>10902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401]=&quot;down&quot;;[.C400]+[.B401];IF([.A401]=&quot;up&quot;;[.C400]-[.B401];[.C400]))" office:value-type="float" office:value="277" calcext:value-type="float">
            <text:p>277</text:p>
          </table:table-cell>
          <table:table-cell table:formula="of:=IF([.A401]=&quot;forward&quot;;[.D400]+[.B401];IF([.A401]=&quot;backward&quot;;[.D400]-[.B401];[.D400]))" office:value-type="float" office:value="717" calcext:value-type="float">
            <text:p>717</text:p>
          </table:table-cell>
          <table:table-cell table:formula="of:=IF([.A401]=&quot;forward&quot;;[.E400]+[.B401]*[.C401];[.E400])" office:value-type="float" office:value="109298" calcext:value-type="float">
            <text:p>10929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402]=&quot;down&quot;;[.C401]+[.B402];IF([.A402]=&quot;up&quot;;[.C401]-[.B402];[.C401]))" office:value-type="float" office:value="273" calcext:value-type="float">
            <text:p>273</text:p>
          </table:table-cell>
          <table:table-cell table:formula="of:=IF([.A402]=&quot;forward&quot;;[.D401]+[.B402];IF([.A402]=&quot;backward&quot;;[.D401]-[.B402];[.D401]))" office:value-type="float" office:value="717" calcext:value-type="float">
            <text:p>717</text:p>
          </table:table-cell>
          <table:table-cell table:formula="of:=IF([.A402]=&quot;forward&quot;;[.E401]+[.B402]*[.C402];[.E401])" office:value-type="float" office:value="109298" calcext:value-type="float">
            <text:p>10929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403]=&quot;down&quot;;[.C402]+[.B403];IF([.A403]=&quot;up&quot;;[.C402]-[.B403];[.C402]))" office:value-type="float" office:value="273" calcext:value-type="float">
            <text:p>273</text:p>
          </table:table-cell>
          <table:table-cell table:formula="of:=IF([.A403]=&quot;forward&quot;;[.D402]+[.B403];IF([.A403]=&quot;backward&quot;;[.D402]-[.B403];[.D402]))" office:value-type="float" office:value="726" calcext:value-type="float">
            <text:p>726</text:p>
          </table:table-cell>
          <table:table-cell table:formula="of:=IF([.A403]=&quot;forward&quot;;[.E402]+[.B403]*[.C403];[.E402])" office:value-type="float" office:value="111755" calcext:value-type="float">
            <text:p>11175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404]=&quot;down&quot;;[.C403]+[.B404];IF([.A404]=&quot;up&quot;;[.C403]-[.B404];[.C403]))" office:value-type="float" office:value="273" calcext:value-type="float">
            <text:p>273</text:p>
          </table:table-cell>
          <table:table-cell table:formula="of:=IF([.A404]=&quot;forward&quot;;[.D403]+[.B404];IF([.A404]=&quot;backward&quot;;[.D403]-[.B404];[.D403]))" office:value-type="float" office:value="733" calcext:value-type="float">
            <text:p>733</text:p>
          </table:table-cell>
          <table:table-cell table:formula="of:=IF([.A404]=&quot;forward&quot;;[.E403]+[.B404]*[.C404];[.E403])" office:value-type="float" office:value="113666" calcext:value-type="float">
            <text:p>11366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05]=&quot;down&quot;;[.C404]+[.B405];IF([.A405]=&quot;up&quot;;[.C404]-[.B405];[.C404]))" office:value-type="float" office:value="273" calcext:value-type="float">
            <text:p>273</text:p>
          </table:table-cell>
          <table:table-cell table:formula="of:=IF([.A405]=&quot;forward&quot;;[.D404]+[.B405];IF([.A405]=&quot;backward&quot;;[.D404]-[.B405];[.D404]))" office:value-type="float" office:value="735" calcext:value-type="float">
            <text:p>735</text:p>
          </table:table-cell>
          <table:table-cell table:formula="of:=IF([.A405]=&quot;forward&quot;;[.E404]+[.B405]*[.C405];[.E404])" office:value-type="float" office:value="114212" calcext:value-type="float">
            <text:p>11421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406]=&quot;down&quot;;[.C405]+[.B406];IF([.A406]=&quot;up&quot;;[.C405]-[.B406];[.C405]))" office:value-type="float" office:value="273" calcext:value-type="float">
            <text:p>273</text:p>
          </table:table-cell>
          <table:table-cell table:formula="of:=IF([.A406]=&quot;forward&quot;;[.D405]+[.B406];IF([.A406]=&quot;backward&quot;;[.D405]-[.B406];[.D405]))" office:value-type="float" office:value="741" calcext:value-type="float">
            <text:p>741</text:p>
          </table:table-cell>
          <table:table-cell table:formula="of:=IF([.A406]=&quot;forward&quot;;[.E405]+[.B406]*[.C406];[.E405])" office:value-type="float" office:value="115850" calcext:value-type="float">
            <text:p>11585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407]=&quot;down&quot;;[.C406]+[.B407];IF([.A407]=&quot;up&quot;;[.C406]-[.B407];[.C406]))" office:value-type="float" office:value="269" calcext:value-type="float">
            <text:p>269</text:p>
          </table:table-cell>
          <table:table-cell table:formula="of:=IF([.A407]=&quot;forward&quot;;[.D406]+[.B407];IF([.A407]=&quot;backward&quot;;[.D406]-[.B407];[.D406]))" office:value-type="float" office:value="741" calcext:value-type="float">
            <text:p>741</text:p>
          </table:table-cell>
          <table:table-cell table:formula="of:=IF([.A407]=&quot;forward&quot;;[.E406]+[.B407]*[.C407];[.E406])" office:value-type="float" office:value="115850" calcext:value-type="float">
            <text:p>11585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408]=&quot;down&quot;;[.C407]+[.B408];IF([.A408]=&quot;up&quot;;[.C407]-[.B408];[.C407]))" office:value-type="float" office:value="269" calcext:value-type="float">
            <text:p>269</text:p>
          </table:table-cell>
          <table:table-cell table:formula="of:=IF([.A408]=&quot;forward&quot;;[.D407]+[.B408];IF([.A408]=&quot;backward&quot;;[.D407]-[.B408];[.D407]))" office:value-type="float" office:value="745" calcext:value-type="float">
            <text:p>745</text:p>
          </table:table-cell>
          <table:table-cell table:formula="of:=IF([.A408]=&quot;forward&quot;;[.E407]+[.B408]*[.C408];[.E407])" office:value-type="float" office:value="116926" calcext:value-type="float">
            <text:p>11692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409]=&quot;down&quot;;[.C408]+[.B409];IF([.A409]=&quot;up&quot;;[.C408]-[.B409];[.C408]))" office:value-type="float" office:value="272" calcext:value-type="float">
            <text:p>272</text:p>
          </table:table-cell>
          <table:table-cell table:formula="of:=IF([.A409]=&quot;forward&quot;;[.D408]+[.B409];IF([.A409]=&quot;backward&quot;;[.D408]-[.B409];[.D408]))" office:value-type="float" office:value="745" calcext:value-type="float">
            <text:p>745</text:p>
          </table:table-cell>
          <table:table-cell table:formula="of:=IF([.A409]=&quot;forward&quot;;[.E408]+[.B409]*[.C409];[.E408])" office:value-type="float" office:value="116926" calcext:value-type="float">
            <text:p>11692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410]=&quot;down&quot;;[.C409]+[.B410];IF([.A410]=&quot;up&quot;;[.C409]-[.B410];[.C409]))" office:value-type="float" office:value="274" calcext:value-type="float">
            <text:p>274</text:p>
          </table:table-cell>
          <table:table-cell table:formula="of:=IF([.A410]=&quot;forward&quot;;[.D409]+[.B410];IF([.A410]=&quot;backward&quot;;[.D409]-[.B410];[.D409]))" office:value-type="float" office:value="745" calcext:value-type="float">
            <text:p>745</text:p>
          </table:table-cell>
          <table:table-cell table:formula="of:=IF([.A410]=&quot;forward&quot;;[.E409]+[.B410]*[.C410];[.E409])" office:value-type="float" office:value="116926" calcext:value-type="float">
            <text:p>11692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411]=&quot;down&quot;;[.C410]+[.B411];IF([.A411]=&quot;up&quot;;[.C410]-[.B411];[.C410]))" office:value-type="float" office:value="270" calcext:value-type="float">
            <text:p>270</text:p>
          </table:table-cell>
          <table:table-cell table:formula="of:=IF([.A411]=&quot;forward&quot;;[.D410]+[.B411];IF([.A411]=&quot;backward&quot;;[.D410]-[.B411];[.D410]))" office:value-type="float" office:value="745" calcext:value-type="float">
            <text:p>745</text:p>
          </table:table-cell>
          <table:table-cell table:formula="of:=IF([.A411]=&quot;forward&quot;;[.E410]+[.B411]*[.C411];[.E410])" office:value-type="float" office:value="116926" calcext:value-type="float">
            <text:p>11692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412]=&quot;down&quot;;[.C411]+[.B412];IF([.A412]=&quot;up&quot;;[.C411]-[.B412];[.C411]))" office:value-type="float" office:value="270" calcext:value-type="float">
            <text:p>270</text:p>
          </table:table-cell>
          <table:table-cell table:formula="of:=IF([.A412]=&quot;forward&quot;;[.D411]+[.B412];IF([.A412]=&quot;backward&quot;;[.D411]-[.B412];[.D411]))" office:value-type="float" office:value="749" calcext:value-type="float">
            <text:p>749</text:p>
          </table:table-cell>
          <table:table-cell table:formula="of:=IF([.A412]=&quot;forward&quot;;[.E411]+[.B412]*[.C412];[.E411])" office:value-type="float" office:value="118006" calcext:value-type="float">
            <text:p>11800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13]=&quot;down&quot;;[.C412]+[.B413];IF([.A413]=&quot;up&quot;;[.C412]-[.B413];[.C412]))" office:value-type="float" office:value="270" calcext:value-type="float">
            <text:p>270</text:p>
          </table:table-cell>
          <table:table-cell table:formula="of:=IF([.A413]=&quot;forward&quot;;[.D412]+[.B413];IF([.A413]=&quot;backward&quot;;[.D412]-[.B413];[.D412]))" office:value-type="float" office:value="752" calcext:value-type="float">
            <text:p>752</text:p>
          </table:table-cell>
          <table:table-cell table:formula="of:=IF([.A413]=&quot;forward&quot;;[.E412]+[.B413]*[.C413];[.E412])" office:value-type="float" office:value="118816" calcext:value-type="float">
            <text:p>11881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414]=&quot;down&quot;;[.C413]+[.B414];IF([.A414]=&quot;up&quot;;[.C413]-[.B414];[.C413]))" office:value-type="float" office:value="262" calcext:value-type="float">
            <text:p>262</text:p>
          </table:table-cell>
          <table:table-cell table:formula="of:=IF([.A414]=&quot;forward&quot;;[.D413]+[.B414];IF([.A414]=&quot;backward&quot;;[.D413]-[.B414];[.D413]))" office:value-type="float" office:value="752" calcext:value-type="float">
            <text:p>752</text:p>
          </table:table-cell>
          <table:table-cell table:formula="of:=IF([.A414]=&quot;forward&quot;;[.E413]+[.B414]*[.C414];[.E413])" office:value-type="float" office:value="118816" calcext:value-type="float">
            <text:p>11881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415]=&quot;down&quot;;[.C414]+[.B415];IF([.A415]=&quot;up&quot;;[.C414]-[.B415];[.C414]))" office:value-type="float" office:value="262" calcext:value-type="float">
            <text:p>262</text:p>
          </table:table-cell>
          <table:table-cell table:formula="of:=IF([.A415]=&quot;forward&quot;;[.D414]+[.B415];IF([.A415]=&quot;backward&quot;;[.D414]-[.B415];[.D414]))" office:value-type="float" office:value="760" calcext:value-type="float">
            <text:p>760</text:p>
          </table:table-cell>
          <table:table-cell table:formula="of:=IF([.A415]=&quot;forward&quot;;[.E414]+[.B415]*[.C415];[.E414])" office:value-type="float" office:value="120912" calcext:value-type="float">
            <text:p>12091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416]=&quot;down&quot;;[.C415]+[.B416];IF([.A416]=&quot;up&quot;;[.C415]-[.B416];[.C415]))" office:value-type="float" office:value="271" calcext:value-type="float">
            <text:p>271</text:p>
          </table:table-cell>
          <table:table-cell table:formula="of:=IF([.A416]=&quot;forward&quot;;[.D415]+[.B416];IF([.A416]=&quot;backward&quot;;[.D415]-[.B416];[.D415]))" office:value-type="float" office:value="760" calcext:value-type="float">
            <text:p>760</text:p>
          </table:table-cell>
          <table:table-cell table:formula="of:=IF([.A416]=&quot;forward&quot;;[.E415]+[.B416]*[.C416];[.E415])" office:value-type="float" office:value="120912" calcext:value-type="float">
            <text:p>12091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417]=&quot;down&quot;;[.C416]+[.B417];IF([.A417]=&quot;up&quot;;[.C416]-[.B417];[.C416]))" office:value-type="float" office:value="271" calcext:value-type="float">
            <text:p>271</text:p>
          </table:table-cell>
          <table:table-cell table:formula="of:=IF([.A417]=&quot;forward&quot;;[.D416]+[.B417];IF([.A417]=&quot;backward&quot;;[.D416]-[.B417];[.D416]))" office:value-type="float" office:value="764" calcext:value-type="float">
            <text:p>764</text:p>
          </table:table-cell>
          <table:table-cell table:formula="of:=IF([.A417]=&quot;forward&quot;;[.E416]+[.B417]*[.C417];[.E416])" office:value-type="float" office:value="121996" calcext:value-type="float">
            <text:p>12199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418]=&quot;down&quot;;[.C417]+[.B418];IF([.A418]=&quot;up&quot;;[.C417]-[.B418];[.C417]))" office:value-type="float" office:value="271" calcext:value-type="float">
            <text:p>271</text:p>
          </table:table-cell>
          <table:table-cell table:formula="of:=IF([.A418]=&quot;forward&quot;;[.D417]+[.B418];IF([.A418]=&quot;backward&quot;;[.D417]-[.B418];[.D417]))" office:value-type="float" office:value="770" calcext:value-type="float">
            <text:p>770</text:p>
          </table:table-cell>
          <table:table-cell table:formula="of:=IF([.A418]=&quot;forward&quot;;[.E417]+[.B418]*[.C418];[.E417])" office:value-type="float" office:value="123622" calcext:value-type="float">
            <text:p>12362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419]=&quot;down&quot;;[.C418]+[.B419];IF([.A419]=&quot;up&quot;;[.C418]-[.B419];[.C418]))" office:value-type="float" office:value="271" calcext:value-type="float">
            <text:p>271</text:p>
          </table:table-cell>
          <table:table-cell table:formula="of:=IF([.A419]=&quot;forward&quot;;[.D418]+[.B419];IF([.A419]=&quot;backward&quot;;[.D418]-[.B419];[.D418]))" office:value-type="float" office:value="777" calcext:value-type="float">
            <text:p>777</text:p>
          </table:table-cell>
          <table:table-cell table:formula="of:=IF([.A419]=&quot;forward&quot;;[.E418]+[.B419]*[.C419];[.E418])" office:value-type="float" office:value="125519" calcext:value-type="float">
            <text:p>12551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420]=&quot;down&quot;;[.C419]+[.B420];IF([.A420]=&quot;up&quot;;[.C419]-[.B420];[.C419]))" office:value-type="float" office:value="276" calcext:value-type="float">
            <text:p>276</text:p>
          </table:table-cell>
          <table:table-cell table:formula="of:=IF([.A420]=&quot;forward&quot;;[.D419]+[.B420];IF([.A420]=&quot;backward&quot;;[.D419]-[.B420];[.D419]))" office:value-type="float" office:value="777" calcext:value-type="float">
            <text:p>777</text:p>
          </table:table-cell>
          <table:table-cell table:formula="of:=IF([.A420]=&quot;forward&quot;;[.E419]+[.B420]*[.C420];[.E419])" office:value-type="float" office:value="125519" calcext:value-type="float">
            <text:p>12551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421]=&quot;down&quot;;[.C420]+[.B421];IF([.A421]=&quot;up&quot;;[.C420]-[.B421];[.C420]))" office:value-type="float" office:value="276" calcext:value-type="float">
            <text:p>276</text:p>
          </table:table-cell>
          <table:table-cell table:formula="of:=IF([.A421]=&quot;forward&quot;;[.D420]+[.B421];IF([.A421]=&quot;backward&quot;;[.D420]-[.B421];[.D420]))" office:value-type="float" office:value="783" calcext:value-type="float">
            <text:p>783</text:p>
          </table:table-cell>
          <table:table-cell table:formula="of:=IF([.A421]=&quot;forward&quot;;[.E420]+[.B421]*[.C421];[.E420])" office:value-type="float" office:value="127175" calcext:value-type="float">
            <text:p>12717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422]=&quot;down&quot;;[.C421]+[.B422];IF([.A422]=&quot;up&quot;;[.C421]-[.B422];[.C421]))" office:value-type="float" office:value="279" calcext:value-type="float">
            <text:p>279</text:p>
          </table:table-cell>
          <table:table-cell table:formula="of:=IF([.A422]=&quot;forward&quot;;[.D421]+[.B422];IF([.A422]=&quot;backward&quot;;[.D421]-[.B422];[.D421]))" office:value-type="float" office:value="783" calcext:value-type="float">
            <text:p>783</text:p>
          </table:table-cell>
          <table:table-cell table:formula="of:=IF([.A422]=&quot;forward&quot;;[.E421]+[.B422]*[.C422];[.E421])" office:value-type="float" office:value="127175" calcext:value-type="float">
            <text:p>12717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423]=&quot;down&quot;;[.C422]+[.B423];IF([.A423]=&quot;up&quot;;[.C422]-[.B423];[.C422]))" office:value-type="float" office:value="277" calcext:value-type="float">
            <text:p>277</text:p>
          </table:table-cell>
          <table:table-cell table:formula="of:=IF([.A423]=&quot;forward&quot;;[.D422]+[.B423];IF([.A423]=&quot;backward&quot;;[.D422]-[.B423];[.D422]))" office:value-type="float" office:value="783" calcext:value-type="float">
            <text:p>783</text:p>
          </table:table-cell>
          <table:table-cell table:formula="of:=IF([.A423]=&quot;forward&quot;;[.E422]+[.B423]*[.C423];[.E422])" office:value-type="float" office:value="127175" calcext:value-type="float">
            <text:p>12717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424]=&quot;down&quot;;[.C423]+[.B424];IF([.A424]=&quot;up&quot;;[.C423]-[.B424];[.C423]))" office:value-type="float" office:value="281" calcext:value-type="float">
            <text:p>281</text:p>
          </table:table-cell>
          <table:table-cell table:formula="of:=IF([.A424]=&quot;forward&quot;;[.D423]+[.B424];IF([.A424]=&quot;backward&quot;;[.D423]-[.B424];[.D423]))" office:value-type="float" office:value="783" calcext:value-type="float">
            <text:p>783</text:p>
          </table:table-cell>
          <table:table-cell table:formula="of:=IF([.A424]=&quot;forward&quot;;[.E423]+[.B424]*[.C424];[.E423])" office:value-type="float" office:value="127175" calcext:value-type="float">
            <text:p>12717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425]=&quot;down&quot;;[.C424]+[.B425];IF([.A425]=&quot;up&quot;;[.C424]-[.B425];[.C424]))" office:value-type="float" office:value="281" calcext:value-type="float">
            <text:p>281</text:p>
          </table:table-cell>
          <table:table-cell table:formula="of:=IF([.A425]=&quot;forward&quot;;[.D424]+[.B425];IF([.A425]=&quot;backward&quot;;[.D424]-[.B425];[.D424]))" office:value-type="float" office:value="784" calcext:value-type="float">
            <text:p>784</text:p>
          </table:table-cell>
          <table:table-cell table:formula="of:=IF([.A425]=&quot;forward&quot;;[.E424]+[.B425]*[.C425];[.E424])" office:value-type="float" office:value="127456" calcext:value-type="float">
            <text:p>12745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426]=&quot;down&quot;;[.C425]+[.B426];IF([.A426]=&quot;up&quot;;[.C425]-[.B426];[.C425]))" office:value-type="float" office:value="278" calcext:value-type="float">
            <text:p>278</text:p>
          </table:table-cell>
          <table:table-cell table:formula="of:=IF([.A426]=&quot;forward&quot;;[.D425]+[.B426];IF([.A426]=&quot;backward&quot;;[.D425]-[.B426];[.D425]))" office:value-type="float" office:value="784" calcext:value-type="float">
            <text:p>784</text:p>
          </table:table-cell>
          <table:table-cell table:formula="of:=IF([.A426]=&quot;forward&quot;;[.E425]+[.B426]*[.C426];[.E425])" office:value-type="float" office:value="127456" calcext:value-type="float">
            <text:p>12745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427]=&quot;down&quot;;[.C426]+[.B427];IF([.A427]=&quot;up&quot;;[.C426]-[.B427];[.C426]))" office:value-type="float" office:value="278" calcext:value-type="float">
            <text:p>278</text:p>
          </table:table-cell>
          <table:table-cell table:formula="of:=IF([.A427]=&quot;forward&quot;;[.D426]+[.B427];IF([.A427]=&quot;backward&quot;;[.D426]-[.B427];[.D426]))" office:value-type="float" office:value="788" calcext:value-type="float">
            <text:p>788</text:p>
          </table:table-cell>
          <table:table-cell table:formula="of:=IF([.A427]=&quot;forward&quot;;[.E426]+[.B427]*[.C427];[.E426])" office:value-type="float" office:value="128568" calcext:value-type="float">
            <text:p>12856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428]=&quot;down&quot;;[.C427]+[.B428];IF([.A428]=&quot;up&quot;;[.C427]-[.B428];[.C427]))" office:value-type="float" office:value="285" calcext:value-type="float">
            <text:p>285</text:p>
          </table:table-cell>
          <table:table-cell table:formula="of:=IF([.A428]=&quot;forward&quot;;[.D427]+[.B428];IF([.A428]=&quot;backward&quot;;[.D427]-[.B428];[.D427]))" office:value-type="float" office:value="788" calcext:value-type="float">
            <text:p>788</text:p>
          </table:table-cell>
          <table:table-cell table:formula="of:=IF([.A428]=&quot;forward&quot;;[.E427]+[.B428]*[.C428];[.E427])" office:value-type="float" office:value="128568" calcext:value-type="float">
            <text:p>12856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429]=&quot;down&quot;;[.C428]+[.B429];IF([.A429]=&quot;up&quot;;[.C428]-[.B429];[.C428]))" office:value-type="float" office:value="294" calcext:value-type="float">
            <text:p>294</text:p>
          </table:table-cell>
          <table:table-cell table:formula="of:=IF([.A429]=&quot;forward&quot;;[.D428]+[.B429];IF([.A429]=&quot;backward&quot;;[.D428]-[.B429];[.D428]))" office:value-type="float" office:value="788" calcext:value-type="float">
            <text:p>788</text:p>
          </table:table-cell>
          <table:table-cell table:formula="of:=IF([.A429]=&quot;forward&quot;;[.E428]+[.B429]*[.C429];[.E428])" office:value-type="float" office:value="128568" calcext:value-type="float">
            <text:p>12856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30]=&quot;down&quot;;[.C429]+[.B430];IF([.A430]=&quot;up&quot;;[.C429]-[.B430];[.C429]))" office:value-type="float" office:value="300" calcext:value-type="float">
            <text:p>300</text:p>
          </table:table-cell>
          <table:table-cell table:formula="of:=IF([.A430]=&quot;forward&quot;;[.D429]+[.B430];IF([.A430]=&quot;backward&quot;;[.D429]-[.B430];[.D429]))" office:value-type="float" office:value="788" calcext:value-type="float">
            <text:p>788</text:p>
          </table:table-cell>
          <table:table-cell table:formula="of:=IF([.A430]=&quot;forward&quot;;[.E429]+[.B430]*[.C430];[.E429])" office:value-type="float" office:value="128568" calcext:value-type="float">
            <text:p>12856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431]=&quot;down&quot;;[.C430]+[.B431];IF([.A431]=&quot;up&quot;;[.C430]-[.B431];[.C430]))" office:value-type="float" office:value="293" calcext:value-type="float">
            <text:p>293</text:p>
          </table:table-cell>
          <table:table-cell table:formula="of:=IF([.A431]=&quot;forward&quot;;[.D430]+[.B431];IF([.A431]=&quot;backward&quot;;[.D430]-[.B431];[.D430]))" office:value-type="float" office:value="788" calcext:value-type="float">
            <text:p>788</text:p>
          </table:table-cell>
          <table:table-cell table:formula="of:=IF([.A431]=&quot;forward&quot;;[.E430]+[.B431]*[.C431];[.E430])" office:value-type="float" office:value="128568" calcext:value-type="float">
            <text:p>12856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432]=&quot;down&quot;;[.C431]+[.B432];IF([.A432]=&quot;up&quot;;[.C431]-[.B432];[.C431]))" office:value-type="float" office:value="295" calcext:value-type="float">
            <text:p>295</text:p>
          </table:table-cell>
          <table:table-cell table:formula="of:=IF([.A432]=&quot;forward&quot;;[.D431]+[.B432];IF([.A432]=&quot;backward&quot;;[.D431]-[.B432];[.D431]))" office:value-type="float" office:value="788" calcext:value-type="float">
            <text:p>788</text:p>
          </table:table-cell>
          <table:table-cell table:formula="of:=IF([.A432]=&quot;forward&quot;;[.E431]+[.B432]*[.C432];[.E431])" office:value-type="float" office:value="128568" calcext:value-type="float">
            <text:p>12856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433]=&quot;down&quot;;[.C432]+[.B433];IF([.A433]=&quot;up&quot;;[.C432]-[.B433];[.C432]))" office:value-type="float" office:value="300" calcext:value-type="float">
            <text:p>300</text:p>
          </table:table-cell>
          <table:table-cell table:formula="of:=IF([.A433]=&quot;forward&quot;;[.D432]+[.B433];IF([.A433]=&quot;backward&quot;;[.D432]-[.B433];[.D432]))" office:value-type="float" office:value="788" calcext:value-type="float">
            <text:p>788</text:p>
          </table:table-cell>
          <table:table-cell table:formula="of:=IF([.A433]=&quot;forward&quot;;[.E432]+[.B433]*[.C433];[.E432])" office:value-type="float" office:value="128568" calcext:value-type="float">
            <text:p>12856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434]=&quot;down&quot;;[.C433]+[.B434];IF([.A434]=&quot;up&quot;;[.C433]-[.B434];[.C433]))" office:value-type="float" office:value="300" calcext:value-type="float">
            <text:p>300</text:p>
          </table:table-cell>
          <table:table-cell table:formula="of:=IF([.A434]=&quot;forward&quot;;[.D433]+[.B434];IF([.A434]=&quot;backward&quot;;[.D433]-[.B434];[.D433]))" office:value-type="float" office:value="795" calcext:value-type="float">
            <text:p>795</text:p>
          </table:table-cell>
          <table:table-cell table:formula="of:=IF([.A434]=&quot;forward&quot;;[.E433]+[.B434]*[.C434];[.E433])" office:value-type="float" office:value="130668" calcext:value-type="float">
            <text:p>13066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435]=&quot;down&quot;;[.C434]+[.B435];IF([.A435]=&quot;up&quot;;[.C434]-[.B435];[.C434]))" office:value-type="float" office:value="294" calcext:value-type="float">
            <text:p>294</text:p>
          </table:table-cell>
          <table:table-cell table:formula="of:=IF([.A435]=&quot;forward&quot;;[.D434]+[.B435];IF([.A435]=&quot;backward&quot;;[.D434]-[.B435];[.D434]))" office:value-type="float" office:value="795" calcext:value-type="float">
            <text:p>795</text:p>
          </table:table-cell>
          <table:table-cell table:formula="of:=IF([.A435]=&quot;forward&quot;;[.E434]+[.B435]*[.C435];[.E434])" office:value-type="float" office:value="130668" calcext:value-type="float">
            <text:p>13066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436]=&quot;down&quot;;[.C435]+[.B436];IF([.A436]=&quot;up&quot;;[.C435]-[.B436];[.C435]))" office:value-type="float" office:value="296" calcext:value-type="float">
            <text:p>296</text:p>
          </table:table-cell>
          <table:table-cell table:formula="of:=IF([.A436]=&quot;forward&quot;;[.D435]+[.B436];IF([.A436]=&quot;backward&quot;;[.D435]-[.B436];[.D435]))" office:value-type="float" office:value="795" calcext:value-type="float">
            <text:p>795</text:p>
          </table:table-cell>
          <table:table-cell table:formula="of:=IF([.A436]=&quot;forward&quot;;[.E435]+[.B436]*[.C436];[.E435])" office:value-type="float" office:value="130668" calcext:value-type="float">
            <text:p>13066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437]=&quot;down&quot;;[.C436]+[.B437];IF([.A437]=&quot;up&quot;;[.C436]-[.B437];[.C436]))" office:value-type="float" office:value="296" calcext:value-type="float">
            <text:p>296</text:p>
          </table:table-cell>
          <table:table-cell table:formula="of:=IF([.A437]=&quot;forward&quot;;[.D436]+[.B437];IF([.A437]=&quot;backward&quot;;[.D436]-[.B437];[.D436]))" office:value-type="float" office:value="799" calcext:value-type="float">
            <text:p>799</text:p>
          </table:table-cell>
          <table:table-cell table:formula="of:=IF([.A437]=&quot;forward&quot;;[.E436]+[.B437]*[.C437];[.E436])" office:value-type="float" office:value="131852" calcext:value-type="float">
            <text:p>13185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438]=&quot;down&quot;;[.C437]+[.B438];IF([.A438]=&quot;up&quot;;[.C437]-[.B438];[.C437]))" office:value-type="float" office:value="305" calcext:value-type="float">
            <text:p>305</text:p>
          </table:table-cell>
          <table:table-cell table:formula="of:=IF([.A438]=&quot;forward&quot;;[.D437]+[.B438];IF([.A438]=&quot;backward&quot;;[.D437]-[.B438];[.D437]))" office:value-type="float" office:value="799" calcext:value-type="float">
            <text:p>799</text:p>
          </table:table-cell>
          <table:table-cell table:formula="of:=IF([.A438]=&quot;forward&quot;;[.E437]+[.B438]*[.C438];[.E437])" office:value-type="float" office:value="131852" calcext:value-type="float">
            <text:p>13185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439]=&quot;down&quot;;[.C438]+[.B439];IF([.A439]=&quot;up&quot;;[.C438]-[.B439];[.C438]))" office:value-type="float" office:value="297" calcext:value-type="float">
            <text:p>297</text:p>
          </table:table-cell>
          <table:table-cell table:formula="of:=IF([.A439]=&quot;forward&quot;;[.D438]+[.B439];IF([.A439]=&quot;backward&quot;;[.D438]-[.B439];[.D438]))" office:value-type="float" office:value="799" calcext:value-type="float">
            <text:p>799</text:p>
          </table:table-cell>
          <table:table-cell table:formula="of:=IF([.A439]=&quot;forward&quot;;[.E438]+[.B439]*[.C439];[.E438])" office:value-type="float" office:value="131852" calcext:value-type="float">
            <text:p>13185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440]=&quot;down&quot;;[.C439]+[.B440];IF([.A440]=&quot;up&quot;;[.C439]-[.B440];[.C439]))" office:value-type="float" office:value="297" calcext:value-type="float">
            <text:p>297</text:p>
          </table:table-cell>
          <table:table-cell table:formula="of:=IF([.A440]=&quot;forward&quot;;[.D439]+[.B440];IF([.A440]=&quot;backward&quot;;[.D439]-[.B440];[.D439]))" office:value-type="float" office:value="805" calcext:value-type="float">
            <text:p>805</text:p>
          </table:table-cell>
          <table:table-cell table:formula="of:=IF([.A440]=&quot;forward&quot;;[.E439]+[.B440]*[.C440];[.E439])" office:value-type="float" office:value="133634" calcext:value-type="float">
            <text:p>13363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441]=&quot;down&quot;;[.C440]+[.B441];IF([.A441]=&quot;up&quot;;[.C440]-[.B441];[.C440]))" office:value-type="float" office:value="301" calcext:value-type="float">
            <text:p>301</text:p>
          </table:table-cell>
          <table:table-cell table:formula="of:=IF([.A441]=&quot;forward&quot;;[.D440]+[.B441];IF([.A441]=&quot;backward&quot;;[.D440]-[.B441];[.D440]))" office:value-type="float" office:value="805" calcext:value-type="float">
            <text:p>805</text:p>
          </table:table-cell>
          <table:table-cell table:formula="of:=IF([.A441]=&quot;forward&quot;;[.E440]+[.B441]*[.C441];[.E440])" office:value-type="float" office:value="133634" calcext:value-type="float">
            <text:p>13363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442]=&quot;down&quot;;[.C441]+[.B442];IF([.A442]=&quot;up&quot;;[.C441]-[.B442];[.C441]))" office:value-type="float" office:value="304" calcext:value-type="float">
            <text:p>304</text:p>
          </table:table-cell>
          <table:table-cell table:formula="of:=IF([.A442]=&quot;forward&quot;;[.D441]+[.B442];IF([.A442]=&quot;backward&quot;;[.D441]-[.B442];[.D441]))" office:value-type="float" office:value="805" calcext:value-type="float">
            <text:p>805</text:p>
          </table:table-cell>
          <table:table-cell table:formula="of:=IF([.A442]=&quot;forward&quot;;[.E441]+[.B442]*[.C442];[.E441])" office:value-type="float" office:value="133634" calcext:value-type="float">
            <text:p>13363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443]=&quot;down&quot;;[.C442]+[.B443];IF([.A443]=&quot;up&quot;;[.C442]-[.B443];[.C442]))" office:value-type="float" office:value="295" calcext:value-type="float">
            <text:p>295</text:p>
          </table:table-cell>
          <table:table-cell table:formula="of:=IF([.A443]=&quot;forward&quot;;[.D442]+[.B443];IF([.A443]=&quot;backward&quot;;[.D442]-[.B443];[.D442]))" office:value-type="float" office:value="805" calcext:value-type="float">
            <text:p>805</text:p>
          </table:table-cell>
          <table:table-cell table:formula="of:=IF([.A443]=&quot;forward&quot;;[.E442]+[.B443]*[.C443];[.E442])" office:value-type="float" office:value="133634" calcext:value-type="float">
            <text:p>13363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44]=&quot;down&quot;;[.C443]+[.B444];IF([.A444]=&quot;up&quot;;[.C443]-[.B444];[.C443]))" office:value-type="float" office:value="301" calcext:value-type="float">
            <text:p>301</text:p>
          </table:table-cell>
          <table:table-cell table:formula="of:=IF([.A444]=&quot;forward&quot;;[.D443]+[.B444];IF([.A444]=&quot;backward&quot;;[.D443]-[.B444];[.D443]))" office:value-type="float" office:value="805" calcext:value-type="float">
            <text:p>805</text:p>
          </table:table-cell>
          <table:table-cell table:formula="of:=IF([.A444]=&quot;forward&quot;;[.E443]+[.B444]*[.C444];[.E443])" office:value-type="float" office:value="133634" calcext:value-type="float">
            <text:p>13363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445]=&quot;down&quot;;[.C444]+[.B445];IF([.A445]=&quot;up&quot;;[.C444]-[.B445];[.C444]))" office:value-type="float" office:value="310" calcext:value-type="float">
            <text:p>310</text:p>
          </table:table-cell>
          <table:table-cell table:formula="of:=IF([.A445]=&quot;forward&quot;;[.D444]+[.B445];IF([.A445]=&quot;backward&quot;;[.D444]-[.B445];[.D444]))" office:value-type="float" office:value="805" calcext:value-type="float">
            <text:p>805</text:p>
          </table:table-cell>
          <table:table-cell table:formula="of:=IF([.A445]=&quot;forward&quot;;[.E444]+[.B445]*[.C445];[.E444])" office:value-type="float" office:value="133634" calcext:value-type="float">
            <text:p>13363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446]=&quot;down&quot;;[.C445]+[.B446];IF([.A446]=&quot;up&quot;;[.C445]-[.B446];[.C445]))" office:value-type="float" office:value="307" calcext:value-type="float">
            <text:p>307</text:p>
          </table:table-cell>
          <table:table-cell table:formula="of:=IF([.A446]=&quot;forward&quot;;[.D445]+[.B446];IF([.A446]=&quot;backward&quot;;[.D445]-[.B446];[.D445]))" office:value-type="float" office:value="805" calcext:value-type="float">
            <text:p>805</text:p>
          </table:table-cell>
          <table:table-cell table:formula="of:=IF([.A446]=&quot;forward&quot;;[.E445]+[.B446]*[.C446];[.E445])" office:value-type="float" office:value="133634" calcext:value-type="float">
            <text:p>13363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447]=&quot;down&quot;;[.C446]+[.B447];IF([.A447]=&quot;up&quot;;[.C446]-[.B447];[.C446]))" office:value-type="float" office:value="309" calcext:value-type="float">
            <text:p>309</text:p>
          </table:table-cell>
          <table:table-cell table:formula="of:=IF([.A447]=&quot;forward&quot;;[.D446]+[.B447];IF([.A447]=&quot;backward&quot;;[.D446]-[.B447];[.D446]))" office:value-type="float" office:value="805" calcext:value-type="float">
            <text:p>805</text:p>
          </table:table-cell>
          <table:table-cell table:formula="of:=IF([.A447]=&quot;forward&quot;;[.E446]+[.B447]*[.C447];[.E446])" office:value-type="float" office:value="133634" calcext:value-type="float">
            <text:p>13363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48]=&quot;down&quot;;[.C447]+[.B448];IF([.A448]=&quot;up&quot;;[.C447]-[.B448];[.C447]))" office:value-type="float" office:value="309" calcext:value-type="float">
            <text:p>309</text:p>
          </table:table-cell>
          <table:table-cell table:formula="of:=IF([.A448]=&quot;forward&quot;;[.D447]+[.B448];IF([.A448]=&quot;backward&quot;;[.D447]-[.B448];[.D447]))" office:value-type="float" office:value="808" calcext:value-type="float">
            <text:p>808</text:p>
          </table:table-cell>
          <table:table-cell table:formula="of:=IF([.A448]=&quot;forward&quot;;[.E447]+[.B448]*[.C448];[.E447])" office:value-type="float" office:value="134561" calcext:value-type="float">
            <text:p>13456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49]=&quot;down&quot;;[.C448]+[.B449];IF([.A449]=&quot;up&quot;;[.C448]-[.B449];[.C448]))" office:value-type="float" office:value="310" calcext:value-type="float">
            <text:p>310</text:p>
          </table:table-cell>
          <table:table-cell table:formula="of:=IF([.A449]=&quot;forward&quot;;[.D448]+[.B449];IF([.A449]=&quot;backward&quot;;[.D448]-[.B449];[.D448]))" office:value-type="float" office:value="808" calcext:value-type="float">
            <text:p>808</text:p>
          </table:table-cell>
          <table:table-cell table:formula="of:=IF([.A449]=&quot;forward&quot;;[.E448]+[.B449]*[.C449];[.E448])" office:value-type="float" office:value="134561" calcext:value-type="float">
            <text:p>13456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450]=&quot;down&quot;;[.C449]+[.B450];IF([.A450]=&quot;up&quot;;[.C449]-[.B450];[.C449]))" office:value-type="float" office:value="310" calcext:value-type="float">
            <text:p>310</text:p>
          </table:table-cell>
          <table:table-cell table:formula="of:=IF([.A450]=&quot;forward&quot;;[.D449]+[.B450];IF([.A450]=&quot;backward&quot;;[.D449]-[.B450];[.D449]))" office:value-type="float" office:value="809" calcext:value-type="float">
            <text:p>809</text:p>
          </table:table-cell>
          <table:table-cell table:formula="of:=IF([.A450]=&quot;forward&quot;;[.E449]+[.B450]*[.C450];[.E449])" office:value-type="float" office:value="134871" calcext:value-type="float">
            <text:p>13487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451]=&quot;down&quot;;[.C450]+[.B451];IF([.A451]=&quot;up&quot;;[.C450]-[.B451];[.C450]))" office:value-type="float" office:value="310" calcext:value-type="float">
            <text:p>310</text:p>
          </table:table-cell>
          <table:table-cell table:formula="of:=IF([.A451]=&quot;forward&quot;;[.D450]+[.B451];IF([.A451]=&quot;backward&quot;;[.D450]-[.B451];[.D450]))" office:value-type="float" office:value="814" calcext:value-type="float">
            <text:p>814</text:p>
          </table:table-cell>
          <table:table-cell table:formula="of:=IF([.A451]=&quot;forward&quot;;[.E450]+[.B451]*[.C451];[.E450])" office:value-type="float" office:value="136421" calcext:value-type="float">
            <text:p>13642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452]=&quot;down&quot;;[.C451]+[.B452];IF([.A452]=&quot;up&quot;;[.C451]-[.B452];[.C451]))" office:value-type="float" office:value="317" calcext:value-type="float">
            <text:p>317</text:p>
          </table:table-cell>
          <table:table-cell table:formula="of:=IF([.A452]=&quot;forward&quot;;[.D451]+[.B452];IF([.A452]=&quot;backward&quot;;[.D451]-[.B452];[.D451]))" office:value-type="float" office:value="814" calcext:value-type="float">
            <text:p>814</text:p>
          </table:table-cell>
          <table:table-cell table:formula="of:=IF([.A452]=&quot;forward&quot;;[.E451]+[.B452]*[.C452];[.E451])" office:value-type="float" office:value="136421" calcext:value-type="float">
            <text:p>13642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53]=&quot;down&quot;;[.C452]+[.B453];IF([.A453]=&quot;up&quot;;[.C452]-[.B453];[.C452]))" office:value-type="float" office:value="317" calcext:value-type="float">
            <text:p>317</text:p>
          </table:table-cell>
          <table:table-cell table:formula="of:=IF([.A453]=&quot;forward&quot;;[.D452]+[.B453];IF([.A453]=&quot;backward&quot;;[.D452]-[.B453];[.D452]))" office:value-type="float" office:value="816" calcext:value-type="float">
            <text:p>816</text:p>
          </table:table-cell>
          <table:table-cell table:formula="of:=IF([.A453]=&quot;forward&quot;;[.E452]+[.B453]*[.C453];[.E452])" office:value-type="float" office:value="137055" calcext:value-type="float">
            <text:p>13705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454]=&quot;down&quot;;[.C453]+[.B454];IF([.A454]=&quot;up&quot;;[.C453]-[.B454];[.C453]))" office:value-type="float" office:value="325" calcext:value-type="float">
            <text:p>325</text:p>
          </table:table-cell>
          <table:table-cell table:formula="of:=IF([.A454]=&quot;forward&quot;;[.D453]+[.B454];IF([.A454]=&quot;backward&quot;;[.D453]-[.B454];[.D453]))" office:value-type="float" office:value="816" calcext:value-type="float">
            <text:p>816</text:p>
          </table:table-cell>
          <table:table-cell table:formula="of:=IF([.A454]=&quot;forward&quot;;[.E453]+[.B454]*[.C454];[.E453])" office:value-type="float" office:value="137055" calcext:value-type="float">
            <text:p>13705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455]=&quot;down&quot;;[.C454]+[.B455];IF([.A455]=&quot;up&quot;;[.C454]-[.B455];[.C454]))" office:value-type="float" office:value="333" calcext:value-type="float">
            <text:p>333</text:p>
          </table:table-cell>
          <table:table-cell table:formula="of:=IF([.A455]=&quot;forward&quot;;[.D454]+[.B455];IF([.A455]=&quot;backward&quot;;[.D454]-[.B455];[.D454]))" office:value-type="float" office:value="816" calcext:value-type="float">
            <text:p>816</text:p>
          </table:table-cell>
          <table:table-cell table:formula="of:=IF([.A455]=&quot;forward&quot;;[.E454]+[.B455]*[.C455];[.E454])" office:value-type="float" office:value="137055" calcext:value-type="float">
            <text:p>13705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456]=&quot;down&quot;;[.C455]+[.B456];IF([.A456]=&quot;up&quot;;[.C455]-[.B456];[.C455]))" office:value-type="float" office:value="340" calcext:value-type="float">
            <text:p>340</text:p>
          </table:table-cell>
          <table:table-cell table:formula="of:=IF([.A456]=&quot;forward&quot;;[.D455]+[.B456];IF([.A456]=&quot;backward&quot;;[.D455]-[.B456];[.D455]))" office:value-type="float" office:value="816" calcext:value-type="float">
            <text:p>816</text:p>
          </table:table-cell>
          <table:table-cell table:formula="of:=IF([.A456]=&quot;forward&quot;;[.E455]+[.B456]*[.C456];[.E455])" office:value-type="float" office:value="137055" calcext:value-type="float">
            <text:p>13705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457]=&quot;down&quot;;[.C456]+[.B457];IF([.A457]=&quot;up&quot;;[.C456]-[.B457];[.C456]))" office:value-type="float" office:value="340" calcext:value-type="float">
            <text:p>340</text:p>
          </table:table-cell>
          <table:table-cell table:formula="of:=IF([.A457]=&quot;forward&quot;;[.D456]+[.B457];IF([.A457]=&quot;backward&quot;;[.D456]-[.B457];[.D456]))" office:value-type="float" office:value="821" calcext:value-type="float">
            <text:p>821</text:p>
          </table:table-cell>
          <table:table-cell table:formula="of:=IF([.A457]=&quot;forward&quot;;[.E456]+[.B457]*[.C457];[.E456])" office:value-type="float" office:value="138755" calcext:value-type="float">
            <text:p>13875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458]=&quot;down&quot;;[.C457]+[.B458];IF([.A458]=&quot;up&quot;;[.C457]-[.B458];[.C457]))" office:value-type="float" office:value="340" calcext:value-type="float">
            <text:p>340</text:p>
          </table:table-cell>
          <table:table-cell table:formula="of:=IF([.A458]=&quot;forward&quot;;[.D457]+[.B458];IF([.A458]=&quot;backward&quot;;[.D457]-[.B458];[.D457]))" office:value-type="float" office:value="830" calcext:value-type="float">
            <text:p>830</text:p>
          </table:table-cell>
          <table:table-cell table:formula="of:=IF([.A458]=&quot;forward&quot;;[.E457]+[.B458]*[.C458];[.E457])" office:value-type="float" office:value="141815" calcext:value-type="float">
            <text:p>14181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459]=&quot;down&quot;;[.C458]+[.B459];IF([.A459]=&quot;up&quot;;[.C458]-[.B459];[.C458]))" office:value-type="float" office:value="340" calcext:value-type="float">
            <text:p>340</text:p>
          </table:table-cell>
          <table:table-cell table:formula="of:=IF([.A459]=&quot;forward&quot;;[.D458]+[.B459];IF([.A459]=&quot;backward&quot;;[.D458]-[.B459];[.D458]))" office:value-type="float" office:value="839" calcext:value-type="float">
            <text:p>839</text:p>
          </table:table-cell>
          <table:table-cell table:formula="of:=IF([.A459]=&quot;forward&quot;;[.E458]+[.B459]*[.C459];[.E458])" office:value-type="float" office:value="144875" calcext:value-type="float">
            <text:p>14487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60]=&quot;down&quot;;[.C459]+[.B460];IF([.A460]=&quot;up&quot;;[.C459]-[.B460];[.C459]))" office:value-type="float" office:value="340" calcext:value-type="float">
            <text:p>340</text:p>
          </table:table-cell>
          <table:table-cell table:formula="of:=IF([.A460]=&quot;forward&quot;;[.D459]+[.B460];IF([.A460]=&quot;backward&quot;;[.D459]-[.B460];[.D459]))" office:value-type="float" office:value="841" calcext:value-type="float">
            <text:p>841</text:p>
          </table:table-cell>
          <table:table-cell table:formula="of:=IF([.A460]=&quot;forward&quot;;[.E459]+[.B460]*[.C460];[.E459])" office:value-type="float" office:value="145555" calcext:value-type="float">
            <text:p>14555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461]=&quot;down&quot;;[.C460]+[.B461];IF([.A461]=&quot;up&quot;;[.C460]-[.B461];[.C460]))" office:value-type="float" office:value="335" calcext:value-type="float">
            <text:p>335</text:p>
          </table:table-cell>
          <table:table-cell table:formula="of:=IF([.A461]=&quot;forward&quot;;[.D460]+[.B461];IF([.A461]=&quot;backward&quot;;[.D460]-[.B461];[.D460]))" office:value-type="float" office:value="841" calcext:value-type="float">
            <text:p>841</text:p>
          </table:table-cell>
          <table:table-cell table:formula="of:=IF([.A461]=&quot;forward&quot;;[.E460]+[.B461]*[.C461];[.E460])" office:value-type="float" office:value="145555" calcext:value-type="float">
            <text:p>14555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462]=&quot;down&quot;;[.C461]+[.B462];IF([.A462]=&quot;up&quot;;[.C461]-[.B462];[.C461]))" office:value-type="float" office:value="337" calcext:value-type="float">
            <text:p>337</text:p>
          </table:table-cell>
          <table:table-cell table:formula="of:=IF([.A462]=&quot;forward&quot;;[.D461]+[.B462];IF([.A462]=&quot;backward&quot;;[.D461]-[.B462];[.D461]))" office:value-type="float" office:value="841" calcext:value-type="float">
            <text:p>841</text:p>
          </table:table-cell>
          <table:table-cell table:formula="of:=IF([.A462]=&quot;forward&quot;;[.E461]+[.B462]*[.C462];[.E461])" office:value-type="float" office:value="145555" calcext:value-type="float">
            <text:p>14555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63]=&quot;down&quot;;[.C462]+[.B463];IF([.A463]=&quot;up&quot;;[.C462]-[.B463];[.C462]))" office:value-type="float" office:value="337" calcext:value-type="float">
            <text:p>337</text:p>
          </table:table-cell>
          <table:table-cell table:formula="of:=IF([.A463]=&quot;forward&quot;;[.D462]+[.B463];IF([.A463]=&quot;backward&quot;;[.D462]-[.B463];[.D462]))" office:value-type="float" office:value="844" calcext:value-type="float">
            <text:p>844</text:p>
          </table:table-cell>
          <table:table-cell table:formula="of:=IF([.A463]=&quot;forward&quot;;[.E462]+[.B463]*[.C463];[.E462])" office:value-type="float" office:value="146566" calcext:value-type="float">
            <text:p>14656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464]=&quot;down&quot;;[.C463]+[.B464];IF([.A464]=&quot;up&quot;;[.C463]-[.B464];[.C463]))" office:value-type="float" office:value="339" calcext:value-type="float">
            <text:p>339</text:p>
          </table:table-cell>
          <table:table-cell table:formula="of:=IF([.A464]=&quot;forward&quot;;[.D463]+[.B464];IF([.A464]=&quot;backward&quot;;[.D463]-[.B464];[.D463]))" office:value-type="float" office:value="844" calcext:value-type="float">
            <text:p>844</text:p>
          </table:table-cell>
          <table:table-cell table:formula="of:=IF([.A464]=&quot;forward&quot;;[.E463]+[.B464]*[.C464];[.E463])" office:value-type="float" office:value="146566" calcext:value-type="float">
            <text:p>14656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465]=&quot;down&quot;;[.C464]+[.B465];IF([.A465]=&quot;up&quot;;[.C464]-[.B465];[.C464]))" office:value-type="float" office:value="339" calcext:value-type="float">
            <text:p>339</text:p>
          </table:table-cell>
          <table:table-cell table:formula="of:=IF([.A465]=&quot;forward&quot;;[.D464]+[.B465];IF([.A465]=&quot;backward&quot;;[.D464]-[.B465];[.D464]))" office:value-type="float" office:value="853" calcext:value-type="float">
            <text:p>853</text:p>
          </table:table-cell>
          <table:table-cell table:formula="of:=IF([.A465]=&quot;forward&quot;;[.E464]+[.B465]*[.C465];[.E464])" office:value-type="float" office:value="149617" calcext:value-type="float">
            <text:p>14961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466]=&quot;down&quot;;[.C465]+[.B466];IF([.A466]=&quot;up&quot;;[.C465]-[.B466];[.C465]))" office:value-type="float" office:value="338" calcext:value-type="float">
            <text:p>338</text:p>
          </table:table-cell>
          <table:table-cell table:formula="of:=IF([.A466]=&quot;forward&quot;;[.D465]+[.B466];IF([.A466]=&quot;backward&quot;;[.D465]-[.B466];[.D465]))" office:value-type="float" office:value="853" calcext:value-type="float">
            <text:p>853</text:p>
          </table:table-cell>
          <table:table-cell table:formula="of:=IF([.A466]=&quot;forward&quot;;[.E465]+[.B466]*[.C466];[.E465])" office:value-type="float" office:value="149617" calcext:value-type="float">
            <text:p>14961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467]=&quot;down&quot;;[.C466]+[.B467];IF([.A467]=&quot;up&quot;;[.C466]-[.B467];[.C466]))" office:value-type="float" office:value="338" calcext:value-type="float">
            <text:p>338</text:p>
          </table:table-cell>
          <table:table-cell table:formula="of:=IF([.A467]=&quot;forward&quot;;[.D466]+[.B467];IF([.A467]=&quot;backward&quot;;[.D466]-[.B467];[.D466]))" office:value-type="float" office:value="854" calcext:value-type="float">
            <text:p>854</text:p>
          </table:table-cell>
          <table:table-cell table:formula="of:=IF([.A467]=&quot;forward&quot;;[.E466]+[.B467]*[.C467];[.E466])" office:value-type="float" office:value="149955" calcext:value-type="float">
            <text:p>14995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468]=&quot;down&quot;;[.C467]+[.B468];IF([.A468]=&quot;up&quot;;[.C467]-[.B468];[.C467]))" office:value-type="float" office:value="332" calcext:value-type="float">
            <text:p>332</text:p>
          </table:table-cell>
          <table:table-cell table:formula="of:=IF([.A468]=&quot;forward&quot;;[.D467]+[.B468];IF([.A468]=&quot;backward&quot;;[.D467]-[.B468];[.D467]))" office:value-type="float" office:value="854" calcext:value-type="float">
            <text:p>854</text:p>
          </table:table-cell>
          <table:table-cell table:formula="of:=IF([.A468]=&quot;forward&quot;;[.E467]+[.B468]*[.C468];[.E467])" office:value-type="float" office:value="149955" calcext:value-type="float">
            <text:p>14995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69]=&quot;down&quot;;[.C468]+[.B469];IF([.A469]=&quot;up&quot;;[.C468]-[.B469];[.C468]))" office:value-type="float" office:value="333" calcext:value-type="float">
            <text:p>333</text:p>
          </table:table-cell>
          <table:table-cell table:formula="of:=IF([.A469]=&quot;forward&quot;;[.D468]+[.B469];IF([.A469]=&quot;backward&quot;;[.D468]-[.B469];[.D468]))" office:value-type="float" office:value="854" calcext:value-type="float">
            <text:p>854</text:p>
          </table:table-cell>
          <table:table-cell table:formula="of:=IF([.A469]=&quot;forward&quot;;[.E468]+[.B469]*[.C469];[.E468])" office:value-type="float" office:value="149955" calcext:value-type="float">
            <text:p>14995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470]=&quot;down&quot;;[.C469]+[.B470];IF([.A470]=&quot;up&quot;;[.C469]-[.B470];[.C469]))" office:value-type="float" office:value="333" calcext:value-type="float">
            <text:p>333</text:p>
          </table:table-cell>
          <table:table-cell table:formula="of:=IF([.A470]=&quot;forward&quot;;[.D469]+[.B470];IF([.A470]=&quot;backward&quot;;[.D469]-[.B470];[.D469]))" office:value-type="float" office:value="858" calcext:value-type="float">
            <text:p>858</text:p>
          </table:table-cell>
          <table:table-cell table:formula="of:=IF([.A470]=&quot;forward&quot;;[.E469]+[.B470]*[.C470];[.E469])" office:value-type="float" office:value="151287" calcext:value-type="float">
            <text:p>15128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471]=&quot;down&quot;;[.C470]+[.B471];IF([.A471]=&quot;up&quot;;[.C470]-[.B471];[.C470]))" office:value-type="float" office:value="338" calcext:value-type="float">
            <text:p>338</text:p>
          </table:table-cell>
          <table:table-cell table:formula="of:=IF([.A471]=&quot;forward&quot;;[.D470]+[.B471];IF([.A471]=&quot;backward&quot;;[.D470]-[.B471];[.D470]))" office:value-type="float" office:value="858" calcext:value-type="float">
            <text:p>858</text:p>
          </table:table-cell>
          <table:table-cell table:formula="of:=IF([.A471]=&quot;forward&quot;;[.E470]+[.B471]*[.C471];[.E470])" office:value-type="float" office:value="151287" calcext:value-type="float">
            <text:p>15128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72]=&quot;down&quot;;[.C471]+[.B472];IF([.A472]=&quot;up&quot;;[.C471]-[.B472];[.C471]))" office:value-type="float" office:value="338" calcext:value-type="float">
            <text:p>338</text:p>
          </table:table-cell>
          <table:table-cell table:formula="of:=IF([.A472]=&quot;forward&quot;;[.D471]+[.B472];IF([.A472]=&quot;backward&quot;;[.D471]-[.B472];[.D471]))" office:value-type="float" office:value="860" calcext:value-type="float">
            <text:p>860</text:p>
          </table:table-cell>
          <table:table-cell table:formula="of:=IF([.A472]=&quot;forward&quot;;[.E471]+[.B472]*[.C472];[.E471])" office:value-type="float" office:value="151963" calcext:value-type="float">
            <text:p>15196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473]=&quot;down&quot;;[.C472]+[.B473];IF([.A473]=&quot;up&quot;;[.C472]-[.B473];[.C472]))" office:value-type="float" office:value="331" calcext:value-type="float">
            <text:p>331</text:p>
          </table:table-cell>
          <table:table-cell table:formula="of:=IF([.A473]=&quot;forward&quot;;[.D472]+[.B473];IF([.A473]=&quot;backward&quot;;[.D472]-[.B473];[.D472]))" office:value-type="float" office:value="860" calcext:value-type="float">
            <text:p>860</text:p>
          </table:table-cell>
          <table:table-cell table:formula="of:=IF([.A473]=&quot;forward&quot;;[.E472]+[.B473]*[.C473];[.E472])" office:value-type="float" office:value="151963" calcext:value-type="float">
            <text:p>15196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474]=&quot;down&quot;;[.C473]+[.B474];IF([.A474]=&quot;up&quot;;[.C473]-[.B474];[.C473]))" office:value-type="float" office:value="327" calcext:value-type="float">
            <text:p>327</text:p>
          </table:table-cell>
          <table:table-cell table:formula="of:=IF([.A474]=&quot;forward&quot;;[.D473]+[.B474];IF([.A474]=&quot;backward&quot;;[.D473]-[.B474];[.D473]))" office:value-type="float" office:value="860" calcext:value-type="float">
            <text:p>860</text:p>
          </table:table-cell>
          <table:table-cell table:formula="of:=IF([.A474]=&quot;forward&quot;;[.E473]+[.B474]*[.C474];[.E473])" office:value-type="float" office:value="151963" calcext:value-type="float">
            <text:p>15196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475]=&quot;down&quot;;[.C474]+[.B475];IF([.A475]=&quot;up&quot;;[.C474]-[.B475];[.C474]))" office:value-type="float" office:value="324" calcext:value-type="float">
            <text:p>324</text:p>
          </table:table-cell>
          <table:table-cell table:formula="of:=IF([.A475]=&quot;forward&quot;;[.D474]+[.B475];IF([.A475]=&quot;backward&quot;;[.D474]-[.B475];[.D474]))" office:value-type="float" office:value="860" calcext:value-type="float">
            <text:p>860</text:p>
          </table:table-cell>
          <table:table-cell table:formula="of:=IF([.A475]=&quot;forward&quot;;[.E474]+[.B475]*[.C475];[.E474])" office:value-type="float" office:value="151963" calcext:value-type="float">
            <text:p>15196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476]=&quot;down&quot;;[.C475]+[.B476];IF([.A476]=&quot;up&quot;;[.C475]-[.B476];[.C475]))" office:value-type="float" office:value="324" calcext:value-type="float">
            <text:p>324</text:p>
          </table:table-cell>
          <table:table-cell table:formula="of:=IF([.A476]=&quot;forward&quot;;[.D475]+[.B476];IF([.A476]=&quot;backward&quot;;[.D475]-[.B476];[.D475]))" office:value-type="float" office:value="866" calcext:value-type="float">
            <text:p>866</text:p>
          </table:table-cell>
          <table:table-cell table:formula="of:=IF([.A476]=&quot;forward&quot;;[.E475]+[.B476]*[.C476];[.E475])" office:value-type="float" office:value="153907" calcext:value-type="float">
            <text:p>15390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477]=&quot;down&quot;;[.C476]+[.B477];IF([.A477]=&quot;up&quot;;[.C476]-[.B477];[.C476]))" office:value-type="float" office:value="329" calcext:value-type="float">
            <text:p>329</text:p>
          </table:table-cell>
          <table:table-cell table:formula="of:=IF([.A477]=&quot;forward&quot;;[.D476]+[.B477];IF([.A477]=&quot;backward&quot;;[.D476]-[.B477];[.D476]))" office:value-type="float" office:value="866" calcext:value-type="float">
            <text:p>866</text:p>
          </table:table-cell>
          <table:table-cell table:formula="of:=IF([.A477]=&quot;forward&quot;;[.E476]+[.B477]*[.C477];[.E476])" office:value-type="float" office:value="153907" calcext:value-type="float">
            <text:p>15390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478]=&quot;down&quot;;[.C477]+[.B478];IF([.A478]=&quot;up&quot;;[.C477]-[.B478];[.C477]))" office:value-type="float" office:value="329" calcext:value-type="float">
            <text:p>329</text:p>
          </table:table-cell>
          <table:table-cell table:formula="of:=IF([.A478]=&quot;forward&quot;;[.D477]+[.B478];IF([.A478]=&quot;backward&quot;;[.D477]-[.B478];[.D477]))" office:value-type="float" office:value="872" calcext:value-type="float">
            <text:p>872</text:p>
          </table:table-cell>
          <table:table-cell table:formula="of:=IF([.A478]=&quot;forward&quot;;[.E477]+[.B478]*[.C478];[.E477])" office:value-type="float" office:value="155881" calcext:value-type="float">
            <text:p>15588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79]=&quot;down&quot;;[.C478]+[.B479];IF([.A479]=&quot;up&quot;;[.C478]-[.B479];[.C478]))" office:value-type="float" office:value="335" calcext:value-type="float">
            <text:p>335</text:p>
          </table:table-cell>
          <table:table-cell table:formula="of:=IF([.A479]=&quot;forward&quot;;[.D478]+[.B479];IF([.A479]=&quot;backward&quot;;[.D478]-[.B479];[.D478]))" office:value-type="float" office:value="872" calcext:value-type="float">
            <text:p>872</text:p>
          </table:table-cell>
          <table:table-cell table:formula="of:=IF([.A479]=&quot;forward&quot;;[.E478]+[.B479]*[.C479];[.E478])" office:value-type="float" office:value="155881" calcext:value-type="float">
            <text:p>15588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480]=&quot;down&quot;;[.C479]+[.B480];IF([.A480]=&quot;up&quot;;[.C479]-[.B480];[.C479]))" office:value-type="float" office:value="335" calcext:value-type="float">
            <text:p>335</text:p>
          </table:table-cell>
          <table:table-cell table:formula="of:=IF([.A480]=&quot;forward&quot;;[.D479]+[.B480];IF([.A480]=&quot;backward&quot;;[.D479]-[.B480];[.D479]))" office:value-type="float" office:value="878" calcext:value-type="float">
            <text:p>878</text:p>
          </table:table-cell>
          <table:table-cell table:formula="of:=IF([.A480]=&quot;forward&quot;;[.E479]+[.B480]*[.C480];[.E479])" office:value-type="float" office:value="157891" calcext:value-type="float">
            <text:p>15789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481]=&quot;down&quot;;[.C480]+[.B481];IF([.A481]=&quot;up&quot;;[.C480]-[.B481];[.C480]))" office:value-type="float" office:value="337" calcext:value-type="float">
            <text:p>337</text:p>
          </table:table-cell>
          <table:table-cell table:formula="of:=IF([.A481]=&quot;forward&quot;;[.D480]+[.B481];IF([.A481]=&quot;backward&quot;;[.D480]-[.B481];[.D480]))" office:value-type="float" office:value="878" calcext:value-type="float">
            <text:p>878</text:p>
          </table:table-cell>
          <table:table-cell table:formula="of:=IF([.A481]=&quot;forward&quot;;[.E480]+[.B481]*[.C481];[.E480])" office:value-type="float" office:value="157891" calcext:value-type="float">
            <text:p>15789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482]=&quot;down&quot;;[.C481]+[.B482];IF([.A482]=&quot;up&quot;;[.C481]-[.B482];[.C481]))" office:value-type="float" office:value="345" calcext:value-type="float">
            <text:p>345</text:p>
          </table:table-cell>
          <table:table-cell table:formula="of:=IF([.A482]=&quot;forward&quot;;[.D481]+[.B482];IF([.A482]=&quot;backward&quot;;[.D481]-[.B482];[.D481]))" office:value-type="float" office:value="878" calcext:value-type="float">
            <text:p>878</text:p>
          </table:table-cell>
          <table:table-cell table:formula="of:=IF([.A482]=&quot;forward&quot;;[.E481]+[.B482]*[.C482];[.E481])" office:value-type="float" office:value="157891" calcext:value-type="float">
            <text:p>15789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483]=&quot;down&quot;;[.C482]+[.B483];IF([.A483]=&quot;up&quot;;[.C482]-[.B483];[.C482]))" office:value-type="float" office:value="336" calcext:value-type="float">
            <text:p>336</text:p>
          </table:table-cell>
          <table:table-cell table:formula="of:=IF([.A483]=&quot;forward&quot;;[.D482]+[.B483];IF([.A483]=&quot;backward&quot;;[.D482]-[.B483];[.D482]))" office:value-type="float" office:value="878" calcext:value-type="float">
            <text:p>878</text:p>
          </table:table-cell>
          <table:table-cell table:formula="of:=IF([.A483]=&quot;forward&quot;;[.E482]+[.B483]*[.C483];[.E482])" office:value-type="float" office:value="157891" calcext:value-type="float">
            <text:p>15789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84]=&quot;down&quot;;[.C483]+[.B484];IF([.A484]=&quot;up&quot;;[.C483]-[.B484];[.C483]))" office:value-type="float" office:value="336" calcext:value-type="float">
            <text:p>336</text:p>
          </table:table-cell>
          <table:table-cell table:formula="of:=IF([.A484]=&quot;forward&quot;;[.D483]+[.B484];IF([.A484]=&quot;backward&quot;;[.D483]-[.B484];[.D483]))" office:value-type="float" office:value="880" calcext:value-type="float">
            <text:p>880</text:p>
          </table:table-cell>
          <table:table-cell table:formula="of:=IF([.A484]=&quot;forward&quot;;[.E483]+[.B484]*[.C484];[.E483])" office:value-type="float" office:value="158563" calcext:value-type="float">
            <text:p>15856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485]=&quot;down&quot;;[.C484]+[.B485];IF([.A485]=&quot;up&quot;;[.C484]-[.B485];[.C484]))" office:value-type="float" office:value="340" calcext:value-type="float">
            <text:p>340</text:p>
          </table:table-cell>
          <table:table-cell table:formula="of:=IF([.A485]=&quot;forward&quot;;[.D484]+[.B485];IF([.A485]=&quot;backward&quot;;[.D484]-[.B485];[.D484]))" office:value-type="float" office:value="880" calcext:value-type="float">
            <text:p>880</text:p>
          </table:table-cell>
          <table:table-cell table:formula="of:=IF([.A485]=&quot;forward&quot;;[.E484]+[.B485]*[.C485];[.E484])" office:value-type="float" office:value="158563" calcext:value-type="float">
            <text:p>15856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486]=&quot;down&quot;;[.C485]+[.B486];IF([.A486]=&quot;up&quot;;[.C485]-[.B486];[.C485]))" office:value-type="float" office:value="340" calcext:value-type="float">
            <text:p>340</text:p>
          </table:table-cell>
          <table:table-cell table:formula="of:=IF([.A486]=&quot;forward&quot;;[.D485]+[.B486];IF([.A486]=&quot;backward&quot;;[.D485]-[.B486];[.D485]))" office:value-type="float" office:value="884" calcext:value-type="float">
            <text:p>884</text:p>
          </table:table-cell>
          <table:table-cell table:formula="of:=IF([.A486]=&quot;forward&quot;;[.E485]+[.B486]*[.C486];[.E485])" office:value-type="float" office:value="159923" calcext:value-type="float">
            <text:p>15992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487]=&quot;down&quot;;[.C486]+[.B487];IF([.A487]=&quot;up&quot;;[.C486]-[.B487];[.C486]))" office:value-type="float" office:value="340" calcext:value-type="float">
            <text:p>340</text:p>
          </table:table-cell>
          <table:table-cell table:formula="of:=IF([.A487]=&quot;forward&quot;;[.D486]+[.B487];IF([.A487]=&quot;backward&quot;;[.D486]-[.B487];[.D486]))" office:value-type="float" office:value="893" calcext:value-type="float">
            <text:p>893</text:p>
          </table:table-cell>
          <table:table-cell table:formula="of:=IF([.A487]=&quot;forward&quot;;[.E486]+[.B487]*[.C487];[.E486])" office:value-type="float" office:value="162983" calcext:value-type="float">
            <text:p>16298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488]=&quot;down&quot;;[.C487]+[.B488];IF([.A488]=&quot;up&quot;;[.C487]-[.B488];[.C487]))" office:value-type="float" office:value="331" calcext:value-type="float">
            <text:p>331</text:p>
          </table:table-cell>
          <table:table-cell table:formula="of:=IF([.A488]=&quot;forward&quot;;[.D487]+[.B488];IF([.A488]=&quot;backward&quot;;[.D487]-[.B488];[.D487]))" office:value-type="float" office:value="893" calcext:value-type="float">
            <text:p>893</text:p>
          </table:table-cell>
          <table:table-cell table:formula="of:=IF([.A488]=&quot;forward&quot;;[.E487]+[.B488]*[.C488];[.E487])" office:value-type="float" office:value="162983" calcext:value-type="float">
            <text:p>16298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489]=&quot;down&quot;;[.C488]+[.B489];IF([.A489]=&quot;up&quot;;[.C488]-[.B489];[.C488]))" office:value-type="float" office:value="335" calcext:value-type="float">
            <text:p>335</text:p>
          </table:table-cell>
          <table:table-cell table:formula="of:=IF([.A489]=&quot;forward&quot;;[.D488]+[.B489];IF([.A489]=&quot;backward&quot;;[.D488]-[.B489];[.D488]))" office:value-type="float" office:value="893" calcext:value-type="float">
            <text:p>893</text:p>
          </table:table-cell>
          <table:table-cell table:formula="of:=IF([.A489]=&quot;forward&quot;;[.E488]+[.B489]*[.C489];[.E488])" office:value-type="float" office:value="162983" calcext:value-type="float">
            <text:p>16298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490]=&quot;down&quot;;[.C489]+[.B490];IF([.A490]=&quot;up&quot;;[.C489]-[.B490];[.C489]))" office:value-type="float" office:value="328" calcext:value-type="float">
            <text:p>328</text:p>
          </table:table-cell>
          <table:table-cell table:formula="of:=IF([.A490]=&quot;forward&quot;;[.D489]+[.B490];IF([.A490]=&quot;backward&quot;;[.D489]-[.B490];[.D489]))" office:value-type="float" office:value="893" calcext:value-type="float">
            <text:p>893</text:p>
          </table:table-cell>
          <table:table-cell table:formula="of:=IF([.A490]=&quot;forward&quot;;[.E489]+[.B490]*[.C490];[.E489])" office:value-type="float" office:value="162983" calcext:value-type="float">
            <text:p>16298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91]=&quot;down&quot;;[.C490]+[.B491];IF([.A491]=&quot;up&quot;;[.C490]-[.B491];[.C490]))" office:value-type="float" office:value="334" calcext:value-type="float">
            <text:p>334</text:p>
          </table:table-cell>
          <table:table-cell table:formula="of:=IF([.A491]=&quot;forward&quot;;[.D490]+[.B491];IF([.A491]=&quot;backward&quot;;[.D490]-[.B491];[.D490]))" office:value-type="float" office:value="893" calcext:value-type="float">
            <text:p>893</text:p>
          </table:table-cell>
          <table:table-cell table:formula="of:=IF([.A491]=&quot;forward&quot;;[.E490]+[.B491]*[.C491];[.E490])" office:value-type="float" office:value="162983" calcext:value-type="float">
            <text:p>16298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492]=&quot;down&quot;;[.C491]+[.B492];IF([.A492]=&quot;up&quot;;[.C491]-[.B492];[.C491]))" office:value-type="float" office:value="332" calcext:value-type="float">
            <text:p>332</text:p>
          </table:table-cell>
          <table:table-cell table:formula="of:=IF([.A492]=&quot;forward&quot;;[.D491]+[.B492];IF([.A492]=&quot;backward&quot;;[.D491]-[.B492];[.D491]))" office:value-type="float" office:value="893" calcext:value-type="float">
            <text:p>893</text:p>
          </table:table-cell>
          <table:table-cell table:formula="of:=IF([.A492]=&quot;forward&quot;;[.E491]+[.B492]*[.C492];[.E491])" office:value-type="float" office:value="162983" calcext:value-type="float">
            <text:p>16298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493]=&quot;down&quot;;[.C492]+[.B493];IF([.A493]=&quot;up&quot;;[.C492]-[.B493];[.C492]))" office:value-type="float" office:value="325" calcext:value-type="float">
            <text:p>325</text:p>
          </table:table-cell>
          <table:table-cell table:formula="of:=IF([.A493]=&quot;forward&quot;;[.D492]+[.B493];IF([.A493]=&quot;backward&quot;;[.D492]-[.B493];[.D492]))" office:value-type="float" office:value="893" calcext:value-type="float">
            <text:p>893</text:p>
          </table:table-cell>
          <table:table-cell table:formula="of:=IF([.A493]=&quot;forward&quot;;[.E492]+[.B493]*[.C493];[.E492])" office:value-type="float" office:value="162983" calcext:value-type="float">
            <text:p>16298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494]=&quot;down&quot;;[.C493]+[.B494];IF([.A494]=&quot;up&quot;;[.C493]-[.B494];[.C493]))" office:value-type="float" office:value="330" calcext:value-type="float">
            <text:p>330</text:p>
          </table:table-cell>
          <table:table-cell table:formula="of:=IF([.A494]=&quot;forward&quot;;[.D493]+[.B494];IF([.A494]=&quot;backward&quot;;[.D493]-[.B494];[.D493]))" office:value-type="float" office:value="893" calcext:value-type="float">
            <text:p>893</text:p>
          </table:table-cell>
          <table:table-cell table:formula="of:=IF([.A494]=&quot;forward&quot;;[.E493]+[.B494]*[.C494];[.E493])" office:value-type="float" office:value="162983" calcext:value-type="float">
            <text:p>16298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95]=&quot;down&quot;;[.C494]+[.B495];IF([.A495]=&quot;up&quot;;[.C494]-[.B495];[.C494]))" office:value-type="float" office:value="336" calcext:value-type="float">
            <text:p>336</text:p>
          </table:table-cell>
          <table:table-cell table:formula="of:=IF([.A495]=&quot;forward&quot;;[.D494]+[.B495];IF([.A495]=&quot;backward&quot;;[.D494]-[.B495];[.D494]))" office:value-type="float" office:value="893" calcext:value-type="float">
            <text:p>893</text:p>
          </table:table-cell>
          <table:table-cell table:formula="of:=IF([.A495]=&quot;forward&quot;;[.E494]+[.B495]*[.C495];[.E494])" office:value-type="float" office:value="162983" calcext:value-type="float">
            <text:p>16298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496]=&quot;down&quot;;[.C495]+[.B496];IF([.A496]=&quot;up&quot;;[.C495]-[.B496];[.C495]))" office:value-type="float" office:value="344" calcext:value-type="float">
            <text:p>344</text:p>
          </table:table-cell>
          <table:table-cell table:formula="of:=IF([.A496]=&quot;forward&quot;;[.D495]+[.B496];IF([.A496]=&quot;backward&quot;;[.D495]-[.B496];[.D495]))" office:value-type="float" office:value="893" calcext:value-type="float">
            <text:p>893</text:p>
          </table:table-cell>
          <table:table-cell table:formula="of:=IF([.A496]=&quot;forward&quot;;[.E495]+[.B496]*[.C496];[.E495])" office:value-type="float" office:value="162983" calcext:value-type="float">
            <text:p>16298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97]=&quot;down&quot;;[.C496]+[.B497];IF([.A497]=&quot;up&quot;;[.C496]-[.B497];[.C496]))" office:value-type="float" office:value="345" calcext:value-type="float">
            <text:p>345</text:p>
          </table:table-cell>
          <table:table-cell table:formula="of:=IF([.A497]=&quot;forward&quot;;[.D496]+[.B497];IF([.A497]=&quot;backward&quot;;[.D496]-[.B497];[.D496]))" office:value-type="float" office:value="893" calcext:value-type="float">
            <text:p>893</text:p>
          </table:table-cell>
          <table:table-cell table:formula="of:=IF([.A497]=&quot;forward&quot;;[.E496]+[.B497]*[.C497];[.E496])" office:value-type="float" office:value="162983" calcext:value-type="float">
            <text:p>16298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498]=&quot;down&quot;;[.C497]+[.B498];IF([.A498]=&quot;up&quot;;[.C497]-[.B498];[.C497]))" office:value-type="float" office:value="345" calcext:value-type="float">
            <text:p>345</text:p>
          </table:table-cell>
          <table:table-cell table:formula="of:=IF([.A498]=&quot;forward&quot;;[.D497]+[.B498];IF([.A498]=&quot;backward&quot;;[.D497]-[.B498];[.D497]))" office:value-type="float" office:value="899" calcext:value-type="float">
            <text:p>899</text:p>
          </table:table-cell>
          <table:table-cell table:formula="of:=IF([.A498]=&quot;forward&quot;;[.E497]+[.B498]*[.C498];[.E497])" office:value-type="float" office:value="165053" calcext:value-type="float">
            <text:p>16505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499]=&quot;down&quot;;[.C498]+[.B499];IF([.A499]=&quot;up&quot;;[.C498]-[.B499];[.C498]))" office:value-type="float" office:value="345" calcext:value-type="float">
            <text:p>345</text:p>
          </table:table-cell>
          <table:table-cell table:formula="of:=IF([.A499]=&quot;forward&quot;;[.D498]+[.B499];IF([.A499]=&quot;backward&quot;;[.D498]-[.B499];[.D498]))" office:value-type="float" office:value="905" calcext:value-type="float">
            <text:p>905</text:p>
          </table:table-cell>
          <table:table-cell table:formula="of:=IF([.A499]=&quot;forward&quot;;[.E498]+[.B499]*[.C499];[.E498])" office:value-type="float" office:value="167123" calcext:value-type="float">
            <text:p>16712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500]=&quot;down&quot;;[.C499]+[.B500];IF([.A500]=&quot;up&quot;;[.C499]-[.B500];[.C499]))" office:value-type="float" office:value="345" calcext:value-type="float">
            <text:p>345</text:p>
          </table:table-cell>
          <table:table-cell table:formula="of:=IF([.A500]=&quot;forward&quot;;[.D499]+[.B500];IF([.A500]=&quot;backward&quot;;[.D499]-[.B500];[.D499]))" office:value-type="float" office:value="912" calcext:value-type="float">
            <text:p>912</text:p>
          </table:table-cell>
          <table:table-cell table:formula="of:=IF([.A500]=&quot;forward&quot;;[.E499]+[.B500]*[.C500];[.E499])" office:value-type="float" office:value="169538" calcext:value-type="float">
            <text:p>16953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501]=&quot;down&quot;;[.C500]+[.B501];IF([.A501]=&quot;up&quot;;[.C500]-[.B501];[.C500]))" office:value-type="float" office:value="348" calcext:value-type="float">
            <text:p>348</text:p>
          </table:table-cell>
          <table:table-cell table:formula="of:=IF([.A501]=&quot;forward&quot;;[.D500]+[.B501];IF([.A501]=&quot;backward&quot;;[.D500]-[.B501];[.D500]))" office:value-type="float" office:value="912" calcext:value-type="float">
            <text:p>912</text:p>
          </table:table-cell>
          <table:table-cell table:formula="of:=IF([.A501]=&quot;forward&quot;;[.E500]+[.B501]*[.C501];[.E500])" office:value-type="float" office:value="169538" calcext:value-type="float">
            <text:p>16953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02]=&quot;down&quot;;[.C501]+[.B502];IF([.A502]=&quot;up&quot;;[.C501]-[.B502];[.C501]))" office:value-type="float" office:value="348" calcext:value-type="float">
            <text:p>348</text:p>
          </table:table-cell>
          <table:table-cell table:formula="of:=IF([.A502]=&quot;forward&quot;;[.D501]+[.B502];IF([.A502]=&quot;backward&quot;;[.D501]-[.B502];[.D501]))" office:value-type="float" office:value="915" calcext:value-type="float">
            <text:p>915</text:p>
          </table:table-cell>
          <table:table-cell table:formula="of:=IF([.A502]=&quot;forward&quot;;[.E501]+[.B502]*[.C502];[.E501])" office:value-type="float" office:value="170582" calcext:value-type="float">
            <text:p>17058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503]=&quot;down&quot;;[.C502]+[.B503];IF([.A503]=&quot;up&quot;;[.C502]-[.B503];[.C502]))" office:value-type="float" office:value="348" calcext:value-type="float">
            <text:p>348</text:p>
          </table:table-cell>
          <table:table-cell table:formula="of:=IF([.A503]=&quot;forward&quot;;[.D502]+[.B503];IF([.A503]=&quot;backward&quot;;[.D502]-[.B503];[.D502]))" office:value-type="float" office:value="923" calcext:value-type="float">
            <text:p>923</text:p>
          </table:table-cell>
          <table:table-cell table:formula="of:=IF([.A503]=&quot;forward&quot;;[.E502]+[.B503]*[.C503];[.E502])" office:value-type="float" office:value="173366" calcext:value-type="float">
            <text:p>17336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504]=&quot;down&quot;;[.C503]+[.B504];IF([.A504]=&quot;up&quot;;[.C503]-[.B504];[.C503]))" office:value-type="float" office:value="348" calcext:value-type="float">
            <text:p>348</text:p>
          </table:table-cell>
          <table:table-cell table:formula="of:=IF([.A504]=&quot;forward&quot;;[.D503]+[.B504];IF([.A504]=&quot;backward&quot;;[.D503]-[.B504];[.D503]))" office:value-type="float" office:value="924" calcext:value-type="float">
            <text:p>924</text:p>
          </table:table-cell>
          <table:table-cell table:formula="of:=IF([.A504]=&quot;forward&quot;;[.E503]+[.B504]*[.C504];[.E503])" office:value-type="float" office:value="173714" calcext:value-type="float">
            <text:p>17371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05]=&quot;down&quot;;[.C504]+[.B505];IF([.A505]=&quot;up&quot;;[.C504]-[.B505];[.C504]))" office:value-type="float" office:value="348" calcext:value-type="float">
            <text:p>348</text:p>
          </table:table-cell>
          <table:table-cell table:formula="of:=IF([.A505]=&quot;forward&quot;;[.D504]+[.B505];IF([.A505]=&quot;backward&quot;;[.D504]-[.B505];[.D504]))" office:value-type="float" office:value="926" calcext:value-type="float">
            <text:p>926</text:p>
          </table:table-cell>
          <table:table-cell table:formula="of:=IF([.A505]=&quot;forward&quot;;[.E504]+[.B505]*[.C505];[.E504])" office:value-type="float" office:value="174410" calcext:value-type="float">
            <text:p>17441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506]=&quot;down&quot;;[.C505]+[.B506];IF([.A506]=&quot;up&quot;;[.C505]-[.B506];[.C505]))" office:value-type="float" office:value="356" calcext:value-type="float">
            <text:p>356</text:p>
          </table:table-cell>
          <table:table-cell table:formula="of:=IF([.A506]=&quot;forward&quot;;[.D505]+[.B506];IF([.A506]=&quot;backward&quot;;[.D505]-[.B506];[.D505]))" office:value-type="float" office:value="926" calcext:value-type="float">
            <text:p>926</text:p>
          </table:table-cell>
          <table:table-cell table:formula="of:=IF([.A506]=&quot;forward&quot;;[.E505]+[.B506]*[.C506];[.E505])" office:value-type="float" office:value="174410" calcext:value-type="float">
            <text:p>17441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07]=&quot;down&quot;;[.C506]+[.B507];IF([.A507]=&quot;up&quot;;[.C506]-[.B507];[.C506]))" office:value-type="float" office:value="356" calcext:value-type="float">
            <text:p>356</text:p>
          </table:table-cell>
          <table:table-cell table:formula="of:=IF([.A507]=&quot;forward&quot;;[.D506]+[.B507];IF([.A507]=&quot;backward&quot;;[.D506]-[.B507];[.D506]))" office:value-type="float" office:value="932" calcext:value-type="float">
            <text:p>932</text:p>
          </table:table-cell>
          <table:table-cell table:formula="of:=IF([.A507]=&quot;forward&quot;;[.E506]+[.B507]*[.C507];[.E506])" office:value-type="float" office:value="176546" calcext:value-type="float">
            <text:p>17654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508]=&quot;down&quot;;[.C507]+[.B508];IF([.A508]=&quot;up&quot;;[.C507]-[.B508];[.C507]))" office:value-type="float" office:value="362" calcext:value-type="float">
            <text:p>362</text:p>
          </table:table-cell>
          <table:table-cell table:formula="of:=IF([.A508]=&quot;forward&quot;;[.D507]+[.B508];IF([.A508]=&quot;backward&quot;;[.D507]-[.B508];[.D507]))" office:value-type="float" office:value="932" calcext:value-type="float">
            <text:p>932</text:p>
          </table:table-cell>
          <table:table-cell table:formula="of:=IF([.A508]=&quot;forward&quot;;[.E507]+[.B508]*[.C508];[.E507])" office:value-type="float" office:value="176546" calcext:value-type="float">
            <text:p>17654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509]=&quot;down&quot;;[.C508]+[.B509];IF([.A509]=&quot;up&quot;;[.C508]-[.B509];[.C508]))" office:value-type="float" office:value="362" calcext:value-type="float">
            <text:p>362</text:p>
          </table:table-cell>
          <table:table-cell table:formula="of:=IF([.A509]=&quot;forward&quot;;[.D508]+[.B509];IF([.A509]=&quot;backward&quot;;[.D508]-[.B509];[.D508]))" office:value-type="float" office:value="940" calcext:value-type="float">
            <text:p>940</text:p>
          </table:table-cell>
          <table:table-cell table:formula="of:=IF([.A509]=&quot;forward&quot;;[.E508]+[.B509]*[.C509];[.E508])" office:value-type="float" office:value="179442" calcext:value-type="float">
            <text:p>17944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10]=&quot;down&quot;;[.C509]+[.B510];IF([.A510]=&quot;up&quot;;[.C509]-[.B510];[.C509]))" office:value-type="float" office:value="362" calcext:value-type="float">
            <text:p>362</text:p>
          </table:table-cell>
          <table:table-cell table:formula="of:=IF([.A510]=&quot;forward&quot;;[.D509]+[.B510];IF([.A510]=&quot;backward&quot;;[.D509]-[.B510];[.D509]))" office:value-type="float" office:value="943" calcext:value-type="float">
            <text:p>943</text:p>
          </table:table-cell>
          <table:table-cell table:formula="of:=IF([.A510]=&quot;forward&quot;;[.E509]+[.B510]*[.C510];[.E509])" office:value-type="float" office:value="180528" calcext:value-type="float">
            <text:p>18052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11]=&quot;down&quot;;[.C510]+[.B511];IF([.A511]=&quot;up&quot;;[.C510]-[.B511];[.C510]))" office:value-type="float" office:value="362" calcext:value-type="float">
            <text:p>362</text:p>
          </table:table-cell>
          <table:table-cell table:formula="of:=IF([.A511]=&quot;forward&quot;;[.D510]+[.B511];IF([.A511]=&quot;backward&quot;;[.D510]-[.B511];[.D510]))" office:value-type="float" office:value="949" calcext:value-type="float">
            <text:p>949</text:p>
          </table:table-cell>
          <table:table-cell table:formula="of:=IF([.A511]=&quot;forward&quot;;[.E510]+[.B511]*[.C511];[.E510])" office:value-type="float" office:value="182700" calcext:value-type="float">
            <text:p>18270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512]=&quot;down&quot;;[.C511]+[.B512];IF([.A512]=&quot;up&quot;;[.C511]-[.B512];[.C511]))" office:value-type="float" office:value="366" calcext:value-type="float">
            <text:p>366</text:p>
          </table:table-cell>
          <table:table-cell table:formula="of:=IF([.A512]=&quot;forward&quot;;[.D511]+[.B512];IF([.A512]=&quot;backward&quot;;[.D511]-[.B512];[.D511]))" office:value-type="float" office:value="949" calcext:value-type="float">
            <text:p>949</text:p>
          </table:table-cell>
          <table:table-cell table:formula="of:=IF([.A512]=&quot;forward&quot;;[.E511]+[.B512]*[.C512];[.E511])" office:value-type="float" office:value="182700" calcext:value-type="float">
            <text:p>18270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13]=&quot;down&quot;;[.C512]+[.B513];IF([.A513]=&quot;up&quot;;[.C512]-[.B513];[.C512]))" office:value-type="float" office:value="368" calcext:value-type="float">
            <text:p>368</text:p>
          </table:table-cell>
          <table:table-cell table:formula="of:=IF([.A513]=&quot;forward&quot;;[.D512]+[.B513];IF([.A513]=&quot;backward&quot;;[.D512]-[.B513];[.D512]))" office:value-type="float" office:value="949" calcext:value-type="float">
            <text:p>949</text:p>
          </table:table-cell>
          <table:table-cell table:formula="of:=IF([.A513]=&quot;forward&quot;;[.E512]+[.B513]*[.C513];[.E512])" office:value-type="float" office:value="182700" calcext:value-type="float">
            <text:p>18270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514]=&quot;down&quot;;[.C513]+[.B514];IF([.A514]=&quot;up&quot;;[.C513]-[.B514];[.C513]))" office:value-type="float" office:value="368" calcext:value-type="float">
            <text:p>368</text:p>
          </table:table-cell>
          <table:table-cell table:formula="of:=IF([.A514]=&quot;forward&quot;;[.D513]+[.B514];IF([.A514]=&quot;backward&quot;;[.D513]-[.B514];[.D513]))" office:value-type="float" office:value="953" calcext:value-type="float">
            <text:p>953</text:p>
          </table:table-cell>
          <table:table-cell table:formula="of:=IF([.A514]=&quot;forward&quot;;[.E513]+[.B514]*[.C514];[.E513])" office:value-type="float" office:value="184172" calcext:value-type="float">
            <text:p>18417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15]=&quot;down&quot;;[.C514]+[.B515];IF([.A515]=&quot;up&quot;;[.C514]-[.B515];[.C514]))" office:value-type="float" office:value="368" calcext:value-type="float">
            <text:p>368</text:p>
          </table:table-cell>
          <table:table-cell table:formula="of:=IF([.A515]=&quot;forward&quot;;[.D514]+[.B515];IF([.A515]=&quot;backward&quot;;[.D514]-[.B515];[.D514]))" office:value-type="float" office:value="959" calcext:value-type="float">
            <text:p>959</text:p>
          </table:table-cell>
          <table:table-cell table:formula="of:=IF([.A515]=&quot;forward&quot;;[.E514]+[.B515]*[.C515];[.E514])" office:value-type="float" office:value="186380" calcext:value-type="float">
            <text:p>18638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516]=&quot;down&quot;;[.C515]+[.B516];IF([.A516]=&quot;up&quot;;[.C515]-[.B516];[.C515]))" office:value-type="float" office:value="368" calcext:value-type="float">
            <text:p>368</text:p>
          </table:table-cell>
          <table:table-cell table:formula="of:=IF([.A516]=&quot;forward&quot;;[.D515]+[.B516];IF([.A516]=&quot;backward&quot;;[.D515]-[.B516];[.D515]))" office:value-type="float" office:value="967" calcext:value-type="float">
            <text:p>967</text:p>
          </table:table-cell>
          <table:table-cell table:formula="of:=IF([.A516]=&quot;forward&quot;;[.E515]+[.B516]*[.C516];[.E515])" office:value-type="float" office:value="189324" calcext:value-type="float">
            <text:p>18932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517]=&quot;down&quot;;[.C516]+[.B517];IF([.A517]=&quot;up&quot;;[.C516]-[.B517];[.C516]))" office:value-type="float" office:value="371" calcext:value-type="float">
            <text:p>371</text:p>
          </table:table-cell>
          <table:table-cell table:formula="of:=IF([.A517]=&quot;forward&quot;;[.D516]+[.B517];IF([.A517]=&quot;backward&quot;;[.D516]-[.B517];[.D516]))" office:value-type="float" office:value="967" calcext:value-type="float">
            <text:p>967</text:p>
          </table:table-cell>
          <table:table-cell table:formula="of:=IF([.A517]=&quot;forward&quot;;[.E516]+[.B517]*[.C517];[.E516])" office:value-type="float" office:value="189324" calcext:value-type="float">
            <text:p>18932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518]=&quot;down&quot;;[.C517]+[.B518];IF([.A518]=&quot;up&quot;;[.C517]-[.B518];[.C517]))" office:value-type="float" office:value="374" calcext:value-type="float">
            <text:p>374</text:p>
          </table:table-cell>
          <table:table-cell table:formula="of:=IF([.A518]=&quot;forward&quot;;[.D517]+[.B518];IF([.A518]=&quot;backward&quot;;[.D517]-[.B518];[.D517]))" office:value-type="float" office:value="967" calcext:value-type="float">
            <text:p>967</text:p>
          </table:table-cell>
          <table:table-cell table:formula="of:=IF([.A518]=&quot;forward&quot;;[.E517]+[.B518]*[.C518];[.E517])" office:value-type="float" office:value="189324" calcext:value-type="float">
            <text:p>18932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519]=&quot;down&quot;;[.C518]+[.B519];IF([.A519]=&quot;up&quot;;[.C518]-[.B519];[.C518]))" office:value-type="float" office:value="378" calcext:value-type="float">
            <text:p>378</text:p>
          </table:table-cell>
          <table:table-cell table:formula="of:=IF([.A519]=&quot;forward&quot;;[.D518]+[.B519];IF([.A519]=&quot;backward&quot;;[.D518]-[.B519];[.D518]))" office:value-type="float" office:value="967" calcext:value-type="float">
            <text:p>967</text:p>
          </table:table-cell>
          <table:table-cell table:formula="of:=IF([.A519]=&quot;forward&quot;;[.E518]+[.B519]*[.C519];[.E518])" office:value-type="float" office:value="189324" calcext:value-type="float">
            <text:p>18932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520]=&quot;down&quot;;[.C519]+[.B520];IF([.A520]=&quot;up&quot;;[.C519]-[.B520];[.C519]))" office:value-type="float" office:value="377" calcext:value-type="float">
            <text:p>377</text:p>
          </table:table-cell>
          <table:table-cell table:formula="of:=IF([.A520]=&quot;forward&quot;;[.D519]+[.B520];IF([.A520]=&quot;backward&quot;;[.D519]-[.B520];[.D519]))" office:value-type="float" office:value="967" calcext:value-type="float">
            <text:p>967</text:p>
          </table:table-cell>
          <table:table-cell table:formula="of:=IF([.A520]=&quot;forward&quot;;[.E519]+[.B520]*[.C520];[.E519])" office:value-type="float" office:value="189324" calcext:value-type="float">
            <text:p>18932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21]=&quot;down&quot;;[.C520]+[.B521];IF([.A521]=&quot;up&quot;;[.C520]-[.B521];[.C520]))" office:value-type="float" office:value="377" calcext:value-type="float">
            <text:p>377</text:p>
          </table:table-cell>
          <table:table-cell table:formula="of:=IF([.A521]=&quot;forward&quot;;[.D520]+[.B521];IF([.A521]=&quot;backward&quot;;[.D520]-[.B521];[.D520]))" office:value-type="float" office:value="970" calcext:value-type="float">
            <text:p>970</text:p>
          </table:table-cell>
          <table:table-cell table:formula="of:=IF([.A521]=&quot;forward&quot;;[.E520]+[.B521]*[.C521];[.E520])" office:value-type="float" office:value="190455" calcext:value-type="float">
            <text:p>19045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22]=&quot;down&quot;;[.C521]+[.B522];IF([.A522]=&quot;up&quot;;[.C521]-[.B522];[.C521]))" office:value-type="float" office:value="379" calcext:value-type="float">
            <text:p>379</text:p>
          </table:table-cell>
          <table:table-cell table:formula="of:=IF([.A522]=&quot;forward&quot;;[.D521]+[.B522];IF([.A522]=&quot;backward&quot;;[.D521]-[.B522];[.D521]))" office:value-type="float" office:value="970" calcext:value-type="float">
            <text:p>970</text:p>
          </table:table-cell>
          <table:table-cell table:formula="of:=IF([.A522]=&quot;forward&quot;;[.E521]+[.B522]*[.C522];[.E521])" office:value-type="float" office:value="190455" calcext:value-type="float">
            <text:p>19045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523]=&quot;down&quot;;[.C522]+[.B523];IF([.A523]=&quot;up&quot;;[.C522]-[.B523];[.C522]))" office:value-type="float" office:value="382" calcext:value-type="float">
            <text:p>382</text:p>
          </table:table-cell>
          <table:table-cell table:formula="of:=IF([.A523]=&quot;forward&quot;;[.D522]+[.B523];IF([.A523]=&quot;backward&quot;;[.D522]-[.B523];[.D522]))" office:value-type="float" office:value="970" calcext:value-type="float">
            <text:p>970</text:p>
          </table:table-cell>
          <table:table-cell table:formula="of:=IF([.A523]=&quot;forward&quot;;[.E522]+[.B523]*[.C523];[.E522])" office:value-type="float" office:value="190455" calcext:value-type="float">
            <text:p>19045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524]=&quot;down&quot;;[.C523]+[.B524];IF([.A524]=&quot;up&quot;;[.C523]-[.B524];[.C523]))" office:value-type="float" office:value="391" calcext:value-type="float">
            <text:p>391</text:p>
          </table:table-cell>
          <table:table-cell table:formula="of:=IF([.A524]=&quot;forward&quot;;[.D523]+[.B524];IF([.A524]=&quot;backward&quot;;[.D523]-[.B524];[.D523]))" office:value-type="float" office:value="970" calcext:value-type="float">
            <text:p>970</text:p>
          </table:table-cell>
          <table:table-cell table:formula="of:=IF([.A524]=&quot;forward&quot;;[.E523]+[.B524]*[.C524];[.E523])" office:value-type="float" office:value="190455" calcext:value-type="float">
            <text:p>19045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525]=&quot;down&quot;;[.C524]+[.B525];IF([.A525]=&quot;up&quot;;[.C524]-[.B525];[.C524]))" office:value-type="float" office:value="394" calcext:value-type="float">
            <text:p>394</text:p>
          </table:table-cell>
          <table:table-cell table:formula="of:=IF([.A525]=&quot;forward&quot;;[.D524]+[.B525];IF([.A525]=&quot;backward&quot;;[.D524]-[.B525];[.D524]))" office:value-type="float" office:value="970" calcext:value-type="float">
            <text:p>970</text:p>
          </table:table-cell>
          <table:table-cell table:formula="of:=IF([.A525]=&quot;forward&quot;;[.E524]+[.B525]*[.C525];[.E524])" office:value-type="float" office:value="190455" calcext:value-type="float">
            <text:p>19045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526]=&quot;down&quot;;[.C525]+[.B526];IF([.A526]=&quot;up&quot;;[.C525]-[.B526];[.C525]))" office:value-type="float" office:value="402" calcext:value-type="float">
            <text:p>402</text:p>
          </table:table-cell>
          <table:table-cell table:formula="of:=IF([.A526]=&quot;forward&quot;;[.D525]+[.B526];IF([.A526]=&quot;backward&quot;;[.D525]-[.B526];[.D525]))" office:value-type="float" office:value="970" calcext:value-type="float">
            <text:p>970</text:p>
          </table:table-cell>
          <table:table-cell table:formula="of:=IF([.A526]=&quot;forward&quot;;[.E525]+[.B526]*[.C526];[.E525])" office:value-type="float" office:value="190455" calcext:value-type="float">
            <text:p>19045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27]=&quot;down&quot;;[.C526]+[.B527];IF([.A527]=&quot;up&quot;;[.C526]-[.B527];[.C526]))" office:value-type="float" office:value="403" calcext:value-type="float">
            <text:p>403</text:p>
          </table:table-cell>
          <table:table-cell table:formula="of:=IF([.A527]=&quot;forward&quot;;[.D526]+[.B527];IF([.A527]=&quot;backward&quot;;[.D526]-[.B527];[.D526]))" office:value-type="float" office:value="970" calcext:value-type="float">
            <text:p>970</text:p>
          </table:table-cell>
          <table:table-cell table:formula="of:=IF([.A527]=&quot;forward&quot;;[.E526]+[.B527]*[.C527];[.E526])" office:value-type="float" office:value="190455" calcext:value-type="float">
            <text:p>19045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528]=&quot;down&quot;;[.C527]+[.B528];IF([.A528]=&quot;up&quot;;[.C527]-[.B528];[.C527]))" office:value-type="float" office:value="409" calcext:value-type="float">
            <text:p>409</text:p>
          </table:table-cell>
          <table:table-cell table:formula="of:=IF([.A528]=&quot;forward&quot;;[.D527]+[.B528];IF([.A528]=&quot;backward&quot;;[.D527]-[.B528];[.D527]))" office:value-type="float" office:value="970" calcext:value-type="float">
            <text:p>970</text:p>
          </table:table-cell>
          <table:table-cell table:formula="of:=IF([.A528]=&quot;forward&quot;;[.E527]+[.B528]*[.C528];[.E527])" office:value-type="float" office:value="190455" calcext:value-type="float">
            <text:p>19045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529]=&quot;down&quot;;[.C528]+[.B529];IF([.A529]=&quot;up&quot;;[.C528]-[.B529];[.C528]))" office:value-type="float" office:value="409" calcext:value-type="float">
            <text:p>409</text:p>
          </table:table-cell>
          <table:table-cell table:formula="of:=IF([.A529]=&quot;forward&quot;;[.D528]+[.B529];IF([.A529]=&quot;backward&quot;;[.D528]-[.B529];[.D528]))" office:value-type="float" office:value="975" calcext:value-type="float">
            <text:p>975</text:p>
          </table:table-cell>
          <table:table-cell table:formula="of:=IF([.A529]=&quot;forward&quot;;[.E528]+[.B529]*[.C529];[.E528])" office:value-type="float" office:value="192500" calcext:value-type="float">
            <text:p>19250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530]=&quot;down&quot;;[.C529]+[.B530];IF([.A530]=&quot;up&quot;;[.C529]-[.B530];[.C529]))" office:value-type="float" office:value="414" calcext:value-type="float">
            <text:p>414</text:p>
          </table:table-cell>
          <table:table-cell table:formula="of:=IF([.A530]=&quot;forward&quot;;[.D529]+[.B530];IF([.A530]=&quot;backward&quot;;[.D529]-[.B530];[.D529]))" office:value-type="float" office:value="975" calcext:value-type="float">
            <text:p>975</text:p>
          </table:table-cell>
          <table:table-cell table:formula="of:=IF([.A530]=&quot;forward&quot;;[.E529]+[.B530]*[.C530];[.E529])" office:value-type="float" office:value="192500" calcext:value-type="float">
            <text:p>19250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531]=&quot;down&quot;;[.C530]+[.B531];IF([.A531]=&quot;up&quot;;[.C530]-[.B531];[.C530]))" office:value-type="float" office:value="421" calcext:value-type="float">
            <text:p>421</text:p>
          </table:table-cell>
          <table:table-cell table:formula="of:=IF([.A531]=&quot;forward&quot;;[.D530]+[.B531];IF([.A531]=&quot;backward&quot;;[.D530]-[.B531];[.D530]))" office:value-type="float" office:value="975" calcext:value-type="float">
            <text:p>975</text:p>
          </table:table-cell>
          <table:table-cell table:formula="of:=IF([.A531]=&quot;forward&quot;;[.E530]+[.B531]*[.C531];[.E530])" office:value-type="float" office:value="192500" calcext:value-type="float">
            <text:p>19250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532]=&quot;down&quot;;[.C531]+[.B532];IF([.A532]=&quot;up&quot;;[.C531]-[.B532];[.C531]))" office:value-type="float" office:value="418" calcext:value-type="float">
            <text:p>418</text:p>
          </table:table-cell>
          <table:table-cell table:formula="of:=IF([.A532]=&quot;forward&quot;;[.D531]+[.B532];IF([.A532]=&quot;backward&quot;;[.D531]-[.B532];[.D531]))" office:value-type="float" office:value="975" calcext:value-type="float">
            <text:p>975</text:p>
          </table:table-cell>
          <table:table-cell table:formula="of:=IF([.A532]=&quot;forward&quot;;[.E531]+[.B532]*[.C532];[.E531])" office:value-type="float" office:value="192500" calcext:value-type="float">
            <text:p>19250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533]=&quot;down&quot;;[.C532]+[.B533];IF([.A533]=&quot;up&quot;;[.C532]-[.B533];[.C532]))" office:value-type="float" office:value="418" calcext:value-type="float">
            <text:p>418</text:p>
          </table:table-cell>
          <table:table-cell table:formula="of:=IF([.A533]=&quot;forward&quot;;[.D532]+[.B533];IF([.A533]=&quot;backward&quot;;[.D532]-[.B533];[.D532]))" office:value-type="float" office:value="980" calcext:value-type="float">
            <text:p>980</text:p>
          </table:table-cell>
          <table:table-cell table:formula="of:=IF([.A533]=&quot;forward&quot;;[.E532]+[.B533]*[.C533];[.E532])" office:value-type="float" office:value="194590" calcext:value-type="float">
            <text:p>19459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534]=&quot;down&quot;;[.C533]+[.B534];IF([.A534]=&quot;up&quot;;[.C533]-[.B534];[.C533]))" office:value-type="float" office:value="425" calcext:value-type="float">
            <text:p>425</text:p>
          </table:table-cell>
          <table:table-cell table:formula="of:=IF([.A534]=&quot;forward&quot;;[.D533]+[.B534];IF([.A534]=&quot;backward&quot;;[.D533]-[.B534];[.D533]))" office:value-type="float" office:value="980" calcext:value-type="float">
            <text:p>980</text:p>
          </table:table-cell>
          <table:table-cell table:formula="of:=IF([.A534]=&quot;forward&quot;;[.E533]+[.B534]*[.C534];[.E533])" office:value-type="float" office:value="194590" calcext:value-type="float">
            <text:p>19459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535]=&quot;down&quot;;[.C534]+[.B535];IF([.A535]=&quot;up&quot;;[.C534]-[.B535];[.C534]))" office:value-type="float" office:value="432" calcext:value-type="float">
            <text:p>432</text:p>
          </table:table-cell>
          <table:table-cell table:formula="of:=IF([.A535]=&quot;forward&quot;;[.D534]+[.B535];IF([.A535]=&quot;backward&quot;;[.D534]-[.B535];[.D534]))" office:value-type="float" office:value="980" calcext:value-type="float">
            <text:p>980</text:p>
          </table:table-cell>
          <table:table-cell table:formula="of:=IF([.A535]=&quot;forward&quot;;[.E534]+[.B535]*[.C535];[.E534])" office:value-type="float" office:value="194590" calcext:value-type="float">
            <text:p>19459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36]=&quot;down&quot;;[.C535]+[.B536];IF([.A536]=&quot;up&quot;;[.C535]-[.B536];[.C535]))" office:value-type="float" office:value="432" calcext:value-type="float">
            <text:p>432</text:p>
          </table:table-cell>
          <table:table-cell table:formula="of:=IF([.A536]=&quot;forward&quot;;[.D535]+[.B536];IF([.A536]=&quot;backward&quot;;[.D535]-[.B536];[.D535]))" office:value-type="float" office:value="986" calcext:value-type="float">
            <text:p>986</text:p>
          </table:table-cell>
          <table:table-cell table:formula="of:=IF([.A536]=&quot;forward&quot;;[.E535]+[.B536]*[.C536];[.E535])" office:value-type="float" office:value="197182" calcext:value-type="float">
            <text:p>19718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537]=&quot;down&quot;;[.C536]+[.B537];IF([.A537]=&quot;up&quot;;[.C536]-[.B537];[.C536]))" office:value-type="float" office:value="438" calcext:value-type="float">
            <text:p>438</text:p>
          </table:table-cell>
          <table:table-cell table:formula="of:=IF([.A537]=&quot;forward&quot;;[.D536]+[.B537];IF([.A537]=&quot;backward&quot;;[.D536]-[.B537];[.D536]))" office:value-type="float" office:value="986" calcext:value-type="float">
            <text:p>986</text:p>
          </table:table-cell>
          <table:table-cell table:formula="of:=IF([.A537]=&quot;forward&quot;;[.E536]+[.B537]*[.C537];[.E536])" office:value-type="float" office:value="197182" calcext:value-type="float">
            <text:p>19718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538]=&quot;down&quot;;[.C537]+[.B538];IF([.A538]=&quot;up&quot;;[.C537]-[.B538];[.C537]))" office:value-type="float" office:value="432" calcext:value-type="float">
            <text:p>432</text:p>
          </table:table-cell>
          <table:table-cell table:formula="of:=IF([.A538]=&quot;forward&quot;;[.D537]+[.B538];IF([.A538]=&quot;backward&quot;;[.D537]-[.B538];[.D537]))" office:value-type="float" office:value="986" calcext:value-type="float">
            <text:p>986</text:p>
          </table:table-cell>
          <table:table-cell table:formula="of:=IF([.A538]=&quot;forward&quot;;[.E537]+[.B538]*[.C538];[.E537])" office:value-type="float" office:value="197182" calcext:value-type="float">
            <text:p>19718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39]=&quot;down&quot;;[.C538]+[.B539];IF([.A539]=&quot;up&quot;;[.C538]-[.B539];[.C538]))" office:value-type="float" office:value="432" calcext:value-type="float">
            <text:p>432</text:p>
          </table:table-cell>
          <table:table-cell table:formula="of:=IF([.A539]=&quot;forward&quot;;[.D538]+[.B539];IF([.A539]=&quot;backward&quot;;[.D538]-[.B539];[.D538]))" office:value-type="float" office:value="988" calcext:value-type="float">
            <text:p>988</text:p>
          </table:table-cell>
          <table:table-cell table:formula="of:=IF([.A539]=&quot;forward&quot;;[.E538]+[.B539]*[.C539];[.E538])" office:value-type="float" office:value="198046" calcext:value-type="float">
            <text:p>19804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540]=&quot;down&quot;;[.C539]+[.B540];IF([.A540]=&quot;up&quot;;[.C539]-[.B540];[.C539]))" office:value-type="float" office:value="423" calcext:value-type="float">
            <text:p>423</text:p>
          </table:table-cell>
          <table:table-cell table:formula="of:=IF([.A540]=&quot;forward&quot;;[.D539]+[.B540];IF([.A540]=&quot;backward&quot;;[.D539]-[.B540];[.D539]))" office:value-type="float" office:value="988" calcext:value-type="float">
            <text:p>988</text:p>
          </table:table-cell>
          <table:table-cell table:formula="of:=IF([.A540]=&quot;forward&quot;;[.E539]+[.B540]*[.C540];[.E539])" office:value-type="float" office:value="198046" calcext:value-type="float">
            <text:p>19804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541]=&quot;down&quot;;[.C540]+[.B541];IF([.A541]=&quot;up&quot;;[.C540]-[.B541];[.C540]))" office:value-type="float" office:value="426" calcext:value-type="float">
            <text:p>426</text:p>
          </table:table-cell>
          <table:table-cell table:formula="of:=IF([.A541]=&quot;forward&quot;;[.D540]+[.B541];IF([.A541]=&quot;backward&quot;;[.D540]-[.B541];[.D540]))" office:value-type="float" office:value="988" calcext:value-type="float">
            <text:p>988</text:p>
          </table:table-cell>
          <table:table-cell table:formula="of:=IF([.A541]=&quot;forward&quot;;[.E540]+[.B541]*[.C541];[.E540])" office:value-type="float" office:value="198046" calcext:value-type="float">
            <text:p>19804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42]=&quot;down&quot;;[.C541]+[.B542];IF([.A542]=&quot;up&quot;;[.C541]-[.B542];[.C541]))" office:value-type="float" office:value="426" calcext:value-type="float">
            <text:p>426</text:p>
          </table:table-cell>
          <table:table-cell table:formula="of:=IF([.A542]=&quot;forward&quot;;[.D541]+[.B542];IF([.A542]=&quot;backward&quot;;[.D541]-[.B542];[.D541]))" office:value-type="float" office:value="991" calcext:value-type="float">
            <text:p>991</text:p>
          </table:table-cell>
          <table:table-cell table:formula="of:=IF([.A542]=&quot;forward&quot;;[.E541]+[.B542]*[.C542];[.E541])" office:value-type="float" office:value="199324" calcext:value-type="float">
            <text:p>19932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543]=&quot;down&quot;;[.C542]+[.B543];IF([.A543]=&quot;up&quot;;[.C542]-[.B543];[.C542]))" office:value-type="float" office:value="426" calcext:value-type="float">
            <text:p>426</text:p>
          </table:table-cell>
          <table:table-cell table:formula="of:=IF([.A543]=&quot;forward&quot;;[.D542]+[.B543];IF([.A543]=&quot;backward&quot;;[.D542]-[.B543];[.D542]))" office:value-type="float" office:value="995" calcext:value-type="float">
            <text:p>995</text:p>
          </table:table-cell>
          <table:table-cell table:formula="of:=IF([.A543]=&quot;forward&quot;;[.E542]+[.B543]*[.C543];[.E542])" office:value-type="float" office:value="201028" calcext:value-type="float">
            <text:p>20102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544]=&quot;down&quot;;[.C543]+[.B544];IF([.A544]=&quot;up&quot;;[.C543]-[.B544];[.C543]))" office:value-type="float" office:value="420" calcext:value-type="float">
            <text:p>420</text:p>
          </table:table-cell>
          <table:table-cell table:formula="of:=IF([.A544]=&quot;forward&quot;;[.D543]+[.B544];IF([.A544]=&quot;backward&quot;;[.D543]-[.B544];[.D543]))" office:value-type="float" office:value="995" calcext:value-type="float">
            <text:p>995</text:p>
          </table:table-cell>
          <table:table-cell table:formula="of:=IF([.A544]=&quot;forward&quot;;[.E543]+[.B544]*[.C544];[.E543])" office:value-type="float" office:value="201028" calcext:value-type="float">
            <text:p>20102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545]=&quot;down&quot;;[.C544]+[.B545];IF([.A545]=&quot;up&quot;;[.C544]-[.B545];[.C544]))" office:value-type="float" office:value="427" calcext:value-type="float">
            <text:p>427</text:p>
          </table:table-cell>
          <table:table-cell table:formula="of:=IF([.A545]=&quot;forward&quot;;[.D544]+[.B545];IF([.A545]=&quot;backward&quot;;[.D544]-[.B545];[.D544]))" office:value-type="float" office:value="995" calcext:value-type="float">
            <text:p>995</text:p>
          </table:table-cell>
          <table:table-cell table:formula="of:=IF([.A545]=&quot;forward&quot;;[.E544]+[.B545]*[.C545];[.E544])" office:value-type="float" office:value="201028" calcext:value-type="float">
            <text:p>20102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546]=&quot;down&quot;;[.C545]+[.B546];IF([.A546]=&quot;up&quot;;[.C545]-[.B546];[.C545]))" office:value-type="float" office:value="427" calcext:value-type="float">
            <text:p>427</text:p>
          </table:table-cell>
          <table:table-cell table:formula="of:=IF([.A546]=&quot;forward&quot;;[.D545]+[.B546];IF([.A546]=&quot;backward&quot;;[.D545]-[.B546];[.D545]))" office:value-type="float" office:value="996" calcext:value-type="float">
            <text:p>996</text:p>
          </table:table-cell>
          <table:table-cell table:formula="of:=IF([.A546]=&quot;forward&quot;;[.E545]+[.B546]*[.C546];[.E545])" office:value-type="float" office:value="201455" calcext:value-type="float">
            <text:p>20145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547]=&quot;down&quot;;[.C546]+[.B547];IF([.A547]=&quot;up&quot;;[.C546]-[.B547];[.C546]))" office:value-type="float" office:value="419" calcext:value-type="float">
            <text:p>419</text:p>
          </table:table-cell>
          <table:table-cell table:formula="of:=IF([.A547]=&quot;forward&quot;;[.D546]+[.B547];IF([.A547]=&quot;backward&quot;;[.D546]-[.B547];[.D546]))" office:value-type="float" office:value="996" calcext:value-type="float">
            <text:p>996</text:p>
          </table:table-cell>
          <table:table-cell table:formula="of:=IF([.A547]=&quot;forward&quot;;[.E546]+[.B547]*[.C547];[.E546])" office:value-type="float" office:value="201455" calcext:value-type="float">
            <text:p>20145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48]=&quot;down&quot;;[.C547]+[.B548];IF([.A548]=&quot;up&quot;;[.C547]-[.B548];[.C547]))" office:value-type="float" office:value="419" calcext:value-type="float">
            <text:p>419</text:p>
          </table:table-cell>
          <table:table-cell table:formula="of:=IF([.A548]=&quot;forward&quot;;[.D547]+[.B548];IF([.A548]=&quot;backward&quot;;[.D547]-[.B548];[.D547]))" office:value-type="float" office:value="999" calcext:value-type="float">
            <text:p>999</text:p>
          </table:table-cell>
          <table:table-cell table:formula="of:=IF([.A548]=&quot;forward&quot;;[.E547]+[.B548]*[.C548];[.E547])" office:value-type="float" office:value="202712" calcext:value-type="float">
            <text:p>20271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49]=&quot;down&quot;;[.C548]+[.B549];IF([.A549]=&quot;up&quot;;[.C548]-[.B549];[.C548]))" office:value-type="float" office:value="420" calcext:value-type="float">
            <text:p>420</text:p>
          </table:table-cell>
          <table:table-cell table:formula="of:=IF([.A549]=&quot;forward&quot;;[.D548]+[.B549];IF([.A549]=&quot;backward&quot;;[.D548]-[.B549];[.D548]))" office:value-type="float" office:value="999" calcext:value-type="float">
            <text:p>999</text:p>
          </table:table-cell>
          <table:table-cell table:formula="of:=IF([.A549]=&quot;forward&quot;;[.E548]+[.B549]*[.C549];[.E548])" office:value-type="float" office:value="202712" calcext:value-type="float">
            <text:p>20271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50]=&quot;down&quot;;[.C549]+[.B550];IF([.A550]=&quot;up&quot;;[.C549]-[.B550];[.C549]))" office:value-type="float" office:value="420" calcext:value-type="float">
            <text:p>420</text:p>
          </table:table-cell>
          <table:table-cell table:formula="of:=IF([.A550]=&quot;forward&quot;;[.D549]+[.B550];IF([.A550]=&quot;backward&quot;;[.D549]-[.B550];[.D549]))" office:value-type="float" office:value="1005" calcext:value-type="float">
            <text:p>1005</text:p>
          </table:table-cell>
          <table:table-cell table:formula="of:=IF([.A550]=&quot;forward&quot;;[.E549]+[.B550]*[.C550];[.E549])" office:value-type="float" office:value="205232" calcext:value-type="float">
            <text:p>20523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551]=&quot;down&quot;;[.C550]+[.B551];IF([.A551]=&quot;up&quot;;[.C550]-[.B551];[.C550]))" office:value-type="float" office:value="420" calcext:value-type="float">
            <text:p>420</text:p>
          </table:table-cell>
          <table:table-cell table:formula="of:=IF([.A551]=&quot;forward&quot;;[.D550]+[.B551];IF([.A551]=&quot;backward&quot;;[.D550]-[.B551];[.D550]))" office:value-type="float" office:value="1012" calcext:value-type="float">
            <text:p>1012</text:p>
          </table:table-cell>
          <table:table-cell table:formula="of:=IF([.A551]=&quot;forward&quot;;[.E550]+[.B551]*[.C551];[.E550])" office:value-type="float" office:value="208172" calcext:value-type="float">
            <text:p>20817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552]=&quot;down&quot;;[.C551]+[.B552];IF([.A552]=&quot;up&quot;;[.C551]-[.B552];[.C551]))" office:value-type="float" office:value="425" calcext:value-type="float">
            <text:p>425</text:p>
          </table:table-cell>
          <table:table-cell table:formula="of:=IF([.A552]=&quot;forward&quot;;[.D551]+[.B552];IF([.A552]=&quot;backward&quot;;[.D551]-[.B552];[.D551]))" office:value-type="float" office:value="1012" calcext:value-type="float">
            <text:p>1012</text:p>
          </table:table-cell>
          <table:table-cell table:formula="of:=IF([.A552]=&quot;forward&quot;;[.E551]+[.B552]*[.C552];[.E551])" office:value-type="float" office:value="208172" calcext:value-type="float">
            <text:p>20817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553]=&quot;down&quot;;[.C552]+[.B553];IF([.A553]=&quot;up&quot;;[.C552]-[.B553];[.C552]))" office:value-type="float" office:value="431" calcext:value-type="float">
            <text:p>431</text:p>
          </table:table-cell>
          <table:table-cell table:formula="of:=IF([.A553]=&quot;forward&quot;;[.D552]+[.B553];IF([.A553]=&quot;backward&quot;;[.D552]-[.B553];[.D552]))" office:value-type="float" office:value="1012" calcext:value-type="float">
            <text:p>1012</text:p>
          </table:table-cell>
          <table:table-cell table:formula="of:=IF([.A553]=&quot;forward&quot;;[.E552]+[.B553]*[.C553];[.E552])" office:value-type="float" office:value="208172" calcext:value-type="float">
            <text:p>20817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554]=&quot;down&quot;;[.C553]+[.B554];IF([.A554]=&quot;up&quot;;[.C553]-[.B554];[.C553]))" office:value-type="float" office:value="439" calcext:value-type="float">
            <text:p>439</text:p>
          </table:table-cell>
          <table:table-cell table:formula="of:=IF([.A554]=&quot;forward&quot;;[.D553]+[.B554];IF([.A554]=&quot;backward&quot;;[.D553]-[.B554];[.D553]))" office:value-type="float" office:value="1012" calcext:value-type="float">
            <text:p>1012</text:p>
          </table:table-cell>
          <table:table-cell table:formula="of:=IF([.A554]=&quot;forward&quot;;[.E553]+[.B554]*[.C554];[.E553])" office:value-type="float" office:value="208172" calcext:value-type="float">
            <text:p>20817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555]=&quot;down&quot;;[.C554]+[.B555];IF([.A555]=&quot;up&quot;;[.C554]-[.B555];[.C554]))" office:value-type="float" office:value="433" calcext:value-type="float">
            <text:p>433</text:p>
          </table:table-cell>
          <table:table-cell table:formula="of:=IF([.A555]=&quot;forward&quot;;[.D554]+[.B555];IF([.A555]=&quot;backward&quot;;[.D554]-[.B555];[.D554]))" office:value-type="float" office:value="1012" calcext:value-type="float">
            <text:p>1012</text:p>
          </table:table-cell>
          <table:table-cell table:formula="of:=IF([.A555]=&quot;forward&quot;;[.E554]+[.B555]*[.C555];[.E554])" office:value-type="float" office:value="208172" calcext:value-type="float">
            <text:p>20817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556]=&quot;down&quot;;[.C555]+[.B556];IF([.A556]=&quot;up&quot;;[.C555]-[.B556];[.C555]))" office:value-type="float" office:value="437" calcext:value-type="float">
            <text:p>437</text:p>
          </table:table-cell>
          <table:table-cell table:formula="of:=IF([.A556]=&quot;forward&quot;;[.D555]+[.B556];IF([.A556]=&quot;backward&quot;;[.D555]-[.B556];[.D555]))" office:value-type="float" office:value="1012" calcext:value-type="float">
            <text:p>1012</text:p>
          </table:table-cell>
          <table:table-cell table:formula="of:=IF([.A556]=&quot;forward&quot;;[.E555]+[.B556]*[.C556];[.E555])" office:value-type="float" office:value="208172" calcext:value-type="float">
            <text:p>20817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557]=&quot;down&quot;;[.C556]+[.B557];IF([.A557]=&quot;up&quot;;[.C556]-[.B557];[.C556]))" office:value-type="float" office:value="442" calcext:value-type="float">
            <text:p>442</text:p>
          </table:table-cell>
          <table:table-cell table:formula="of:=IF([.A557]=&quot;forward&quot;;[.D556]+[.B557];IF([.A557]=&quot;backward&quot;;[.D556]-[.B557];[.D556]))" office:value-type="float" office:value="1012" calcext:value-type="float">
            <text:p>1012</text:p>
          </table:table-cell>
          <table:table-cell table:formula="of:=IF([.A557]=&quot;forward&quot;;[.E556]+[.B557]*[.C557];[.E556])" office:value-type="float" office:value="208172" calcext:value-type="float">
            <text:p>20817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58]=&quot;down&quot;;[.C557]+[.B558];IF([.A558]=&quot;up&quot;;[.C557]-[.B558];[.C557]))" office:value-type="float" office:value="443" calcext:value-type="float">
            <text:p>443</text:p>
          </table:table-cell>
          <table:table-cell table:formula="of:=IF([.A558]=&quot;forward&quot;;[.D557]+[.B558];IF([.A558]=&quot;backward&quot;;[.D557]-[.B558];[.D557]))" office:value-type="float" office:value="1012" calcext:value-type="float">
            <text:p>1012</text:p>
          </table:table-cell>
          <table:table-cell table:formula="of:=IF([.A558]=&quot;forward&quot;;[.E557]+[.B558]*[.C558];[.E557])" office:value-type="float" office:value="208172" calcext:value-type="float">
            <text:p>20817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559]=&quot;down&quot;;[.C558]+[.B559];IF([.A559]=&quot;up&quot;;[.C558]-[.B559];[.C558]))" office:value-type="float" office:value="442" calcext:value-type="float">
            <text:p>442</text:p>
          </table:table-cell>
          <table:table-cell table:formula="of:=IF([.A559]=&quot;forward&quot;;[.D558]+[.B559];IF([.A559]=&quot;backward&quot;;[.D558]-[.B559];[.D558]))" office:value-type="float" office:value="1012" calcext:value-type="float">
            <text:p>1012</text:p>
          </table:table-cell>
          <table:table-cell table:formula="of:=IF([.A559]=&quot;forward&quot;;[.E558]+[.B559]*[.C559];[.E558])" office:value-type="float" office:value="208172" calcext:value-type="float">
            <text:p>20817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560]=&quot;down&quot;;[.C559]+[.B560];IF([.A560]=&quot;up&quot;;[.C559]-[.B560];[.C559]))" office:value-type="float" office:value="433" calcext:value-type="float">
            <text:p>433</text:p>
          </table:table-cell>
          <table:table-cell table:formula="of:=IF([.A560]=&quot;forward&quot;;[.D559]+[.B560];IF([.A560]=&quot;backward&quot;;[.D559]-[.B560];[.D559]))" office:value-type="float" office:value="1012" calcext:value-type="float">
            <text:p>1012</text:p>
          </table:table-cell>
          <table:table-cell table:formula="of:=IF([.A560]=&quot;forward&quot;;[.E559]+[.B560]*[.C560];[.E559])" office:value-type="float" office:value="208172" calcext:value-type="float">
            <text:p>20817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561]=&quot;down&quot;;[.C560]+[.B561];IF([.A561]=&quot;up&quot;;[.C560]-[.B561];[.C560]))" office:value-type="float" office:value="429" calcext:value-type="float">
            <text:p>429</text:p>
          </table:table-cell>
          <table:table-cell table:formula="of:=IF([.A561]=&quot;forward&quot;;[.D560]+[.B561];IF([.A561]=&quot;backward&quot;;[.D560]-[.B561];[.D560]))" office:value-type="float" office:value="1012" calcext:value-type="float">
            <text:p>1012</text:p>
          </table:table-cell>
          <table:table-cell table:formula="of:=IF([.A561]=&quot;forward&quot;;[.E560]+[.B561]*[.C561];[.E560])" office:value-type="float" office:value="208172" calcext:value-type="float">
            <text:p>20817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62]=&quot;down&quot;;[.C561]+[.B562];IF([.A562]=&quot;up&quot;;[.C561]-[.B562];[.C561]))" office:value-type="float" office:value="429" calcext:value-type="float">
            <text:p>429</text:p>
          </table:table-cell>
          <table:table-cell table:formula="of:=IF([.A562]=&quot;forward&quot;;[.D561]+[.B562];IF([.A562]=&quot;backward&quot;;[.D561]-[.B562];[.D561]))" office:value-type="float" office:value="1014" calcext:value-type="float">
            <text:p>1014</text:p>
          </table:table-cell>
          <table:table-cell table:formula="of:=IF([.A562]=&quot;forward&quot;;[.E561]+[.B562]*[.C562];[.E561])" office:value-type="float" office:value="209030" calcext:value-type="float">
            <text:p>20903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563]=&quot;down&quot;;[.C562]+[.B563];IF([.A563]=&quot;up&quot;;[.C562]-[.B563];[.C562]))" office:value-type="float" office:value="434" calcext:value-type="float">
            <text:p>434</text:p>
          </table:table-cell>
          <table:table-cell table:formula="of:=IF([.A563]=&quot;forward&quot;;[.D562]+[.B563];IF([.A563]=&quot;backward&quot;;[.D562]-[.B563];[.D562]))" office:value-type="float" office:value="1014" calcext:value-type="float">
            <text:p>1014</text:p>
          </table:table-cell>
          <table:table-cell table:formula="of:=IF([.A563]=&quot;forward&quot;;[.E562]+[.B563]*[.C563];[.E562])" office:value-type="float" office:value="209030" calcext:value-type="float">
            <text:p>20903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564]=&quot;down&quot;;[.C563]+[.B564];IF([.A564]=&quot;up&quot;;[.C563]-[.B564];[.C563]))" office:value-type="float" office:value="441" calcext:value-type="float">
            <text:p>441</text:p>
          </table:table-cell>
          <table:table-cell table:formula="of:=IF([.A564]=&quot;forward&quot;;[.D563]+[.B564];IF([.A564]=&quot;backward&quot;;[.D563]-[.B564];[.D563]))" office:value-type="float" office:value="1014" calcext:value-type="float">
            <text:p>1014</text:p>
          </table:table-cell>
          <table:table-cell table:formula="of:=IF([.A564]=&quot;forward&quot;;[.E563]+[.B564]*[.C564];[.E563])" office:value-type="float" office:value="209030" calcext:value-type="float">
            <text:p>20903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565]=&quot;down&quot;;[.C564]+[.B565];IF([.A565]=&quot;up&quot;;[.C564]-[.B565];[.C564]))" office:value-type="float" office:value="441" calcext:value-type="float">
            <text:p>441</text:p>
          </table:table-cell>
          <table:table-cell table:formula="of:=IF([.A565]=&quot;forward&quot;;[.D564]+[.B565];IF([.A565]=&quot;backward&quot;;[.D564]-[.B565];[.D564]))" office:value-type="float" office:value="1019" calcext:value-type="float">
            <text:p>1019</text:p>
          </table:table-cell>
          <table:table-cell table:formula="of:=IF([.A565]=&quot;forward&quot;;[.E564]+[.B565]*[.C565];[.E564])" office:value-type="float" office:value="211235" calcext:value-type="float">
            <text:p>21123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66]=&quot;down&quot;;[.C565]+[.B566];IF([.A566]=&quot;up&quot;;[.C565]-[.B566];[.C565]))" office:value-type="float" office:value="441" calcext:value-type="float">
            <text:p>441</text:p>
          </table:table-cell>
          <table:table-cell table:formula="of:=IF([.A566]=&quot;forward&quot;;[.D565]+[.B566];IF([.A566]=&quot;backward&quot;;[.D565]-[.B566];[.D565]))" office:value-type="float" office:value="1021" calcext:value-type="float">
            <text:p>1021</text:p>
          </table:table-cell>
          <table:table-cell table:formula="of:=IF([.A566]=&quot;forward&quot;;[.E565]+[.B566]*[.C566];[.E565])" office:value-type="float" office:value="212117" calcext:value-type="float">
            <text:p>21211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567]=&quot;down&quot;;[.C566]+[.B567];IF([.A567]=&quot;up&quot;;[.C566]-[.B567];[.C566]))" office:value-type="float" office:value="440" calcext:value-type="float">
            <text:p>440</text:p>
          </table:table-cell>
          <table:table-cell table:formula="of:=IF([.A567]=&quot;forward&quot;;[.D566]+[.B567];IF([.A567]=&quot;backward&quot;;[.D566]-[.B567];[.D566]))" office:value-type="float" office:value="1021" calcext:value-type="float">
            <text:p>1021</text:p>
          </table:table-cell>
          <table:table-cell table:formula="of:=IF([.A567]=&quot;forward&quot;;[.E566]+[.B567]*[.C567];[.E566])" office:value-type="float" office:value="212117" calcext:value-type="float">
            <text:p>21211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568]=&quot;down&quot;;[.C567]+[.B568];IF([.A568]=&quot;up&quot;;[.C567]-[.B568];[.C567]))" office:value-type="float" office:value="447" calcext:value-type="float">
            <text:p>447</text:p>
          </table:table-cell>
          <table:table-cell table:formula="of:=IF([.A568]=&quot;forward&quot;;[.D567]+[.B568];IF([.A568]=&quot;backward&quot;;[.D567]-[.B568];[.D567]))" office:value-type="float" office:value="1021" calcext:value-type="float">
            <text:p>1021</text:p>
          </table:table-cell>
          <table:table-cell table:formula="of:=IF([.A568]=&quot;forward&quot;;[.E567]+[.B568]*[.C568];[.E567])" office:value-type="float" office:value="212117" calcext:value-type="float">
            <text:p>21211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569]=&quot;down&quot;;[.C568]+[.B569];IF([.A569]=&quot;up&quot;;[.C568]-[.B569];[.C568]))" office:value-type="float" office:value="441" calcext:value-type="float">
            <text:p>441</text:p>
          </table:table-cell>
          <table:table-cell table:formula="of:=IF([.A569]=&quot;forward&quot;;[.D568]+[.B569];IF([.A569]=&quot;backward&quot;;[.D568]-[.B569];[.D568]))" office:value-type="float" office:value="1021" calcext:value-type="float">
            <text:p>1021</text:p>
          </table:table-cell>
          <table:table-cell table:formula="of:=IF([.A569]=&quot;forward&quot;;[.E568]+[.B569]*[.C569];[.E568])" office:value-type="float" office:value="212117" calcext:value-type="float">
            <text:p>21211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570]=&quot;down&quot;;[.C569]+[.B570];IF([.A570]=&quot;up&quot;;[.C569]-[.B570];[.C569]))" office:value-type="float" office:value="441" calcext:value-type="float">
            <text:p>441</text:p>
          </table:table-cell>
          <table:table-cell table:formula="of:=IF([.A570]=&quot;forward&quot;;[.D569]+[.B570];IF([.A570]=&quot;backward&quot;;[.D569]-[.B570];[.D569]))" office:value-type="float" office:value="1026" calcext:value-type="float">
            <text:p>1026</text:p>
          </table:table-cell>
          <table:table-cell table:formula="of:=IF([.A570]=&quot;forward&quot;;[.E569]+[.B570]*[.C570];[.E569])" office:value-type="float" office:value="214322" calcext:value-type="float">
            <text:p>21432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571]=&quot;down&quot;;[.C570]+[.B571];IF([.A571]=&quot;up&quot;;[.C570]-[.B571];[.C570]))" office:value-type="float" office:value="446" calcext:value-type="float">
            <text:p>446</text:p>
          </table:table-cell>
          <table:table-cell table:formula="of:=IF([.A571]=&quot;forward&quot;;[.D570]+[.B571];IF([.A571]=&quot;backward&quot;;[.D570]-[.B571];[.D570]))" office:value-type="float" office:value="1026" calcext:value-type="float">
            <text:p>1026</text:p>
          </table:table-cell>
          <table:table-cell table:formula="of:=IF([.A571]=&quot;forward&quot;;[.E570]+[.B571]*[.C571];[.E570])" office:value-type="float" office:value="214322" calcext:value-type="float">
            <text:p>21432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572]=&quot;down&quot;;[.C571]+[.B572];IF([.A572]=&quot;up&quot;;[.C571]-[.B572];[.C571]))" office:value-type="float" office:value="455" calcext:value-type="float">
            <text:p>455</text:p>
          </table:table-cell>
          <table:table-cell table:formula="of:=IF([.A572]=&quot;forward&quot;;[.D571]+[.B572];IF([.A572]=&quot;backward&quot;;[.D571]-[.B572];[.D571]))" office:value-type="float" office:value="1026" calcext:value-type="float">
            <text:p>1026</text:p>
          </table:table-cell>
          <table:table-cell table:formula="of:=IF([.A572]=&quot;forward&quot;;[.E571]+[.B572]*[.C572];[.E571])" office:value-type="float" office:value="214322" calcext:value-type="float">
            <text:p>21432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573]=&quot;down&quot;;[.C572]+[.B573];IF([.A573]=&quot;up&quot;;[.C572]-[.B573];[.C572]))" office:value-type="float" office:value="451" calcext:value-type="float">
            <text:p>451</text:p>
          </table:table-cell>
          <table:table-cell table:formula="of:=IF([.A573]=&quot;forward&quot;;[.D572]+[.B573];IF([.A573]=&quot;backward&quot;;[.D572]-[.B573];[.D572]))" office:value-type="float" office:value="1026" calcext:value-type="float">
            <text:p>1026</text:p>
          </table:table-cell>
          <table:table-cell table:formula="of:=IF([.A573]=&quot;forward&quot;;[.E572]+[.B573]*[.C573];[.E572])" office:value-type="float" office:value="214322" calcext:value-type="float">
            <text:p>21432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574]=&quot;down&quot;;[.C573]+[.B574];IF([.A574]=&quot;up&quot;;[.C573]-[.B574];[.C573]))" office:value-type="float" office:value="457" calcext:value-type="float">
            <text:p>457</text:p>
          </table:table-cell>
          <table:table-cell table:formula="of:=IF([.A574]=&quot;forward&quot;;[.D573]+[.B574];IF([.A574]=&quot;backward&quot;;[.D573]-[.B574];[.D573]))" office:value-type="float" office:value="1026" calcext:value-type="float">
            <text:p>1026</text:p>
          </table:table-cell>
          <table:table-cell table:formula="of:=IF([.A574]=&quot;forward&quot;;[.E573]+[.B574]*[.C574];[.E573])" office:value-type="float" office:value="214322" calcext:value-type="float">
            <text:p>21432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575]=&quot;down&quot;;[.C574]+[.B575];IF([.A575]=&quot;up&quot;;[.C574]-[.B575];[.C574]))" office:value-type="float" office:value="457" calcext:value-type="float">
            <text:p>457</text:p>
          </table:table-cell>
          <table:table-cell table:formula="of:=IF([.A575]=&quot;forward&quot;;[.D574]+[.B575];IF([.A575]=&quot;backward&quot;;[.D574]-[.B575];[.D574]))" office:value-type="float" office:value="1034" calcext:value-type="float">
            <text:p>1034</text:p>
          </table:table-cell>
          <table:table-cell table:formula="of:=IF([.A575]=&quot;forward&quot;;[.E574]+[.B575]*[.C575];[.E574])" office:value-type="float" office:value="217978" calcext:value-type="float">
            <text:p>21797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576]=&quot;down&quot;;[.C575]+[.B576];IF([.A576]=&quot;up&quot;;[.C575]-[.B576];[.C575]))" office:value-type="float" office:value="462" calcext:value-type="float">
            <text:p>462</text:p>
          </table:table-cell>
          <table:table-cell table:formula="of:=IF([.A576]=&quot;forward&quot;;[.D575]+[.B576];IF([.A576]=&quot;backward&quot;;[.D575]-[.B576];[.D575]))" office:value-type="float" office:value="1034" calcext:value-type="float">
            <text:p>1034</text:p>
          </table:table-cell>
          <table:table-cell table:formula="of:=IF([.A576]=&quot;forward&quot;;[.E575]+[.B576]*[.C576];[.E575])" office:value-type="float" office:value="217978" calcext:value-type="float">
            <text:p>21797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77]=&quot;down&quot;;[.C576]+[.B577];IF([.A577]=&quot;up&quot;;[.C576]-[.B577];[.C576]))" office:value-type="float" office:value="462" calcext:value-type="float">
            <text:p>462</text:p>
          </table:table-cell>
          <table:table-cell table:formula="of:=IF([.A577]=&quot;forward&quot;;[.D576]+[.B577];IF([.A577]=&quot;backward&quot;;[.D576]-[.B577];[.D576]))" office:value-type="float" office:value="1040" calcext:value-type="float">
            <text:p>1040</text:p>
          </table:table-cell>
          <table:table-cell table:formula="of:=IF([.A577]=&quot;forward&quot;;[.E576]+[.B577]*[.C577];[.E576])" office:value-type="float" office:value="220750" calcext:value-type="float">
            <text:p>22075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578]=&quot;down&quot;;[.C577]+[.B578];IF([.A578]=&quot;up&quot;;[.C577]-[.B578];[.C577]))" office:value-type="float" office:value="462" calcext:value-type="float">
            <text:p>462</text:p>
          </table:table-cell>
          <table:table-cell table:formula="of:=IF([.A578]=&quot;forward&quot;;[.D577]+[.B578];IF([.A578]=&quot;backward&quot;;[.D577]-[.B578];[.D577]))" office:value-type="float" office:value="1041" calcext:value-type="float">
            <text:p>1041</text:p>
          </table:table-cell>
          <table:table-cell table:formula="of:=IF([.A578]=&quot;forward&quot;;[.E577]+[.B578]*[.C578];[.E577])" office:value-type="float" office:value="221212" calcext:value-type="float">
            <text:p>22121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579]=&quot;down&quot;;[.C578]+[.B579];IF([.A579]=&quot;up&quot;;[.C578]-[.B579];[.C578]))" office:value-type="float" office:value="462" calcext:value-type="float">
            <text:p>462</text:p>
          </table:table-cell>
          <table:table-cell table:formula="of:=IF([.A579]=&quot;forward&quot;;[.D578]+[.B579];IF([.A579]=&quot;backward&quot;;[.D578]-[.B579];[.D578]))" office:value-type="float" office:value="1046" calcext:value-type="float">
            <text:p>1046</text:p>
          </table:table-cell>
          <table:table-cell table:formula="of:=IF([.A579]=&quot;forward&quot;;[.E578]+[.B579]*[.C579];[.E578])" office:value-type="float" office:value="223522" calcext:value-type="float">
            <text:p>22352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580]=&quot;down&quot;;[.C579]+[.B580];IF([.A580]=&quot;up&quot;;[.C579]-[.B580];[.C579]))" office:value-type="float" office:value="462" calcext:value-type="float">
            <text:p>462</text:p>
          </table:table-cell>
          <table:table-cell table:formula="of:=IF([.A580]=&quot;forward&quot;;[.D579]+[.B580];IF([.A580]=&quot;backward&quot;;[.D579]-[.B580];[.D579]))" office:value-type="float" office:value="1050" calcext:value-type="float">
            <text:p>1050</text:p>
          </table:table-cell>
          <table:table-cell table:formula="of:=IF([.A580]=&quot;forward&quot;;[.E579]+[.B580]*[.C580];[.E579])" office:value-type="float" office:value="225370" calcext:value-type="float">
            <text:p>22537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81]=&quot;down&quot;;[.C580]+[.B581];IF([.A581]=&quot;up&quot;;[.C580]-[.B581];[.C580]))" office:value-type="float" office:value="464" calcext:value-type="float">
            <text:p>464</text:p>
          </table:table-cell>
          <table:table-cell table:formula="of:=IF([.A581]=&quot;forward&quot;;[.D580]+[.B581];IF([.A581]=&quot;backward&quot;;[.D580]-[.B581];[.D580]))" office:value-type="float" office:value="1050" calcext:value-type="float">
            <text:p>1050</text:p>
          </table:table-cell>
          <table:table-cell table:formula="of:=IF([.A581]=&quot;forward&quot;;[.E580]+[.B581]*[.C581];[.E580])" office:value-type="float" office:value="225370" calcext:value-type="float">
            <text:p>22537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582]=&quot;down&quot;;[.C581]+[.B582];IF([.A582]=&quot;up&quot;;[.C581]-[.B582];[.C581]))" office:value-type="float" office:value="471" calcext:value-type="float">
            <text:p>471</text:p>
          </table:table-cell>
          <table:table-cell table:formula="of:=IF([.A582]=&quot;forward&quot;;[.D581]+[.B582];IF([.A582]=&quot;backward&quot;;[.D581]-[.B582];[.D581]))" office:value-type="float" office:value="1050" calcext:value-type="float">
            <text:p>1050</text:p>
          </table:table-cell>
          <table:table-cell table:formula="of:=IF([.A582]=&quot;forward&quot;;[.E581]+[.B582]*[.C582];[.E581])" office:value-type="float" office:value="225370" calcext:value-type="float">
            <text:p>22537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583]=&quot;down&quot;;[.C582]+[.B583];IF([.A583]=&quot;up&quot;;[.C582]-[.B583];[.C582]))" office:value-type="float" office:value="464" calcext:value-type="float">
            <text:p>464</text:p>
          </table:table-cell>
          <table:table-cell table:formula="of:=IF([.A583]=&quot;forward&quot;;[.D582]+[.B583];IF([.A583]=&quot;backward&quot;;[.D582]-[.B583];[.D582]))" office:value-type="float" office:value="1050" calcext:value-type="float">
            <text:p>1050</text:p>
          </table:table-cell>
          <table:table-cell table:formula="of:=IF([.A583]=&quot;forward&quot;;[.E582]+[.B583]*[.C583];[.E582])" office:value-type="float" office:value="225370" calcext:value-type="float">
            <text:p>22537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584]=&quot;down&quot;;[.C583]+[.B584];IF([.A584]=&quot;up&quot;;[.C583]-[.B584];[.C583]))" office:value-type="float" office:value="473" calcext:value-type="float">
            <text:p>473</text:p>
          </table:table-cell>
          <table:table-cell table:formula="of:=IF([.A584]=&quot;forward&quot;;[.D583]+[.B584];IF([.A584]=&quot;backward&quot;;[.D583]-[.B584];[.D583]))" office:value-type="float" office:value="1050" calcext:value-type="float">
            <text:p>1050</text:p>
          </table:table-cell>
          <table:table-cell table:formula="of:=IF([.A584]=&quot;forward&quot;;[.E583]+[.B584]*[.C584];[.E583])" office:value-type="float" office:value="225370" calcext:value-type="float">
            <text:p>22537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585]=&quot;down&quot;;[.C584]+[.B585];IF([.A585]=&quot;up&quot;;[.C584]-[.B585];[.C584]))" office:value-type="float" office:value="480" calcext:value-type="float">
            <text:p>480</text:p>
          </table:table-cell>
          <table:table-cell table:formula="of:=IF([.A585]=&quot;forward&quot;;[.D584]+[.B585];IF([.A585]=&quot;backward&quot;;[.D584]-[.B585];[.D584]))" office:value-type="float" office:value="1050" calcext:value-type="float">
            <text:p>1050</text:p>
          </table:table-cell>
          <table:table-cell table:formula="of:=IF([.A585]=&quot;forward&quot;;[.E584]+[.B585]*[.C585];[.E584])" office:value-type="float" office:value="225370" calcext:value-type="float">
            <text:p>22537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586]=&quot;down&quot;;[.C585]+[.B586];IF([.A586]=&quot;up&quot;;[.C585]-[.B586];[.C585]))" office:value-type="float" office:value="476" calcext:value-type="float">
            <text:p>476</text:p>
          </table:table-cell>
          <table:table-cell table:formula="of:=IF([.A586]=&quot;forward&quot;;[.D585]+[.B586];IF([.A586]=&quot;backward&quot;;[.D585]-[.B586];[.D585]))" office:value-type="float" office:value="1050" calcext:value-type="float">
            <text:p>1050</text:p>
          </table:table-cell>
          <table:table-cell table:formula="of:=IF([.A586]=&quot;forward&quot;;[.E585]+[.B586]*[.C586];[.E585])" office:value-type="float" office:value="225370" calcext:value-type="float">
            <text:p>22537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587]=&quot;down&quot;;[.C586]+[.B587];IF([.A587]=&quot;up&quot;;[.C586]-[.B587];[.C586]))" office:value-type="float" office:value="479" calcext:value-type="float">
            <text:p>479</text:p>
          </table:table-cell>
          <table:table-cell table:formula="of:=IF([.A587]=&quot;forward&quot;;[.D586]+[.B587];IF([.A587]=&quot;backward&quot;;[.D586]-[.B587];[.D586]))" office:value-type="float" office:value="1050" calcext:value-type="float">
            <text:p>1050</text:p>
          </table:table-cell>
          <table:table-cell table:formula="of:=IF([.A587]=&quot;forward&quot;;[.E586]+[.B587]*[.C587];[.E586])" office:value-type="float" office:value="225370" calcext:value-type="float">
            <text:p>22537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588]=&quot;down&quot;;[.C587]+[.B588];IF([.A588]=&quot;up&quot;;[.C587]-[.B588];[.C587]))" office:value-type="float" office:value="470" calcext:value-type="float">
            <text:p>470</text:p>
          </table:table-cell>
          <table:table-cell table:formula="of:=IF([.A588]=&quot;forward&quot;;[.D587]+[.B588];IF([.A588]=&quot;backward&quot;;[.D587]-[.B588];[.D587]))" office:value-type="float" office:value="1050" calcext:value-type="float">
            <text:p>1050</text:p>
          </table:table-cell>
          <table:table-cell table:formula="of:=IF([.A588]=&quot;forward&quot;;[.E587]+[.B588]*[.C588];[.E587])" office:value-type="float" office:value="225370" calcext:value-type="float">
            <text:p>22537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89]=&quot;down&quot;;[.C588]+[.B589];IF([.A589]=&quot;up&quot;;[.C588]-[.B589];[.C588]))" office:value-type="float" office:value="470" calcext:value-type="float">
            <text:p>470</text:p>
          </table:table-cell>
          <table:table-cell table:formula="of:=IF([.A589]=&quot;forward&quot;;[.D588]+[.B589];IF([.A589]=&quot;backward&quot;;[.D588]-[.B589];[.D588]))" office:value-type="float" office:value="1053" calcext:value-type="float">
            <text:p>1053</text:p>
          </table:table-cell>
          <table:table-cell table:formula="of:=IF([.A589]=&quot;forward&quot;;[.E588]+[.B589]*[.C589];[.E588])" office:value-type="float" office:value="226780" calcext:value-type="float">
            <text:p>22678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590]=&quot;down&quot;;[.C589]+[.B590];IF([.A590]=&quot;up&quot;;[.C589]-[.B590];[.C589]))" office:value-type="float" office:value="469" calcext:value-type="float">
            <text:p>469</text:p>
          </table:table-cell>
          <table:table-cell table:formula="of:=IF([.A590]=&quot;forward&quot;;[.D589]+[.B590];IF([.A590]=&quot;backward&quot;;[.D589]-[.B590];[.D589]))" office:value-type="float" office:value="1053" calcext:value-type="float">
            <text:p>1053</text:p>
          </table:table-cell>
          <table:table-cell table:formula="of:=IF([.A590]=&quot;forward&quot;;[.E589]+[.B590]*[.C590];[.E589])" office:value-type="float" office:value="226780" calcext:value-type="float">
            <text:p>22678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591]=&quot;down&quot;;[.C590]+[.B591];IF([.A591]=&quot;up&quot;;[.C590]-[.B591];[.C590]))" office:value-type="float" office:value="462" calcext:value-type="float">
            <text:p>462</text:p>
          </table:table-cell>
          <table:table-cell table:formula="of:=IF([.A591]=&quot;forward&quot;;[.D590]+[.B591];IF([.A591]=&quot;backward&quot;;[.D590]-[.B591];[.D590]))" office:value-type="float" office:value="1053" calcext:value-type="float">
            <text:p>1053</text:p>
          </table:table-cell>
          <table:table-cell table:formula="of:=IF([.A591]=&quot;forward&quot;;[.E590]+[.B591]*[.C591];[.E590])" office:value-type="float" office:value="226780" calcext:value-type="float">
            <text:p>22678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592]=&quot;down&quot;;[.C591]+[.B592];IF([.A592]=&quot;up&quot;;[.C591]-[.B592];[.C591]))" office:value-type="float" office:value="462" calcext:value-type="float">
            <text:p>462</text:p>
          </table:table-cell>
          <table:table-cell table:formula="of:=IF([.A592]=&quot;forward&quot;;[.D591]+[.B592];IF([.A592]=&quot;backward&quot;;[.D591]-[.B592];[.D591]))" office:value-type="float" office:value="1057" calcext:value-type="float">
            <text:p>1057</text:p>
          </table:table-cell>
          <table:table-cell table:formula="of:=IF([.A592]=&quot;forward&quot;;[.E591]+[.B592]*[.C592];[.E591])" office:value-type="float" office:value="228628" calcext:value-type="float">
            <text:p>22862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93]=&quot;down&quot;;[.C592]+[.B593];IF([.A593]=&quot;up&quot;;[.C592]-[.B593];[.C592]))" office:value-type="float" office:value="462" calcext:value-type="float">
            <text:p>462</text:p>
          </table:table-cell>
          <table:table-cell table:formula="of:=IF([.A593]=&quot;forward&quot;;[.D592]+[.B593];IF([.A593]=&quot;backward&quot;;[.D592]-[.B593];[.D592]))" office:value-type="float" office:value="1063" calcext:value-type="float">
            <text:p>1063</text:p>
          </table:table-cell>
          <table:table-cell table:formula="of:=IF([.A593]=&quot;forward&quot;;[.E592]+[.B593]*[.C593];[.E592])" office:value-type="float" office:value="231400" calcext:value-type="float">
            <text:p>23140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594]=&quot;down&quot;;[.C593]+[.B594];IF([.A594]=&quot;up&quot;;[.C593]-[.B594];[.C593]))" office:value-type="float" office:value="460" calcext:value-type="float">
            <text:p>460</text:p>
          </table:table-cell>
          <table:table-cell table:formula="of:=IF([.A594]=&quot;forward&quot;;[.D593]+[.B594];IF([.A594]=&quot;backward&quot;;[.D593]-[.B594];[.D593]))" office:value-type="float" office:value="1063" calcext:value-type="float">
            <text:p>1063</text:p>
          </table:table-cell>
          <table:table-cell table:formula="of:=IF([.A594]=&quot;forward&quot;;[.E593]+[.B594]*[.C594];[.E593])" office:value-type="float" office:value="231400" calcext:value-type="float">
            <text:p>23140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95]=&quot;down&quot;;[.C594]+[.B595];IF([.A595]=&quot;up&quot;;[.C594]-[.B595];[.C594]))" office:value-type="float" office:value="460" calcext:value-type="float">
            <text:p>460</text:p>
          </table:table-cell>
          <table:table-cell table:formula="of:=IF([.A595]=&quot;forward&quot;;[.D594]+[.B595];IF([.A595]=&quot;backward&quot;;[.D594]-[.B595];[.D594]))" office:value-type="float" office:value="1065" calcext:value-type="float">
            <text:p>1065</text:p>
          </table:table-cell>
          <table:table-cell table:formula="of:=IF([.A595]=&quot;forward&quot;;[.E594]+[.B595]*[.C595];[.E594])" office:value-type="float" office:value="232320" calcext:value-type="float">
            <text:p>23232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596]=&quot;down&quot;;[.C595]+[.B596];IF([.A596]=&quot;up&quot;;[.C595]-[.B596];[.C595]))" office:value-type="float" office:value="460" calcext:value-type="float">
            <text:p>460</text:p>
          </table:table-cell>
          <table:table-cell table:formula="of:=IF([.A596]=&quot;forward&quot;;[.D595]+[.B596];IF([.A596]=&quot;backward&quot;;[.D595]-[.B596];[.D595]))" office:value-type="float" office:value="1069" calcext:value-type="float">
            <text:p>1069</text:p>
          </table:table-cell>
          <table:table-cell table:formula="of:=IF([.A596]=&quot;forward&quot;;[.E595]+[.B596]*[.C596];[.E595])" office:value-type="float" office:value="234160" calcext:value-type="float">
            <text:p>23416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597]=&quot;down&quot;;[.C596]+[.B597];IF([.A597]=&quot;up&quot;;[.C596]-[.B597];[.C596]))" office:value-type="float" office:value="466" calcext:value-type="float">
            <text:p>466</text:p>
          </table:table-cell>
          <table:table-cell table:formula="of:=IF([.A597]=&quot;forward&quot;;[.D596]+[.B597];IF([.A597]=&quot;backward&quot;;[.D596]-[.B597];[.D596]))" office:value-type="float" office:value="1069" calcext:value-type="float">
            <text:p>1069</text:p>
          </table:table-cell>
          <table:table-cell table:formula="of:=IF([.A597]=&quot;forward&quot;;[.E596]+[.B597]*[.C597];[.E596])" office:value-type="float" office:value="234160" calcext:value-type="float">
            <text:p>23416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598]=&quot;down&quot;;[.C597]+[.B598];IF([.A598]=&quot;up&quot;;[.C597]-[.B598];[.C597]))" office:value-type="float" office:value="466" calcext:value-type="float">
            <text:p>466</text:p>
          </table:table-cell>
          <table:table-cell table:formula="of:=IF([.A598]=&quot;forward&quot;;[.D597]+[.B598];IF([.A598]=&quot;backward&quot;;[.D597]-[.B598];[.D597]))" office:value-type="float" office:value="1073" calcext:value-type="float">
            <text:p>1073</text:p>
          </table:table-cell>
          <table:table-cell table:formula="of:=IF([.A598]=&quot;forward&quot;;[.E597]+[.B598]*[.C598];[.E597])" office:value-type="float" office:value="236024" calcext:value-type="float">
            <text:p>23602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99]=&quot;down&quot;;[.C598]+[.B599];IF([.A599]=&quot;up&quot;;[.C598]-[.B599];[.C598]))" office:value-type="float" office:value="466" calcext:value-type="float">
            <text:p>466</text:p>
          </table:table-cell>
          <table:table-cell table:formula="of:=IF([.A599]=&quot;forward&quot;;[.D598]+[.B599];IF([.A599]=&quot;backward&quot;;[.D598]-[.B599];[.D598]))" office:value-type="float" office:value="1079" calcext:value-type="float">
            <text:p>1079</text:p>
          </table:table-cell>
          <table:table-cell table:formula="of:=IF([.A599]=&quot;forward&quot;;[.E598]+[.B599]*[.C599];[.E598])" office:value-type="float" office:value="238820" calcext:value-type="float">
            <text:p>23882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00]=&quot;down&quot;;[.C599]+[.B600];IF([.A600]=&quot;up&quot;;[.C599]-[.B600];[.C599]))" office:value-type="float" office:value="466" calcext:value-type="float">
            <text:p>466</text:p>
          </table:table-cell>
          <table:table-cell table:formula="of:=IF([.A600]=&quot;forward&quot;;[.D599]+[.B600];IF([.A600]=&quot;backward&quot;;[.D599]-[.B600];[.D599]))" office:value-type="float" office:value="1088" calcext:value-type="float">
            <text:p>1088</text:p>
          </table:table-cell>
          <table:table-cell table:formula="of:=IF([.A600]=&quot;forward&quot;;[.E599]+[.B600]*[.C600];[.E599])" office:value-type="float" office:value="243014" calcext:value-type="float">
            <text:p>24301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601]=&quot;down&quot;;[.C600]+[.B601];IF([.A601]=&quot;up&quot;;[.C600]-[.B601];[.C600]))" office:value-type="float" office:value="466" calcext:value-type="float">
            <text:p>466</text:p>
          </table:table-cell>
          <table:table-cell table:formula="of:=IF([.A601]=&quot;forward&quot;;[.D600]+[.B601];IF([.A601]=&quot;backward&quot;;[.D600]-[.B601];[.D600]))" office:value-type="float" office:value="1092" calcext:value-type="float">
            <text:p>1092</text:p>
          </table:table-cell>
          <table:table-cell table:formula="of:=IF([.A601]=&quot;forward&quot;;[.E600]+[.B601]*[.C601];[.E600])" office:value-type="float" office:value="244878" calcext:value-type="float">
            <text:p>24487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602]=&quot;down&quot;;[.C601]+[.B602];IF([.A602]=&quot;up&quot;;[.C601]-[.B602];[.C601]))" office:value-type="float" office:value="466" calcext:value-type="float">
            <text:p>466</text:p>
          </table:table-cell>
          <table:table-cell table:formula="of:=IF([.A602]=&quot;forward&quot;;[.D601]+[.B602];IF([.A602]=&quot;backward&quot;;[.D601]-[.B602];[.D601]))" office:value-type="float" office:value="1100" calcext:value-type="float">
            <text:p>1100</text:p>
          </table:table-cell>
          <table:table-cell table:formula="of:=IF([.A602]=&quot;forward&quot;;[.E601]+[.B602]*[.C602];[.E601])" office:value-type="float" office:value="248606" calcext:value-type="float">
            <text:p>24860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603]=&quot;down&quot;;[.C602]+[.B603];IF([.A603]=&quot;up&quot;;[.C602]-[.B603];[.C602]))" office:value-type="float" office:value="457" calcext:value-type="float">
            <text:p>457</text:p>
          </table:table-cell>
          <table:table-cell table:formula="of:=IF([.A603]=&quot;forward&quot;;[.D602]+[.B603];IF([.A603]=&quot;backward&quot;;[.D602]-[.B603];[.D602]))" office:value-type="float" office:value="1100" calcext:value-type="float">
            <text:p>1100</text:p>
          </table:table-cell>
          <table:table-cell table:formula="of:=IF([.A603]=&quot;forward&quot;;[.E602]+[.B603]*[.C603];[.E602])" office:value-type="float" office:value="248606" calcext:value-type="float">
            <text:p>24860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604]=&quot;down&quot;;[.C603]+[.B604];IF([.A604]=&quot;up&quot;;[.C603]-[.B604];[.C603]))" office:value-type="float" office:value="453" calcext:value-type="float">
            <text:p>453</text:p>
          </table:table-cell>
          <table:table-cell table:formula="of:=IF([.A604]=&quot;forward&quot;;[.D603]+[.B604];IF([.A604]=&quot;backward&quot;;[.D603]-[.B604];[.D603]))" office:value-type="float" office:value="1100" calcext:value-type="float">
            <text:p>1100</text:p>
          </table:table-cell>
          <table:table-cell table:formula="of:=IF([.A604]=&quot;forward&quot;;[.E603]+[.B604]*[.C604];[.E603])" office:value-type="float" office:value="248606" calcext:value-type="float">
            <text:p>24860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605]=&quot;down&quot;;[.C604]+[.B605];IF([.A605]=&quot;up&quot;;[.C604]-[.B605];[.C604]))" office:value-type="float" office:value="453" calcext:value-type="float">
            <text:p>453</text:p>
          </table:table-cell>
          <table:table-cell table:formula="of:=IF([.A605]=&quot;forward&quot;;[.D604]+[.B605];IF([.A605]=&quot;backward&quot;;[.D604]-[.B605];[.D604]))" office:value-type="float" office:value="1101" calcext:value-type="float">
            <text:p>1101</text:p>
          </table:table-cell>
          <table:table-cell table:formula="of:=IF([.A605]=&quot;forward&quot;;[.E604]+[.B605]*[.C605];[.E604])" office:value-type="float" office:value="249059" calcext:value-type="float">
            <text:p>24905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606]=&quot;down&quot;;[.C605]+[.B606];IF([.A606]=&quot;up&quot;;[.C605]-[.B606];[.C605]))" office:value-type="float" office:value="453" calcext:value-type="float">
            <text:p>453</text:p>
          </table:table-cell>
          <table:table-cell table:formula="of:=IF([.A606]=&quot;forward&quot;;[.D605]+[.B606];IF([.A606]=&quot;backward&quot;;[.D605]-[.B606];[.D605]))" office:value-type="float" office:value="1104" calcext:value-type="float">
            <text:p>1104</text:p>
          </table:table-cell>
          <table:table-cell table:formula="of:=IF([.A606]=&quot;forward&quot;;[.E605]+[.B606]*[.C606];[.E605])" office:value-type="float" office:value="250418" calcext:value-type="float">
            <text:p>25041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607]=&quot;down&quot;;[.C606]+[.B607];IF([.A607]=&quot;up&quot;;[.C606]-[.B607];[.C606]))" office:value-type="float" office:value="458" calcext:value-type="float">
            <text:p>458</text:p>
          </table:table-cell>
          <table:table-cell table:formula="of:=IF([.A607]=&quot;forward&quot;;[.D606]+[.B607];IF([.A607]=&quot;backward&quot;;[.D606]-[.B607];[.D606]))" office:value-type="float" office:value="1104" calcext:value-type="float">
            <text:p>1104</text:p>
          </table:table-cell>
          <table:table-cell table:formula="of:=IF([.A607]=&quot;forward&quot;;[.E606]+[.B607]*[.C607];[.E606])" office:value-type="float" office:value="250418" calcext:value-type="float">
            <text:p>25041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608]=&quot;down&quot;;[.C607]+[.B608];IF([.A608]=&quot;up&quot;;[.C607]-[.B608];[.C607]))" office:value-type="float" office:value="462" calcext:value-type="float">
            <text:p>462</text:p>
          </table:table-cell>
          <table:table-cell table:formula="of:=IF([.A608]=&quot;forward&quot;;[.D607]+[.B608];IF([.A608]=&quot;backward&quot;;[.D607]-[.B608];[.D607]))" office:value-type="float" office:value="1104" calcext:value-type="float">
            <text:p>1104</text:p>
          </table:table-cell>
          <table:table-cell table:formula="of:=IF([.A608]=&quot;forward&quot;;[.E607]+[.B608]*[.C608];[.E607])" office:value-type="float" office:value="250418" calcext:value-type="float">
            <text:p>25041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609]=&quot;down&quot;;[.C608]+[.B609];IF([.A609]=&quot;up&quot;;[.C608]-[.B609];[.C608]))" office:value-type="float" office:value="456" calcext:value-type="float">
            <text:p>456</text:p>
          </table:table-cell>
          <table:table-cell table:formula="of:=IF([.A609]=&quot;forward&quot;;[.D608]+[.B609];IF([.A609]=&quot;backward&quot;;[.D608]-[.B609];[.D608]))" office:value-type="float" office:value="1104" calcext:value-type="float">
            <text:p>1104</text:p>
          </table:table-cell>
          <table:table-cell table:formula="of:=IF([.A609]=&quot;forward&quot;;[.E608]+[.B609]*[.C609];[.E608])" office:value-type="float" office:value="250418" calcext:value-type="float">
            <text:p>25041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610]=&quot;down&quot;;[.C609]+[.B610];IF([.A610]=&quot;up&quot;;[.C609]-[.B610];[.C609]))" office:value-type="float" office:value="454" calcext:value-type="float">
            <text:p>454</text:p>
          </table:table-cell>
          <table:table-cell table:formula="of:=IF([.A610]=&quot;forward&quot;;[.D609]+[.B610];IF([.A610]=&quot;backward&quot;;[.D609]-[.B610];[.D609]))" office:value-type="float" office:value="1104" calcext:value-type="float">
            <text:p>1104</text:p>
          </table:table-cell>
          <table:table-cell table:formula="of:=IF([.A610]=&quot;forward&quot;;[.E609]+[.B610]*[.C610];[.E609])" office:value-type="float" office:value="250418" calcext:value-type="float">
            <text:p>25041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11]=&quot;down&quot;;[.C610]+[.B611];IF([.A611]=&quot;up&quot;;[.C610]-[.B611];[.C610]))" office:value-type="float" office:value="454" calcext:value-type="float">
            <text:p>454</text:p>
          </table:table-cell>
          <table:table-cell table:formula="of:=IF([.A611]=&quot;forward&quot;;[.D610]+[.B611];IF([.A611]=&quot;backward&quot;;[.D610]-[.B611];[.D610]))" office:value-type="float" office:value="1113" calcext:value-type="float">
            <text:p>1113</text:p>
          </table:table-cell>
          <table:table-cell table:formula="of:=IF([.A611]=&quot;forward&quot;;[.E610]+[.B611]*[.C611];[.E610])" office:value-type="float" office:value="254504" calcext:value-type="float">
            <text:p>25450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612]=&quot;down&quot;;[.C611]+[.B612];IF([.A612]=&quot;up&quot;;[.C611]-[.B612];[.C611]))" office:value-type="float" office:value="445" calcext:value-type="float">
            <text:p>445</text:p>
          </table:table-cell>
          <table:table-cell table:formula="of:=IF([.A612]=&quot;forward&quot;;[.D611]+[.B612];IF([.A612]=&quot;backward&quot;;[.D611]-[.B612];[.D611]))" office:value-type="float" office:value="1113" calcext:value-type="float">
            <text:p>1113</text:p>
          </table:table-cell>
          <table:table-cell table:formula="of:=IF([.A612]=&quot;forward&quot;;[.E611]+[.B612]*[.C612];[.E611])" office:value-type="float" office:value="254504" calcext:value-type="float">
            <text:p>25450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613]=&quot;down&quot;;[.C612]+[.B613];IF([.A613]=&quot;up&quot;;[.C612]-[.B613];[.C612]))" office:value-type="float" office:value="443" calcext:value-type="float">
            <text:p>443</text:p>
          </table:table-cell>
          <table:table-cell table:formula="of:=IF([.A613]=&quot;forward&quot;;[.D612]+[.B613];IF([.A613]=&quot;backward&quot;;[.D612]-[.B613];[.D612]))" office:value-type="float" office:value="1113" calcext:value-type="float">
            <text:p>1113</text:p>
          </table:table-cell>
          <table:table-cell table:formula="of:=IF([.A613]=&quot;forward&quot;;[.E612]+[.B613]*[.C613];[.E612])" office:value-type="float" office:value="254504" calcext:value-type="float">
            <text:p>25450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614]=&quot;down&quot;;[.C613]+[.B614];IF([.A614]=&quot;up&quot;;[.C613]-[.B614];[.C613]))" office:value-type="float" office:value="443" calcext:value-type="float">
            <text:p>443</text:p>
          </table:table-cell>
          <table:table-cell table:formula="of:=IF([.A614]=&quot;forward&quot;;[.D613]+[.B614];IF([.A614]=&quot;backward&quot;;[.D613]-[.B614];[.D613]))" office:value-type="float" office:value="1119" calcext:value-type="float">
            <text:p>1119</text:p>
          </table:table-cell>
          <table:table-cell table:formula="of:=IF([.A614]=&quot;forward&quot;;[.E613]+[.B614]*[.C614];[.E613])" office:value-type="float" office:value="257162" calcext:value-type="float">
            <text:p>25716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615]=&quot;down&quot;;[.C614]+[.B615];IF([.A615]=&quot;up&quot;;[.C614]-[.B615];[.C614]))" office:value-type="float" office:value="448" calcext:value-type="float">
            <text:p>448</text:p>
          </table:table-cell>
          <table:table-cell table:formula="of:=IF([.A615]=&quot;forward&quot;;[.D614]+[.B615];IF([.A615]=&quot;backward&quot;;[.D614]-[.B615];[.D614]))" office:value-type="float" office:value="1119" calcext:value-type="float">
            <text:p>1119</text:p>
          </table:table-cell>
          <table:table-cell table:formula="of:=IF([.A615]=&quot;forward&quot;;[.E614]+[.B615]*[.C615];[.E614])" office:value-type="float" office:value="257162" calcext:value-type="float">
            <text:p>25716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616]=&quot;down&quot;;[.C615]+[.B616];IF([.A616]=&quot;up&quot;;[.C615]-[.B616];[.C615]))" office:value-type="float" office:value="441" calcext:value-type="float">
            <text:p>441</text:p>
          </table:table-cell>
          <table:table-cell table:formula="of:=IF([.A616]=&quot;forward&quot;;[.D615]+[.B616];IF([.A616]=&quot;backward&quot;;[.D615]-[.B616];[.D615]))" office:value-type="float" office:value="1119" calcext:value-type="float">
            <text:p>1119</text:p>
          </table:table-cell>
          <table:table-cell table:formula="of:=IF([.A616]=&quot;forward&quot;;[.E615]+[.B616]*[.C616];[.E615])" office:value-type="float" office:value="257162" calcext:value-type="float">
            <text:p>25716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617]=&quot;down&quot;;[.C616]+[.B617];IF([.A617]=&quot;up&quot;;[.C616]-[.B617];[.C616]))" office:value-type="float" office:value="441" calcext:value-type="float">
            <text:p>441</text:p>
          </table:table-cell>
          <table:table-cell table:formula="of:=IF([.A617]=&quot;forward&quot;;[.D616]+[.B617];IF([.A617]=&quot;backward&quot;;[.D616]-[.B617];[.D616]))" office:value-type="float" office:value="1122" calcext:value-type="float">
            <text:p>1122</text:p>
          </table:table-cell>
          <table:table-cell table:formula="of:=IF([.A617]=&quot;forward&quot;;[.E616]+[.B617]*[.C617];[.E616])" office:value-type="float" office:value="258485" calcext:value-type="float">
            <text:p>25848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618]=&quot;down&quot;;[.C617]+[.B618];IF([.A618]=&quot;up&quot;;[.C617]-[.B618];[.C617]))" office:value-type="float" office:value="441" calcext:value-type="float">
            <text:p>441</text:p>
          </table:table-cell>
          <table:table-cell table:formula="of:=IF([.A618]=&quot;forward&quot;;[.D617]+[.B618];IF([.A618]=&quot;backward&quot;;[.D617]-[.B618];[.D617]))" office:value-type="float" office:value="1126" calcext:value-type="float">
            <text:p>1126</text:p>
          </table:table-cell>
          <table:table-cell table:formula="of:=IF([.A618]=&quot;forward&quot;;[.E617]+[.B618]*[.C618];[.E617])" office:value-type="float" office:value="260249" calcext:value-type="float">
            <text:p>26024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619]=&quot;down&quot;;[.C618]+[.B619];IF([.A619]=&quot;up&quot;;[.C618]-[.B619];[.C618]))" office:value-type="float" office:value="446" calcext:value-type="float">
            <text:p>446</text:p>
          </table:table-cell>
          <table:table-cell table:formula="of:=IF([.A619]=&quot;forward&quot;;[.D618]+[.B619];IF([.A619]=&quot;backward&quot;;[.D618]-[.B619];[.D618]))" office:value-type="float" office:value="1126" calcext:value-type="float">
            <text:p>1126</text:p>
          </table:table-cell>
          <table:table-cell table:formula="of:=IF([.A619]=&quot;forward&quot;;[.E618]+[.B619]*[.C619];[.E618])" office:value-type="float" office:value="260249" calcext:value-type="float">
            <text:p>260249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620]=&quot;down&quot;;[.C619]+[.B620];IF([.A620]=&quot;up&quot;;[.C619]-[.B620];[.C619]))" office:value-type="float" office:value="438" calcext:value-type="float">
            <text:p>438</text:p>
          </table:table-cell>
          <table:table-cell table:formula="of:=IF([.A620]=&quot;forward&quot;;[.D619]+[.B620];IF([.A620]=&quot;backward&quot;;[.D619]-[.B620];[.D619]))" office:value-type="float" office:value="1126" calcext:value-type="float">
            <text:p>1126</text:p>
          </table:table-cell>
          <table:table-cell table:formula="of:=IF([.A620]=&quot;forward&quot;;[.E619]+[.B620]*[.C620];[.E619])" office:value-type="float" office:value="260249" calcext:value-type="float">
            <text:p>26024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621]=&quot;down&quot;;[.C620]+[.B621];IF([.A621]=&quot;up&quot;;[.C620]-[.B621];[.C620]))" office:value-type="float" office:value="438" calcext:value-type="float">
            <text:p>438</text:p>
          </table:table-cell>
          <table:table-cell table:formula="of:=IF([.A621]=&quot;forward&quot;;[.D620]+[.B621];IF([.A621]=&quot;backward&quot;;[.D620]-[.B621];[.D620]))" office:value-type="float" office:value="1133" calcext:value-type="float">
            <text:p>1133</text:p>
          </table:table-cell>
          <table:table-cell table:formula="of:=IF([.A621]=&quot;forward&quot;;[.E620]+[.B621]*[.C621];[.E620])" office:value-type="float" office:value="263315" calcext:value-type="float">
            <text:p>26331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622]=&quot;down&quot;;[.C621]+[.B622];IF([.A622]=&quot;up&quot;;[.C621]-[.B622];[.C621]))" office:value-type="float" office:value="438" calcext:value-type="float">
            <text:p>438</text:p>
          </table:table-cell>
          <table:table-cell table:formula="of:=IF([.A622]=&quot;forward&quot;;[.D621]+[.B622];IF([.A622]=&quot;backward&quot;;[.D621]-[.B622];[.D621]))" office:value-type="float" office:value="1136" calcext:value-type="float">
            <text:p>1136</text:p>
          </table:table-cell>
          <table:table-cell table:formula="of:=IF([.A622]=&quot;forward&quot;;[.E621]+[.B622]*[.C622];[.E621])" office:value-type="float" office:value="264629" calcext:value-type="float">
            <text:p>264629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623]=&quot;down&quot;;[.C622]+[.B623];IF([.A623]=&quot;up&quot;;[.C622]-[.B623];[.C622]))" office:value-type="float" office:value="433" calcext:value-type="float">
            <text:p>433</text:p>
          </table:table-cell>
          <table:table-cell table:formula="of:=IF([.A623]=&quot;forward&quot;;[.D622]+[.B623];IF([.A623]=&quot;backward&quot;;[.D622]-[.B623];[.D622]))" office:value-type="float" office:value="1136" calcext:value-type="float">
            <text:p>1136</text:p>
          </table:table-cell>
          <table:table-cell table:formula="of:=IF([.A623]=&quot;forward&quot;;[.E622]+[.B623]*[.C623];[.E622])" office:value-type="float" office:value="264629" calcext:value-type="float">
            <text:p>26462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624]=&quot;down&quot;;[.C623]+[.B624];IF([.A624]=&quot;up&quot;;[.C623]-[.B624];[.C623]))" office:value-type="float" office:value="440" calcext:value-type="float">
            <text:p>440</text:p>
          </table:table-cell>
          <table:table-cell table:formula="of:=IF([.A624]=&quot;forward&quot;;[.D623]+[.B624];IF([.A624]=&quot;backward&quot;;[.D623]-[.B624];[.D623]))" office:value-type="float" office:value="1136" calcext:value-type="float">
            <text:p>1136</text:p>
          </table:table-cell>
          <table:table-cell table:formula="of:=IF([.A624]=&quot;forward&quot;;[.E623]+[.B624]*[.C624];[.E623])" office:value-type="float" office:value="264629" calcext:value-type="float">
            <text:p>26462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625]=&quot;down&quot;;[.C624]+[.B625];IF([.A625]=&quot;up&quot;;[.C624]-[.B625];[.C624]))" office:value-type="float" office:value="446" calcext:value-type="float">
            <text:p>446</text:p>
          </table:table-cell>
          <table:table-cell table:formula="of:=IF([.A625]=&quot;forward&quot;;[.D624]+[.B625];IF([.A625]=&quot;backward&quot;;[.D624]-[.B625];[.D624]))" office:value-type="float" office:value="1136" calcext:value-type="float">
            <text:p>1136</text:p>
          </table:table-cell>
          <table:table-cell table:formula="of:=IF([.A625]=&quot;forward&quot;;[.E624]+[.B625]*[.C625];[.E624])" office:value-type="float" office:value="264629" calcext:value-type="float">
            <text:p>26462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26]=&quot;down&quot;;[.C625]+[.B626];IF([.A626]=&quot;up&quot;;[.C625]-[.B626];[.C625]))" office:value-type="float" office:value="446" calcext:value-type="float">
            <text:p>446</text:p>
          </table:table-cell>
          <table:table-cell table:formula="of:=IF([.A626]=&quot;forward&quot;;[.D625]+[.B626];IF([.A626]=&quot;backward&quot;;[.D625]-[.B626];[.D625]))" office:value-type="float" office:value="1145" calcext:value-type="float">
            <text:p>1145</text:p>
          </table:table-cell>
          <table:table-cell table:formula="of:=IF([.A626]=&quot;forward&quot;;[.E625]+[.B626]*[.C626];[.E625])" office:value-type="float" office:value="268643" calcext:value-type="float">
            <text:p>26864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627]=&quot;down&quot;;[.C626]+[.B627];IF([.A627]=&quot;up&quot;;[.C626]-[.B627];[.C626]))" office:value-type="float" office:value="444" calcext:value-type="float">
            <text:p>444</text:p>
          </table:table-cell>
          <table:table-cell table:formula="of:=IF([.A627]=&quot;forward&quot;;[.D626]+[.B627];IF([.A627]=&quot;backward&quot;;[.D626]-[.B627];[.D626]))" office:value-type="float" office:value="1145" calcext:value-type="float">
            <text:p>1145</text:p>
          </table:table-cell>
          <table:table-cell table:formula="of:=IF([.A627]=&quot;forward&quot;;[.E626]+[.B627]*[.C627];[.E626])" office:value-type="float" office:value="268643" calcext:value-type="float">
            <text:p>26864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628]=&quot;down&quot;;[.C627]+[.B628];IF([.A628]=&quot;up&quot;;[.C627]-[.B628];[.C627]))" office:value-type="float" office:value="444" calcext:value-type="float">
            <text:p>444</text:p>
          </table:table-cell>
          <table:table-cell table:formula="of:=IF([.A628]=&quot;forward&quot;;[.D627]+[.B628];IF([.A628]=&quot;backward&quot;;[.D627]-[.B628];[.D627]))" office:value-type="float" office:value="1150" calcext:value-type="float">
            <text:p>1150</text:p>
          </table:table-cell>
          <table:table-cell table:formula="of:=IF([.A628]=&quot;forward&quot;;[.E627]+[.B628]*[.C628];[.E627])" office:value-type="float" office:value="270863" calcext:value-type="float">
            <text:p>27086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29]=&quot;down&quot;;[.C628]+[.B629];IF([.A629]=&quot;up&quot;;[.C628]-[.B629];[.C628]))" office:value-type="float" office:value="446" calcext:value-type="float">
            <text:p>446</text:p>
          </table:table-cell>
          <table:table-cell table:formula="of:=IF([.A629]=&quot;forward&quot;;[.D628]+[.B629];IF([.A629]=&quot;backward&quot;;[.D628]-[.B629];[.D628]))" office:value-type="float" office:value="1150" calcext:value-type="float">
            <text:p>1150</text:p>
          </table:table-cell>
          <table:table-cell table:formula="of:=IF([.A629]=&quot;forward&quot;;[.E628]+[.B629]*[.C629];[.E628])" office:value-type="float" office:value="270863" calcext:value-type="float">
            <text:p>27086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630]=&quot;down&quot;;[.C629]+[.B630];IF([.A630]=&quot;up&quot;;[.C629]-[.B630];[.C629]))" office:value-type="float" office:value="455" calcext:value-type="float">
            <text:p>455</text:p>
          </table:table-cell>
          <table:table-cell table:formula="of:=IF([.A630]=&quot;forward&quot;;[.D629]+[.B630];IF([.A630]=&quot;backward&quot;;[.D629]-[.B630];[.D629]))" office:value-type="float" office:value="1150" calcext:value-type="float">
            <text:p>1150</text:p>
          </table:table-cell>
          <table:table-cell table:formula="of:=IF([.A630]=&quot;forward&quot;;[.E629]+[.B630]*[.C630];[.E629])" office:value-type="float" office:value="270863" calcext:value-type="float">
            <text:p>27086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631]=&quot;down&quot;;[.C630]+[.B631];IF([.A631]=&quot;up&quot;;[.C630]-[.B631];[.C630]))" office:value-type="float" office:value="455" calcext:value-type="float">
            <text:p>455</text:p>
          </table:table-cell>
          <table:table-cell table:formula="of:=IF([.A631]=&quot;forward&quot;;[.D630]+[.B631];IF([.A631]=&quot;backward&quot;;[.D630]-[.B631];[.D630]))" office:value-type="float" office:value="1151" calcext:value-type="float">
            <text:p>1151</text:p>
          </table:table-cell>
          <table:table-cell table:formula="of:=IF([.A631]=&quot;forward&quot;;[.E630]+[.B631]*[.C631];[.E630])" office:value-type="float" office:value="271318" calcext:value-type="float">
            <text:p>27131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632]=&quot;down&quot;;[.C631]+[.B632];IF([.A632]=&quot;up&quot;;[.C631]-[.B632];[.C631]))" office:value-type="float" office:value="459" calcext:value-type="float">
            <text:p>459</text:p>
          </table:table-cell>
          <table:table-cell table:formula="of:=IF([.A632]=&quot;forward&quot;;[.D631]+[.B632];IF([.A632]=&quot;backward&quot;;[.D631]-[.B632];[.D631]))" office:value-type="float" office:value="1151" calcext:value-type="float">
            <text:p>1151</text:p>
          </table:table-cell>
          <table:table-cell table:formula="of:=IF([.A632]=&quot;forward&quot;;[.E631]+[.B632]*[.C632];[.E631])" office:value-type="float" office:value="271318" calcext:value-type="float">
            <text:p>27131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633]=&quot;down&quot;;[.C632]+[.B633];IF([.A633]=&quot;up&quot;;[.C632]-[.B633];[.C632]))" office:value-type="float" office:value="459" calcext:value-type="float">
            <text:p>459</text:p>
          </table:table-cell>
          <table:table-cell table:formula="of:=IF([.A633]=&quot;forward&quot;;[.D632]+[.B633];IF([.A633]=&quot;backward&quot;;[.D632]-[.B633];[.D632]))" office:value-type="float" office:value="1154" calcext:value-type="float">
            <text:p>1154</text:p>
          </table:table-cell>
          <table:table-cell table:formula="of:=IF([.A633]=&quot;forward&quot;;[.E632]+[.B633]*[.C633];[.E632])" office:value-type="float" office:value="272695" calcext:value-type="float">
            <text:p>27269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634]=&quot;down&quot;;[.C633]+[.B634];IF([.A634]=&quot;up&quot;;[.C633]-[.B634];[.C633]))" office:value-type="float" office:value="450" calcext:value-type="float">
            <text:p>450</text:p>
          </table:table-cell>
          <table:table-cell table:formula="of:=IF([.A634]=&quot;forward&quot;;[.D633]+[.B634];IF([.A634]=&quot;backward&quot;;[.D633]-[.B634];[.D633]))" office:value-type="float" office:value="1154" calcext:value-type="float">
            <text:p>1154</text:p>
          </table:table-cell>
          <table:table-cell table:formula="of:=IF([.A634]=&quot;forward&quot;;[.E633]+[.B634]*[.C634];[.E633])" office:value-type="float" office:value="272695" calcext:value-type="float">
            <text:p>27269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35]=&quot;down&quot;;[.C634]+[.B635];IF([.A635]=&quot;up&quot;;[.C634]-[.B635];[.C634]))" office:value-type="float" office:value="452" calcext:value-type="float">
            <text:p>452</text:p>
          </table:table-cell>
          <table:table-cell table:formula="of:=IF([.A635]=&quot;forward&quot;;[.D634]+[.B635];IF([.A635]=&quot;backward&quot;;[.D634]-[.B635];[.D634]))" office:value-type="float" office:value="1154" calcext:value-type="float">
            <text:p>1154</text:p>
          </table:table-cell>
          <table:table-cell table:formula="of:=IF([.A635]=&quot;forward&quot;;[.E634]+[.B635]*[.C635];[.E634])" office:value-type="float" office:value="272695" calcext:value-type="float">
            <text:p>27269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636]=&quot;down&quot;;[.C635]+[.B636];IF([.A636]=&quot;up&quot;;[.C635]-[.B636];[.C635]))" office:value-type="float" office:value="447" calcext:value-type="float">
            <text:p>447</text:p>
          </table:table-cell>
          <table:table-cell table:formula="of:=IF([.A636]=&quot;forward&quot;;[.D635]+[.B636];IF([.A636]=&quot;backward&quot;;[.D635]-[.B636];[.D635]))" office:value-type="float" office:value="1154" calcext:value-type="float">
            <text:p>1154</text:p>
          </table:table-cell>
          <table:table-cell table:formula="of:=IF([.A636]=&quot;forward&quot;;[.E635]+[.B636]*[.C636];[.E635])" office:value-type="float" office:value="272695" calcext:value-type="float">
            <text:p>27269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637]=&quot;down&quot;;[.C636]+[.B637];IF([.A637]=&quot;up&quot;;[.C636]-[.B637];[.C636]))" office:value-type="float" office:value="455" calcext:value-type="float">
            <text:p>455</text:p>
          </table:table-cell>
          <table:table-cell table:formula="of:=IF([.A637]=&quot;forward&quot;;[.D636]+[.B637];IF([.A637]=&quot;backward&quot;;[.D636]-[.B637];[.D636]))" office:value-type="float" office:value="1154" calcext:value-type="float">
            <text:p>1154</text:p>
          </table:table-cell>
          <table:table-cell table:formula="of:=IF([.A637]=&quot;forward&quot;;[.E636]+[.B637]*[.C637];[.E636])" office:value-type="float" office:value="272695" calcext:value-type="float">
            <text:p>27269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638]=&quot;down&quot;;[.C637]+[.B638];IF([.A638]=&quot;up&quot;;[.C637]-[.B638];[.C637]))" office:value-type="float" office:value="455" calcext:value-type="float">
            <text:p>455</text:p>
          </table:table-cell>
          <table:table-cell table:formula="of:=IF([.A638]=&quot;forward&quot;;[.D637]+[.B638];IF([.A638]=&quot;backward&quot;;[.D637]-[.B638];[.D637]))" office:value-type="float" office:value="1155" calcext:value-type="float">
            <text:p>1155</text:p>
          </table:table-cell>
          <table:table-cell table:formula="of:=IF([.A638]=&quot;forward&quot;;[.E637]+[.B638]*[.C638];[.E637])" office:value-type="float" office:value="273150" calcext:value-type="float">
            <text:p>27315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639]=&quot;down&quot;;[.C638]+[.B639];IF([.A639]=&quot;up&quot;;[.C638]-[.B639];[.C638]))" office:value-type="float" office:value="446" calcext:value-type="float">
            <text:p>446</text:p>
          </table:table-cell>
          <table:table-cell table:formula="of:=IF([.A639]=&quot;forward&quot;;[.D638]+[.B639];IF([.A639]=&quot;backward&quot;;[.D638]-[.B639];[.D638]))" office:value-type="float" office:value="1155" calcext:value-type="float">
            <text:p>1155</text:p>
          </table:table-cell>
          <table:table-cell table:formula="of:=IF([.A639]=&quot;forward&quot;;[.E638]+[.B639]*[.C639];[.E638])" office:value-type="float" office:value="273150" calcext:value-type="float">
            <text:p>27315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640]=&quot;down&quot;;[.C639]+[.B640];IF([.A640]=&quot;up&quot;;[.C639]-[.B640];[.C639]))" office:value-type="float" office:value="439" calcext:value-type="float">
            <text:p>439</text:p>
          </table:table-cell>
          <table:table-cell table:formula="of:=IF([.A640]=&quot;forward&quot;;[.D639]+[.B640];IF([.A640]=&quot;backward&quot;;[.D639]-[.B640];[.D639]))" office:value-type="float" office:value="1155" calcext:value-type="float">
            <text:p>1155</text:p>
          </table:table-cell>
          <table:table-cell table:formula="of:=IF([.A640]=&quot;forward&quot;;[.E639]+[.B640]*[.C640];[.E639])" office:value-type="float" office:value="273150" calcext:value-type="float">
            <text:p>27315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641]=&quot;down&quot;;[.C640]+[.B641];IF([.A641]=&quot;up&quot;;[.C640]-[.B641];[.C640]))" office:value-type="float" office:value="438" calcext:value-type="float">
            <text:p>438</text:p>
          </table:table-cell>
          <table:table-cell table:formula="of:=IF([.A641]=&quot;forward&quot;;[.D640]+[.B641];IF([.A641]=&quot;backward&quot;;[.D640]-[.B641];[.D640]))" office:value-type="float" office:value="1155" calcext:value-type="float">
            <text:p>1155</text:p>
          </table:table-cell>
          <table:table-cell table:formula="of:=IF([.A641]=&quot;forward&quot;;[.E640]+[.B641]*[.C641];[.E640])" office:value-type="float" office:value="273150" calcext:value-type="float">
            <text:p>27315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642]=&quot;down&quot;;[.C641]+[.B642];IF([.A642]=&quot;up&quot;;[.C641]-[.B642];[.C641]))" office:value-type="float" office:value="438" calcext:value-type="float">
            <text:p>438</text:p>
          </table:table-cell>
          <table:table-cell table:formula="of:=IF([.A642]=&quot;forward&quot;;[.D641]+[.B642];IF([.A642]=&quot;backward&quot;;[.D641]-[.B642];[.D641]))" office:value-type="float" office:value="1162" calcext:value-type="float">
            <text:p>1162</text:p>
          </table:table-cell>
          <table:table-cell table:formula="of:=IF([.A642]=&quot;forward&quot;;[.E641]+[.B642]*[.C642];[.E641])" office:value-type="float" office:value="276216" calcext:value-type="float">
            <text:p>27621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643]=&quot;down&quot;;[.C642]+[.B643];IF([.A643]=&quot;up&quot;;[.C642]-[.B643];[.C642]))" office:value-type="float" office:value="438" calcext:value-type="float">
            <text:p>438</text:p>
          </table:table-cell>
          <table:table-cell table:formula="of:=IF([.A643]=&quot;forward&quot;;[.D642]+[.B643];IF([.A643]=&quot;backward&quot;;[.D642]-[.B643];[.D642]))" office:value-type="float" office:value="1163" calcext:value-type="float">
            <text:p>1163</text:p>
          </table:table-cell>
          <table:table-cell table:formula="of:=IF([.A643]=&quot;forward&quot;;[.E642]+[.B643]*[.C643];[.E642])" office:value-type="float" office:value="276654" calcext:value-type="float">
            <text:p>27665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644]=&quot;down&quot;;[.C643]+[.B644];IF([.A644]=&quot;up&quot;;[.C643]-[.B644];[.C643]))" office:value-type="float" office:value="438" calcext:value-type="float">
            <text:p>438</text:p>
          </table:table-cell>
          <table:table-cell table:formula="of:=IF([.A644]=&quot;forward&quot;;[.D643]+[.B644];IF([.A644]=&quot;backward&quot;;[.D643]-[.B644];[.D643]))" office:value-type="float" office:value="1170" calcext:value-type="float">
            <text:p>1170</text:p>
          </table:table-cell>
          <table:table-cell table:formula="of:=IF([.A644]=&quot;forward&quot;;[.E643]+[.B644]*[.C644];[.E643])" office:value-type="float" office:value="279720" calcext:value-type="float">
            <text:p>27972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45]=&quot;down&quot;;[.C644]+[.B645];IF([.A645]=&quot;up&quot;;[.C644]-[.B645];[.C644]))" office:value-type="float" office:value="440" calcext:value-type="float">
            <text:p>440</text:p>
          </table:table-cell>
          <table:table-cell table:formula="of:=IF([.A645]=&quot;forward&quot;;[.D644]+[.B645];IF([.A645]=&quot;backward&quot;;[.D644]-[.B645];[.D644]))" office:value-type="float" office:value="1170" calcext:value-type="float">
            <text:p>1170</text:p>
          </table:table-cell>
          <table:table-cell table:formula="of:=IF([.A645]=&quot;forward&quot;;[.E644]+[.B645]*[.C645];[.E644])" office:value-type="float" office:value="279720" calcext:value-type="float">
            <text:p>27972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646]=&quot;down&quot;;[.C645]+[.B646];IF([.A646]=&quot;up&quot;;[.C645]-[.B646];[.C645]))" office:value-type="float" office:value="434" calcext:value-type="float">
            <text:p>434</text:p>
          </table:table-cell>
          <table:table-cell table:formula="of:=IF([.A646]=&quot;forward&quot;;[.D645]+[.B646];IF([.A646]=&quot;backward&quot;;[.D645]-[.B646];[.D645]))" office:value-type="float" office:value="1170" calcext:value-type="float">
            <text:p>1170</text:p>
          </table:table-cell>
          <table:table-cell table:formula="of:=IF([.A646]=&quot;forward&quot;;[.E645]+[.B646]*[.C646];[.E645])" office:value-type="float" office:value="279720" calcext:value-type="float">
            <text:p>27972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647]=&quot;down&quot;;[.C646]+[.B647];IF([.A647]=&quot;up&quot;;[.C646]-[.B647];[.C646]))" office:value-type="float" office:value="434" calcext:value-type="float">
            <text:p>434</text:p>
          </table:table-cell>
          <table:table-cell table:formula="of:=IF([.A647]=&quot;forward&quot;;[.D646]+[.B647];IF([.A647]=&quot;backward&quot;;[.D646]-[.B647];[.D646]))" office:value-type="float" office:value="1176" calcext:value-type="float">
            <text:p>1176</text:p>
          </table:table-cell>
          <table:table-cell table:formula="of:=IF([.A647]=&quot;forward&quot;;[.E646]+[.B647]*[.C647];[.E646])" office:value-type="float" office:value="282324" calcext:value-type="float">
            <text:p>28232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648]=&quot;down&quot;;[.C647]+[.B648];IF([.A648]=&quot;up&quot;;[.C647]-[.B648];[.C647]))" office:value-type="float" office:value="435" calcext:value-type="float">
            <text:p>435</text:p>
          </table:table-cell>
          <table:table-cell table:formula="of:=IF([.A648]=&quot;forward&quot;;[.D647]+[.B648];IF([.A648]=&quot;backward&quot;;[.D647]-[.B648];[.D647]))" office:value-type="float" office:value="1176" calcext:value-type="float">
            <text:p>1176</text:p>
          </table:table-cell>
          <table:table-cell table:formula="of:=IF([.A648]=&quot;forward&quot;;[.E647]+[.B648]*[.C648];[.E647])" office:value-type="float" office:value="282324" calcext:value-type="float">
            <text:p>28232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649]=&quot;down&quot;;[.C648]+[.B649];IF([.A649]=&quot;up&quot;;[.C648]-[.B649];[.C648]))" office:value-type="float" office:value="435" calcext:value-type="float">
            <text:p>435</text:p>
          </table:table-cell>
          <table:table-cell table:formula="of:=IF([.A649]=&quot;forward&quot;;[.D648]+[.B649];IF([.A649]=&quot;backward&quot;;[.D648]-[.B649];[.D648]))" office:value-type="float" office:value="1177" calcext:value-type="float">
            <text:p>1177</text:p>
          </table:table-cell>
          <table:table-cell table:formula="of:=IF([.A649]=&quot;forward&quot;;[.E648]+[.B649]*[.C649];[.E648])" office:value-type="float" office:value="282759" calcext:value-type="float">
            <text:p>28275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650]=&quot;down&quot;;[.C649]+[.B650];IF([.A650]=&quot;up&quot;;[.C649]-[.B650];[.C649]))" office:value-type="float" office:value="442" calcext:value-type="float">
            <text:p>442</text:p>
          </table:table-cell>
          <table:table-cell table:formula="of:=IF([.A650]=&quot;forward&quot;;[.D649]+[.B650];IF([.A650]=&quot;backward&quot;;[.D649]-[.B650];[.D649]))" office:value-type="float" office:value="1177" calcext:value-type="float">
            <text:p>1177</text:p>
          </table:table-cell>
          <table:table-cell table:formula="of:=IF([.A650]=&quot;forward&quot;;[.E649]+[.B650]*[.C650];[.E649])" office:value-type="float" office:value="282759" calcext:value-type="float">
            <text:p>28275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651]=&quot;down&quot;;[.C650]+[.B651];IF([.A651]=&quot;up&quot;;[.C650]-[.B651];[.C650]))" office:value-type="float" office:value="451" calcext:value-type="float">
            <text:p>451</text:p>
          </table:table-cell>
          <table:table-cell table:formula="of:=IF([.A651]=&quot;forward&quot;;[.D650]+[.B651];IF([.A651]=&quot;backward&quot;;[.D650]-[.B651];[.D650]))" office:value-type="float" office:value="1177" calcext:value-type="float">
            <text:p>1177</text:p>
          </table:table-cell>
          <table:table-cell table:formula="of:=IF([.A651]=&quot;forward&quot;;[.E650]+[.B651]*[.C651];[.E650])" office:value-type="float" office:value="282759" calcext:value-type="float">
            <text:p>28275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52]=&quot;down&quot;;[.C651]+[.B652];IF([.A652]=&quot;up&quot;;[.C651]-[.B652];[.C651]))" office:value-type="float" office:value="451" calcext:value-type="float">
            <text:p>451</text:p>
          </table:table-cell>
          <table:table-cell table:formula="of:=IF([.A652]=&quot;forward&quot;;[.D651]+[.B652];IF([.A652]=&quot;backward&quot;;[.D651]-[.B652];[.D651]))" office:value-type="float" office:value="1186" calcext:value-type="float">
            <text:p>1186</text:p>
          </table:table-cell>
          <table:table-cell table:formula="of:=IF([.A652]=&quot;forward&quot;;[.E651]+[.B652]*[.C652];[.E651])" office:value-type="float" office:value="286818" calcext:value-type="float">
            <text:p>28681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653]=&quot;down&quot;;[.C652]+[.B653];IF([.A653]=&quot;up&quot;;[.C652]-[.B653];[.C652]))" office:value-type="float" office:value="448" calcext:value-type="float">
            <text:p>448</text:p>
          </table:table-cell>
          <table:table-cell table:formula="of:=IF([.A653]=&quot;forward&quot;;[.D652]+[.B653];IF([.A653]=&quot;backward&quot;;[.D652]-[.B653];[.D652]))" office:value-type="float" office:value="1186" calcext:value-type="float">
            <text:p>1186</text:p>
          </table:table-cell>
          <table:table-cell table:formula="of:=IF([.A653]=&quot;forward&quot;;[.E652]+[.B653]*[.C653];[.E652])" office:value-type="float" office:value="286818" calcext:value-type="float">
            <text:p>28681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654]=&quot;down&quot;;[.C653]+[.B654];IF([.A654]=&quot;up&quot;;[.C653]-[.B654];[.C653]))" office:value-type="float" office:value="448" calcext:value-type="float">
            <text:p>448</text:p>
          </table:table-cell>
          <table:table-cell table:formula="of:=IF([.A654]=&quot;forward&quot;;[.D653]+[.B654];IF([.A654]=&quot;backward&quot;;[.D653]-[.B654];[.D653]))" office:value-type="float" office:value="1189" calcext:value-type="float">
            <text:p>1189</text:p>
          </table:table-cell>
          <table:table-cell table:formula="of:=IF([.A654]=&quot;forward&quot;;[.E653]+[.B654]*[.C654];[.E653])" office:value-type="float" office:value="288162" calcext:value-type="float">
            <text:p>28816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655]=&quot;down&quot;;[.C654]+[.B655];IF([.A655]=&quot;up&quot;;[.C654]-[.B655];[.C654]))" office:value-type="float" office:value="449" calcext:value-type="float">
            <text:p>449</text:p>
          </table:table-cell>
          <table:table-cell table:formula="of:=IF([.A655]=&quot;forward&quot;;[.D654]+[.B655];IF([.A655]=&quot;backward&quot;;[.D654]-[.B655];[.D654]))" office:value-type="float" office:value="1189" calcext:value-type="float">
            <text:p>1189</text:p>
          </table:table-cell>
          <table:table-cell table:formula="of:=IF([.A655]=&quot;forward&quot;;[.E654]+[.B655]*[.C655];[.E654])" office:value-type="float" office:value="288162" calcext:value-type="float">
            <text:p>28816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656]=&quot;down&quot;;[.C655]+[.B656];IF([.A656]=&quot;up&quot;;[.C655]-[.B656];[.C655]))" office:value-type="float" office:value="449" calcext:value-type="float">
            <text:p>449</text:p>
          </table:table-cell>
          <table:table-cell table:formula="of:=IF([.A656]=&quot;forward&quot;;[.D655]+[.B656];IF([.A656]=&quot;backward&quot;;[.D655]-[.B656];[.D655]))" office:value-type="float" office:value="1190" calcext:value-type="float">
            <text:p>1190</text:p>
          </table:table-cell>
          <table:table-cell table:formula="of:=IF([.A656]=&quot;forward&quot;;[.E655]+[.B656]*[.C656];[.E655])" office:value-type="float" office:value="288611" calcext:value-type="float">
            <text:p>28861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57]=&quot;down&quot;;[.C656]+[.B657];IF([.A657]=&quot;up&quot;;[.C656]-[.B657];[.C656]))" office:value-type="float" office:value="449" calcext:value-type="float">
            <text:p>449</text:p>
          </table:table-cell>
          <table:table-cell table:formula="of:=IF([.A657]=&quot;forward&quot;;[.D656]+[.B657];IF([.A657]=&quot;backward&quot;;[.D656]-[.B657];[.D656]))" office:value-type="float" office:value="1199" calcext:value-type="float">
            <text:p>1199</text:p>
          </table:table-cell>
          <table:table-cell table:formula="of:=IF([.A657]=&quot;forward&quot;;[.E656]+[.B657]*[.C657];[.E656])" office:value-type="float" office:value="292652" calcext:value-type="float">
            <text:p>29265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658]=&quot;down&quot;;[.C657]+[.B658];IF([.A658]=&quot;up&quot;;[.C657]-[.B658];[.C657]))" office:value-type="float" office:value="456" calcext:value-type="float">
            <text:p>456</text:p>
          </table:table-cell>
          <table:table-cell table:formula="of:=IF([.A658]=&quot;forward&quot;;[.D657]+[.B658];IF([.A658]=&quot;backward&quot;;[.D657]-[.B658];[.D657]))" office:value-type="float" office:value="1199" calcext:value-type="float">
            <text:p>1199</text:p>
          </table:table-cell>
          <table:table-cell table:formula="of:=IF([.A658]=&quot;forward&quot;;[.E657]+[.B658]*[.C658];[.E657])" office:value-type="float" office:value="292652" calcext:value-type="float">
            <text:p>29265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659]=&quot;down&quot;;[.C658]+[.B659];IF([.A659]=&quot;up&quot;;[.C658]-[.B659];[.C658]))" office:value-type="float" office:value="456" calcext:value-type="float">
            <text:p>456</text:p>
          </table:table-cell>
          <table:table-cell table:formula="of:=IF([.A659]=&quot;forward&quot;;[.D658]+[.B659];IF([.A659]=&quot;backward&quot;;[.D658]-[.B659];[.D658]))" office:value-type="float" office:value="1201" calcext:value-type="float">
            <text:p>1201</text:p>
          </table:table-cell>
          <table:table-cell table:formula="of:=IF([.A659]=&quot;forward&quot;;[.E658]+[.B659]*[.C659];[.E658])" office:value-type="float" office:value="293564" calcext:value-type="float">
            <text:p>29356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660]=&quot;down&quot;;[.C659]+[.B660];IF([.A660]=&quot;up&quot;;[.C659]-[.B660];[.C659]))" office:value-type="float" office:value="463" calcext:value-type="float">
            <text:p>463</text:p>
          </table:table-cell>
          <table:table-cell table:formula="of:=IF([.A660]=&quot;forward&quot;;[.D659]+[.B660];IF([.A660]=&quot;backward&quot;;[.D659]-[.B660];[.D659]))" office:value-type="float" office:value="1201" calcext:value-type="float">
            <text:p>1201</text:p>
          </table:table-cell>
          <table:table-cell table:formula="of:=IF([.A660]=&quot;forward&quot;;[.E659]+[.B660]*[.C660];[.E659])" office:value-type="float" office:value="293564" calcext:value-type="float">
            <text:p>29356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661]=&quot;down&quot;;[.C660]+[.B661];IF([.A661]=&quot;up&quot;;[.C660]-[.B661];[.C660]))" office:value-type="float" office:value="463" calcext:value-type="float">
            <text:p>463</text:p>
          </table:table-cell>
          <table:table-cell table:formula="of:=IF([.A661]=&quot;forward&quot;;[.D660]+[.B661];IF([.A661]=&quot;backward&quot;;[.D660]-[.B661];[.D660]))" office:value-type="float" office:value="1203" calcext:value-type="float">
            <text:p>1203</text:p>
          </table:table-cell>
          <table:table-cell table:formula="of:=IF([.A661]=&quot;forward&quot;;[.E660]+[.B661]*[.C661];[.E660])" office:value-type="float" office:value="294490" calcext:value-type="float">
            <text:p>29449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662]=&quot;down&quot;;[.C661]+[.B662];IF([.A662]=&quot;up&quot;;[.C661]-[.B662];[.C661]))" office:value-type="float" office:value="463" calcext:value-type="float">
            <text:p>463</text:p>
          </table:table-cell>
          <table:table-cell table:formula="of:=IF([.A662]=&quot;forward&quot;;[.D661]+[.B662];IF([.A662]=&quot;backward&quot;;[.D661]-[.B662];[.D661]))" office:value-type="float" office:value="1207" calcext:value-type="float">
            <text:p>1207</text:p>
          </table:table-cell>
          <table:table-cell table:formula="of:=IF([.A662]=&quot;forward&quot;;[.E661]+[.B662]*[.C662];[.E661])" office:value-type="float" office:value="296342" calcext:value-type="float">
            <text:p>29634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663]=&quot;down&quot;;[.C662]+[.B663];IF([.A663]=&quot;up&quot;;[.C662]-[.B663];[.C662]))" office:value-type="float" office:value="468" calcext:value-type="float">
            <text:p>468</text:p>
          </table:table-cell>
          <table:table-cell table:formula="of:=IF([.A663]=&quot;forward&quot;;[.D662]+[.B663];IF([.A663]=&quot;backward&quot;;[.D662]-[.B663];[.D662]))" office:value-type="float" office:value="1207" calcext:value-type="float">
            <text:p>1207</text:p>
          </table:table-cell>
          <table:table-cell table:formula="of:=IF([.A663]=&quot;forward&quot;;[.E662]+[.B663]*[.C663];[.E662])" office:value-type="float" office:value="296342" calcext:value-type="float">
            <text:p>29634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664]=&quot;down&quot;;[.C663]+[.B664];IF([.A664]=&quot;up&quot;;[.C663]-[.B664];[.C663]))" office:value-type="float" office:value="473" calcext:value-type="float">
            <text:p>473</text:p>
          </table:table-cell>
          <table:table-cell table:formula="of:=IF([.A664]=&quot;forward&quot;;[.D663]+[.B664];IF([.A664]=&quot;backward&quot;;[.D663]-[.B664];[.D663]))" office:value-type="float" office:value="1207" calcext:value-type="float">
            <text:p>1207</text:p>
          </table:table-cell>
          <table:table-cell table:formula="of:=IF([.A664]=&quot;forward&quot;;[.E663]+[.B664]*[.C664];[.E663])" office:value-type="float" office:value="296342" calcext:value-type="float">
            <text:p>29634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665]=&quot;down&quot;;[.C664]+[.B665];IF([.A665]=&quot;up&quot;;[.C664]-[.B665];[.C664]))" office:value-type="float" office:value="473" calcext:value-type="float">
            <text:p>473</text:p>
          </table:table-cell>
          <table:table-cell table:formula="of:=IF([.A665]=&quot;forward&quot;;[.D664]+[.B665];IF([.A665]=&quot;backward&quot;;[.D664]-[.B665];[.D664]))" office:value-type="float" office:value="1212" calcext:value-type="float">
            <text:p>1212</text:p>
          </table:table-cell>
          <table:table-cell table:formula="of:=IF([.A665]=&quot;forward&quot;;[.E664]+[.B665]*[.C665];[.E664])" office:value-type="float" office:value="298707" calcext:value-type="float">
            <text:p>29870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666]=&quot;down&quot;;[.C665]+[.B666];IF([.A666]=&quot;up&quot;;[.C665]-[.B666];[.C665]))" office:value-type="float" office:value="482" calcext:value-type="float">
            <text:p>482</text:p>
          </table:table-cell>
          <table:table-cell table:formula="of:=IF([.A666]=&quot;forward&quot;;[.D665]+[.B666];IF([.A666]=&quot;backward&quot;;[.D665]-[.B666];[.D665]))" office:value-type="float" office:value="1212" calcext:value-type="float">
            <text:p>1212</text:p>
          </table:table-cell>
          <table:table-cell table:formula="of:=IF([.A666]=&quot;forward&quot;;[.E665]+[.B666]*[.C666];[.E665])" office:value-type="float" office:value="298707" calcext:value-type="float">
            <text:p>29870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667]=&quot;down&quot;;[.C666]+[.B667];IF([.A667]=&quot;up&quot;;[.C666]-[.B667];[.C666]))" office:value-type="float" office:value="486" calcext:value-type="float">
            <text:p>486</text:p>
          </table:table-cell>
          <table:table-cell table:formula="of:=IF([.A667]=&quot;forward&quot;;[.D666]+[.B667];IF([.A667]=&quot;backward&quot;;[.D666]-[.B667];[.D666]))" office:value-type="float" office:value="1212" calcext:value-type="float">
            <text:p>1212</text:p>
          </table:table-cell>
          <table:table-cell table:formula="of:=IF([.A667]=&quot;forward&quot;;[.E666]+[.B667]*[.C667];[.E666])" office:value-type="float" office:value="298707" calcext:value-type="float">
            <text:p>29870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668]=&quot;down&quot;;[.C667]+[.B668];IF([.A668]=&quot;up&quot;;[.C667]-[.B668];[.C667]))" office:value-type="float" office:value="486" calcext:value-type="float">
            <text:p>486</text:p>
          </table:table-cell>
          <table:table-cell table:formula="of:=IF([.A668]=&quot;forward&quot;;[.D667]+[.B668];IF([.A668]=&quot;backward&quot;;[.D667]-[.B668];[.D667]))" office:value-type="float" office:value="1215" calcext:value-type="float">
            <text:p>1215</text:p>
          </table:table-cell>
          <table:table-cell table:formula="of:=IF([.A668]=&quot;forward&quot;;[.E667]+[.B668]*[.C668];[.E667])" office:value-type="float" office:value="300165" calcext:value-type="float">
            <text:p>30016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669]=&quot;down&quot;;[.C668]+[.B669];IF([.A669]=&quot;up&quot;;[.C668]-[.B669];[.C668]))" office:value-type="float" office:value="490" calcext:value-type="float">
            <text:p>490</text:p>
          </table:table-cell>
          <table:table-cell table:formula="of:=IF([.A669]=&quot;forward&quot;;[.D668]+[.B669];IF([.A669]=&quot;backward&quot;;[.D668]-[.B669];[.D668]))" office:value-type="float" office:value="1215" calcext:value-type="float">
            <text:p>1215</text:p>
          </table:table-cell>
          <table:table-cell table:formula="of:=IF([.A669]=&quot;forward&quot;;[.E668]+[.B669]*[.C669];[.E668])" office:value-type="float" office:value="300165" calcext:value-type="float">
            <text:p>30016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670]=&quot;down&quot;;[.C669]+[.B670];IF([.A670]=&quot;up&quot;;[.C669]-[.B670];[.C669]))" office:value-type="float" office:value="493" calcext:value-type="float">
            <text:p>493</text:p>
          </table:table-cell>
          <table:table-cell table:formula="of:=IF([.A670]=&quot;forward&quot;;[.D669]+[.B670];IF([.A670]=&quot;backward&quot;;[.D669]-[.B670];[.D669]))" office:value-type="float" office:value="1215" calcext:value-type="float">
            <text:p>1215</text:p>
          </table:table-cell>
          <table:table-cell table:formula="of:=IF([.A670]=&quot;forward&quot;;[.E669]+[.B670]*[.C670];[.E669])" office:value-type="float" office:value="300165" calcext:value-type="float">
            <text:p>30016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671]=&quot;down&quot;;[.C670]+[.B671];IF([.A671]=&quot;up&quot;;[.C670]-[.B671];[.C670]))" office:value-type="float" office:value="496" calcext:value-type="float">
            <text:p>496</text:p>
          </table:table-cell>
          <table:table-cell table:formula="of:=IF([.A671]=&quot;forward&quot;;[.D670]+[.B671];IF([.A671]=&quot;backward&quot;;[.D670]-[.B671];[.D670]))" office:value-type="float" office:value="1215" calcext:value-type="float">
            <text:p>1215</text:p>
          </table:table-cell>
          <table:table-cell table:formula="of:=IF([.A671]=&quot;forward&quot;;[.E670]+[.B671]*[.C671];[.E670])" office:value-type="float" office:value="300165" calcext:value-type="float">
            <text:p>30016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72]=&quot;down&quot;;[.C671]+[.B672];IF([.A672]=&quot;up&quot;;[.C671]-[.B672];[.C671]))" office:value-type="float" office:value="498" calcext:value-type="float">
            <text:p>498</text:p>
          </table:table-cell>
          <table:table-cell table:formula="of:=IF([.A672]=&quot;forward&quot;;[.D671]+[.B672];IF([.A672]=&quot;backward&quot;;[.D671]-[.B672];[.D671]))" office:value-type="float" office:value="1215" calcext:value-type="float">
            <text:p>1215</text:p>
          </table:table-cell>
          <table:table-cell table:formula="of:=IF([.A672]=&quot;forward&quot;;[.E671]+[.B672]*[.C672];[.E671])" office:value-type="float" office:value="300165" calcext:value-type="float">
            <text:p>30016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673]=&quot;down&quot;;[.C672]+[.B673];IF([.A673]=&quot;up&quot;;[.C672]-[.B673];[.C672]))" office:value-type="float" office:value="498" calcext:value-type="float">
            <text:p>498</text:p>
          </table:table-cell>
          <table:table-cell table:formula="of:=IF([.A673]=&quot;forward&quot;;[.D672]+[.B673];IF([.A673]=&quot;backward&quot;;[.D672]-[.B673];[.D672]))" office:value-type="float" office:value="1216" calcext:value-type="float">
            <text:p>1216</text:p>
          </table:table-cell>
          <table:table-cell table:formula="of:=IF([.A673]=&quot;forward&quot;;[.E672]+[.B673]*[.C673];[.E672])" office:value-type="float" office:value="300663" calcext:value-type="float">
            <text:p>30066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674]=&quot;down&quot;;[.C673]+[.B674];IF([.A674]=&quot;up&quot;;[.C673]-[.B674];[.C673]))" office:value-type="float" office:value="490" calcext:value-type="float">
            <text:p>490</text:p>
          </table:table-cell>
          <table:table-cell table:formula="of:=IF([.A674]=&quot;forward&quot;;[.D673]+[.B674];IF([.A674]=&quot;backward&quot;;[.D673]-[.B674];[.D673]))" office:value-type="float" office:value="1216" calcext:value-type="float">
            <text:p>1216</text:p>
          </table:table-cell>
          <table:table-cell table:formula="of:=IF([.A674]=&quot;forward&quot;;[.E673]+[.B674]*[.C674];[.E673])" office:value-type="float" office:value="300663" calcext:value-type="float">
            <text:p>30066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675]=&quot;down&quot;;[.C674]+[.B675];IF([.A675]=&quot;up&quot;;[.C674]-[.B675];[.C674]))" office:value-type="float" office:value="490" calcext:value-type="float">
            <text:p>490</text:p>
          </table:table-cell>
          <table:table-cell table:formula="of:=IF([.A675]=&quot;forward&quot;;[.D674]+[.B675];IF([.A675]=&quot;backward&quot;;[.D674]-[.B675];[.D674]))" office:value-type="float" office:value="1217" calcext:value-type="float">
            <text:p>1217</text:p>
          </table:table-cell>
          <table:table-cell table:formula="of:=IF([.A675]=&quot;forward&quot;;[.E674]+[.B675]*[.C675];[.E674])" office:value-type="float" office:value="301153" calcext:value-type="float">
            <text:p>30115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676]=&quot;down&quot;;[.C675]+[.B676];IF([.A676]=&quot;up&quot;;[.C675]-[.B676];[.C675]))" office:value-type="float" office:value="490" calcext:value-type="float">
            <text:p>490</text:p>
          </table:table-cell>
          <table:table-cell table:formula="of:=IF([.A676]=&quot;forward&quot;;[.D675]+[.B676];IF([.A676]=&quot;backward&quot;;[.D675]-[.B676];[.D675]))" office:value-type="float" office:value="1222" calcext:value-type="float">
            <text:p>1222</text:p>
          </table:table-cell>
          <table:table-cell table:formula="of:=IF([.A676]=&quot;forward&quot;;[.E675]+[.B676]*[.C676];[.E675])" office:value-type="float" office:value="303603" calcext:value-type="float">
            <text:p>30360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677]=&quot;down&quot;;[.C676]+[.B677];IF([.A677]=&quot;up&quot;;[.C676]-[.B677];[.C676]))" office:value-type="float" office:value="490" calcext:value-type="float">
            <text:p>490</text:p>
          </table:table-cell>
          <table:table-cell table:formula="of:=IF([.A677]=&quot;forward&quot;;[.D676]+[.B677];IF([.A677]=&quot;backward&quot;;[.D676]-[.B677];[.D676]))" office:value-type="float" office:value="1223" calcext:value-type="float">
            <text:p>1223</text:p>
          </table:table-cell>
          <table:table-cell table:formula="of:=IF([.A677]=&quot;forward&quot;;[.E676]+[.B677]*[.C677];[.E676])" office:value-type="float" office:value="304093" calcext:value-type="float">
            <text:p>30409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678]=&quot;down&quot;;[.C677]+[.B678];IF([.A678]=&quot;up&quot;;[.C677]-[.B678];[.C677]))" office:value-type="float" office:value="490" calcext:value-type="float">
            <text:p>490</text:p>
          </table:table-cell>
          <table:table-cell table:formula="of:=IF([.A678]=&quot;forward&quot;;[.D677]+[.B678];IF([.A678]=&quot;backward&quot;;[.D677]-[.B678];[.D677]))" office:value-type="float" office:value="1225" calcext:value-type="float">
            <text:p>1225</text:p>
          </table:table-cell>
          <table:table-cell table:formula="of:=IF([.A678]=&quot;forward&quot;;[.E677]+[.B678]*[.C678];[.E677])" office:value-type="float" office:value="305073" calcext:value-type="float">
            <text:p>30507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679]=&quot;down&quot;;[.C678]+[.B679];IF([.A679]=&quot;up&quot;;[.C678]-[.B679];[.C678]))" office:value-type="float" office:value="490" calcext:value-type="float">
            <text:p>490</text:p>
          </table:table-cell>
          <table:table-cell table:formula="of:=IF([.A679]=&quot;forward&quot;;[.D678]+[.B679];IF([.A679]=&quot;backward&quot;;[.D678]-[.B679];[.D678]))" office:value-type="float" office:value="1229" calcext:value-type="float">
            <text:p>1229</text:p>
          </table:table-cell>
          <table:table-cell table:formula="of:=IF([.A679]=&quot;forward&quot;;[.E678]+[.B679]*[.C679];[.E678])" office:value-type="float" office:value="307033" calcext:value-type="float">
            <text:p>30703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680]=&quot;down&quot;;[.C679]+[.B680];IF([.A680]=&quot;up&quot;;[.C679]-[.B680];[.C679]))" office:value-type="float" office:value="490" calcext:value-type="float">
            <text:p>490</text:p>
          </table:table-cell>
          <table:table-cell table:formula="of:=IF([.A680]=&quot;forward&quot;;[.D679]+[.B680];IF([.A680]=&quot;backward&quot;;[.D679]-[.B680];[.D679]))" office:value-type="float" office:value="1235" calcext:value-type="float">
            <text:p>1235</text:p>
          </table:table-cell>
          <table:table-cell table:formula="of:=IF([.A680]=&quot;forward&quot;;[.E679]+[.B680]*[.C680];[.E679])" office:value-type="float" office:value="309973" calcext:value-type="float">
            <text:p>30997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681]=&quot;down&quot;;[.C680]+[.B681];IF([.A681]=&quot;up&quot;;[.C680]-[.B681];[.C680]))" office:value-type="float" office:value="490" calcext:value-type="float">
            <text:p>490</text:p>
          </table:table-cell>
          <table:table-cell table:formula="of:=IF([.A681]=&quot;forward&quot;;[.D680]+[.B681];IF([.A681]=&quot;backward&quot;;[.D680]-[.B681];[.D680]))" office:value-type="float" office:value="1243" calcext:value-type="float">
            <text:p>1243</text:p>
          </table:table-cell>
          <table:table-cell table:formula="of:=IF([.A681]=&quot;forward&quot;;[.E680]+[.B681]*[.C681];[.E680])" office:value-type="float" office:value="313893" calcext:value-type="float">
            <text:p>31389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682]=&quot;down&quot;;[.C681]+[.B682];IF([.A682]=&quot;up&quot;;[.C681]-[.B682];[.C681]))" office:value-type="float" office:value="490" calcext:value-type="float">
            <text:p>490</text:p>
          </table:table-cell>
          <table:table-cell table:formula="of:=IF([.A682]=&quot;forward&quot;;[.D681]+[.B682];IF([.A682]=&quot;backward&quot;;[.D681]-[.B682];[.D681]))" office:value-type="float" office:value="1250" calcext:value-type="float">
            <text:p>1250</text:p>
          </table:table-cell>
          <table:table-cell table:formula="of:=IF([.A682]=&quot;forward&quot;;[.E681]+[.B682]*[.C682];[.E681])" office:value-type="float" office:value="317323" calcext:value-type="float">
            <text:p>31732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683]=&quot;down&quot;;[.C682]+[.B683];IF([.A683]=&quot;up&quot;;[.C682]-[.B683];[.C682]))" office:value-type="float" office:value="495" calcext:value-type="float">
            <text:p>495</text:p>
          </table:table-cell>
          <table:table-cell table:formula="of:=IF([.A683]=&quot;forward&quot;;[.D682]+[.B683];IF([.A683]=&quot;backward&quot;;[.D682]-[.B683];[.D682]))" office:value-type="float" office:value="1250" calcext:value-type="float">
            <text:p>1250</text:p>
          </table:table-cell>
          <table:table-cell table:formula="of:=IF([.A683]=&quot;forward&quot;;[.E682]+[.B683]*[.C683];[.E682])" office:value-type="float" office:value="317323" calcext:value-type="float">
            <text:p>31732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684]=&quot;down&quot;;[.C683]+[.B684];IF([.A684]=&quot;up&quot;;[.C683]-[.B684];[.C683]))" office:value-type="float" office:value="489" calcext:value-type="float">
            <text:p>489</text:p>
          </table:table-cell>
          <table:table-cell table:formula="of:=IF([.A684]=&quot;forward&quot;;[.D683]+[.B684];IF([.A684]=&quot;backward&quot;;[.D683]-[.B684];[.D683]))" office:value-type="float" office:value="1250" calcext:value-type="float">
            <text:p>1250</text:p>
          </table:table-cell>
          <table:table-cell table:formula="of:=IF([.A684]=&quot;forward&quot;;[.E683]+[.B684]*[.C684];[.E683])" office:value-type="float" office:value="317323" calcext:value-type="float">
            <text:p>31732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685]=&quot;down&quot;;[.C684]+[.B685];IF([.A685]=&quot;up&quot;;[.C684]-[.B685];[.C684]))" office:value-type="float" office:value="489" calcext:value-type="float">
            <text:p>489</text:p>
          </table:table-cell>
          <table:table-cell table:formula="of:=IF([.A685]=&quot;forward&quot;;[.D684]+[.B685];IF([.A685]=&quot;backward&quot;;[.D684]-[.B685];[.D684]))" office:value-type="float" office:value="1258" calcext:value-type="float">
            <text:p>1258</text:p>
          </table:table-cell>
          <table:table-cell table:formula="of:=IF([.A685]=&quot;forward&quot;;[.E684]+[.B685]*[.C685];[.E684])" office:value-type="float" office:value="321235" calcext:value-type="float">
            <text:p>32123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686]=&quot;down&quot;;[.C685]+[.B686];IF([.A686]=&quot;up&quot;;[.C685]-[.B686];[.C685]))" office:value-type="float" office:value="498" calcext:value-type="float">
            <text:p>498</text:p>
          </table:table-cell>
          <table:table-cell table:formula="of:=IF([.A686]=&quot;forward&quot;;[.D685]+[.B686];IF([.A686]=&quot;backward&quot;;[.D685]-[.B686];[.D685]))" office:value-type="float" office:value="1258" calcext:value-type="float">
            <text:p>1258</text:p>
          </table:table-cell>
          <table:table-cell table:formula="of:=IF([.A686]=&quot;forward&quot;;[.E685]+[.B686]*[.C686];[.E685])" office:value-type="float" office:value="321235" calcext:value-type="float">
            <text:p>32123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687]=&quot;down&quot;;[.C686]+[.B687];IF([.A687]=&quot;up&quot;;[.C686]-[.B687];[.C686]))" office:value-type="float" office:value="495" calcext:value-type="float">
            <text:p>495</text:p>
          </table:table-cell>
          <table:table-cell table:formula="of:=IF([.A687]=&quot;forward&quot;;[.D686]+[.B687];IF([.A687]=&quot;backward&quot;;[.D686]-[.B687];[.D686]))" office:value-type="float" office:value="1258" calcext:value-type="float">
            <text:p>1258</text:p>
          </table:table-cell>
          <table:table-cell table:formula="of:=IF([.A687]=&quot;forward&quot;;[.E686]+[.B687]*[.C687];[.E686])" office:value-type="float" office:value="321235" calcext:value-type="float">
            <text:p>32123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688]=&quot;down&quot;;[.C687]+[.B688];IF([.A688]=&quot;up&quot;;[.C687]-[.B688];[.C687]))" office:value-type="float" office:value="493" calcext:value-type="float">
            <text:p>493</text:p>
          </table:table-cell>
          <table:table-cell table:formula="of:=IF([.A688]=&quot;forward&quot;;[.D687]+[.B688];IF([.A688]=&quot;backward&quot;;[.D687]-[.B688];[.D687]))" office:value-type="float" office:value="1258" calcext:value-type="float">
            <text:p>1258</text:p>
          </table:table-cell>
          <table:table-cell table:formula="of:=IF([.A688]=&quot;forward&quot;;[.E687]+[.B688]*[.C688];[.E687])" office:value-type="float" office:value="321235" calcext:value-type="float">
            <text:p>32123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689]=&quot;down&quot;;[.C688]+[.B689];IF([.A689]=&quot;up&quot;;[.C688]-[.B689];[.C688]))" office:value-type="float" office:value="497" calcext:value-type="float">
            <text:p>497</text:p>
          </table:table-cell>
          <table:table-cell table:formula="of:=IF([.A689]=&quot;forward&quot;;[.D688]+[.B689];IF([.A689]=&quot;backward&quot;;[.D688]-[.B689];[.D688]))" office:value-type="float" office:value="1258" calcext:value-type="float">
            <text:p>1258</text:p>
          </table:table-cell>
          <table:table-cell table:formula="of:=IF([.A689]=&quot;forward&quot;;[.E688]+[.B689]*[.C689];[.E688])" office:value-type="float" office:value="321235" calcext:value-type="float">
            <text:p>32123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690]=&quot;down&quot;;[.C689]+[.B690];IF([.A690]=&quot;up&quot;;[.C689]-[.B690];[.C689]))" office:value-type="float" office:value="496" calcext:value-type="float">
            <text:p>496</text:p>
          </table:table-cell>
          <table:table-cell table:formula="of:=IF([.A690]=&quot;forward&quot;;[.D689]+[.B690];IF([.A690]=&quot;backward&quot;;[.D689]-[.B690];[.D689]))" office:value-type="float" office:value="1258" calcext:value-type="float">
            <text:p>1258</text:p>
          </table:table-cell>
          <table:table-cell table:formula="of:=IF([.A690]=&quot;forward&quot;;[.E689]+[.B690]*[.C690];[.E689])" office:value-type="float" office:value="321235" calcext:value-type="float">
            <text:p>32123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691]=&quot;down&quot;;[.C690]+[.B691];IF([.A691]=&quot;up&quot;;[.C690]-[.B691];[.C690]))" office:value-type="float" office:value="496" calcext:value-type="float">
            <text:p>496</text:p>
          </table:table-cell>
          <table:table-cell table:formula="of:=IF([.A691]=&quot;forward&quot;;[.D690]+[.B691];IF([.A691]=&quot;backward&quot;;[.D690]-[.B691];[.D690]))" office:value-type="float" office:value="1264" calcext:value-type="float">
            <text:p>1264</text:p>
          </table:table-cell>
          <table:table-cell table:formula="of:=IF([.A691]=&quot;forward&quot;;[.E690]+[.B691]*[.C691];[.E690])" office:value-type="float" office:value="324211" calcext:value-type="float">
            <text:p>32421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692]=&quot;down&quot;;[.C691]+[.B692];IF([.A692]=&quot;up&quot;;[.C691]-[.B692];[.C691]))" office:value-type="float" office:value="490" calcext:value-type="float">
            <text:p>490</text:p>
          </table:table-cell>
          <table:table-cell table:formula="of:=IF([.A692]=&quot;forward&quot;;[.D691]+[.B692];IF([.A692]=&quot;backward&quot;;[.D691]-[.B692];[.D691]))" office:value-type="float" office:value="1264" calcext:value-type="float">
            <text:p>1264</text:p>
          </table:table-cell>
          <table:table-cell table:formula="of:=IF([.A692]=&quot;forward&quot;;[.E691]+[.B692]*[.C692];[.E691])" office:value-type="float" office:value="324211" calcext:value-type="float">
            <text:p>32421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93]=&quot;down&quot;;[.C692]+[.B693];IF([.A693]=&quot;up&quot;;[.C692]-[.B693];[.C692]))" office:value-type="float" office:value="490" calcext:value-type="float">
            <text:p>490</text:p>
          </table:table-cell>
          <table:table-cell table:formula="of:=IF([.A693]=&quot;forward&quot;;[.D692]+[.B693];IF([.A693]=&quot;backward&quot;;[.D692]-[.B693];[.D692]))" office:value-type="float" office:value="1273" calcext:value-type="float">
            <text:p>1273</text:p>
          </table:table-cell>
          <table:table-cell table:formula="of:=IF([.A693]=&quot;forward&quot;;[.E692]+[.B693]*[.C693];[.E692])" office:value-type="float" office:value="328621" calcext:value-type="float">
            <text:p>32862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694]=&quot;down&quot;;[.C693]+[.B694];IF([.A694]=&quot;up&quot;;[.C693]-[.B694];[.C693]))" office:value-type="float" office:value="490" calcext:value-type="float">
            <text:p>490</text:p>
          </table:table-cell>
          <table:table-cell table:formula="of:=IF([.A694]=&quot;forward&quot;;[.D693]+[.B694];IF([.A694]=&quot;backward&quot;;[.D693]-[.B694];[.D693]))" office:value-type="float" office:value="1276" calcext:value-type="float">
            <text:p>1276</text:p>
          </table:table-cell>
          <table:table-cell table:formula="of:=IF([.A694]=&quot;forward&quot;;[.E693]+[.B694]*[.C694];[.E693])" office:value-type="float" office:value="330091" calcext:value-type="float">
            <text:p>33009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695]=&quot;down&quot;;[.C694]+[.B695];IF([.A695]=&quot;up&quot;;[.C694]-[.B695];[.C694]))" office:value-type="float" office:value="493" calcext:value-type="float">
            <text:p>493</text:p>
          </table:table-cell>
          <table:table-cell table:formula="of:=IF([.A695]=&quot;forward&quot;;[.D694]+[.B695];IF([.A695]=&quot;backward&quot;;[.D694]-[.B695];[.D694]))" office:value-type="float" office:value="1276" calcext:value-type="float">
            <text:p>1276</text:p>
          </table:table-cell>
          <table:table-cell table:formula="of:=IF([.A695]=&quot;forward&quot;;[.E694]+[.B695]*[.C695];[.E694])" office:value-type="float" office:value="330091" calcext:value-type="float">
            <text:p>33009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696]=&quot;down&quot;;[.C695]+[.B696];IF([.A696]=&quot;up&quot;;[.C695]-[.B696];[.C695]))" office:value-type="float" office:value="498" calcext:value-type="float">
            <text:p>498</text:p>
          </table:table-cell>
          <table:table-cell table:formula="of:=IF([.A696]=&quot;forward&quot;;[.D695]+[.B696];IF([.A696]=&quot;backward&quot;;[.D695]-[.B696];[.D695]))" office:value-type="float" office:value="1276" calcext:value-type="float">
            <text:p>1276</text:p>
          </table:table-cell>
          <table:table-cell table:formula="of:=IF([.A696]=&quot;forward&quot;;[.E695]+[.B696]*[.C696];[.E695])" office:value-type="float" office:value="330091" calcext:value-type="float">
            <text:p>33009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697]=&quot;down&quot;;[.C696]+[.B697];IF([.A697]=&quot;up&quot;;[.C696]-[.B697];[.C696]))" office:value-type="float" office:value="498" calcext:value-type="float">
            <text:p>498</text:p>
          </table:table-cell>
          <table:table-cell table:formula="of:=IF([.A697]=&quot;forward&quot;;[.D696]+[.B697];IF([.A697]=&quot;backward&quot;;[.D696]-[.B697];[.D696]))" office:value-type="float" office:value="1282" calcext:value-type="float">
            <text:p>1282</text:p>
          </table:table-cell>
          <table:table-cell table:formula="of:=IF([.A697]=&quot;forward&quot;;[.E696]+[.B697]*[.C697];[.E696])" office:value-type="float" office:value="333079" calcext:value-type="float">
            <text:p>33307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698]=&quot;down&quot;;[.C697]+[.B698];IF([.A698]=&quot;up&quot;;[.C697]-[.B698];[.C697]))" office:value-type="float" office:value="504" calcext:value-type="float">
            <text:p>504</text:p>
          </table:table-cell>
          <table:table-cell table:formula="of:=IF([.A698]=&quot;forward&quot;;[.D697]+[.B698];IF([.A698]=&quot;backward&quot;;[.D697]-[.B698];[.D697]))" office:value-type="float" office:value="1282" calcext:value-type="float">
            <text:p>1282</text:p>
          </table:table-cell>
          <table:table-cell table:formula="of:=IF([.A698]=&quot;forward&quot;;[.E697]+[.B698]*[.C698];[.E697])" office:value-type="float" office:value="333079" calcext:value-type="float">
            <text:p>33307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699]=&quot;down&quot;;[.C698]+[.B699];IF([.A699]=&quot;up&quot;;[.C698]-[.B699];[.C698]))" office:value-type="float" office:value="508" calcext:value-type="float">
            <text:p>508</text:p>
          </table:table-cell>
          <table:table-cell table:formula="of:=IF([.A699]=&quot;forward&quot;;[.D698]+[.B699];IF([.A699]=&quot;backward&quot;;[.D698]-[.B699];[.D698]))" office:value-type="float" office:value="1282" calcext:value-type="float">
            <text:p>1282</text:p>
          </table:table-cell>
          <table:table-cell table:formula="of:=IF([.A699]=&quot;forward&quot;;[.E698]+[.B699]*[.C699];[.E698])" office:value-type="float" office:value="333079" calcext:value-type="float">
            <text:p>333079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700]=&quot;down&quot;;[.C699]+[.B700];IF([.A700]=&quot;up&quot;;[.C699]-[.B700];[.C699]))" office:value-type="float" office:value="502" calcext:value-type="float">
            <text:p>502</text:p>
          </table:table-cell>
          <table:table-cell table:formula="of:=IF([.A700]=&quot;forward&quot;;[.D699]+[.B700];IF([.A700]=&quot;backward&quot;;[.D699]-[.B700];[.D699]))" office:value-type="float" office:value="1282" calcext:value-type="float">
            <text:p>1282</text:p>
          </table:table-cell>
          <table:table-cell table:formula="of:=IF([.A700]=&quot;forward&quot;;[.E699]+[.B700]*[.C700];[.E699])" office:value-type="float" office:value="333079" calcext:value-type="float">
            <text:p>33307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01]=&quot;down&quot;;[.C700]+[.B701];IF([.A701]=&quot;up&quot;;[.C700]-[.B701];[.C700]))" office:value-type="float" office:value="502" calcext:value-type="float">
            <text:p>502</text:p>
          </table:table-cell>
          <table:table-cell table:formula="of:=IF([.A701]=&quot;forward&quot;;[.D700]+[.B701];IF([.A701]=&quot;backward&quot;;[.D700]-[.B701];[.D700]))" office:value-type="float" office:value="1286" calcext:value-type="float">
            <text:p>1286</text:p>
          </table:table-cell>
          <table:table-cell table:formula="of:=IF([.A701]=&quot;forward&quot;;[.E700]+[.B701]*[.C701];[.E700])" office:value-type="float" office:value="335087" calcext:value-type="float">
            <text:p>33508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702]=&quot;down&quot;;[.C701]+[.B702];IF([.A702]=&quot;up&quot;;[.C701]-[.B702];[.C701]))" office:value-type="float" office:value="494" calcext:value-type="float">
            <text:p>494</text:p>
          </table:table-cell>
          <table:table-cell table:formula="of:=IF([.A702]=&quot;forward&quot;;[.D701]+[.B702];IF([.A702]=&quot;backward&quot;;[.D701]-[.B702];[.D701]))" office:value-type="float" office:value="1286" calcext:value-type="float">
            <text:p>1286</text:p>
          </table:table-cell>
          <table:table-cell table:formula="of:=IF([.A702]=&quot;forward&quot;;[.E701]+[.B702]*[.C702];[.E701])" office:value-type="float" office:value="335087" calcext:value-type="float">
            <text:p>33508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03]=&quot;down&quot;;[.C702]+[.B703];IF([.A703]=&quot;up&quot;;[.C702]-[.B703];[.C702]))" office:value-type="float" office:value="498" calcext:value-type="float">
            <text:p>498</text:p>
          </table:table-cell>
          <table:table-cell table:formula="of:=IF([.A703]=&quot;forward&quot;;[.D702]+[.B703];IF([.A703]=&quot;backward&quot;;[.D702]-[.B703];[.D702]))" office:value-type="float" office:value="1286" calcext:value-type="float">
            <text:p>1286</text:p>
          </table:table-cell>
          <table:table-cell table:formula="of:=IF([.A703]=&quot;forward&quot;;[.E702]+[.B703]*[.C703];[.E702])" office:value-type="float" office:value="335087" calcext:value-type="float">
            <text:p>33508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704]=&quot;down&quot;;[.C703]+[.B704];IF([.A704]=&quot;up&quot;;[.C703]-[.B704];[.C703]))" office:value-type="float" office:value="506" calcext:value-type="float">
            <text:p>506</text:p>
          </table:table-cell>
          <table:table-cell table:formula="of:=IF([.A704]=&quot;forward&quot;;[.D703]+[.B704];IF([.A704]=&quot;backward&quot;;[.D703]-[.B704];[.D703]))" office:value-type="float" office:value="1286" calcext:value-type="float">
            <text:p>1286</text:p>
          </table:table-cell>
          <table:table-cell table:formula="of:=IF([.A704]=&quot;forward&quot;;[.E703]+[.B704]*[.C704];[.E703])" office:value-type="float" office:value="335087" calcext:value-type="float">
            <text:p>33508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05]=&quot;down&quot;;[.C704]+[.B705];IF([.A705]=&quot;up&quot;;[.C704]-[.B705];[.C704]))" office:value-type="float" office:value="509" calcext:value-type="float">
            <text:p>509</text:p>
          </table:table-cell>
          <table:table-cell table:formula="of:=IF([.A705]=&quot;forward&quot;;[.D704]+[.B705];IF([.A705]=&quot;backward&quot;;[.D704]-[.B705];[.D704]))" office:value-type="float" office:value="1286" calcext:value-type="float">
            <text:p>1286</text:p>
          </table:table-cell>
          <table:table-cell table:formula="of:=IF([.A705]=&quot;forward&quot;;[.E704]+[.B705]*[.C705];[.E704])" office:value-type="float" office:value="335087" calcext:value-type="float">
            <text:p>33508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06]=&quot;down&quot;;[.C705]+[.B706];IF([.A706]=&quot;up&quot;;[.C705]-[.B706];[.C705]))" office:value-type="float" office:value="510" calcext:value-type="float">
            <text:p>510</text:p>
          </table:table-cell>
          <table:table-cell table:formula="of:=IF([.A706]=&quot;forward&quot;;[.D705]+[.B706];IF([.A706]=&quot;backward&quot;;[.D705]-[.B706];[.D705]))" office:value-type="float" office:value="1286" calcext:value-type="float">
            <text:p>1286</text:p>
          </table:table-cell>
          <table:table-cell table:formula="of:=IF([.A706]=&quot;forward&quot;;[.E705]+[.B706]*[.C706];[.E705])" office:value-type="float" office:value="335087" calcext:value-type="float">
            <text:p>33508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07]=&quot;down&quot;;[.C706]+[.B707];IF([.A707]=&quot;up&quot;;[.C706]-[.B707];[.C706]))" office:value-type="float" office:value="516" calcext:value-type="float">
            <text:p>516</text:p>
          </table:table-cell>
          <table:table-cell table:formula="of:=IF([.A707]=&quot;forward&quot;;[.D706]+[.B707];IF([.A707]=&quot;backward&quot;;[.D706]-[.B707];[.D706]))" office:value-type="float" office:value="1286" calcext:value-type="float">
            <text:p>1286</text:p>
          </table:table-cell>
          <table:table-cell table:formula="of:=IF([.A707]=&quot;forward&quot;;[.E706]+[.B707]*[.C707];[.E706])" office:value-type="float" office:value="335087" calcext:value-type="float">
            <text:p>33508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708]=&quot;down&quot;;[.C707]+[.B708];IF([.A708]=&quot;up&quot;;[.C707]-[.B708];[.C707]))" office:value-type="float" office:value="523" calcext:value-type="float">
            <text:p>523</text:p>
          </table:table-cell>
          <table:table-cell table:formula="of:=IF([.A708]=&quot;forward&quot;;[.D707]+[.B708];IF([.A708]=&quot;backward&quot;;[.D707]-[.B708];[.D707]))" office:value-type="float" office:value="1286" calcext:value-type="float">
            <text:p>1286</text:p>
          </table:table-cell>
          <table:table-cell table:formula="of:=IF([.A708]=&quot;forward&quot;;[.E707]+[.B708]*[.C708];[.E707])" office:value-type="float" office:value="335087" calcext:value-type="float">
            <text:p>33508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709]=&quot;down&quot;;[.C708]+[.B709];IF([.A709]=&quot;up&quot;;[.C708]-[.B709];[.C708]))" office:value-type="float" office:value="531" calcext:value-type="float">
            <text:p>531</text:p>
          </table:table-cell>
          <table:table-cell table:formula="of:=IF([.A709]=&quot;forward&quot;;[.D708]+[.B709];IF([.A709]=&quot;backward&quot;;[.D708]-[.B709];[.D708]))" office:value-type="float" office:value="1286" calcext:value-type="float">
            <text:p>1286</text:p>
          </table:table-cell>
          <table:table-cell table:formula="of:=IF([.A709]=&quot;forward&quot;;[.E708]+[.B709]*[.C709];[.E708])" office:value-type="float" office:value="335087" calcext:value-type="float">
            <text:p>33508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710]=&quot;down&quot;;[.C709]+[.B710];IF([.A710]=&quot;up&quot;;[.C709]-[.B710];[.C709]))" office:value-type="float" office:value="533" calcext:value-type="float">
            <text:p>533</text:p>
          </table:table-cell>
          <table:table-cell table:formula="of:=IF([.A710]=&quot;forward&quot;;[.D709]+[.B710];IF([.A710]=&quot;backward&quot;;[.D709]-[.B710];[.D709]))" office:value-type="float" office:value="1286" calcext:value-type="float">
            <text:p>1286</text:p>
          </table:table-cell>
          <table:table-cell table:formula="of:=IF([.A710]=&quot;forward&quot;;[.E709]+[.B710]*[.C710];[.E709])" office:value-type="float" office:value="335087" calcext:value-type="float">
            <text:p>33508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711]=&quot;down&quot;;[.C710]+[.B711];IF([.A711]=&quot;up&quot;;[.C710]-[.B711];[.C710]))" office:value-type="float" office:value="538" calcext:value-type="float">
            <text:p>538</text:p>
          </table:table-cell>
          <table:table-cell table:formula="of:=IF([.A711]=&quot;forward&quot;;[.D710]+[.B711];IF([.A711]=&quot;backward&quot;;[.D710]-[.B711];[.D710]))" office:value-type="float" office:value="1286" calcext:value-type="float">
            <text:p>1286</text:p>
          </table:table-cell>
          <table:table-cell table:formula="of:=IF([.A711]=&quot;forward&quot;;[.E710]+[.B711]*[.C711];[.E710])" office:value-type="float" office:value="335087" calcext:value-type="float">
            <text:p>33508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12]=&quot;down&quot;;[.C711]+[.B712];IF([.A712]=&quot;up&quot;;[.C711]-[.B712];[.C711]))" office:value-type="float" office:value="538" calcext:value-type="float">
            <text:p>538</text:p>
          </table:table-cell>
          <table:table-cell table:formula="of:=IF([.A712]=&quot;forward&quot;;[.D711]+[.B712];IF([.A712]=&quot;backward&quot;;[.D711]-[.B712];[.D711]))" office:value-type="float" office:value="1290" calcext:value-type="float">
            <text:p>1290</text:p>
          </table:table-cell>
          <table:table-cell table:formula="of:=IF([.A712]=&quot;forward&quot;;[.E711]+[.B712]*[.C712];[.E711])" office:value-type="float" office:value="337239" calcext:value-type="float">
            <text:p>33723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13]=&quot;down&quot;;[.C712]+[.B713];IF([.A713]=&quot;up&quot;;[.C712]-[.B713];[.C712]))" office:value-type="float" office:value="538" calcext:value-type="float">
            <text:p>538</text:p>
          </table:table-cell>
          <table:table-cell table:formula="of:=IF([.A713]=&quot;forward&quot;;[.D712]+[.B713];IF([.A713]=&quot;backward&quot;;[.D712]-[.B713];[.D712]))" office:value-type="float" office:value="1296" calcext:value-type="float">
            <text:p>1296</text:p>
          </table:table-cell>
          <table:table-cell table:formula="of:=IF([.A713]=&quot;forward&quot;;[.E712]+[.B713]*[.C713];[.E712])" office:value-type="float" office:value="340467" calcext:value-type="float">
            <text:p>34046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714]=&quot;down&quot;;[.C713]+[.B714];IF([.A714]=&quot;up&quot;;[.C713]-[.B714];[.C713]))" office:value-type="float" office:value="538" calcext:value-type="float">
            <text:p>538</text:p>
          </table:table-cell>
          <table:table-cell table:formula="of:=IF([.A714]=&quot;forward&quot;;[.D713]+[.B714];IF([.A714]=&quot;backward&quot;;[.D713]-[.B714];[.D713]))" office:value-type="float" office:value="1303" calcext:value-type="float">
            <text:p>1303</text:p>
          </table:table-cell>
          <table:table-cell table:formula="of:=IF([.A714]=&quot;forward&quot;;[.E713]+[.B714]*[.C714];[.E713])" office:value-type="float" office:value="344233" calcext:value-type="float">
            <text:p>34423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15]=&quot;down&quot;;[.C714]+[.B715];IF([.A715]=&quot;up&quot;;[.C714]-[.B715];[.C714]))" office:value-type="float" office:value="539" calcext:value-type="float">
            <text:p>539</text:p>
          </table:table-cell>
          <table:table-cell table:formula="of:=IF([.A715]=&quot;forward&quot;;[.D714]+[.B715];IF([.A715]=&quot;backward&quot;;[.D714]-[.B715];[.D714]))" office:value-type="float" office:value="1303" calcext:value-type="float">
            <text:p>1303</text:p>
          </table:table-cell>
          <table:table-cell table:formula="of:=IF([.A715]=&quot;forward&quot;;[.E714]+[.B715]*[.C715];[.E714])" office:value-type="float" office:value="344233" calcext:value-type="float">
            <text:p>34423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716]=&quot;down&quot;;[.C715]+[.B716];IF([.A716]=&quot;up&quot;;[.C715]-[.B716];[.C715]))" office:value-type="float" office:value="544" calcext:value-type="float">
            <text:p>544</text:p>
          </table:table-cell>
          <table:table-cell table:formula="of:=IF([.A716]=&quot;forward&quot;;[.D715]+[.B716];IF([.A716]=&quot;backward&quot;;[.D715]-[.B716];[.D715]))" office:value-type="float" office:value="1303" calcext:value-type="float">
            <text:p>1303</text:p>
          </table:table-cell>
          <table:table-cell table:formula="of:=IF([.A716]=&quot;forward&quot;;[.E715]+[.B716]*[.C716];[.E715])" office:value-type="float" office:value="344233" calcext:value-type="float">
            <text:p>34423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717]=&quot;down&quot;;[.C716]+[.B717];IF([.A717]=&quot;up&quot;;[.C716]-[.B717];[.C716]))" office:value-type="float" office:value="544" calcext:value-type="float">
            <text:p>544</text:p>
          </table:table-cell>
          <table:table-cell table:formula="of:=IF([.A717]=&quot;forward&quot;;[.D716]+[.B717];IF([.A717]=&quot;backward&quot;;[.D716]-[.B717];[.D716]))" office:value-type="float" office:value="1312" calcext:value-type="float">
            <text:p>1312</text:p>
          </table:table-cell>
          <table:table-cell table:formula="of:=IF([.A717]=&quot;forward&quot;;[.E716]+[.B717]*[.C717];[.E716])" office:value-type="float" office:value="349129" calcext:value-type="float">
            <text:p>34912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18]=&quot;down&quot;;[.C717]+[.B718];IF([.A718]=&quot;up&quot;;[.C717]-[.B718];[.C717]))" office:value-type="float" office:value="550" calcext:value-type="float">
            <text:p>550</text:p>
          </table:table-cell>
          <table:table-cell table:formula="of:=IF([.A718]=&quot;forward&quot;;[.D717]+[.B718];IF([.A718]=&quot;backward&quot;;[.D717]-[.B718];[.D717]))" office:value-type="float" office:value="1312" calcext:value-type="float">
            <text:p>1312</text:p>
          </table:table-cell>
          <table:table-cell table:formula="of:=IF([.A718]=&quot;forward&quot;;[.E717]+[.B718]*[.C718];[.E717])" office:value-type="float" office:value="349129" calcext:value-type="float">
            <text:p>34912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19]=&quot;down&quot;;[.C718]+[.B719];IF([.A719]=&quot;up&quot;;[.C718]-[.B719];[.C718]))" office:value-type="float" office:value="550" calcext:value-type="float">
            <text:p>550</text:p>
          </table:table-cell>
          <table:table-cell table:formula="of:=IF([.A719]=&quot;forward&quot;;[.D718]+[.B719];IF([.A719]=&quot;backward&quot;;[.D718]-[.B719];[.D718]))" office:value-type="float" office:value="1318" calcext:value-type="float">
            <text:p>1318</text:p>
          </table:table-cell>
          <table:table-cell table:formula="of:=IF([.A719]=&quot;forward&quot;;[.E718]+[.B719]*[.C719];[.E718])" office:value-type="float" office:value="352429" calcext:value-type="float">
            <text:p>35242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720]=&quot;down&quot;;[.C719]+[.B720];IF([.A720]=&quot;up&quot;;[.C719]-[.B720];[.C719]))" office:value-type="float" office:value="550" calcext:value-type="float">
            <text:p>550</text:p>
          </table:table-cell>
          <table:table-cell table:formula="of:=IF([.A720]=&quot;forward&quot;;[.D719]+[.B720];IF([.A720]=&quot;backward&quot;;[.D719]-[.B720];[.D719]))" office:value-type="float" office:value="1325" calcext:value-type="float">
            <text:p>1325</text:p>
          </table:table-cell>
          <table:table-cell table:formula="of:=IF([.A720]=&quot;forward&quot;;[.E719]+[.B720]*[.C720];[.E719])" office:value-type="float" office:value="356279" calcext:value-type="float">
            <text:p>35627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21]=&quot;down&quot;;[.C720]+[.B721];IF([.A721]=&quot;up&quot;;[.C720]-[.B721];[.C720]))" office:value-type="float" office:value="550" calcext:value-type="float">
            <text:p>550</text:p>
          </table:table-cell>
          <table:table-cell table:formula="of:=IF([.A721]=&quot;forward&quot;;[.D720]+[.B721];IF([.A721]=&quot;backward&quot;;[.D720]-[.B721];[.D720]))" office:value-type="float" office:value="1329" calcext:value-type="float">
            <text:p>1329</text:p>
          </table:table-cell>
          <table:table-cell table:formula="of:=IF([.A721]=&quot;forward&quot;;[.E720]+[.B721]*[.C721];[.E720])" office:value-type="float" office:value="358479" calcext:value-type="float">
            <text:p>35847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722]=&quot;down&quot;;[.C721]+[.B722];IF([.A722]=&quot;up&quot;;[.C721]-[.B722];[.C721]))" office:value-type="float" office:value="550" calcext:value-type="float">
            <text:p>550</text:p>
          </table:table-cell>
          <table:table-cell table:formula="of:=IF([.A722]=&quot;forward&quot;;[.D721]+[.B722];IF([.A722]=&quot;backward&quot;;[.D721]-[.B722];[.D721]))" office:value-type="float" office:value="1331" calcext:value-type="float">
            <text:p>1331</text:p>
          </table:table-cell>
          <table:table-cell table:formula="of:=IF([.A722]=&quot;forward&quot;;[.E721]+[.B722]*[.C722];[.E721])" office:value-type="float" office:value="359579" calcext:value-type="float">
            <text:p>35957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723]=&quot;down&quot;;[.C722]+[.B723];IF([.A723]=&quot;up&quot;;[.C722]-[.B723];[.C722]))" office:value-type="float" office:value="550" calcext:value-type="float">
            <text:p>550</text:p>
          </table:table-cell>
          <table:table-cell table:formula="of:=IF([.A723]=&quot;forward&quot;;[.D722]+[.B723];IF([.A723]=&quot;backward&quot;;[.D722]-[.B723];[.D722]))" office:value-type="float" office:value="1333" calcext:value-type="float">
            <text:p>1333</text:p>
          </table:table-cell>
          <table:table-cell table:formula="of:=IF([.A723]=&quot;forward&quot;;[.E722]+[.B723]*[.C723];[.E722])" office:value-type="float" office:value="360679" calcext:value-type="float">
            <text:p>360679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724]=&quot;down&quot;;[.C723]+[.B724];IF([.A724]=&quot;up&quot;;[.C723]-[.B724];[.C723]))" office:value-type="float" office:value="544" calcext:value-type="float">
            <text:p>544</text:p>
          </table:table-cell>
          <table:table-cell table:formula="of:=IF([.A724]=&quot;forward&quot;;[.D723]+[.B724];IF([.A724]=&quot;backward&quot;;[.D723]-[.B724];[.D723]))" office:value-type="float" office:value="1333" calcext:value-type="float">
            <text:p>1333</text:p>
          </table:table-cell>
          <table:table-cell table:formula="of:=IF([.A724]=&quot;forward&quot;;[.E723]+[.B724]*[.C724];[.E723])" office:value-type="float" office:value="360679" calcext:value-type="float">
            <text:p>36067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725]=&quot;down&quot;;[.C724]+[.B725];IF([.A725]=&quot;up&quot;;[.C724]-[.B725];[.C724]))" office:value-type="float" office:value="544" calcext:value-type="float">
            <text:p>544</text:p>
          </table:table-cell>
          <table:table-cell table:formula="of:=IF([.A725]=&quot;forward&quot;;[.D724]+[.B725];IF([.A725]=&quot;backward&quot;;[.D724]-[.B725];[.D724]))" office:value-type="float" office:value="1342" calcext:value-type="float">
            <text:p>1342</text:p>
          </table:table-cell>
          <table:table-cell table:formula="of:=IF([.A725]=&quot;forward&quot;;[.E724]+[.B725]*[.C725];[.E724])" office:value-type="float" office:value="365575" calcext:value-type="float">
            <text:p>36557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726]=&quot;down&quot;;[.C725]+[.B726];IF([.A726]=&quot;up&quot;;[.C725]-[.B726];[.C725]))" office:value-type="float" office:value="538" calcext:value-type="float">
            <text:p>538</text:p>
          </table:table-cell>
          <table:table-cell table:formula="of:=IF([.A726]=&quot;forward&quot;;[.D725]+[.B726];IF([.A726]=&quot;backward&quot;;[.D725]-[.B726];[.D725]))" office:value-type="float" office:value="1342" calcext:value-type="float">
            <text:p>1342</text:p>
          </table:table-cell>
          <table:table-cell table:formula="of:=IF([.A726]=&quot;forward&quot;;[.E725]+[.B726]*[.C726];[.E725])" office:value-type="float" office:value="365575" calcext:value-type="float">
            <text:p>36557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27]=&quot;down&quot;;[.C726]+[.B727];IF([.A727]=&quot;up&quot;;[.C726]-[.B727];[.C726]))" office:value-type="float" office:value="539" calcext:value-type="float">
            <text:p>539</text:p>
          </table:table-cell>
          <table:table-cell table:formula="of:=IF([.A727]=&quot;forward&quot;;[.D726]+[.B727];IF([.A727]=&quot;backward&quot;;[.D726]-[.B727];[.D726]))" office:value-type="float" office:value="1342" calcext:value-type="float">
            <text:p>1342</text:p>
          </table:table-cell>
          <table:table-cell table:formula="of:=IF([.A727]=&quot;forward&quot;;[.E726]+[.B727]*[.C727];[.E726])" office:value-type="float" office:value="365575" calcext:value-type="float">
            <text:p>36557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28]=&quot;down&quot;;[.C727]+[.B728];IF([.A728]=&quot;up&quot;;[.C727]-[.B728];[.C727]))" office:value-type="float" office:value="539" calcext:value-type="float">
            <text:p>539</text:p>
          </table:table-cell>
          <table:table-cell table:formula="of:=IF([.A728]=&quot;forward&quot;;[.D727]+[.B728];IF([.A728]=&quot;backward&quot;;[.D727]-[.B728];[.D727]))" office:value-type="float" office:value="1346" calcext:value-type="float">
            <text:p>1346</text:p>
          </table:table-cell>
          <table:table-cell table:formula="of:=IF([.A728]=&quot;forward&quot;;[.E727]+[.B728]*[.C728];[.E727])" office:value-type="float" office:value="367731" calcext:value-type="float">
            <text:p>36773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729]=&quot;down&quot;;[.C728]+[.B729];IF([.A729]=&quot;up&quot;;[.C728]-[.B729];[.C728]))" office:value-type="float" office:value="541" calcext:value-type="float">
            <text:p>541</text:p>
          </table:table-cell>
          <table:table-cell table:formula="of:=IF([.A729]=&quot;forward&quot;;[.D728]+[.B729];IF([.A729]=&quot;backward&quot;;[.D728]-[.B729];[.D728]))" office:value-type="float" office:value="1346" calcext:value-type="float">
            <text:p>1346</text:p>
          </table:table-cell>
          <table:table-cell table:formula="of:=IF([.A729]=&quot;forward&quot;;[.E728]+[.B729]*[.C729];[.E728])" office:value-type="float" office:value="367731" calcext:value-type="float">
            <text:p>36773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730]=&quot;down&quot;;[.C729]+[.B730];IF([.A730]=&quot;up&quot;;[.C729]-[.B730];[.C729]))" office:value-type="float" office:value="538" calcext:value-type="float">
            <text:p>538</text:p>
          </table:table-cell>
          <table:table-cell table:formula="of:=IF([.A730]=&quot;forward&quot;;[.D729]+[.B730];IF([.A730]=&quot;backward&quot;;[.D729]-[.B730];[.D729]))" office:value-type="float" office:value="1346" calcext:value-type="float">
            <text:p>1346</text:p>
          </table:table-cell>
          <table:table-cell table:formula="of:=IF([.A730]=&quot;forward&quot;;[.E729]+[.B730]*[.C730];[.E729])" office:value-type="float" office:value="367731" calcext:value-type="float">
            <text:p>36773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731]=&quot;down&quot;;[.C730]+[.B731];IF([.A731]=&quot;up&quot;;[.C730]-[.B731];[.C730]))" office:value-type="float" office:value="538" calcext:value-type="float">
            <text:p>538</text:p>
          </table:table-cell>
          <table:table-cell table:formula="of:=IF([.A731]=&quot;forward&quot;;[.D730]+[.B731];IF([.A731]=&quot;backward&quot;;[.D730]-[.B731];[.D730]))" office:value-type="float" office:value="1351" calcext:value-type="float">
            <text:p>1351</text:p>
          </table:table-cell>
          <table:table-cell table:formula="of:=IF([.A731]=&quot;forward&quot;;[.E730]+[.B731]*[.C731];[.E730])" office:value-type="float" office:value="370421" calcext:value-type="float">
            <text:p>37042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732]=&quot;down&quot;;[.C731]+[.B732];IF([.A732]=&quot;up&quot;;[.C731]-[.B732];[.C731]))" office:value-type="float" office:value="537" calcext:value-type="float">
            <text:p>537</text:p>
          </table:table-cell>
          <table:table-cell table:formula="of:=IF([.A732]=&quot;forward&quot;;[.D731]+[.B732];IF([.A732]=&quot;backward&quot;;[.D731]-[.B732];[.D731]))" office:value-type="float" office:value="1351" calcext:value-type="float">
            <text:p>1351</text:p>
          </table:table-cell>
          <table:table-cell table:formula="of:=IF([.A732]=&quot;forward&quot;;[.E731]+[.B732]*[.C732];[.E731])" office:value-type="float" office:value="370421" calcext:value-type="float">
            <text:p>37042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33]=&quot;down&quot;;[.C732]+[.B733];IF([.A733]=&quot;up&quot;;[.C732]-[.B733];[.C732]))" office:value-type="float" office:value="537" calcext:value-type="float">
            <text:p>537</text:p>
          </table:table-cell>
          <table:table-cell table:formula="of:=IF([.A733]=&quot;forward&quot;;[.D732]+[.B733];IF([.A733]=&quot;backward&quot;;[.D732]-[.B733];[.D732]))" office:value-type="float" office:value="1355" calcext:value-type="float">
            <text:p>1355</text:p>
          </table:table-cell>
          <table:table-cell table:formula="of:=IF([.A733]=&quot;forward&quot;;[.E732]+[.B733]*[.C733];[.E732])" office:value-type="float" office:value="372569" calcext:value-type="float">
            <text:p>37256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34]=&quot;down&quot;;[.C733]+[.B734];IF([.A734]=&quot;up&quot;;[.C733]-[.B734];[.C733]))" office:value-type="float" office:value="537" calcext:value-type="float">
            <text:p>537</text:p>
          </table:table-cell>
          <table:table-cell table:formula="of:=IF([.A734]=&quot;forward&quot;;[.D733]+[.B734];IF([.A734]=&quot;backward&quot;;[.D733]-[.B734];[.D733]))" office:value-type="float" office:value="1359" calcext:value-type="float">
            <text:p>1359</text:p>
          </table:table-cell>
          <table:table-cell table:formula="of:=IF([.A734]=&quot;forward&quot;;[.E733]+[.B734]*[.C734];[.E733])" office:value-type="float" office:value="374717" calcext:value-type="float">
            <text:p>37471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735]=&quot;down&quot;;[.C734]+[.B735];IF([.A735]=&quot;up&quot;;[.C734]-[.B735];[.C734]))" office:value-type="float" office:value="533" calcext:value-type="float">
            <text:p>533</text:p>
          </table:table-cell>
          <table:table-cell table:formula="of:=IF([.A735]=&quot;forward&quot;;[.D734]+[.B735];IF([.A735]=&quot;backward&quot;;[.D734]-[.B735];[.D734]))" office:value-type="float" office:value="1359" calcext:value-type="float">
            <text:p>1359</text:p>
          </table:table-cell>
          <table:table-cell table:formula="of:=IF([.A735]=&quot;forward&quot;;[.E734]+[.B735]*[.C735];[.E734])" office:value-type="float" office:value="374717" calcext:value-type="float">
            <text:p>37471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736]=&quot;down&quot;;[.C735]+[.B736];IF([.A736]=&quot;up&quot;;[.C735]-[.B736];[.C735]))" office:value-type="float" office:value="540" calcext:value-type="float">
            <text:p>540</text:p>
          </table:table-cell>
          <table:table-cell table:formula="of:=IF([.A736]=&quot;forward&quot;;[.D735]+[.B736];IF([.A736]=&quot;backward&quot;;[.D735]-[.B736];[.D735]))" office:value-type="float" office:value="1359" calcext:value-type="float">
            <text:p>1359</text:p>
          </table:table-cell>
          <table:table-cell table:formula="of:=IF([.A736]=&quot;forward&quot;;[.E735]+[.B736]*[.C736];[.E735])" office:value-type="float" office:value="374717" calcext:value-type="float">
            <text:p>37471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737]=&quot;down&quot;;[.C736]+[.B737];IF([.A737]=&quot;up&quot;;[.C736]-[.B737];[.C736]))" office:value-type="float" office:value="545" calcext:value-type="float">
            <text:p>545</text:p>
          </table:table-cell>
          <table:table-cell table:formula="of:=IF([.A737]=&quot;forward&quot;;[.D736]+[.B737];IF([.A737]=&quot;backward&quot;;[.D736]-[.B737];[.D736]))" office:value-type="float" office:value="1359" calcext:value-type="float">
            <text:p>1359</text:p>
          </table:table-cell>
          <table:table-cell table:formula="of:=IF([.A737]=&quot;forward&quot;;[.E736]+[.B737]*[.C737];[.E736])" office:value-type="float" office:value="374717" calcext:value-type="float">
            <text:p>37471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738]=&quot;down&quot;;[.C737]+[.B738];IF([.A738]=&quot;up&quot;;[.C737]-[.B738];[.C737]))" office:value-type="float" office:value="541" calcext:value-type="float">
            <text:p>541</text:p>
          </table:table-cell>
          <table:table-cell table:formula="of:=IF([.A738]=&quot;forward&quot;;[.D737]+[.B738];IF([.A738]=&quot;backward&quot;;[.D737]-[.B738];[.D737]))" office:value-type="float" office:value="1359" calcext:value-type="float">
            <text:p>1359</text:p>
          </table:table-cell>
          <table:table-cell table:formula="of:=IF([.A738]=&quot;forward&quot;;[.E737]+[.B738]*[.C738];[.E737])" office:value-type="float" office:value="374717" calcext:value-type="float">
            <text:p>37471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739]=&quot;down&quot;;[.C738]+[.B739];IF([.A739]=&quot;up&quot;;[.C738]-[.B739];[.C738]))" office:value-type="float" office:value="541" calcext:value-type="float">
            <text:p>541</text:p>
          </table:table-cell>
          <table:table-cell table:formula="of:=IF([.A739]=&quot;forward&quot;;[.D738]+[.B739];IF([.A739]=&quot;backward&quot;;[.D738]-[.B739];[.D738]))" office:value-type="float" office:value="1364" calcext:value-type="float">
            <text:p>1364</text:p>
          </table:table-cell>
          <table:table-cell table:formula="of:=IF([.A739]=&quot;forward&quot;;[.E738]+[.B739]*[.C739];[.E738])" office:value-type="float" office:value="377422" calcext:value-type="float">
            <text:p>37742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740]=&quot;down&quot;;[.C739]+[.B740];IF([.A740]=&quot;up&quot;;[.C739]-[.B740];[.C739]))" office:value-type="float" office:value="533" calcext:value-type="float">
            <text:p>533</text:p>
          </table:table-cell>
          <table:table-cell table:formula="of:=IF([.A740]=&quot;forward&quot;;[.D739]+[.B740];IF([.A740]=&quot;backward&quot;;[.D739]-[.B740];[.D739]))" office:value-type="float" office:value="1364" calcext:value-type="float">
            <text:p>1364</text:p>
          </table:table-cell>
          <table:table-cell table:formula="of:=IF([.A740]=&quot;forward&quot;;[.E739]+[.B740]*[.C740];[.E739])" office:value-type="float" office:value="377422" calcext:value-type="float">
            <text:p>37742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741]=&quot;down&quot;;[.C740]+[.B741];IF([.A741]=&quot;up&quot;;[.C740]-[.B741];[.C740]))" office:value-type="float" office:value="529" calcext:value-type="float">
            <text:p>529</text:p>
          </table:table-cell>
          <table:table-cell table:formula="of:=IF([.A741]=&quot;forward&quot;;[.D740]+[.B741];IF([.A741]=&quot;backward&quot;;[.D740]-[.B741];[.D740]))" office:value-type="float" office:value="1364" calcext:value-type="float">
            <text:p>1364</text:p>
          </table:table-cell>
          <table:table-cell table:formula="of:=IF([.A741]=&quot;forward&quot;;[.E740]+[.B741]*[.C741];[.E740])" office:value-type="float" office:value="377422" calcext:value-type="float">
            <text:p>37742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742]=&quot;down&quot;;[.C741]+[.B742];IF([.A742]=&quot;up&quot;;[.C741]-[.B742];[.C741]))" office:value-type="float" office:value="527" calcext:value-type="float">
            <text:p>527</text:p>
          </table:table-cell>
          <table:table-cell table:formula="of:=IF([.A742]=&quot;forward&quot;;[.D741]+[.B742];IF([.A742]=&quot;backward&quot;;[.D741]-[.B742];[.D741]))" office:value-type="float" office:value="1364" calcext:value-type="float">
            <text:p>1364</text:p>
          </table:table-cell>
          <table:table-cell table:formula="of:=IF([.A742]=&quot;forward&quot;;[.E741]+[.B742]*[.C742];[.E741])" office:value-type="float" office:value="377422" calcext:value-type="float">
            <text:p>37742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743]=&quot;down&quot;;[.C742]+[.B743];IF([.A743]=&quot;up&quot;;[.C742]-[.B743];[.C742]))" office:value-type="float" office:value="519" calcext:value-type="float">
            <text:p>519</text:p>
          </table:table-cell>
          <table:table-cell table:formula="of:=IF([.A743]=&quot;forward&quot;;[.D742]+[.B743];IF([.A743]=&quot;backward&quot;;[.D742]-[.B743];[.D742]))" office:value-type="float" office:value="1364" calcext:value-type="float">
            <text:p>1364</text:p>
          </table:table-cell>
          <table:table-cell table:formula="of:=IF([.A743]=&quot;forward&quot;;[.E742]+[.B743]*[.C743];[.E742])" office:value-type="float" office:value="377422" calcext:value-type="float">
            <text:p>37742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44]=&quot;down&quot;;[.C743]+[.B744];IF([.A744]=&quot;up&quot;;[.C743]-[.B744];[.C743]))" office:value-type="float" office:value="519" calcext:value-type="float">
            <text:p>519</text:p>
          </table:table-cell>
          <table:table-cell table:formula="of:=IF([.A744]=&quot;forward&quot;;[.D743]+[.B744];IF([.A744]=&quot;backward&quot;;[.D743]-[.B744];[.D743]))" office:value-type="float" office:value="1370" calcext:value-type="float">
            <text:p>1370</text:p>
          </table:table-cell>
          <table:table-cell table:formula="of:=IF([.A744]=&quot;forward&quot;;[.E743]+[.B744]*[.C744];[.E743])" office:value-type="float" office:value="380536" calcext:value-type="float">
            <text:p>38053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745]=&quot;down&quot;;[.C744]+[.B745];IF([.A745]=&quot;up&quot;;[.C744]-[.B745];[.C744]))" office:value-type="float" office:value="528" calcext:value-type="float">
            <text:p>528</text:p>
          </table:table-cell>
          <table:table-cell table:formula="of:=IF([.A745]=&quot;forward&quot;;[.D744]+[.B745];IF([.A745]=&quot;backward&quot;;[.D744]-[.B745];[.D744]))" office:value-type="float" office:value="1370" calcext:value-type="float">
            <text:p>1370</text:p>
          </table:table-cell>
          <table:table-cell table:formula="of:=IF([.A745]=&quot;forward&quot;;[.E744]+[.B745]*[.C745];[.E744])" office:value-type="float" office:value="380536" calcext:value-type="float">
            <text:p>38053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746]=&quot;down&quot;;[.C745]+[.B746];IF([.A746]=&quot;up&quot;;[.C745]-[.B746];[.C745]))" office:value-type="float" office:value="536" calcext:value-type="float">
            <text:p>536</text:p>
          </table:table-cell>
          <table:table-cell table:formula="of:=IF([.A746]=&quot;forward&quot;;[.D745]+[.B746];IF([.A746]=&quot;backward&quot;;[.D745]-[.B746];[.D745]))" office:value-type="float" office:value="1370" calcext:value-type="float">
            <text:p>1370</text:p>
          </table:table-cell>
          <table:table-cell table:formula="of:=IF([.A746]=&quot;forward&quot;;[.E745]+[.B746]*[.C746];[.E745])" office:value-type="float" office:value="380536" calcext:value-type="float">
            <text:p>38053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47]=&quot;down&quot;;[.C746]+[.B747];IF([.A747]=&quot;up&quot;;[.C746]-[.B747];[.C746]))" office:value-type="float" office:value="540" calcext:value-type="float">
            <text:p>540</text:p>
          </table:table-cell>
          <table:table-cell table:formula="of:=IF([.A747]=&quot;forward&quot;;[.D746]+[.B747];IF([.A747]=&quot;backward&quot;;[.D746]-[.B747];[.D746]))" office:value-type="float" office:value="1370" calcext:value-type="float">
            <text:p>1370</text:p>
          </table:table-cell>
          <table:table-cell table:formula="of:=IF([.A747]=&quot;forward&quot;;[.E746]+[.B747]*[.C747];[.E746])" office:value-type="float" office:value="380536" calcext:value-type="float">
            <text:p>38053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48]=&quot;down&quot;;[.C747]+[.B748];IF([.A748]=&quot;up&quot;;[.C747]-[.B748];[.C747]))" office:value-type="float" office:value="544" calcext:value-type="float">
            <text:p>544</text:p>
          </table:table-cell>
          <table:table-cell table:formula="of:=IF([.A748]=&quot;forward&quot;;[.D747]+[.B748];IF([.A748]=&quot;backward&quot;;[.D747]-[.B748];[.D747]))" office:value-type="float" office:value="1370" calcext:value-type="float">
            <text:p>1370</text:p>
          </table:table-cell>
          <table:table-cell table:formula="of:=IF([.A748]=&quot;forward&quot;;[.E747]+[.B748]*[.C748];[.E747])" office:value-type="float" office:value="380536" calcext:value-type="float">
            <text:p>38053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749]=&quot;down&quot;;[.C748]+[.B749];IF([.A749]=&quot;up&quot;;[.C748]-[.B749];[.C748]))" office:value-type="float" office:value="535" calcext:value-type="float">
            <text:p>535</text:p>
          </table:table-cell>
          <table:table-cell table:formula="of:=IF([.A749]=&quot;forward&quot;;[.D748]+[.B749];IF([.A749]=&quot;backward&quot;;[.D748]-[.B749];[.D748]))" office:value-type="float" office:value="1370" calcext:value-type="float">
            <text:p>1370</text:p>
          </table:table-cell>
          <table:table-cell table:formula="of:=IF([.A749]=&quot;forward&quot;;[.E748]+[.B749]*[.C749];[.E748])" office:value-type="float" office:value="380536" calcext:value-type="float">
            <text:p>38053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50]=&quot;down&quot;;[.C749]+[.B750];IF([.A750]=&quot;up&quot;;[.C749]-[.B750];[.C749]))" office:value-type="float" office:value="535" calcext:value-type="float">
            <text:p>535</text:p>
          </table:table-cell>
          <table:table-cell table:formula="of:=IF([.A750]=&quot;forward&quot;;[.D749]+[.B750];IF([.A750]=&quot;backward&quot;;[.D749]-[.B750];[.D749]))" office:value-type="float" office:value="1374" calcext:value-type="float">
            <text:p>1374</text:p>
          </table:table-cell>
          <table:table-cell table:formula="of:=IF([.A750]=&quot;forward&quot;;[.E749]+[.B750]*[.C750];[.E749])" office:value-type="float" office:value="382676" calcext:value-type="float">
            <text:p>38267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751]=&quot;down&quot;;[.C750]+[.B751];IF([.A751]=&quot;up&quot;;[.C750]-[.B751];[.C750]))" office:value-type="float" office:value="535" calcext:value-type="float">
            <text:p>535</text:p>
          </table:table-cell>
          <table:table-cell table:formula="of:=IF([.A751]=&quot;forward&quot;;[.D750]+[.B751];IF([.A751]=&quot;backward&quot;;[.D750]-[.B751];[.D750]))" office:value-type="float" office:value="1379" calcext:value-type="float">
            <text:p>1379</text:p>
          </table:table-cell>
          <table:table-cell table:formula="of:=IF([.A751]=&quot;forward&quot;;[.E750]+[.B751]*[.C751];[.E750])" office:value-type="float" office:value="385351" calcext:value-type="float">
            <text:p>38535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52]=&quot;down&quot;;[.C751]+[.B752];IF([.A752]=&quot;up&quot;;[.C751]-[.B752];[.C751]))" office:value-type="float" office:value="535" calcext:value-type="float">
            <text:p>535</text:p>
          </table:table-cell>
          <table:table-cell table:formula="of:=IF([.A752]=&quot;forward&quot;;[.D751]+[.B752];IF([.A752]=&quot;backward&quot;;[.D751]-[.B752];[.D751]))" office:value-type="float" office:value="1383" calcext:value-type="float">
            <text:p>1383</text:p>
          </table:table-cell>
          <table:table-cell table:formula="of:=IF([.A752]=&quot;forward&quot;;[.E751]+[.B752]*[.C752];[.E751])" office:value-type="float" office:value="387491" calcext:value-type="float">
            <text:p>38749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753]=&quot;down&quot;;[.C752]+[.B753];IF([.A753]=&quot;up&quot;;[.C752]-[.B753];[.C752]))" office:value-type="float" office:value="535" calcext:value-type="float">
            <text:p>535</text:p>
          </table:table-cell>
          <table:table-cell table:formula="of:=IF([.A753]=&quot;forward&quot;;[.D752]+[.B753];IF([.A753]=&quot;backward&quot;;[.D752]-[.B753];[.D752]))" office:value-type="float" office:value="1392" calcext:value-type="float">
            <text:p>1392</text:p>
          </table:table-cell>
          <table:table-cell table:formula="of:=IF([.A753]=&quot;forward&quot;;[.E752]+[.B753]*[.C753];[.E752])" office:value-type="float" office:value="392306" calcext:value-type="float">
            <text:p>39230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754]=&quot;down&quot;;[.C753]+[.B754];IF([.A754]=&quot;up&quot;;[.C753]-[.B754];[.C753]))" office:value-type="float" office:value="542" calcext:value-type="float">
            <text:p>542</text:p>
          </table:table-cell>
          <table:table-cell table:formula="of:=IF([.A754]=&quot;forward&quot;;[.D753]+[.B754];IF([.A754]=&quot;backward&quot;;[.D753]-[.B754];[.D753]))" office:value-type="float" office:value="1392" calcext:value-type="float">
            <text:p>1392</text:p>
          </table:table-cell>
          <table:table-cell table:formula="of:=IF([.A754]=&quot;forward&quot;;[.E753]+[.B754]*[.C754];[.E753])" office:value-type="float" office:value="392306" calcext:value-type="float">
            <text:p>39230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55]=&quot;down&quot;;[.C754]+[.B755];IF([.A755]=&quot;up&quot;;[.C754]-[.B755];[.C754]))" office:value-type="float" office:value="546" calcext:value-type="float">
            <text:p>546</text:p>
          </table:table-cell>
          <table:table-cell table:formula="of:=IF([.A755]=&quot;forward&quot;;[.D754]+[.B755];IF([.A755]=&quot;backward&quot;;[.D754]-[.B755];[.D754]))" office:value-type="float" office:value="1392" calcext:value-type="float">
            <text:p>1392</text:p>
          </table:table-cell>
          <table:table-cell table:formula="of:=IF([.A755]=&quot;forward&quot;;[.E754]+[.B755]*[.C755];[.E754])" office:value-type="float" office:value="392306" calcext:value-type="float">
            <text:p>39230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56]=&quot;down&quot;;[.C755]+[.B756];IF([.A756]=&quot;up&quot;;[.C755]-[.B756];[.C755]))" office:value-type="float" office:value="549" calcext:value-type="float">
            <text:p>549</text:p>
          </table:table-cell>
          <table:table-cell table:formula="of:=IF([.A756]=&quot;forward&quot;;[.D755]+[.B756];IF([.A756]=&quot;backward&quot;;[.D755]-[.B756];[.D755]))" office:value-type="float" office:value="1392" calcext:value-type="float">
            <text:p>1392</text:p>
          </table:table-cell>
          <table:table-cell table:formula="of:=IF([.A756]=&quot;forward&quot;;[.E755]+[.B756]*[.C756];[.E755])" office:value-type="float" office:value="392306" calcext:value-type="float">
            <text:p>39230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757]=&quot;down&quot;;[.C756]+[.B757];IF([.A757]=&quot;up&quot;;[.C756]-[.B757];[.C756]))" office:value-type="float" office:value="556" calcext:value-type="float">
            <text:p>556</text:p>
          </table:table-cell>
          <table:table-cell table:formula="of:=IF([.A757]=&quot;forward&quot;;[.D756]+[.B757];IF([.A757]=&quot;backward&quot;;[.D756]-[.B757];[.D756]))" office:value-type="float" office:value="1392" calcext:value-type="float">
            <text:p>1392</text:p>
          </table:table-cell>
          <table:table-cell table:formula="of:=IF([.A757]=&quot;forward&quot;;[.E756]+[.B757]*[.C757];[.E756])" office:value-type="float" office:value="392306" calcext:value-type="float">
            <text:p>39230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58]=&quot;down&quot;;[.C757]+[.B758];IF([.A758]=&quot;up&quot;;[.C757]-[.B758];[.C757]))" office:value-type="float" office:value="556" calcext:value-type="float">
            <text:p>556</text:p>
          </table:table-cell>
          <table:table-cell table:formula="of:=IF([.A758]=&quot;forward&quot;;[.D757]+[.B758];IF([.A758]=&quot;backward&quot;;[.D757]-[.B758];[.D757]))" office:value-type="float" office:value="1395" calcext:value-type="float">
            <text:p>1395</text:p>
          </table:table-cell>
          <table:table-cell table:formula="of:=IF([.A758]=&quot;forward&quot;;[.E757]+[.B758]*[.C758];[.E757])" office:value-type="float" office:value="393974" calcext:value-type="float">
            <text:p>39397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759]=&quot;down&quot;;[.C758]+[.B759];IF([.A759]=&quot;up&quot;;[.C758]-[.B759];[.C758]))" office:value-type="float" office:value="556" calcext:value-type="float">
            <text:p>556</text:p>
          </table:table-cell>
          <table:table-cell table:formula="of:=IF([.A759]=&quot;forward&quot;;[.D758]+[.B759];IF([.A759]=&quot;backward&quot;;[.D758]-[.B759];[.D758]))" office:value-type="float" office:value="1396" calcext:value-type="float">
            <text:p>1396</text:p>
          </table:table-cell>
          <table:table-cell table:formula="of:=IF([.A759]=&quot;forward&quot;;[.E758]+[.B759]*[.C759];[.E758])" office:value-type="float" office:value="394530" calcext:value-type="float">
            <text:p>39453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60]=&quot;down&quot;;[.C759]+[.B760];IF([.A760]=&quot;up&quot;;[.C759]-[.B760];[.C759]))" office:value-type="float" office:value="557" calcext:value-type="float">
            <text:p>557</text:p>
          </table:table-cell>
          <table:table-cell table:formula="of:=IF([.A760]=&quot;forward&quot;;[.D759]+[.B760];IF([.A760]=&quot;backward&quot;;[.D759]-[.B760];[.D759]))" office:value-type="float" office:value="1396" calcext:value-type="float">
            <text:p>1396</text:p>
          </table:table-cell>
          <table:table-cell table:formula="of:=IF([.A760]=&quot;forward&quot;;[.E759]+[.B760]*[.C760];[.E759])" office:value-type="float" office:value="394530" calcext:value-type="float">
            <text:p>39453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761]=&quot;down&quot;;[.C760]+[.B761];IF([.A761]=&quot;up&quot;;[.C760]-[.B761];[.C760]))" office:value-type="float" office:value="557" calcext:value-type="float">
            <text:p>557</text:p>
          </table:table-cell>
          <table:table-cell table:formula="of:=IF([.A761]=&quot;forward&quot;;[.D760]+[.B761];IF([.A761]=&quot;backward&quot;;[.D760]-[.B761];[.D760]))" office:value-type="float" office:value="1401" calcext:value-type="float">
            <text:p>1401</text:p>
          </table:table-cell>
          <table:table-cell table:formula="of:=IF([.A761]=&quot;forward&quot;;[.E760]+[.B761]*[.C761];[.E760])" office:value-type="float" office:value="397315" calcext:value-type="float">
            <text:p>39731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62]=&quot;down&quot;;[.C761]+[.B762];IF([.A762]=&quot;up&quot;;[.C761]-[.B762];[.C761]))" office:value-type="float" office:value="557" calcext:value-type="float">
            <text:p>557</text:p>
          </table:table-cell>
          <table:table-cell table:formula="of:=IF([.A762]=&quot;forward&quot;;[.D761]+[.B762];IF([.A762]=&quot;backward&quot;;[.D761]-[.B762];[.D761]))" office:value-type="float" office:value="1407" calcext:value-type="float">
            <text:p>1407</text:p>
          </table:table-cell>
          <table:table-cell table:formula="of:=IF([.A762]=&quot;forward&quot;;[.E761]+[.B762]*[.C762];[.E761])" office:value-type="float" office:value="400657" calcext:value-type="float">
            <text:p>40065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63]=&quot;down&quot;;[.C762]+[.B763];IF([.A763]=&quot;up&quot;;[.C762]-[.B763];[.C762]))" office:value-type="float" office:value="558" calcext:value-type="float">
            <text:p>558</text:p>
          </table:table-cell>
          <table:table-cell table:formula="of:=IF([.A763]=&quot;forward&quot;;[.D762]+[.B763];IF([.A763]=&quot;backward&quot;;[.D762]-[.B763];[.D762]))" office:value-type="float" office:value="1407" calcext:value-type="float">
            <text:p>1407</text:p>
          </table:table-cell>
          <table:table-cell table:formula="of:=IF([.A763]=&quot;forward&quot;;[.E762]+[.B763]*[.C763];[.E762])" office:value-type="float" office:value="400657" calcext:value-type="float">
            <text:p>40065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64]=&quot;down&quot;;[.C763]+[.B764];IF([.A764]=&quot;up&quot;;[.C763]-[.B764];[.C763]))" office:value-type="float" office:value="558" calcext:value-type="float">
            <text:p>558</text:p>
          </table:table-cell>
          <table:table-cell table:formula="of:=IF([.A764]=&quot;forward&quot;;[.D763]+[.B764];IF([.A764]=&quot;backward&quot;;[.D763]-[.B764];[.D763]))" office:value-type="float" office:value="1410" calcext:value-type="float">
            <text:p>1410</text:p>
          </table:table-cell>
          <table:table-cell table:formula="of:=IF([.A764]=&quot;forward&quot;;[.E763]+[.B764]*[.C764];[.E763])" office:value-type="float" office:value="402331" calcext:value-type="float">
            <text:p>40233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765]=&quot;down&quot;;[.C764]+[.B765];IF([.A765]=&quot;up&quot;;[.C764]-[.B765];[.C764]))" office:value-type="float" office:value="565" calcext:value-type="float">
            <text:p>565</text:p>
          </table:table-cell>
          <table:table-cell table:formula="of:=IF([.A765]=&quot;forward&quot;;[.D764]+[.B765];IF([.A765]=&quot;backward&quot;;[.D764]-[.B765];[.D764]))" office:value-type="float" office:value="1410" calcext:value-type="float">
            <text:p>1410</text:p>
          </table:table-cell>
          <table:table-cell table:formula="of:=IF([.A765]=&quot;forward&quot;;[.E764]+[.B765]*[.C765];[.E764])" office:value-type="float" office:value="402331" calcext:value-type="float">
            <text:p>40233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766]=&quot;down&quot;;[.C765]+[.B766];IF([.A766]=&quot;up&quot;;[.C765]-[.B766];[.C765]))" office:value-type="float" office:value="561" calcext:value-type="float">
            <text:p>561</text:p>
          </table:table-cell>
          <table:table-cell table:formula="of:=IF([.A766]=&quot;forward&quot;;[.D765]+[.B766];IF([.A766]=&quot;backward&quot;;[.D765]-[.B766];[.D765]))" office:value-type="float" office:value="1410" calcext:value-type="float">
            <text:p>1410</text:p>
          </table:table-cell>
          <table:table-cell table:formula="of:=IF([.A766]=&quot;forward&quot;;[.E765]+[.B766]*[.C766];[.E765])" office:value-type="float" office:value="402331" calcext:value-type="float">
            <text:p>40233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67]=&quot;down&quot;;[.C766]+[.B767];IF([.A767]=&quot;up&quot;;[.C766]-[.B767];[.C766]))" office:value-type="float" office:value="561" calcext:value-type="float">
            <text:p>561</text:p>
          </table:table-cell>
          <table:table-cell table:formula="of:=IF([.A767]=&quot;forward&quot;;[.D766]+[.B767];IF([.A767]=&quot;backward&quot;;[.D766]-[.B767];[.D766]))" office:value-type="float" office:value="1414" calcext:value-type="float">
            <text:p>1414</text:p>
          </table:table-cell>
          <table:table-cell table:formula="of:=IF([.A767]=&quot;forward&quot;;[.E766]+[.B767]*[.C767];[.E766])" office:value-type="float" office:value="404575" calcext:value-type="float">
            <text:p>40457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768]=&quot;down&quot;;[.C767]+[.B768];IF([.A768]=&quot;up&quot;;[.C767]-[.B768];[.C767]))" office:value-type="float" office:value="561" calcext:value-type="float">
            <text:p>561</text:p>
          </table:table-cell>
          <table:table-cell table:formula="of:=IF([.A768]=&quot;forward&quot;;[.D767]+[.B768];IF([.A768]=&quot;backward&quot;;[.D767]-[.B768];[.D767]))" office:value-type="float" office:value="1421" calcext:value-type="float">
            <text:p>1421</text:p>
          </table:table-cell>
          <table:table-cell table:formula="of:=IF([.A768]=&quot;forward&quot;;[.E767]+[.B768]*[.C768];[.E767])" office:value-type="float" office:value="408502" calcext:value-type="float">
            <text:p>40850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769]=&quot;down&quot;;[.C768]+[.B769];IF([.A769]=&quot;up&quot;;[.C768]-[.B769];[.C768]))" office:value-type="float" office:value="560" calcext:value-type="float">
            <text:p>560</text:p>
          </table:table-cell>
          <table:table-cell table:formula="of:=IF([.A769]=&quot;forward&quot;;[.D768]+[.B769];IF([.A769]=&quot;backward&quot;;[.D768]-[.B769];[.D768]))" office:value-type="float" office:value="1421" calcext:value-type="float">
            <text:p>1421</text:p>
          </table:table-cell>
          <table:table-cell table:formula="of:=IF([.A769]=&quot;forward&quot;;[.E768]+[.B769]*[.C769];[.E768])" office:value-type="float" office:value="408502" calcext:value-type="float">
            <text:p>40850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770]=&quot;down&quot;;[.C769]+[.B770];IF([.A770]=&quot;up&quot;;[.C769]-[.B770];[.C769]))" office:value-type="float" office:value="551" calcext:value-type="float">
            <text:p>551</text:p>
          </table:table-cell>
          <table:table-cell table:formula="of:=IF([.A770]=&quot;forward&quot;;[.D769]+[.B770];IF([.A770]=&quot;backward&quot;;[.D769]-[.B770];[.D769]))" office:value-type="float" office:value="1421" calcext:value-type="float">
            <text:p>1421</text:p>
          </table:table-cell>
          <table:table-cell table:formula="of:=IF([.A770]=&quot;forward&quot;;[.E769]+[.B770]*[.C770];[.E769])" office:value-type="float" office:value="408502" calcext:value-type="float">
            <text:p>40850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771]=&quot;down&quot;;[.C770]+[.B771];IF([.A771]=&quot;up&quot;;[.C770]-[.B771];[.C770]))" office:value-type="float" office:value="558" calcext:value-type="float">
            <text:p>558</text:p>
          </table:table-cell>
          <table:table-cell table:formula="of:=IF([.A771]=&quot;forward&quot;;[.D770]+[.B771];IF([.A771]=&quot;backward&quot;;[.D770]-[.B771];[.D770]))" office:value-type="float" office:value="1421" calcext:value-type="float">
            <text:p>1421</text:p>
          </table:table-cell>
          <table:table-cell table:formula="of:=IF([.A771]=&quot;forward&quot;;[.E770]+[.B771]*[.C771];[.E770])" office:value-type="float" office:value="408502" calcext:value-type="float">
            <text:p>40850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772]=&quot;down&quot;;[.C771]+[.B772];IF([.A772]=&quot;up&quot;;[.C771]-[.B772];[.C771]))" office:value-type="float" office:value="563" calcext:value-type="float">
            <text:p>563</text:p>
          </table:table-cell>
          <table:table-cell table:formula="of:=IF([.A772]=&quot;forward&quot;;[.D771]+[.B772];IF([.A772]=&quot;backward&quot;;[.D771]-[.B772];[.D771]))" office:value-type="float" office:value="1421" calcext:value-type="float">
            <text:p>1421</text:p>
          </table:table-cell>
          <table:table-cell table:formula="of:=IF([.A772]=&quot;forward&quot;;[.E771]+[.B772]*[.C772];[.E771])" office:value-type="float" office:value="408502" calcext:value-type="float">
            <text:p>40850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773]=&quot;down&quot;;[.C772]+[.B773];IF([.A773]=&quot;up&quot;;[.C772]-[.B773];[.C772]))" office:value-type="float" office:value="555" calcext:value-type="float">
            <text:p>555</text:p>
          </table:table-cell>
          <table:table-cell table:formula="of:=IF([.A773]=&quot;forward&quot;;[.D772]+[.B773];IF([.A773]=&quot;backward&quot;;[.D772]-[.B773];[.D772]))" office:value-type="float" office:value="1421" calcext:value-type="float">
            <text:p>1421</text:p>
          </table:table-cell>
          <table:table-cell table:formula="of:=IF([.A773]=&quot;forward&quot;;[.E772]+[.B773]*[.C773];[.E772])" office:value-type="float" office:value="408502" calcext:value-type="float">
            <text:p>40850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74]=&quot;down&quot;;[.C773]+[.B774];IF([.A774]=&quot;up&quot;;[.C773]-[.B774];[.C773]))" office:value-type="float" office:value="555" calcext:value-type="float">
            <text:p>555</text:p>
          </table:table-cell>
          <table:table-cell table:formula="of:=IF([.A774]=&quot;forward&quot;;[.D773]+[.B774];IF([.A774]=&quot;backward&quot;;[.D773]-[.B774];[.D773]))" office:value-type="float" office:value="1424" calcext:value-type="float">
            <text:p>1424</text:p>
          </table:table-cell>
          <table:table-cell table:formula="of:=IF([.A774]=&quot;forward&quot;;[.E773]+[.B774]*[.C774];[.E773])" office:value-type="float" office:value="410167" calcext:value-type="float">
            <text:p>41016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775]=&quot;down&quot;;[.C774]+[.B775];IF([.A775]=&quot;up&quot;;[.C774]-[.B775];[.C774]))" office:value-type="float" office:value="555" calcext:value-type="float">
            <text:p>555</text:p>
          </table:table-cell>
          <table:table-cell table:formula="of:=IF([.A775]=&quot;forward&quot;;[.D774]+[.B775];IF([.A775]=&quot;backward&quot;;[.D774]-[.B775];[.D774]))" office:value-type="float" office:value="1429" calcext:value-type="float">
            <text:p>1429</text:p>
          </table:table-cell>
          <table:table-cell table:formula="of:=IF([.A775]=&quot;forward&quot;;[.E774]+[.B775]*[.C775];[.E774])" office:value-type="float" office:value="412942" calcext:value-type="float">
            <text:p>41294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76]=&quot;down&quot;;[.C775]+[.B776];IF([.A776]=&quot;up&quot;;[.C775]-[.B776];[.C775]))" office:value-type="float" office:value="555" calcext:value-type="float">
            <text:p>555</text:p>
          </table:table-cell>
          <table:table-cell table:formula="of:=IF([.A776]=&quot;forward&quot;;[.D775]+[.B776];IF([.A776]=&quot;backward&quot;;[.D775]-[.B776];[.D775]))" office:value-type="float" office:value="1432" calcext:value-type="float">
            <text:p>1432</text:p>
          </table:table-cell>
          <table:table-cell table:formula="of:=IF([.A776]=&quot;forward&quot;;[.E775]+[.B776]*[.C776];[.E775])" office:value-type="float" office:value="414607" calcext:value-type="float">
            <text:p>41460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77]=&quot;down&quot;;[.C776]+[.B777];IF([.A777]=&quot;up&quot;;[.C776]-[.B777];[.C776]))" office:value-type="float" office:value="561" calcext:value-type="float">
            <text:p>561</text:p>
          </table:table-cell>
          <table:table-cell table:formula="of:=IF([.A777]=&quot;forward&quot;;[.D776]+[.B777];IF([.A777]=&quot;backward&quot;;[.D776]-[.B777];[.D776]))" office:value-type="float" office:value="1432" calcext:value-type="float">
            <text:p>1432</text:p>
          </table:table-cell>
          <table:table-cell table:formula="of:=IF([.A777]=&quot;forward&quot;;[.E776]+[.B777]*[.C777];[.E776])" office:value-type="float" office:value="414607" calcext:value-type="float">
            <text:p>41460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78]=&quot;down&quot;;[.C777]+[.B778];IF([.A778]=&quot;up&quot;;[.C777]-[.B778];[.C777]))" office:value-type="float" office:value="562" calcext:value-type="float">
            <text:p>562</text:p>
          </table:table-cell>
          <table:table-cell table:formula="of:=IF([.A778]=&quot;forward&quot;;[.D777]+[.B778];IF([.A778]=&quot;backward&quot;;[.D777]-[.B778];[.D777]))" office:value-type="float" office:value="1432" calcext:value-type="float">
            <text:p>1432</text:p>
          </table:table-cell>
          <table:table-cell table:formula="of:=IF([.A778]=&quot;forward&quot;;[.E777]+[.B778]*[.C778];[.E777])" office:value-type="float" office:value="414607" calcext:value-type="float">
            <text:p>41460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779]=&quot;down&quot;;[.C778]+[.B779];IF([.A779]=&quot;up&quot;;[.C778]-[.B779];[.C778]))" office:value-type="float" office:value="571" calcext:value-type="float">
            <text:p>571</text:p>
          </table:table-cell>
          <table:table-cell table:formula="of:=IF([.A779]=&quot;forward&quot;;[.D778]+[.B779];IF([.A779]=&quot;backward&quot;;[.D778]-[.B779];[.D778]))" office:value-type="float" office:value="1432" calcext:value-type="float">
            <text:p>1432</text:p>
          </table:table-cell>
          <table:table-cell table:formula="of:=IF([.A779]=&quot;forward&quot;;[.E778]+[.B779]*[.C779];[.E778])" office:value-type="float" office:value="414607" calcext:value-type="float">
            <text:p>41460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780]=&quot;down&quot;;[.C779]+[.B780];IF([.A780]=&quot;up&quot;;[.C779]-[.B780];[.C779]))" office:value-type="float" office:value="562" calcext:value-type="float">
            <text:p>562</text:p>
          </table:table-cell>
          <table:table-cell table:formula="of:=IF([.A780]=&quot;forward&quot;;[.D779]+[.B780];IF([.A780]=&quot;backward&quot;;[.D779]-[.B780];[.D779]))" office:value-type="float" office:value="1432" calcext:value-type="float">
            <text:p>1432</text:p>
          </table:table-cell>
          <table:table-cell table:formula="of:=IF([.A780]=&quot;forward&quot;;[.E779]+[.B780]*[.C780];[.E779])" office:value-type="float" office:value="414607" calcext:value-type="float">
            <text:p>41460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781]=&quot;down&quot;;[.C780]+[.B781];IF([.A781]=&quot;up&quot;;[.C780]-[.B781];[.C780]))" office:value-type="float" office:value="562" calcext:value-type="float">
            <text:p>562</text:p>
          </table:table-cell>
          <table:table-cell table:formula="of:=IF([.A781]=&quot;forward&quot;;[.D780]+[.B781];IF([.A781]=&quot;backward&quot;;[.D780]-[.B781];[.D780]))" office:value-type="float" office:value="1437" calcext:value-type="float">
            <text:p>1437</text:p>
          </table:table-cell>
          <table:table-cell table:formula="of:=IF([.A781]=&quot;forward&quot;;[.E780]+[.B781]*[.C781];[.E780])" office:value-type="float" office:value="417417" calcext:value-type="float">
            <text:p>41741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82]=&quot;down&quot;;[.C781]+[.B782];IF([.A782]=&quot;up&quot;;[.C781]-[.B782];[.C781]))" office:value-type="float" office:value="563" calcext:value-type="float">
            <text:p>563</text:p>
          </table:table-cell>
          <table:table-cell table:formula="of:=IF([.A782]=&quot;forward&quot;;[.D781]+[.B782];IF([.A782]=&quot;backward&quot;;[.D781]-[.B782];[.D781]))" office:value-type="float" office:value="1437" calcext:value-type="float">
            <text:p>1437</text:p>
          </table:table-cell>
          <table:table-cell table:formula="of:=IF([.A782]=&quot;forward&quot;;[.E781]+[.B782]*[.C782];[.E781])" office:value-type="float" office:value="417417" calcext:value-type="float">
            <text:p>41741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83]=&quot;down&quot;;[.C782]+[.B783];IF([.A783]=&quot;up&quot;;[.C782]-[.B783];[.C782]))" office:value-type="float" office:value="564" calcext:value-type="float">
            <text:p>564</text:p>
          </table:table-cell>
          <table:table-cell table:formula="of:=IF([.A783]=&quot;forward&quot;;[.D782]+[.B783];IF([.A783]=&quot;backward&quot;;[.D782]-[.B783];[.D782]))" office:value-type="float" office:value="1437" calcext:value-type="float">
            <text:p>1437</text:p>
          </table:table-cell>
          <table:table-cell table:formula="of:=IF([.A783]=&quot;forward&quot;;[.E782]+[.B783]*[.C783];[.E782])" office:value-type="float" office:value="417417" calcext:value-type="float">
            <text:p>41741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784]=&quot;down&quot;;[.C783]+[.B784];IF([.A784]=&quot;up&quot;;[.C783]-[.B784];[.C783]))" office:value-type="float" office:value="572" calcext:value-type="float">
            <text:p>572</text:p>
          </table:table-cell>
          <table:table-cell table:formula="of:=IF([.A784]=&quot;forward&quot;;[.D783]+[.B784];IF([.A784]=&quot;backward&quot;;[.D783]-[.B784];[.D783]))" office:value-type="float" office:value="1437" calcext:value-type="float">
            <text:p>1437</text:p>
          </table:table-cell>
          <table:table-cell table:formula="of:=IF([.A784]=&quot;forward&quot;;[.E783]+[.B784]*[.C784];[.E783])" office:value-type="float" office:value="417417" calcext:value-type="float">
            <text:p>41741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785]=&quot;down&quot;;[.C784]+[.B785];IF([.A785]=&quot;up&quot;;[.C784]-[.B785];[.C784]))" office:value-type="float" office:value="572" calcext:value-type="float">
            <text:p>572</text:p>
          </table:table-cell>
          <table:table-cell table:formula="of:=IF([.A785]=&quot;forward&quot;;[.D784]+[.B785];IF([.A785]=&quot;backward&quot;;[.D784]-[.B785];[.D784]))" office:value-type="float" office:value="1445" calcext:value-type="float">
            <text:p>1445</text:p>
          </table:table-cell>
          <table:table-cell table:formula="of:=IF([.A785]=&quot;forward&quot;;[.E784]+[.B785]*[.C785];[.E784])" office:value-type="float" office:value="421993" calcext:value-type="float">
            <text:p>42199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786]=&quot;down&quot;;[.C785]+[.B786];IF([.A786]=&quot;up&quot;;[.C785]-[.B786];[.C785]))" office:value-type="float" office:value="570" calcext:value-type="float">
            <text:p>570</text:p>
          </table:table-cell>
          <table:table-cell table:formula="of:=IF([.A786]=&quot;forward&quot;;[.D785]+[.B786];IF([.A786]=&quot;backward&quot;;[.D785]-[.B786];[.D785]))" office:value-type="float" office:value="1445" calcext:value-type="float">
            <text:p>1445</text:p>
          </table:table-cell>
          <table:table-cell table:formula="of:=IF([.A786]=&quot;forward&quot;;[.E785]+[.B786]*[.C786];[.E785])" office:value-type="float" office:value="421993" calcext:value-type="float">
            <text:p>42199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87]=&quot;down&quot;;[.C786]+[.B787];IF([.A787]=&quot;up&quot;;[.C786]-[.B787];[.C786]))" office:value-type="float" office:value="571" calcext:value-type="float">
            <text:p>571</text:p>
          </table:table-cell>
          <table:table-cell table:formula="of:=IF([.A787]=&quot;forward&quot;;[.D786]+[.B787];IF([.A787]=&quot;backward&quot;;[.D786]-[.B787];[.D786]))" office:value-type="float" office:value="1445" calcext:value-type="float">
            <text:p>1445</text:p>
          </table:table-cell>
          <table:table-cell table:formula="of:=IF([.A787]=&quot;forward&quot;;[.E786]+[.B787]*[.C787];[.E786])" office:value-type="float" office:value="421993" calcext:value-type="float">
            <text:p>42199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788]=&quot;down&quot;;[.C787]+[.B788];IF([.A788]=&quot;up&quot;;[.C787]-[.B788];[.C787]))" office:value-type="float" office:value="573" calcext:value-type="float">
            <text:p>573</text:p>
          </table:table-cell>
          <table:table-cell table:formula="of:=IF([.A788]=&quot;forward&quot;;[.D787]+[.B788];IF([.A788]=&quot;backward&quot;;[.D787]-[.B788];[.D787]))" office:value-type="float" office:value="1445" calcext:value-type="float">
            <text:p>1445</text:p>
          </table:table-cell>
          <table:table-cell table:formula="of:=IF([.A788]=&quot;forward&quot;;[.E787]+[.B788]*[.C788];[.E787])" office:value-type="float" office:value="421993" calcext:value-type="float">
            <text:p>42199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89]=&quot;down&quot;;[.C788]+[.B789];IF([.A789]=&quot;up&quot;;[.C788]-[.B789];[.C788]))" office:value-type="float" office:value="579" calcext:value-type="float">
            <text:p>579</text:p>
          </table:table-cell>
          <table:table-cell table:formula="of:=IF([.A789]=&quot;forward&quot;;[.D788]+[.B789];IF([.A789]=&quot;backward&quot;;[.D788]-[.B789];[.D788]))" office:value-type="float" office:value="1445" calcext:value-type="float">
            <text:p>1445</text:p>
          </table:table-cell>
          <table:table-cell table:formula="of:=IF([.A789]=&quot;forward&quot;;[.E788]+[.B789]*[.C789];[.E788])" office:value-type="float" office:value="421993" calcext:value-type="float">
            <text:p>42199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90]=&quot;down&quot;;[.C789]+[.B790];IF([.A790]=&quot;up&quot;;[.C789]-[.B790];[.C789]))" office:value-type="float" office:value="582" calcext:value-type="float">
            <text:p>582</text:p>
          </table:table-cell>
          <table:table-cell table:formula="of:=IF([.A790]=&quot;forward&quot;;[.D789]+[.B790];IF([.A790]=&quot;backward&quot;;[.D789]-[.B790];[.D789]))" office:value-type="float" office:value="1445" calcext:value-type="float">
            <text:p>1445</text:p>
          </table:table-cell>
          <table:table-cell table:formula="of:=IF([.A790]=&quot;forward&quot;;[.E789]+[.B790]*[.C790];[.E789])" office:value-type="float" office:value="421993" calcext:value-type="float">
            <text:p>42199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791]=&quot;down&quot;;[.C790]+[.B791];IF([.A791]=&quot;up&quot;;[.C790]-[.B791];[.C790]))" office:value-type="float" office:value="582" calcext:value-type="float">
            <text:p>582</text:p>
          </table:table-cell>
          <table:table-cell table:formula="of:=IF([.A791]=&quot;forward&quot;;[.D790]+[.B791];IF([.A791]=&quot;backward&quot;;[.D790]-[.B791];[.D790]))" office:value-type="float" office:value="1452" calcext:value-type="float">
            <text:p>1452</text:p>
          </table:table-cell>
          <table:table-cell table:formula="of:=IF([.A791]=&quot;forward&quot;;[.E790]+[.B791]*[.C791];[.E790])" office:value-type="float" office:value="426067" calcext:value-type="float">
            <text:p>42606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792]=&quot;down&quot;;[.C791]+[.B792];IF([.A792]=&quot;up&quot;;[.C791]-[.B792];[.C791]))" office:value-type="float" office:value="582" calcext:value-type="float">
            <text:p>582</text:p>
          </table:table-cell>
          <table:table-cell table:formula="of:=IF([.A792]=&quot;forward&quot;;[.D791]+[.B792];IF([.A792]=&quot;backward&quot;;[.D791]-[.B792];[.D791]))" office:value-type="float" office:value="1453" calcext:value-type="float">
            <text:p>1453</text:p>
          </table:table-cell>
          <table:table-cell table:formula="of:=IF([.A792]=&quot;forward&quot;;[.E791]+[.B792]*[.C792];[.E791])" office:value-type="float" office:value="426649" calcext:value-type="float">
            <text:p>42664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93]=&quot;down&quot;;[.C792]+[.B793];IF([.A793]=&quot;up&quot;;[.C792]-[.B793];[.C792]))" office:value-type="float" office:value="586" calcext:value-type="float">
            <text:p>586</text:p>
          </table:table-cell>
          <table:table-cell table:formula="of:=IF([.A793]=&quot;forward&quot;;[.D792]+[.B793];IF([.A793]=&quot;backward&quot;;[.D792]-[.B793];[.D792]))" office:value-type="float" office:value="1453" calcext:value-type="float">
            <text:p>1453</text:p>
          </table:table-cell>
          <table:table-cell table:formula="of:=IF([.A793]=&quot;forward&quot;;[.E792]+[.B793]*[.C793];[.E792])" office:value-type="float" office:value="426649" calcext:value-type="float">
            <text:p>426649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794]=&quot;down&quot;;[.C793]+[.B794];IF([.A794]=&quot;up&quot;;[.C793]-[.B794];[.C793]))" office:value-type="float" office:value="577" calcext:value-type="float">
            <text:p>577</text:p>
          </table:table-cell>
          <table:table-cell table:formula="of:=IF([.A794]=&quot;forward&quot;;[.D793]+[.B794];IF([.A794]=&quot;backward&quot;;[.D793]-[.B794];[.D793]))" office:value-type="float" office:value="1453" calcext:value-type="float">
            <text:p>1453</text:p>
          </table:table-cell>
          <table:table-cell table:formula="of:=IF([.A794]=&quot;forward&quot;;[.E793]+[.B794]*[.C794];[.E793])" office:value-type="float" office:value="426649" calcext:value-type="float">
            <text:p>42664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795]=&quot;down&quot;;[.C794]+[.B795];IF([.A795]=&quot;up&quot;;[.C794]-[.B795];[.C794]))" office:value-type="float" office:value="584" calcext:value-type="float">
            <text:p>584</text:p>
          </table:table-cell>
          <table:table-cell table:formula="of:=IF([.A795]=&quot;forward&quot;;[.D794]+[.B795];IF([.A795]=&quot;backward&quot;;[.D794]-[.B795];[.D794]))" office:value-type="float" office:value="1453" calcext:value-type="float">
            <text:p>1453</text:p>
          </table:table-cell>
          <table:table-cell table:formula="of:=IF([.A795]=&quot;forward&quot;;[.E794]+[.B795]*[.C795];[.E794])" office:value-type="float" office:value="426649" calcext:value-type="float">
            <text:p>42664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96]=&quot;down&quot;;[.C795]+[.B796];IF([.A796]=&quot;up&quot;;[.C795]-[.B796];[.C795]))" office:value-type="float" office:value="590" calcext:value-type="float">
            <text:p>590</text:p>
          </table:table-cell>
          <table:table-cell table:formula="of:=IF([.A796]=&quot;forward&quot;;[.D795]+[.B796];IF([.A796]=&quot;backward&quot;;[.D795]-[.B796];[.D795]))" office:value-type="float" office:value="1453" calcext:value-type="float">
            <text:p>1453</text:p>
          </table:table-cell>
          <table:table-cell table:formula="of:=IF([.A796]=&quot;forward&quot;;[.E795]+[.B796]*[.C796];[.E795])" office:value-type="float" office:value="426649" calcext:value-type="float">
            <text:p>42664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797]=&quot;down&quot;;[.C796]+[.B797];IF([.A797]=&quot;up&quot;;[.C796]-[.B797];[.C796]))" office:value-type="float" office:value="599" calcext:value-type="float">
            <text:p>599</text:p>
          </table:table-cell>
          <table:table-cell table:formula="of:=IF([.A797]=&quot;forward&quot;;[.D796]+[.B797];IF([.A797]=&quot;backward&quot;;[.D796]-[.B797];[.D796]))" office:value-type="float" office:value="1453" calcext:value-type="float">
            <text:p>1453</text:p>
          </table:table-cell>
          <table:table-cell table:formula="of:=IF([.A797]=&quot;forward&quot;;[.E796]+[.B797]*[.C797];[.E796])" office:value-type="float" office:value="426649" calcext:value-type="float">
            <text:p>42664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798]=&quot;down&quot;;[.C797]+[.B798];IF([.A798]=&quot;up&quot;;[.C797]-[.B798];[.C797]))" office:value-type="float" office:value="599" calcext:value-type="float">
            <text:p>599</text:p>
          </table:table-cell>
          <table:table-cell table:formula="of:=IF([.A798]=&quot;forward&quot;;[.D797]+[.B798];IF([.A798]=&quot;backward&quot;;[.D797]-[.B798];[.D797]))" office:value-type="float" office:value="1458" calcext:value-type="float">
            <text:p>1458</text:p>
          </table:table-cell>
          <table:table-cell table:formula="of:=IF([.A798]=&quot;forward&quot;;[.E797]+[.B798]*[.C798];[.E797])" office:value-type="float" office:value="429644" calcext:value-type="float">
            <text:p>42964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99]=&quot;down&quot;;[.C798]+[.B799];IF([.A799]=&quot;up&quot;;[.C798]-[.B799];[.C798]))" office:value-type="float" office:value="599" calcext:value-type="float">
            <text:p>599</text:p>
          </table:table-cell>
          <table:table-cell table:formula="of:=IF([.A799]=&quot;forward&quot;;[.D798]+[.B799];IF([.A799]=&quot;backward&quot;;[.D798]-[.B799];[.D798]))" office:value-type="float" office:value="1462" calcext:value-type="float">
            <text:p>1462</text:p>
          </table:table-cell>
          <table:table-cell table:formula="of:=IF([.A799]=&quot;forward&quot;;[.E798]+[.B799]*[.C799];[.E798])" office:value-type="float" office:value="432040" calcext:value-type="float">
            <text:p>43204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00]=&quot;down&quot;;[.C799]+[.B800];IF([.A800]=&quot;up&quot;;[.C799]-[.B800];[.C799]))" office:value-type="float" office:value="599" calcext:value-type="float">
            <text:p>599</text:p>
          </table:table-cell>
          <table:table-cell table:formula="of:=IF([.A800]=&quot;forward&quot;;[.D799]+[.B800];IF([.A800]=&quot;backward&quot;;[.D799]-[.B800];[.D799]))" office:value-type="float" office:value="1471" calcext:value-type="float">
            <text:p>1471</text:p>
          </table:table-cell>
          <table:table-cell table:formula="of:=IF([.A800]=&quot;forward&quot;;[.E799]+[.B800]*[.C800];[.E799])" office:value-type="float" office:value="437431" calcext:value-type="float">
            <text:p>43743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801]=&quot;down&quot;;[.C800]+[.B801];IF([.A801]=&quot;up&quot;;[.C800]-[.B801];[.C800]))" office:value-type="float" office:value="592" calcext:value-type="float">
            <text:p>592</text:p>
          </table:table-cell>
          <table:table-cell table:formula="of:=IF([.A801]=&quot;forward&quot;;[.D800]+[.B801];IF([.A801]=&quot;backward&quot;;[.D800]-[.B801];[.D800]))" office:value-type="float" office:value="1471" calcext:value-type="float">
            <text:p>1471</text:p>
          </table:table-cell>
          <table:table-cell table:formula="of:=IF([.A801]=&quot;forward&quot;;[.E800]+[.B801]*[.C801];[.E800])" office:value-type="float" office:value="437431" calcext:value-type="float">
            <text:p>43743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802]=&quot;down&quot;;[.C801]+[.B802];IF([.A802]=&quot;up&quot;;[.C801]-[.B802];[.C801]))" office:value-type="float" office:value="592" calcext:value-type="float">
            <text:p>592</text:p>
          </table:table-cell>
          <table:table-cell table:formula="of:=IF([.A802]=&quot;forward&quot;;[.D801]+[.B802];IF([.A802]=&quot;backward&quot;;[.D801]-[.B802];[.D801]))" office:value-type="float" office:value="1476" calcext:value-type="float">
            <text:p>1476</text:p>
          </table:table-cell>
          <table:table-cell table:formula="of:=IF([.A802]=&quot;forward&quot;;[.E801]+[.B802]*[.C802];[.E801])" office:value-type="float" office:value="440391" calcext:value-type="float">
            <text:p>44039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803]=&quot;down&quot;;[.C802]+[.B803];IF([.A803]=&quot;up&quot;;[.C802]-[.B803];[.C802]))" office:value-type="float" office:value="598" calcext:value-type="float">
            <text:p>598</text:p>
          </table:table-cell>
          <table:table-cell table:formula="of:=IF([.A803]=&quot;forward&quot;;[.D802]+[.B803];IF([.A803]=&quot;backward&quot;;[.D802]-[.B803];[.D802]))" office:value-type="float" office:value="1476" calcext:value-type="float">
            <text:p>1476</text:p>
          </table:table-cell>
          <table:table-cell table:formula="of:=IF([.A803]=&quot;forward&quot;;[.E802]+[.B803]*[.C803];[.E802])" office:value-type="float" office:value="440391" calcext:value-type="float">
            <text:p>44039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04]=&quot;down&quot;;[.C803]+[.B804];IF([.A804]=&quot;up&quot;;[.C803]-[.B804];[.C803]))" office:value-type="float" office:value="598" calcext:value-type="float">
            <text:p>598</text:p>
          </table:table-cell>
          <table:table-cell table:formula="of:=IF([.A804]=&quot;forward&quot;;[.D803]+[.B804];IF([.A804]=&quot;backward&quot;;[.D803]-[.B804];[.D803]))" office:value-type="float" office:value="1485" calcext:value-type="float">
            <text:p>1485</text:p>
          </table:table-cell>
          <table:table-cell table:formula="of:=IF([.A804]=&quot;forward&quot;;[.E803]+[.B804]*[.C804];[.E803])" office:value-type="float" office:value="445773" calcext:value-type="float">
            <text:p>44577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805]=&quot;down&quot;;[.C804]+[.B805];IF([.A805]=&quot;up&quot;;[.C804]-[.B805];[.C804]))" office:value-type="float" office:value="598" calcext:value-type="float">
            <text:p>598</text:p>
          </table:table-cell>
          <table:table-cell table:formula="of:=IF([.A805]=&quot;forward&quot;;[.D804]+[.B805];IF([.A805]=&quot;backward&quot;;[.D804]-[.B805];[.D804]))" office:value-type="float" office:value="1487" calcext:value-type="float">
            <text:p>1487</text:p>
          </table:table-cell>
          <table:table-cell table:formula="of:=IF([.A805]=&quot;forward&quot;;[.E804]+[.B805]*[.C805];[.E804])" office:value-type="float" office:value="446969" calcext:value-type="float">
            <text:p>44696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806]=&quot;down&quot;;[.C805]+[.B806];IF([.A806]=&quot;up&quot;;[.C805]-[.B806];[.C805]))" office:value-type="float" office:value="598" calcext:value-type="float">
            <text:p>598</text:p>
          </table:table-cell>
          <table:table-cell table:formula="of:=IF([.A806]=&quot;forward&quot;;[.D805]+[.B806];IF([.A806]=&quot;backward&quot;;[.D805]-[.B806];[.D805]))" office:value-type="float" office:value="1495" calcext:value-type="float">
            <text:p>1495</text:p>
          </table:table-cell>
          <table:table-cell table:formula="of:=IF([.A806]=&quot;forward&quot;;[.E805]+[.B806]*[.C806];[.E805])" office:value-type="float" office:value="451753" calcext:value-type="float">
            <text:p>45175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807]=&quot;down&quot;;[.C806]+[.B807];IF([.A807]=&quot;up&quot;;[.C806]-[.B807];[.C806]))" office:value-type="float" office:value="589" calcext:value-type="float">
            <text:p>589</text:p>
          </table:table-cell>
          <table:table-cell table:formula="of:=IF([.A807]=&quot;forward&quot;;[.D806]+[.B807];IF([.A807]=&quot;backward&quot;;[.D806]-[.B807];[.D806]))" office:value-type="float" office:value="1495" calcext:value-type="float">
            <text:p>1495</text:p>
          </table:table-cell>
          <table:table-cell table:formula="of:=IF([.A807]=&quot;forward&quot;;[.E806]+[.B807]*[.C807];[.E806])" office:value-type="float" office:value="451753" calcext:value-type="float">
            <text:p>45175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808]=&quot;down&quot;;[.C807]+[.B808];IF([.A808]=&quot;up&quot;;[.C807]-[.B808];[.C807]))" office:value-type="float" office:value="589" calcext:value-type="float">
            <text:p>589</text:p>
          </table:table-cell>
          <table:table-cell table:formula="of:=IF([.A808]=&quot;forward&quot;;[.D807]+[.B808];IF([.A808]=&quot;backward&quot;;[.D807]-[.B808];[.D807]))" office:value-type="float" office:value="1497" calcext:value-type="float">
            <text:p>1497</text:p>
          </table:table-cell>
          <table:table-cell table:formula="of:=IF([.A808]=&quot;forward&quot;;[.E807]+[.B808]*[.C808];[.E807])" office:value-type="float" office:value="452931" calcext:value-type="float">
            <text:p>45293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09]=&quot;down&quot;;[.C808]+[.B809];IF([.A809]=&quot;up&quot;;[.C808]-[.B809];[.C808]))" office:value-type="float" office:value="597" calcext:value-type="float">
            <text:p>597</text:p>
          </table:table-cell>
          <table:table-cell table:formula="of:=IF([.A809]=&quot;forward&quot;;[.D808]+[.B809];IF([.A809]=&quot;backward&quot;;[.D808]-[.B809];[.D808]))" office:value-type="float" office:value="1497" calcext:value-type="float">
            <text:p>1497</text:p>
          </table:table-cell>
          <table:table-cell table:formula="of:=IF([.A809]=&quot;forward&quot;;[.E808]+[.B809]*[.C809];[.E808])" office:value-type="float" office:value="452931" calcext:value-type="float">
            <text:p>45293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810]=&quot;down&quot;;[.C809]+[.B810];IF([.A810]=&quot;up&quot;;[.C809]-[.B810];[.C809]))" office:value-type="float" office:value="589" calcext:value-type="float">
            <text:p>589</text:p>
          </table:table-cell>
          <table:table-cell table:formula="of:=IF([.A810]=&quot;forward&quot;;[.D809]+[.B810];IF([.A810]=&quot;backward&quot;;[.D809]-[.B810];[.D809]))" office:value-type="float" office:value="1497" calcext:value-type="float">
            <text:p>1497</text:p>
          </table:table-cell>
          <table:table-cell table:formula="of:=IF([.A810]=&quot;forward&quot;;[.E809]+[.B810]*[.C810];[.E809])" office:value-type="float" office:value="452931" calcext:value-type="float">
            <text:p>45293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11]=&quot;down&quot;;[.C810]+[.B811];IF([.A811]=&quot;up&quot;;[.C810]-[.B811];[.C810]))" office:value-type="float" office:value="597" calcext:value-type="float">
            <text:p>597</text:p>
          </table:table-cell>
          <table:table-cell table:formula="of:=IF([.A811]=&quot;forward&quot;;[.D810]+[.B811];IF([.A811]=&quot;backward&quot;;[.D810]-[.B811];[.D810]))" office:value-type="float" office:value="1497" calcext:value-type="float">
            <text:p>1497</text:p>
          </table:table-cell>
          <table:table-cell table:formula="of:=IF([.A811]=&quot;forward&quot;;[.E810]+[.B811]*[.C811];[.E810])" office:value-type="float" office:value="452931" calcext:value-type="float">
            <text:p>45293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12]=&quot;down&quot;;[.C811]+[.B812];IF([.A812]=&quot;up&quot;;[.C811]-[.B812];[.C811]))" office:value-type="float" office:value="605" calcext:value-type="float">
            <text:p>605</text:p>
          </table:table-cell>
          <table:table-cell table:formula="of:=IF([.A812]=&quot;forward&quot;;[.D811]+[.B812];IF([.A812]=&quot;backward&quot;;[.D811]-[.B812];[.D811]))" office:value-type="float" office:value="1497" calcext:value-type="float">
            <text:p>1497</text:p>
          </table:table-cell>
          <table:table-cell table:formula="of:=IF([.A812]=&quot;forward&quot;;[.E811]+[.B812]*[.C812];[.E811])" office:value-type="float" office:value="452931" calcext:value-type="float">
            <text:p>45293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813]=&quot;down&quot;;[.C812]+[.B813];IF([.A813]=&quot;up&quot;;[.C812]-[.B813];[.C812]))" office:value-type="float" office:value="605" calcext:value-type="float">
            <text:p>605</text:p>
          </table:table-cell>
          <table:table-cell table:formula="of:=IF([.A813]=&quot;forward&quot;;[.D812]+[.B813];IF([.A813]=&quot;backward&quot;;[.D812]-[.B813];[.D812]))" office:value-type="float" office:value="1499" calcext:value-type="float">
            <text:p>1499</text:p>
          </table:table-cell>
          <table:table-cell table:formula="of:=IF([.A813]=&quot;forward&quot;;[.E812]+[.B813]*[.C813];[.E812])" office:value-type="float" office:value="454141" calcext:value-type="float">
            <text:p>45414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814]=&quot;down&quot;;[.C813]+[.B814];IF([.A814]=&quot;up&quot;;[.C813]-[.B814];[.C813]))" office:value-type="float" office:value="606" calcext:value-type="float">
            <text:p>606</text:p>
          </table:table-cell>
          <table:table-cell table:formula="of:=IF([.A814]=&quot;forward&quot;;[.D813]+[.B814];IF([.A814]=&quot;backward&quot;;[.D813]-[.B814];[.D813]))" office:value-type="float" office:value="1499" calcext:value-type="float">
            <text:p>1499</text:p>
          </table:table-cell>
          <table:table-cell table:formula="of:=IF([.A814]=&quot;forward&quot;;[.E813]+[.B814]*[.C814];[.E813])" office:value-type="float" office:value="454141" calcext:value-type="float">
            <text:p>45414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815]=&quot;down&quot;;[.C814]+[.B815];IF([.A815]=&quot;up&quot;;[.C814]-[.B815];[.C814]))" office:value-type="float" office:value="606" calcext:value-type="float">
            <text:p>606</text:p>
          </table:table-cell>
          <table:table-cell table:formula="of:=IF([.A815]=&quot;forward&quot;;[.D814]+[.B815];IF([.A815]=&quot;backward&quot;;[.D814]-[.B815];[.D814]))" office:value-type="float" office:value="1504" calcext:value-type="float">
            <text:p>1504</text:p>
          </table:table-cell>
          <table:table-cell table:formula="of:=IF([.A815]=&quot;forward&quot;;[.E814]+[.B815]*[.C815];[.E814])" office:value-type="float" office:value="457171" calcext:value-type="float">
            <text:p>45717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816]=&quot;down&quot;;[.C815]+[.B816];IF([.A816]=&quot;up&quot;;[.C815]-[.B816];[.C815]))" office:value-type="float" office:value="610" calcext:value-type="float">
            <text:p>610</text:p>
          </table:table-cell>
          <table:table-cell table:formula="of:=IF([.A816]=&quot;forward&quot;;[.D815]+[.B816];IF([.A816]=&quot;backward&quot;;[.D815]-[.B816];[.D815]))" office:value-type="float" office:value="1504" calcext:value-type="float">
            <text:p>1504</text:p>
          </table:table-cell>
          <table:table-cell table:formula="of:=IF([.A816]=&quot;forward&quot;;[.E815]+[.B816]*[.C816];[.E815])" office:value-type="float" office:value="457171" calcext:value-type="float">
            <text:p>45717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817]=&quot;down&quot;;[.C816]+[.B817];IF([.A817]=&quot;up&quot;;[.C816]-[.B817];[.C816]))" office:value-type="float" office:value="608" calcext:value-type="float">
            <text:p>608</text:p>
          </table:table-cell>
          <table:table-cell table:formula="of:=IF([.A817]=&quot;forward&quot;;[.D816]+[.B817];IF([.A817]=&quot;backward&quot;;[.D816]-[.B817];[.D816]))" office:value-type="float" office:value="1504" calcext:value-type="float">
            <text:p>1504</text:p>
          </table:table-cell>
          <table:table-cell table:formula="of:=IF([.A817]=&quot;forward&quot;;[.E816]+[.B817]*[.C817];[.E816])" office:value-type="float" office:value="457171" calcext:value-type="float">
            <text:p>45717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818]=&quot;down&quot;;[.C817]+[.B818];IF([.A818]=&quot;up&quot;;[.C817]-[.B818];[.C817]))" office:value-type="float" office:value="608" calcext:value-type="float">
            <text:p>608</text:p>
          </table:table-cell>
          <table:table-cell table:formula="of:=IF([.A818]=&quot;forward&quot;;[.D817]+[.B818];IF([.A818]=&quot;backward&quot;;[.D817]-[.B818];[.D817]))" office:value-type="float" office:value="1512" calcext:value-type="float">
            <text:p>1512</text:p>
          </table:table-cell>
          <table:table-cell table:formula="of:=IF([.A818]=&quot;forward&quot;;[.E817]+[.B818]*[.C818];[.E817])" office:value-type="float" office:value="462035" calcext:value-type="float">
            <text:p>46203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819]=&quot;down&quot;;[.C818]+[.B819];IF([.A819]=&quot;up&quot;;[.C818]-[.B819];[.C818]))" office:value-type="float" office:value="604" calcext:value-type="float">
            <text:p>604</text:p>
          </table:table-cell>
          <table:table-cell table:formula="of:=IF([.A819]=&quot;forward&quot;;[.D818]+[.B819];IF([.A819]=&quot;backward&quot;;[.D818]-[.B819];[.D818]))" office:value-type="float" office:value="1512" calcext:value-type="float">
            <text:p>1512</text:p>
          </table:table-cell>
          <table:table-cell table:formula="of:=IF([.A819]=&quot;forward&quot;;[.E818]+[.B819]*[.C819];[.E818])" office:value-type="float" office:value="462035" calcext:value-type="float">
            <text:p>46203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820]=&quot;down&quot;;[.C819]+[.B820];IF([.A820]=&quot;up&quot;;[.C819]-[.B820];[.C819]))" office:value-type="float" office:value="596" calcext:value-type="float">
            <text:p>596</text:p>
          </table:table-cell>
          <table:table-cell table:formula="of:=IF([.A820]=&quot;forward&quot;;[.D819]+[.B820];IF([.A820]=&quot;backward&quot;;[.D819]-[.B820];[.D819]))" office:value-type="float" office:value="1512" calcext:value-type="float">
            <text:p>1512</text:p>
          </table:table-cell>
          <table:table-cell table:formula="of:=IF([.A820]=&quot;forward&quot;;[.E819]+[.B820]*[.C820];[.E819])" office:value-type="float" office:value="462035" calcext:value-type="float">
            <text:p>46203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21]=&quot;down&quot;;[.C820]+[.B821];IF([.A821]=&quot;up&quot;;[.C820]-[.B821];[.C820]))" office:value-type="float" office:value="596" calcext:value-type="float">
            <text:p>596</text:p>
          </table:table-cell>
          <table:table-cell table:formula="of:=IF([.A821]=&quot;forward&quot;;[.D820]+[.B821];IF([.A821]=&quot;backward&quot;;[.D820]-[.B821];[.D820]))" office:value-type="float" office:value="1516" calcext:value-type="float">
            <text:p>1516</text:p>
          </table:table-cell>
          <table:table-cell table:formula="of:=IF([.A821]=&quot;forward&quot;;[.E820]+[.B821]*[.C821];[.E820])" office:value-type="float" office:value="464419" calcext:value-type="float">
            <text:p>46441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22]=&quot;down&quot;;[.C821]+[.B822];IF([.A822]=&quot;up&quot;;[.C821]-[.B822];[.C821]))" office:value-type="float" office:value="596" calcext:value-type="float">
            <text:p>596</text:p>
          </table:table-cell>
          <table:table-cell table:formula="of:=IF([.A822]=&quot;forward&quot;;[.D821]+[.B822];IF([.A822]=&quot;backward&quot;;[.D821]-[.B822];[.D821]))" office:value-type="float" office:value="1522" calcext:value-type="float">
            <text:p>1522</text:p>
          </table:table-cell>
          <table:table-cell table:formula="of:=IF([.A822]=&quot;forward&quot;;[.E821]+[.B822]*[.C822];[.E821])" office:value-type="float" office:value="467995" calcext:value-type="float">
            <text:p>46799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23]=&quot;down&quot;;[.C822]+[.B823];IF([.A823]=&quot;up&quot;;[.C822]-[.B823];[.C822]))" office:value-type="float" office:value="596" calcext:value-type="float">
            <text:p>596</text:p>
          </table:table-cell>
          <table:table-cell table:formula="of:=IF([.A823]=&quot;forward&quot;;[.D822]+[.B823];IF([.A823]=&quot;backward&quot;;[.D822]-[.B823];[.D822]))" office:value-type="float" office:value="1528" calcext:value-type="float">
            <text:p>1528</text:p>
          </table:table-cell>
          <table:table-cell table:formula="of:=IF([.A823]=&quot;forward&quot;;[.E822]+[.B823]*[.C823];[.E822])" office:value-type="float" office:value="471571" calcext:value-type="float">
            <text:p>47157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824]=&quot;down&quot;;[.C823]+[.B824];IF([.A824]=&quot;up&quot;;[.C823]-[.B824];[.C823]))" office:value-type="float" office:value="596" calcext:value-type="float">
            <text:p>596</text:p>
          </table:table-cell>
          <table:table-cell table:formula="of:=IF([.A824]=&quot;forward&quot;;[.D823]+[.B824];IF([.A824]=&quot;backward&quot;;[.D823]-[.B824];[.D823]))" office:value-type="float" office:value="1531" calcext:value-type="float">
            <text:p>1531</text:p>
          </table:table-cell>
          <table:table-cell table:formula="of:=IF([.A824]=&quot;forward&quot;;[.E823]+[.B824]*[.C824];[.E823])" office:value-type="float" office:value="473359" calcext:value-type="float">
            <text:p>47335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825]=&quot;down&quot;;[.C824]+[.B825];IF([.A825]=&quot;up&quot;;[.C824]-[.B825];[.C824]))" office:value-type="float" office:value="596" calcext:value-type="float">
            <text:p>596</text:p>
          </table:table-cell>
          <table:table-cell table:formula="of:=IF([.A825]=&quot;forward&quot;;[.D824]+[.B825];IF([.A825]=&quot;backward&quot;;[.D824]-[.B825];[.D824]))" office:value-type="float" office:value="1536" calcext:value-type="float">
            <text:p>1536</text:p>
          </table:table-cell>
          <table:table-cell table:formula="of:=IF([.A825]=&quot;forward&quot;;[.E824]+[.B825]*[.C825];[.E824])" office:value-type="float" office:value="476339" calcext:value-type="float">
            <text:p>47633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26]=&quot;down&quot;;[.C825]+[.B826];IF([.A826]=&quot;up&quot;;[.C825]-[.B826];[.C825]))" office:value-type="float" office:value="596" calcext:value-type="float">
            <text:p>596</text:p>
          </table:table-cell>
          <table:table-cell table:formula="of:=IF([.A826]=&quot;forward&quot;;[.D825]+[.B826];IF([.A826]=&quot;backward&quot;;[.D825]-[.B826];[.D825]))" office:value-type="float" office:value="1540" calcext:value-type="float">
            <text:p>1540</text:p>
          </table:table-cell>
          <table:table-cell table:formula="of:=IF([.A826]=&quot;forward&quot;;[.E825]+[.B826]*[.C826];[.E825])" office:value-type="float" office:value="478723" calcext:value-type="float">
            <text:p>47872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827]=&quot;down&quot;;[.C826]+[.B827];IF([.A827]=&quot;up&quot;;[.C826]-[.B827];[.C826]))" office:value-type="float" office:value="602" calcext:value-type="float">
            <text:p>602</text:p>
          </table:table-cell>
          <table:table-cell table:formula="of:=IF([.A827]=&quot;forward&quot;;[.D826]+[.B827];IF([.A827]=&quot;backward&quot;;[.D826]-[.B827];[.D826]))" office:value-type="float" office:value="1540" calcext:value-type="float">
            <text:p>1540</text:p>
          </table:table-cell>
          <table:table-cell table:formula="of:=IF([.A827]=&quot;forward&quot;;[.E826]+[.B827]*[.C827];[.E826])" office:value-type="float" office:value="478723" calcext:value-type="float">
            <text:p>478723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828]=&quot;down&quot;;[.C827]+[.B828];IF([.A828]=&quot;up&quot;;[.C827]-[.B828];[.C827]))" office:value-type="float" office:value="596" calcext:value-type="float">
            <text:p>596</text:p>
          </table:table-cell>
          <table:table-cell table:formula="of:=IF([.A828]=&quot;forward&quot;;[.D827]+[.B828];IF([.A828]=&quot;backward&quot;;[.D827]-[.B828];[.D827]))" office:value-type="float" office:value="1540" calcext:value-type="float">
            <text:p>1540</text:p>
          </table:table-cell>
          <table:table-cell table:formula="of:=IF([.A828]=&quot;forward&quot;;[.E827]+[.B828]*[.C828];[.E827])" office:value-type="float" office:value="478723" calcext:value-type="float">
            <text:p>47872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29]=&quot;down&quot;;[.C828]+[.B829];IF([.A829]=&quot;up&quot;;[.C828]-[.B829];[.C828]))" office:value-type="float" office:value="596" calcext:value-type="float">
            <text:p>596</text:p>
          </table:table-cell>
          <table:table-cell table:formula="of:=IF([.A829]=&quot;forward&quot;;[.D828]+[.B829];IF([.A829]=&quot;backward&quot;;[.D828]-[.B829];[.D828]))" office:value-type="float" office:value="1547" calcext:value-type="float">
            <text:p>1547</text:p>
          </table:table-cell>
          <table:table-cell table:formula="of:=IF([.A829]=&quot;forward&quot;;[.E828]+[.B829]*[.C829];[.E828])" office:value-type="float" office:value="482895" calcext:value-type="float">
            <text:p>48289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830]=&quot;down&quot;;[.C829]+[.B830];IF([.A830]=&quot;up&quot;;[.C829]-[.B830];[.C829]))" office:value-type="float" office:value="593" calcext:value-type="float">
            <text:p>593</text:p>
          </table:table-cell>
          <table:table-cell table:formula="of:=IF([.A830]=&quot;forward&quot;;[.D829]+[.B830];IF([.A830]=&quot;backward&quot;;[.D829]-[.B830];[.D829]))" office:value-type="float" office:value="1547" calcext:value-type="float">
            <text:p>1547</text:p>
          </table:table-cell>
          <table:table-cell table:formula="of:=IF([.A830]=&quot;forward&quot;;[.E829]+[.B830]*[.C830];[.E829])" office:value-type="float" office:value="482895" calcext:value-type="float">
            <text:p>48289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831]=&quot;down&quot;;[.C830]+[.B831];IF([.A831]=&quot;up&quot;;[.C830]-[.B831];[.C830]))" office:value-type="float" office:value="594" calcext:value-type="float">
            <text:p>594</text:p>
          </table:table-cell>
          <table:table-cell table:formula="of:=IF([.A831]=&quot;forward&quot;;[.D830]+[.B831];IF([.A831]=&quot;backward&quot;;[.D830]-[.B831];[.D830]))" office:value-type="float" office:value="1547" calcext:value-type="float">
            <text:p>1547</text:p>
          </table:table-cell>
          <table:table-cell table:formula="of:=IF([.A831]=&quot;forward&quot;;[.E830]+[.B831]*[.C831];[.E830])" office:value-type="float" office:value="482895" calcext:value-type="float">
            <text:p>48289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832]=&quot;down&quot;;[.C831]+[.B832];IF([.A832]=&quot;up&quot;;[.C831]-[.B832];[.C831]))" office:value-type="float" office:value="595" calcext:value-type="float">
            <text:p>595</text:p>
          </table:table-cell>
          <table:table-cell table:formula="of:=IF([.A832]=&quot;forward&quot;;[.D831]+[.B832];IF([.A832]=&quot;backward&quot;;[.D831]-[.B832];[.D831]))" office:value-type="float" office:value="1547" calcext:value-type="float">
            <text:p>1547</text:p>
          </table:table-cell>
          <table:table-cell table:formula="of:=IF([.A832]=&quot;forward&quot;;[.E831]+[.B832]*[.C832];[.E831])" office:value-type="float" office:value="482895" calcext:value-type="float">
            <text:p>48289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33]=&quot;down&quot;;[.C832]+[.B833];IF([.A833]=&quot;up&quot;;[.C832]-[.B833];[.C832]))" office:value-type="float" office:value="604" calcext:value-type="float">
            <text:p>604</text:p>
          </table:table-cell>
          <table:table-cell table:formula="of:=IF([.A833]=&quot;forward&quot;;[.D832]+[.B833];IF([.A833]=&quot;backward&quot;;[.D832]-[.B833];[.D832]))" office:value-type="float" office:value="1547" calcext:value-type="float">
            <text:p>1547</text:p>
          </table:table-cell>
          <table:table-cell table:formula="of:=IF([.A833]=&quot;forward&quot;;[.E832]+[.B833]*[.C833];[.E832])" office:value-type="float" office:value="482895" calcext:value-type="float">
            <text:p>48289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34]=&quot;down&quot;;[.C833]+[.B834];IF([.A834]=&quot;up&quot;;[.C833]-[.B834];[.C833]))" office:value-type="float" office:value="604" calcext:value-type="float">
            <text:p>604</text:p>
          </table:table-cell>
          <table:table-cell table:formula="of:=IF([.A834]=&quot;forward&quot;;[.D833]+[.B834];IF([.A834]=&quot;backward&quot;;[.D833]-[.B834];[.D833]))" office:value-type="float" office:value="1553" calcext:value-type="float">
            <text:p>1553</text:p>
          </table:table-cell>
          <table:table-cell table:formula="of:=IF([.A834]=&quot;forward&quot;;[.E833]+[.B834]*[.C834];[.E833])" office:value-type="float" office:value="486519" calcext:value-type="float">
            <text:p>48651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35]=&quot;down&quot;;[.C834]+[.B835];IF([.A835]=&quot;up&quot;;[.C834]-[.B835];[.C834]))" office:value-type="float" office:value="613" calcext:value-type="float">
            <text:p>613</text:p>
          </table:table-cell>
          <table:table-cell table:formula="of:=IF([.A835]=&quot;forward&quot;;[.D834]+[.B835];IF([.A835]=&quot;backward&quot;;[.D834]-[.B835];[.D834]))" office:value-type="float" office:value="1553" calcext:value-type="float">
            <text:p>1553</text:p>
          </table:table-cell>
          <table:table-cell table:formula="of:=IF([.A835]=&quot;forward&quot;;[.E834]+[.B835]*[.C835];[.E834])" office:value-type="float" office:value="486519" calcext:value-type="float">
            <text:p>48651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836]=&quot;down&quot;;[.C835]+[.B836];IF([.A836]=&quot;up&quot;;[.C835]-[.B836];[.C835]))" office:value-type="float" office:value="613" calcext:value-type="float">
            <text:p>613</text:p>
          </table:table-cell>
          <table:table-cell table:formula="of:=IF([.A836]=&quot;forward&quot;;[.D835]+[.B836];IF([.A836]=&quot;backward&quot;;[.D835]-[.B836];[.D835]))" office:value-type="float" office:value="1555" calcext:value-type="float">
            <text:p>1555</text:p>
          </table:table-cell>
          <table:table-cell table:formula="of:=IF([.A836]=&quot;forward&quot;;[.E835]+[.B836]*[.C836];[.E835])" office:value-type="float" office:value="487745" calcext:value-type="float">
            <text:p>48774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837]=&quot;down&quot;;[.C836]+[.B837];IF([.A837]=&quot;up&quot;;[.C836]-[.B837];[.C836]))" office:value-type="float" office:value="620" calcext:value-type="float">
            <text:p>620</text:p>
          </table:table-cell>
          <table:table-cell table:formula="of:=IF([.A837]=&quot;forward&quot;;[.D836]+[.B837];IF([.A837]=&quot;backward&quot;;[.D836]-[.B837];[.D836]))" office:value-type="float" office:value="1555" calcext:value-type="float">
            <text:p>1555</text:p>
          </table:table-cell>
          <table:table-cell table:formula="of:=IF([.A837]=&quot;forward&quot;;[.E836]+[.B837]*[.C837];[.E836])" office:value-type="float" office:value="487745" calcext:value-type="float">
            <text:p>48774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838]=&quot;down&quot;;[.C837]+[.B838];IF([.A838]=&quot;up&quot;;[.C837]-[.B838];[.C837]))" office:value-type="float" office:value="622" calcext:value-type="float">
            <text:p>622</text:p>
          </table:table-cell>
          <table:table-cell table:formula="of:=IF([.A838]=&quot;forward&quot;;[.D837]+[.B838];IF([.A838]=&quot;backward&quot;;[.D837]-[.B838];[.D837]))" office:value-type="float" office:value="1555" calcext:value-type="float">
            <text:p>1555</text:p>
          </table:table-cell>
          <table:table-cell table:formula="of:=IF([.A838]=&quot;forward&quot;;[.E837]+[.B838]*[.C838];[.E837])" office:value-type="float" office:value="487745" calcext:value-type="float">
            <text:p>48774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39]=&quot;down&quot;;[.C838]+[.B839];IF([.A839]=&quot;up&quot;;[.C838]-[.B839];[.C838]))" office:value-type="float" office:value="627" calcext:value-type="float">
            <text:p>627</text:p>
          </table:table-cell>
          <table:table-cell table:formula="of:=IF([.A839]=&quot;forward&quot;;[.D838]+[.B839];IF([.A839]=&quot;backward&quot;;[.D838]-[.B839];[.D838]))" office:value-type="float" office:value="1555" calcext:value-type="float">
            <text:p>1555</text:p>
          </table:table-cell>
          <table:table-cell table:formula="of:=IF([.A839]=&quot;forward&quot;;[.E838]+[.B839]*[.C839];[.E838])" office:value-type="float" office:value="487745" calcext:value-type="float">
            <text:p>48774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840]=&quot;down&quot;;[.C839]+[.B840];IF([.A840]=&quot;up&quot;;[.C839]-[.B840];[.C839]))" office:value-type="float" office:value="627" calcext:value-type="float">
            <text:p>627</text:p>
          </table:table-cell>
          <table:table-cell table:formula="of:=IF([.A840]=&quot;forward&quot;;[.D839]+[.B840];IF([.A840]=&quot;backward&quot;;[.D839]-[.B840];[.D839]))" office:value-type="float" office:value="1558" calcext:value-type="float">
            <text:p>1558</text:p>
          </table:table-cell>
          <table:table-cell table:formula="of:=IF([.A840]=&quot;forward&quot;;[.E839]+[.B840]*[.C840];[.E839])" office:value-type="float" office:value="489626" calcext:value-type="float">
            <text:p>48962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841]=&quot;down&quot;;[.C840]+[.B841];IF([.A841]=&quot;up&quot;;[.C840]-[.B841];[.C840]))" office:value-type="float" office:value="631" calcext:value-type="float">
            <text:p>631</text:p>
          </table:table-cell>
          <table:table-cell table:formula="of:=IF([.A841]=&quot;forward&quot;;[.D840]+[.B841];IF([.A841]=&quot;backward&quot;;[.D840]-[.B841];[.D840]))" office:value-type="float" office:value="1558" calcext:value-type="float">
            <text:p>1558</text:p>
          </table:table-cell>
          <table:table-cell table:formula="of:=IF([.A841]=&quot;forward&quot;;[.E840]+[.B841]*[.C841];[.E840])" office:value-type="float" office:value="489626" calcext:value-type="float">
            <text:p>48962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42]=&quot;down&quot;;[.C841]+[.B842];IF([.A842]=&quot;up&quot;;[.C841]-[.B842];[.C841]))" office:value-type="float" office:value="639" calcext:value-type="float">
            <text:p>639</text:p>
          </table:table-cell>
          <table:table-cell table:formula="of:=IF([.A842]=&quot;forward&quot;;[.D841]+[.B842];IF([.A842]=&quot;backward&quot;;[.D841]-[.B842];[.D841]))" office:value-type="float" office:value="1558" calcext:value-type="float">
            <text:p>1558</text:p>
          </table:table-cell>
          <table:table-cell table:formula="of:=IF([.A842]=&quot;forward&quot;;[.E841]+[.B842]*[.C842];[.E841])" office:value-type="float" office:value="489626" calcext:value-type="float">
            <text:p>48962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843]=&quot;down&quot;;[.C842]+[.B843];IF([.A843]=&quot;up&quot;;[.C842]-[.B843];[.C842]))" office:value-type="float" office:value="642" calcext:value-type="float">
            <text:p>642</text:p>
          </table:table-cell>
          <table:table-cell table:formula="of:=IF([.A843]=&quot;forward&quot;;[.D842]+[.B843];IF([.A843]=&quot;backward&quot;;[.D842]-[.B843];[.D842]))" office:value-type="float" office:value="1558" calcext:value-type="float">
            <text:p>1558</text:p>
          </table:table-cell>
          <table:table-cell table:formula="of:=IF([.A843]=&quot;forward&quot;;[.E842]+[.B843]*[.C843];[.E842])" office:value-type="float" office:value="489626" calcext:value-type="float">
            <text:p>48962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44]=&quot;down&quot;;[.C843]+[.B844];IF([.A844]=&quot;up&quot;;[.C843]-[.B844];[.C843]))" office:value-type="float" office:value="642" calcext:value-type="float">
            <text:p>642</text:p>
          </table:table-cell>
          <table:table-cell table:formula="of:=IF([.A844]=&quot;forward&quot;;[.D843]+[.B844];IF([.A844]=&quot;backward&quot;;[.D843]-[.B844];[.D843]))" office:value-type="float" office:value="1564" calcext:value-type="float">
            <text:p>1564</text:p>
          </table:table-cell>
          <table:table-cell table:formula="of:=IF([.A844]=&quot;forward&quot;;[.E843]+[.B844]*[.C844];[.E843])" office:value-type="float" office:value="493478" calcext:value-type="float">
            <text:p>49347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845]=&quot;down&quot;;[.C844]+[.B845];IF([.A845]=&quot;up&quot;;[.C844]-[.B845];[.C844]))" office:value-type="float" office:value="633" calcext:value-type="float">
            <text:p>633</text:p>
          </table:table-cell>
          <table:table-cell table:formula="of:=IF([.A845]=&quot;forward&quot;;[.D844]+[.B845];IF([.A845]=&quot;backward&quot;;[.D844]-[.B845];[.D844]))" office:value-type="float" office:value="1564" calcext:value-type="float">
            <text:p>1564</text:p>
          </table:table-cell>
          <table:table-cell table:formula="of:=IF([.A845]=&quot;forward&quot;;[.E844]+[.B845]*[.C845];[.E844])" office:value-type="float" office:value="493478" calcext:value-type="float">
            <text:p>49347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846]=&quot;down&quot;;[.C845]+[.B846];IF([.A846]=&quot;up&quot;;[.C845]-[.B846];[.C845]))" office:value-type="float" office:value="633" calcext:value-type="float">
            <text:p>633</text:p>
          </table:table-cell>
          <table:table-cell table:formula="of:=IF([.A846]=&quot;forward&quot;;[.D845]+[.B846];IF([.A846]=&quot;backward&quot;;[.D845]-[.B846];[.D845]))" office:value-type="float" office:value="1565" calcext:value-type="float">
            <text:p>1565</text:p>
          </table:table-cell>
          <table:table-cell table:formula="of:=IF([.A846]=&quot;forward&quot;;[.E845]+[.B846]*[.C846];[.E845])" office:value-type="float" office:value="494111" calcext:value-type="float">
            <text:p>49411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47]=&quot;down&quot;;[.C846]+[.B847];IF([.A847]=&quot;up&quot;;[.C846]-[.B847];[.C846]))" office:value-type="float" office:value="633" calcext:value-type="float">
            <text:p>633</text:p>
          </table:table-cell>
          <table:table-cell table:formula="of:=IF([.A847]=&quot;forward&quot;;[.D846]+[.B847];IF([.A847]=&quot;backward&quot;;[.D846]-[.B847];[.D846]))" office:value-type="float" office:value="1569" calcext:value-type="float">
            <text:p>1569</text:p>
          </table:table-cell>
          <table:table-cell table:formula="of:=IF([.A847]=&quot;forward&quot;;[.E846]+[.B847]*[.C847];[.E846])" office:value-type="float" office:value="496643" calcext:value-type="float">
            <text:p>49664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848]=&quot;down&quot;;[.C847]+[.B848];IF([.A848]=&quot;up&quot;;[.C847]-[.B848];[.C847]))" office:value-type="float" office:value="633" calcext:value-type="float">
            <text:p>633</text:p>
          </table:table-cell>
          <table:table-cell table:formula="of:=IF([.A848]=&quot;forward&quot;;[.D847]+[.B848];IF([.A848]=&quot;backward&quot;;[.D847]-[.B848];[.D847]))" office:value-type="float" office:value="1577" calcext:value-type="float">
            <text:p>1577</text:p>
          </table:table-cell>
          <table:table-cell table:formula="of:=IF([.A848]=&quot;forward&quot;;[.E847]+[.B848]*[.C848];[.E847])" office:value-type="float" office:value="501707" calcext:value-type="float">
            <text:p>50170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849]=&quot;down&quot;;[.C848]+[.B849];IF([.A849]=&quot;up&quot;;[.C848]-[.B849];[.C848]))" office:value-type="float" office:value="624" calcext:value-type="float">
            <text:p>624</text:p>
          </table:table-cell>
          <table:table-cell table:formula="of:=IF([.A849]=&quot;forward&quot;;[.D848]+[.B849];IF([.A849]=&quot;backward&quot;;[.D848]-[.B849];[.D848]))" office:value-type="float" office:value="1577" calcext:value-type="float">
            <text:p>1577</text:p>
          </table:table-cell>
          <table:table-cell table:formula="of:=IF([.A849]=&quot;forward&quot;;[.E848]+[.B849]*[.C849];[.E848])" office:value-type="float" office:value="501707" calcext:value-type="float">
            <text:p>50170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50]=&quot;down&quot;;[.C849]+[.B850];IF([.A850]=&quot;up&quot;;[.C849]-[.B850];[.C849]))" office:value-type="float" office:value="629" calcext:value-type="float">
            <text:p>629</text:p>
          </table:table-cell>
          <table:table-cell table:formula="of:=IF([.A850]=&quot;forward&quot;;[.D849]+[.B850];IF([.A850]=&quot;backward&quot;;[.D849]-[.B850];[.D849]))" office:value-type="float" office:value="1577" calcext:value-type="float">
            <text:p>1577</text:p>
          </table:table-cell>
          <table:table-cell table:formula="of:=IF([.A850]=&quot;forward&quot;;[.E849]+[.B850]*[.C850];[.E849])" office:value-type="float" office:value="501707" calcext:value-type="float">
            <text:p>50170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851]=&quot;down&quot;;[.C850]+[.B851];IF([.A851]=&quot;up&quot;;[.C850]-[.B851];[.C850]))" office:value-type="float" office:value="624" calcext:value-type="float">
            <text:p>624</text:p>
          </table:table-cell>
          <table:table-cell table:formula="of:=IF([.A851]=&quot;forward&quot;;[.D850]+[.B851];IF([.A851]=&quot;backward&quot;;[.D850]-[.B851];[.D850]))" office:value-type="float" office:value="1577" calcext:value-type="float">
            <text:p>1577</text:p>
          </table:table-cell>
          <table:table-cell table:formula="of:=IF([.A851]=&quot;forward&quot;;[.E850]+[.B851]*[.C851];[.E850])" office:value-type="float" office:value="501707" calcext:value-type="float">
            <text:p>50170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852]=&quot;down&quot;;[.C851]+[.B852];IF([.A852]=&quot;up&quot;;[.C851]-[.B852];[.C851]))" office:value-type="float" office:value="615" calcext:value-type="float">
            <text:p>615</text:p>
          </table:table-cell>
          <table:table-cell table:formula="of:=IF([.A852]=&quot;forward&quot;;[.D851]+[.B852];IF([.A852]=&quot;backward&quot;;[.D851]-[.B852];[.D851]))" office:value-type="float" office:value="1577" calcext:value-type="float">
            <text:p>1577</text:p>
          </table:table-cell>
          <table:table-cell table:formula="of:=IF([.A852]=&quot;forward&quot;;[.E851]+[.B852]*[.C852];[.E851])" office:value-type="float" office:value="501707" calcext:value-type="float">
            <text:p>50170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53]=&quot;down&quot;;[.C852]+[.B853];IF([.A853]=&quot;up&quot;;[.C852]-[.B853];[.C852]))" office:value-type="float" office:value="615" calcext:value-type="float">
            <text:p>615</text:p>
          </table:table-cell>
          <table:table-cell table:formula="of:=IF([.A853]=&quot;forward&quot;;[.D852]+[.B853];IF([.A853]=&quot;backward&quot;;[.D852]-[.B853];[.D852]))" office:value-type="float" office:value="1583" calcext:value-type="float">
            <text:p>1583</text:p>
          </table:table-cell>
          <table:table-cell table:formula="of:=IF([.A853]=&quot;forward&quot;;[.E852]+[.B853]*[.C853];[.E852])" office:value-type="float" office:value="505397" calcext:value-type="float">
            <text:p>505397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854]=&quot;down&quot;;[.C853]+[.B854];IF([.A854]=&quot;up&quot;;[.C853]-[.B854];[.C853]))" office:value-type="float" office:value="613" calcext:value-type="float">
            <text:p>613</text:p>
          </table:table-cell>
          <table:table-cell table:formula="of:=IF([.A854]=&quot;forward&quot;;[.D853]+[.B854];IF([.A854]=&quot;backward&quot;;[.D853]-[.B854];[.D853]))" office:value-type="float" office:value="1583" calcext:value-type="float">
            <text:p>1583</text:p>
          </table:table-cell>
          <table:table-cell table:formula="of:=IF([.A854]=&quot;forward&quot;;[.E853]+[.B854]*[.C854];[.E853])" office:value-type="float" office:value="505397" calcext:value-type="float">
            <text:p>50539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55]=&quot;down&quot;;[.C854]+[.B855];IF([.A855]=&quot;up&quot;;[.C854]-[.B855];[.C854]))" office:value-type="float" office:value="613" calcext:value-type="float">
            <text:p>613</text:p>
          </table:table-cell>
          <table:table-cell table:formula="of:=IF([.A855]=&quot;forward&quot;;[.D854]+[.B855];IF([.A855]=&quot;backward&quot;;[.D854]-[.B855];[.D854]))" office:value-type="float" office:value="1590" calcext:value-type="float">
            <text:p>1590</text:p>
          </table:table-cell>
          <table:table-cell table:formula="of:=IF([.A855]=&quot;forward&quot;;[.E854]+[.B855]*[.C855];[.E854])" office:value-type="float" office:value="509688" calcext:value-type="float">
            <text:p>50968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856]=&quot;down&quot;;[.C855]+[.B856];IF([.A856]=&quot;up&quot;;[.C855]-[.B856];[.C855]))" office:value-type="float" office:value="608" calcext:value-type="float">
            <text:p>608</text:p>
          </table:table-cell>
          <table:table-cell table:formula="of:=IF([.A856]=&quot;forward&quot;;[.D855]+[.B856];IF([.A856]=&quot;backward&quot;;[.D855]-[.B856];[.D855]))" office:value-type="float" office:value="1590" calcext:value-type="float">
            <text:p>1590</text:p>
          </table:table-cell>
          <table:table-cell table:formula="of:=IF([.A856]=&quot;forward&quot;;[.E855]+[.B856]*[.C856];[.E855])" office:value-type="float" office:value="509688" calcext:value-type="float">
            <text:p>50968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857]=&quot;down&quot;;[.C856]+[.B857];IF([.A857]=&quot;up&quot;;[.C856]-[.B857];[.C856]))" office:value-type="float" office:value="608" calcext:value-type="float">
            <text:p>608</text:p>
          </table:table-cell>
          <table:table-cell table:formula="of:=IF([.A857]=&quot;forward&quot;;[.D856]+[.B857];IF([.A857]=&quot;backward&quot;;[.D856]-[.B857];[.D856]))" office:value-type="float" office:value="1598" calcext:value-type="float">
            <text:p>1598</text:p>
          </table:table-cell>
          <table:table-cell table:formula="of:=IF([.A857]=&quot;forward&quot;;[.E856]+[.B857]*[.C857];[.E856])" office:value-type="float" office:value="514552" calcext:value-type="float">
            <text:p>51455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58]=&quot;down&quot;;[.C857]+[.B858];IF([.A858]=&quot;up&quot;;[.C857]-[.B858];[.C857]))" office:value-type="float" office:value="608" calcext:value-type="float">
            <text:p>608</text:p>
          </table:table-cell>
          <table:table-cell table:formula="of:=IF([.A858]=&quot;forward&quot;;[.D857]+[.B858];IF([.A858]=&quot;backward&quot;;[.D857]-[.B858];[.D857]))" office:value-type="float" office:value="1604" calcext:value-type="float">
            <text:p>1604</text:p>
          </table:table-cell>
          <table:table-cell table:formula="of:=IF([.A858]=&quot;forward&quot;;[.E857]+[.B858]*[.C858];[.E857])" office:value-type="float" office:value="518200" calcext:value-type="float">
            <text:p>51820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859]=&quot;down&quot;;[.C858]+[.B859];IF([.A859]=&quot;up&quot;;[.C858]-[.B859];[.C858]))" office:value-type="float" office:value="610" calcext:value-type="float">
            <text:p>610</text:p>
          </table:table-cell>
          <table:table-cell table:formula="of:=IF([.A859]=&quot;forward&quot;;[.D858]+[.B859];IF([.A859]=&quot;backward&quot;;[.D858]-[.B859];[.D858]))" office:value-type="float" office:value="1604" calcext:value-type="float">
            <text:p>1604</text:p>
          </table:table-cell>
          <table:table-cell table:formula="of:=IF([.A859]=&quot;forward&quot;;[.E858]+[.B859]*[.C859];[.E858])" office:value-type="float" office:value="518200" calcext:value-type="float">
            <text:p>51820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860]=&quot;down&quot;;[.C859]+[.B860];IF([.A860]=&quot;up&quot;;[.C859]-[.B860];[.C859]))" office:value-type="float" office:value="617" calcext:value-type="float">
            <text:p>617</text:p>
          </table:table-cell>
          <table:table-cell table:formula="of:=IF([.A860]=&quot;forward&quot;;[.D859]+[.B860];IF([.A860]=&quot;backward&quot;;[.D859]-[.B860];[.D859]))" office:value-type="float" office:value="1604" calcext:value-type="float">
            <text:p>1604</text:p>
          </table:table-cell>
          <table:table-cell table:formula="of:=IF([.A860]=&quot;forward&quot;;[.E859]+[.B860]*[.C860];[.E859])" office:value-type="float" office:value="518200" calcext:value-type="float">
            <text:p>51820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861]=&quot;down&quot;;[.C860]+[.B861];IF([.A861]=&quot;up&quot;;[.C860]-[.B861];[.C860]))" office:value-type="float" office:value="609" calcext:value-type="float">
            <text:p>609</text:p>
          </table:table-cell>
          <table:table-cell table:formula="of:=IF([.A861]=&quot;forward&quot;;[.D860]+[.B861];IF([.A861]=&quot;backward&quot;;[.D860]-[.B861];[.D860]))" office:value-type="float" office:value="1604" calcext:value-type="float">
            <text:p>1604</text:p>
          </table:table-cell>
          <table:table-cell table:formula="of:=IF([.A861]=&quot;forward&quot;;[.E860]+[.B861]*[.C861];[.E860])" office:value-type="float" office:value="518200" calcext:value-type="float">
            <text:p>51820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862]=&quot;down&quot;;[.C861]+[.B862];IF([.A862]=&quot;up&quot;;[.C861]-[.B862];[.C861]))" office:value-type="float" office:value="606" calcext:value-type="float">
            <text:p>606</text:p>
          </table:table-cell>
          <table:table-cell table:formula="of:=IF([.A862]=&quot;forward&quot;;[.D861]+[.B862];IF([.A862]=&quot;backward&quot;;[.D861]-[.B862];[.D861]))" office:value-type="float" office:value="1604" calcext:value-type="float">
            <text:p>1604</text:p>
          </table:table-cell>
          <table:table-cell table:formula="of:=IF([.A862]=&quot;forward&quot;;[.E861]+[.B862]*[.C862];[.E861])" office:value-type="float" office:value="518200" calcext:value-type="float">
            <text:p>51820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63]=&quot;down&quot;;[.C862]+[.B863];IF([.A863]=&quot;up&quot;;[.C862]-[.B863];[.C862]))" office:value-type="float" office:value="606" calcext:value-type="float">
            <text:p>606</text:p>
          </table:table-cell>
          <table:table-cell table:formula="of:=IF([.A863]=&quot;forward&quot;;[.D862]+[.B863];IF([.A863]=&quot;backward&quot;;[.D862]-[.B863];[.D862]))" office:value-type="float" office:value="1608" calcext:value-type="float">
            <text:p>1608</text:p>
          </table:table-cell>
          <table:table-cell table:formula="of:=IF([.A863]=&quot;forward&quot;;[.E862]+[.B863]*[.C863];[.E862])" office:value-type="float" office:value="520624" calcext:value-type="float">
            <text:p>52062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864]=&quot;down&quot;;[.C863]+[.B864];IF([.A864]=&quot;up&quot;;[.C863]-[.B864];[.C863]))" office:value-type="float" office:value="606" calcext:value-type="float">
            <text:p>606</text:p>
          </table:table-cell>
          <table:table-cell table:formula="of:=IF([.A864]=&quot;forward&quot;;[.D863]+[.B864];IF([.A864]=&quot;backward&quot;;[.D863]-[.B864];[.D863]))" office:value-type="float" office:value="1609" calcext:value-type="float">
            <text:p>1609</text:p>
          </table:table-cell>
          <table:table-cell table:formula="of:=IF([.A864]=&quot;forward&quot;;[.E863]+[.B864]*[.C864];[.E863])" office:value-type="float" office:value="521230" calcext:value-type="float">
            <text:p>52123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65]=&quot;down&quot;;[.C864]+[.B865];IF([.A865]=&quot;up&quot;;[.C864]-[.B865];[.C864]))" office:value-type="float" office:value="614" calcext:value-type="float">
            <text:p>614</text:p>
          </table:table-cell>
          <table:table-cell table:formula="of:=IF([.A865]=&quot;forward&quot;;[.D864]+[.B865];IF([.A865]=&quot;backward&quot;;[.D864]-[.B865];[.D864]))" office:value-type="float" office:value="1609" calcext:value-type="float">
            <text:p>1609</text:p>
          </table:table-cell>
          <table:table-cell table:formula="of:=IF([.A865]=&quot;forward&quot;;[.E864]+[.B865]*[.C865];[.E864])" office:value-type="float" office:value="521230" calcext:value-type="float">
            <text:p>52123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866]=&quot;down&quot;;[.C865]+[.B866];IF([.A866]=&quot;up&quot;;[.C865]-[.B866];[.C865]))" office:value-type="float" office:value="618" calcext:value-type="float">
            <text:p>618</text:p>
          </table:table-cell>
          <table:table-cell table:formula="of:=IF([.A866]=&quot;forward&quot;;[.D865]+[.B866];IF([.A866]=&quot;backward&quot;;[.D865]-[.B866];[.D865]))" office:value-type="float" office:value="1609" calcext:value-type="float">
            <text:p>1609</text:p>
          </table:table-cell>
          <table:table-cell table:formula="of:=IF([.A866]=&quot;forward&quot;;[.E865]+[.B866]*[.C866];[.E865])" office:value-type="float" office:value="521230" calcext:value-type="float">
            <text:p>52123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67]=&quot;down&quot;;[.C866]+[.B867];IF([.A867]=&quot;up&quot;;[.C866]-[.B867];[.C866]))" office:value-type="float" office:value="618" calcext:value-type="float">
            <text:p>618</text:p>
          </table:table-cell>
          <table:table-cell table:formula="of:=IF([.A867]=&quot;forward&quot;;[.D866]+[.B867];IF([.A867]=&quot;backward&quot;;[.D866]-[.B867];[.D866]))" office:value-type="float" office:value="1615" calcext:value-type="float">
            <text:p>1615</text:p>
          </table:table-cell>
          <table:table-cell table:formula="of:=IF([.A867]=&quot;forward&quot;;[.E866]+[.B867]*[.C867];[.E866])" office:value-type="float" office:value="524938" calcext:value-type="float">
            <text:p>52493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68]=&quot;down&quot;;[.C867]+[.B868];IF([.A868]=&quot;up&quot;;[.C867]-[.B868];[.C867]))" office:value-type="float" office:value="618" calcext:value-type="float">
            <text:p>618</text:p>
          </table:table-cell>
          <table:table-cell table:formula="of:=IF([.A868]=&quot;forward&quot;;[.D867]+[.B868];IF([.A868]=&quot;backward&quot;;[.D867]-[.B868];[.D867]))" office:value-type="float" office:value="1621" calcext:value-type="float">
            <text:p>1621</text:p>
          </table:table-cell>
          <table:table-cell table:formula="of:=IF([.A868]=&quot;forward&quot;;[.E867]+[.B868]*[.C868];[.E867])" office:value-type="float" office:value="528646" calcext:value-type="float">
            <text:p>52864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869]=&quot;down&quot;;[.C868]+[.B869];IF([.A869]=&quot;up&quot;;[.C868]-[.B869];[.C868]))" office:value-type="float" office:value="612" calcext:value-type="float">
            <text:p>612</text:p>
          </table:table-cell>
          <table:table-cell table:formula="of:=IF([.A869]=&quot;forward&quot;;[.D868]+[.B869];IF([.A869]=&quot;backward&quot;;[.D868]-[.B869];[.D868]))" office:value-type="float" office:value="1621" calcext:value-type="float">
            <text:p>1621</text:p>
          </table:table-cell>
          <table:table-cell table:formula="of:=IF([.A869]=&quot;forward&quot;;[.E868]+[.B869]*[.C869];[.E868])" office:value-type="float" office:value="528646" calcext:value-type="float">
            <text:p>52864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870]=&quot;down&quot;;[.C869]+[.B870];IF([.A870]=&quot;up&quot;;[.C869]-[.B870];[.C869]))" office:value-type="float" office:value="609" calcext:value-type="float">
            <text:p>609</text:p>
          </table:table-cell>
          <table:table-cell table:formula="of:=IF([.A870]=&quot;forward&quot;;[.D869]+[.B870];IF([.A870]=&quot;backward&quot;;[.D869]-[.B870];[.D869]))" office:value-type="float" office:value="1621" calcext:value-type="float">
            <text:p>1621</text:p>
          </table:table-cell>
          <table:table-cell table:formula="of:=IF([.A870]=&quot;forward&quot;;[.E869]+[.B870]*[.C870];[.E869])" office:value-type="float" office:value="528646" calcext:value-type="float">
            <text:p>52864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871]=&quot;down&quot;;[.C870]+[.B871];IF([.A871]=&quot;up&quot;;[.C870]-[.B871];[.C870]))" office:value-type="float" office:value="602" calcext:value-type="float">
            <text:p>602</text:p>
          </table:table-cell>
          <table:table-cell table:formula="of:=IF([.A871]=&quot;forward&quot;;[.D870]+[.B871];IF([.A871]=&quot;backward&quot;;[.D870]-[.B871];[.D870]))" office:value-type="float" office:value="1621" calcext:value-type="float">
            <text:p>1621</text:p>
          </table:table-cell>
          <table:table-cell table:formula="of:=IF([.A871]=&quot;forward&quot;;[.E870]+[.B871]*[.C871];[.E870])" office:value-type="float" office:value="528646" calcext:value-type="float">
            <text:p>52864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72]=&quot;down&quot;;[.C871]+[.B872];IF([.A872]=&quot;up&quot;;[.C871]-[.B872];[.C871]))" office:value-type="float" office:value="602" calcext:value-type="float">
            <text:p>602</text:p>
          </table:table-cell>
          <table:table-cell table:formula="of:=IF([.A872]=&quot;forward&quot;;[.D871]+[.B872];IF([.A872]=&quot;backward&quot;;[.D871]-[.B872];[.D871]))" office:value-type="float" office:value="1627" calcext:value-type="float">
            <text:p>1627</text:p>
          </table:table-cell>
          <table:table-cell table:formula="of:=IF([.A872]=&quot;forward&quot;;[.E871]+[.B872]*[.C872];[.E871])" office:value-type="float" office:value="532258" calcext:value-type="float">
            <text:p>53225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873]=&quot;down&quot;;[.C872]+[.B873];IF([.A873]=&quot;up&quot;;[.C872]-[.B873];[.C872]))" office:value-type="float" office:value="600" calcext:value-type="float">
            <text:p>600</text:p>
          </table:table-cell>
          <table:table-cell table:formula="of:=IF([.A873]=&quot;forward&quot;;[.D872]+[.B873];IF([.A873]=&quot;backward&quot;;[.D872]-[.B873];[.D872]))" office:value-type="float" office:value="1627" calcext:value-type="float">
            <text:p>1627</text:p>
          </table:table-cell>
          <table:table-cell table:formula="of:=IF([.A873]=&quot;forward&quot;;[.E872]+[.B873]*[.C873];[.E872])" office:value-type="float" office:value="532258" calcext:value-type="float">
            <text:p>53225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74]=&quot;down&quot;;[.C873]+[.B874];IF([.A874]=&quot;up&quot;;[.C873]-[.B874];[.C873]))" office:value-type="float" office:value="608" calcext:value-type="float">
            <text:p>608</text:p>
          </table:table-cell>
          <table:table-cell table:formula="of:=IF([.A874]=&quot;forward&quot;;[.D873]+[.B874];IF([.A874]=&quot;backward&quot;;[.D873]-[.B874];[.D873]))" office:value-type="float" office:value="1627" calcext:value-type="float">
            <text:p>1627</text:p>
          </table:table-cell>
          <table:table-cell table:formula="of:=IF([.A874]=&quot;forward&quot;;[.E873]+[.B874]*[.C874];[.E873])" office:value-type="float" office:value="532258" calcext:value-type="float">
            <text:p>53225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875]=&quot;down&quot;;[.C874]+[.B875];IF([.A875]=&quot;up&quot;;[.C874]-[.B875];[.C874]))" office:value-type="float" office:value="608" calcext:value-type="float">
            <text:p>608</text:p>
          </table:table-cell>
          <table:table-cell table:formula="of:=IF([.A875]=&quot;forward&quot;;[.D874]+[.B875];IF([.A875]=&quot;backward&quot;;[.D874]-[.B875];[.D874]))" office:value-type="float" office:value="1628" calcext:value-type="float">
            <text:p>1628</text:p>
          </table:table-cell>
          <table:table-cell table:formula="of:=IF([.A875]=&quot;forward&quot;;[.E874]+[.B875]*[.C875];[.E874])" office:value-type="float" office:value="532866" calcext:value-type="float">
            <text:p>53286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876]=&quot;down&quot;;[.C875]+[.B876];IF([.A876]=&quot;up&quot;;[.C875]-[.B876];[.C875]))" office:value-type="float" office:value="608" calcext:value-type="float">
            <text:p>608</text:p>
          </table:table-cell>
          <table:table-cell table:formula="of:=IF([.A876]=&quot;forward&quot;;[.D875]+[.B876];IF([.A876]=&quot;backward&quot;;[.D875]-[.B876];[.D875]))" office:value-type="float" office:value="1631" calcext:value-type="float">
            <text:p>1631</text:p>
          </table:table-cell>
          <table:table-cell table:formula="of:=IF([.A876]=&quot;forward&quot;;[.E875]+[.B876]*[.C876];[.E875])" office:value-type="float" office:value="534690" calcext:value-type="float">
            <text:p>53469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877]=&quot;down&quot;;[.C876]+[.B877];IF([.A877]=&quot;up&quot;;[.C876]-[.B877];[.C876]))" office:value-type="float" office:value="611" calcext:value-type="float">
            <text:p>611</text:p>
          </table:table-cell>
          <table:table-cell table:formula="of:=IF([.A877]=&quot;forward&quot;;[.D876]+[.B877];IF([.A877]=&quot;backward&quot;;[.D876]-[.B877];[.D876]))" office:value-type="float" office:value="1631" calcext:value-type="float">
            <text:p>1631</text:p>
          </table:table-cell>
          <table:table-cell table:formula="of:=IF([.A877]=&quot;forward&quot;;[.E876]+[.B877]*[.C877];[.E876])" office:value-type="float" office:value="534690" calcext:value-type="float">
            <text:p>53469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878]=&quot;down&quot;;[.C877]+[.B878];IF([.A878]=&quot;up&quot;;[.C877]-[.B878];[.C877]))" office:value-type="float" office:value="611" calcext:value-type="float">
            <text:p>611</text:p>
          </table:table-cell>
          <table:table-cell table:formula="of:=IF([.A878]=&quot;forward&quot;;[.D877]+[.B878];IF([.A878]=&quot;backward&quot;;[.D877]-[.B878];[.D877]))" office:value-type="float" office:value="1639" calcext:value-type="float">
            <text:p>1639</text:p>
          </table:table-cell>
          <table:table-cell table:formula="of:=IF([.A878]=&quot;forward&quot;;[.E877]+[.B878]*[.C878];[.E877])" office:value-type="float" office:value="539578" calcext:value-type="float">
            <text:p>53957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879]=&quot;down&quot;;[.C878]+[.B879];IF([.A879]=&quot;up&quot;;[.C878]-[.B879];[.C878]))" office:value-type="float" office:value="611" calcext:value-type="float">
            <text:p>611</text:p>
          </table:table-cell>
          <table:table-cell table:formula="of:=IF([.A879]=&quot;forward&quot;;[.D878]+[.B879];IF([.A879]=&quot;backward&quot;;[.D878]-[.B879];[.D878]))" office:value-type="float" office:value="1644" calcext:value-type="float">
            <text:p>1644</text:p>
          </table:table-cell>
          <table:table-cell table:formula="of:=IF([.A879]=&quot;forward&quot;;[.E878]+[.B879]*[.C879];[.E878])" office:value-type="float" office:value="542633" calcext:value-type="float">
            <text:p>54263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880]=&quot;down&quot;;[.C879]+[.B880];IF([.A880]=&quot;up&quot;;[.C879]-[.B880];[.C879]))" office:value-type="float" office:value="611" calcext:value-type="float">
            <text:p>611</text:p>
          </table:table-cell>
          <table:table-cell table:formula="of:=IF([.A880]=&quot;forward&quot;;[.D879]+[.B880];IF([.A880]=&quot;backward&quot;;[.D879]-[.B880];[.D879]))" office:value-type="float" office:value="1647" calcext:value-type="float">
            <text:p>1647</text:p>
          </table:table-cell>
          <table:table-cell table:formula="of:=IF([.A880]=&quot;forward&quot;;[.E879]+[.B880]*[.C880];[.E879])" office:value-type="float" office:value="544466" calcext:value-type="float">
            <text:p>54446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81]=&quot;down&quot;;[.C880]+[.B881];IF([.A881]=&quot;up&quot;;[.C880]-[.B881];[.C880]))" office:value-type="float" office:value="611" calcext:value-type="float">
            <text:p>611</text:p>
          </table:table-cell>
          <table:table-cell table:formula="of:=IF([.A881]=&quot;forward&quot;;[.D880]+[.B881];IF([.A881]=&quot;backward&quot;;[.D880]-[.B881];[.D880]))" office:value-type="float" office:value="1656" calcext:value-type="float">
            <text:p>1656</text:p>
          </table:table-cell>
          <table:table-cell table:formula="of:=IF([.A881]=&quot;forward&quot;;[.E880]+[.B881]*[.C881];[.E880])" office:value-type="float" office:value="549965" calcext:value-type="float">
            <text:p>54996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882]=&quot;down&quot;;[.C881]+[.B882];IF([.A882]=&quot;up&quot;;[.C881]-[.B882];[.C881]))" office:value-type="float" office:value="617" calcext:value-type="float">
            <text:p>617</text:p>
          </table:table-cell>
          <table:table-cell table:formula="of:=IF([.A882]=&quot;forward&quot;;[.D881]+[.B882];IF([.A882]=&quot;backward&quot;;[.D881]-[.B882];[.D881]))" office:value-type="float" office:value="1656" calcext:value-type="float">
            <text:p>1656</text:p>
          </table:table-cell>
          <table:table-cell table:formula="of:=IF([.A882]=&quot;forward&quot;;[.E881]+[.B882]*[.C882];[.E881])" office:value-type="float" office:value="549965" calcext:value-type="float">
            <text:p>54996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83]=&quot;down&quot;;[.C882]+[.B883];IF([.A883]=&quot;up&quot;;[.C882]-[.B883];[.C882]))" office:value-type="float" office:value="617" calcext:value-type="float">
            <text:p>617</text:p>
          </table:table-cell>
          <table:table-cell table:formula="of:=IF([.A883]=&quot;forward&quot;;[.D882]+[.B883];IF([.A883]=&quot;backward&quot;;[.D882]-[.B883];[.D882]))" office:value-type="float" office:value="1665" calcext:value-type="float">
            <text:p>1665</text:p>
          </table:table-cell>
          <table:table-cell table:formula="of:=IF([.A883]=&quot;forward&quot;;[.E882]+[.B883]*[.C883];[.E882])" office:value-type="float" office:value="555518" calcext:value-type="float">
            <text:p>55551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884]=&quot;down&quot;;[.C883]+[.B884];IF([.A884]=&quot;up&quot;;[.C883]-[.B884];[.C883]))" office:value-type="float" office:value="610" calcext:value-type="float">
            <text:p>610</text:p>
          </table:table-cell>
          <table:table-cell table:formula="of:=IF([.A884]=&quot;forward&quot;;[.D883]+[.B884];IF([.A884]=&quot;backward&quot;;[.D883]-[.B884];[.D883]))" office:value-type="float" office:value="1665" calcext:value-type="float">
            <text:p>1665</text:p>
          </table:table-cell>
          <table:table-cell table:formula="of:=IF([.A884]=&quot;forward&quot;;[.E883]+[.B884]*[.C884];[.E883])" office:value-type="float" office:value="555518" calcext:value-type="float">
            <text:p>55551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885]=&quot;down&quot;;[.C884]+[.B885];IF([.A885]=&quot;up&quot;;[.C884]-[.B885];[.C884]))" office:value-type="float" office:value="613" calcext:value-type="float">
            <text:p>613</text:p>
          </table:table-cell>
          <table:table-cell table:formula="of:=IF([.A885]=&quot;forward&quot;;[.D884]+[.B885];IF([.A885]=&quot;backward&quot;;[.D884]-[.B885];[.D884]))" office:value-type="float" office:value="1665" calcext:value-type="float">
            <text:p>1665</text:p>
          </table:table-cell>
          <table:table-cell table:formula="of:=IF([.A885]=&quot;forward&quot;;[.E884]+[.B885]*[.C885];[.E884])" office:value-type="float" office:value="555518" calcext:value-type="float">
            <text:p>55551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86]=&quot;down&quot;;[.C885]+[.B886];IF([.A886]=&quot;up&quot;;[.C885]-[.B886];[.C885]))" office:value-type="float" office:value="621" calcext:value-type="float">
            <text:p>621</text:p>
          </table:table-cell>
          <table:table-cell table:formula="of:=IF([.A886]=&quot;forward&quot;;[.D885]+[.B886];IF([.A886]=&quot;backward&quot;;[.D885]-[.B886];[.D885]))" office:value-type="float" office:value="1665" calcext:value-type="float">
            <text:p>1665</text:p>
          </table:table-cell>
          <table:table-cell table:formula="of:=IF([.A886]=&quot;forward&quot;;[.E885]+[.B886]*[.C886];[.E885])" office:value-type="float" office:value="555518" calcext:value-type="float">
            <text:p>55551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87]=&quot;down&quot;;[.C886]+[.B887];IF([.A887]=&quot;up&quot;;[.C886]-[.B887];[.C886]))" office:value-type="float" office:value="621" calcext:value-type="float">
            <text:p>621</text:p>
          </table:table-cell>
          <table:table-cell table:formula="of:=IF([.A887]=&quot;forward&quot;;[.D886]+[.B887];IF([.A887]=&quot;backward&quot;;[.D886]-[.B887];[.D886]))" office:value-type="float" office:value="1669" calcext:value-type="float">
            <text:p>1669</text:p>
          </table:table-cell>
          <table:table-cell table:formula="of:=IF([.A887]=&quot;forward&quot;;[.E886]+[.B887]*[.C887];[.E886])" office:value-type="float" office:value="558002" calcext:value-type="float">
            <text:p>55800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88]=&quot;down&quot;;[.C887]+[.B888];IF([.A888]=&quot;up&quot;;[.C887]-[.B888];[.C887]))" office:value-type="float" office:value="630" calcext:value-type="float">
            <text:p>630</text:p>
          </table:table-cell>
          <table:table-cell table:formula="of:=IF([.A888]=&quot;forward&quot;;[.D887]+[.B888];IF([.A888]=&quot;backward&quot;;[.D887]-[.B888];[.D887]))" office:value-type="float" office:value="1669" calcext:value-type="float">
            <text:p>1669</text:p>
          </table:table-cell>
          <table:table-cell table:formula="of:=IF([.A888]=&quot;forward&quot;;[.E887]+[.B888]*[.C888];[.E887])" office:value-type="float" office:value="558002" calcext:value-type="float">
            <text:p>55800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889]=&quot;down&quot;;[.C888]+[.B889];IF([.A889]=&quot;up&quot;;[.C888]-[.B889];[.C888]))" office:value-type="float" office:value="622" calcext:value-type="float">
            <text:p>622</text:p>
          </table:table-cell>
          <table:table-cell table:formula="of:=IF([.A889]=&quot;forward&quot;;[.D888]+[.B889];IF([.A889]=&quot;backward&quot;;[.D888]-[.B889];[.D888]))" office:value-type="float" office:value="1669" calcext:value-type="float">
            <text:p>1669</text:p>
          </table:table-cell>
          <table:table-cell table:formula="of:=IF([.A889]=&quot;forward&quot;;[.E888]+[.B889]*[.C889];[.E888])" office:value-type="float" office:value="558002" calcext:value-type="float">
            <text:p>55800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890]=&quot;down&quot;;[.C889]+[.B890];IF([.A890]=&quot;up&quot;;[.C889]-[.B890];[.C889]))" office:value-type="float" office:value="621" calcext:value-type="float">
            <text:p>621</text:p>
          </table:table-cell>
          <table:table-cell table:formula="of:=IF([.A890]=&quot;forward&quot;;[.D889]+[.B890];IF([.A890]=&quot;backward&quot;;[.D889]-[.B890];[.D889]))" office:value-type="float" office:value="1669" calcext:value-type="float">
            <text:p>1669</text:p>
          </table:table-cell>
          <table:table-cell table:formula="of:=IF([.A890]=&quot;forward&quot;;[.E889]+[.B890]*[.C890];[.E889])" office:value-type="float" office:value="558002" calcext:value-type="float">
            <text:p>55800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891]=&quot;down&quot;;[.C890]+[.B891];IF([.A891]=&quot;up&quot;;[.C890]-[.B891];[.C890]))" office:value-type="float" office:value="621" calcext:value-type="float">
            <text:p>621</text:p>
          </table:table-cell>
          <table:table-cell table:formula="of:=IF([.A891]=&quot;forward&quot;;[.D890]+[.B891];IF([.A891]=&quot;backward&quot;;[.D890]-[.B891];[.D890]))" office:value-type="float" office:value="1671" calcext:value-type="float">
            <text:p>1671</text:p>
          </table:table-cell>
          <table:table-cell table:formula="of:=IF([.A891]=&quot;forward&quot;;[.E890]+[.B891]*[.C891];[.E890])" office:value-type="float" office:value="559244" calcext:value-type="float">
            <text:p>55924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892]=&quot;down&quot;;[.C891]+[.B892];IF([.A892]=&quot;up&quot;;[.C891]-[.B892];[.C891]))" office:value-type="float" office:value="623" calcext:value-type="float">
            <text:p>623</text:p>
          </table:table-cell>
          <table:table-cell table:formula="of:=IF([.A892]=&quot;forward&quot;;[.D891]+[.B892];IF([.A892]=&quot;backward&quot;;[.D891]-[.B892];[.D891]))" office:value-type="float" office:value="1671" calcext:value-type="float">
            <text:p>1671</text:p>
          </table:table-cell>
          <table:table-cell table:formula="of:=IF([.A892]=&quot;forward&quot;;[.E891]+[.B892]*[.C892];[.E891])" office:value-type="float" office:value="559244" calcext:value-type="float">
            <text:p>55924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893]=&quot;down&quot;;[.C892]+[.B893];IF([.A893]=&quot;up&quot;;[.C892]-[.B893];[.C892]))" office:value-type="float" office:value="623" calcext:value-type="float">
            <text:p>623</text:p>
          </table:table-cell>
          <table:table-cell table:formula="of:=IF([.A893]=&quot;forward&quot;;[.D892]+[.B893];IF([.A893]=&quot;backward&quot;;[.D892]-[.B893];[.D892]))" office:value-type="float" office:value="1672" calcext:value-type="float">
            <text:p>1672</text:p>
          </table:table-cell>
          <table:table-cell table:formula="of:=IF([.A893]=&quot;forward&quot;;[.E892]+[.B893]*[.C893];[.E892])" office:value-type="float" office:value="559867" calcext:value-type="float">
            <text:p>55986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94]=&quot;down&quot;;[.C893]+[.B894];IF([.A894]=&quot;up&quot;;[.C893]-[.B894];[.C893]))" office:value-type="float" office:value="631" calcext:value-type="float">
            <text:p>631</text:p>
          </table:table-cell>
          <table:table-cell table:formula="of:=IF([.A894]=&quot;forward&quot;;[.D893]+[.B894];IF([.A894]=&quot;backward&quot;;[.D893]-[.B894];[.D893]))" office:value-type="float" office:value="1672" calcext:value-type="float">
            <text:p>1672</text:p>
          </table:table-cell>
          <table:table-cell table:formula="of:=IF([.A894]=&quot;forward&quot;;[.E893]+[.B894]*[.C894];[.E893])" office:value-type="float" office:value="559867" calcext:value-type="float">
            <text:p>55986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95]=&quot;down&quot;;[.C894]+[.B895];IF([.A895]=&quot;up&quot;;[.C894]-[.B895];[.C894]))" office:value-type="float" office:value="631" calcext:value-type="float">
            <text:p>631</text:p>
          </table:table-cell>
          <table:table-cell table:formula="of:=IF([.A895]=&quot;forward&quot;;[.D894]+[.B895];IF([.A895]=&quot;backward&quot;;[.D894]-[.B895];[.D894]))" office:value-type="float" office:value="1679" calcext:value-type="float">
            <text:p>1679</text:p>
          </table:table-cell>
          <table:table-cell table:formula="of:=IF([.A895]=&quot;forward&quot;;[.E894]+[.B895]*[.C895];[.E894])" office:value-type="float" office:value="564284" calcext:value-type="float">
            <text:p>564284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896]=&quot;down&quot;;[.C895]+[.B896];IF([.A896]=&quot;up&quot;;[.C895]-[.B896];[.C895]))" office:value-type="float" office:value="627" calcext:value-type="float">
            <text:p>627</text:p>
          </table:table-cell>
          <table:table-cell table:formula="of:=IF([.A896]=&quot;forward&quot;;[.D895]+[.B896];IF([.A896]=&quot;backward&quot;;[.D895]-[.B896];[.D895]))" office:value-type="float" office:value="1679" calcext:value-type="float">
            <text:p>1679</text:p>
          </table:table-cell>
          <table:table-cell table:formula="of:=IF([.A896]=&quot;forward&quot;;[.E895]+[.B896]*[.C896];[.E895])" office:value-type="float" office:value="564284" calcext:value-type="float">
            <text:p>56428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897]=&quot;down&quot;;[.C896]+[.B897];IF([.A897]=&quot;up&quot;;[.C896]-[.B897];[.C896]))" office:value-type="float" office:value="628" calcext:value-type="float">
            <text:p>628</text:p>
          </table:table-cell>
          <table:table-cell table:formula="of:=IF([.A897]=&quot;forward&quot;;[.D896]+[.B897];IF([.A897]=&quot;backward&quot;;[.D896]-[.B897];[.D896]))" office:value-type="float" office:value="1679" calcext:value-type="float">
            <text:p>1679</text:p>
          </table:table-cell>
          <table:table-cell table:formula="of:=IF([.A897]=&quot;forward&quot;;[.E896]+[.B897]*[.C897];[.E896])" office:value-type="float" office:value="564284" calcext:value-type="float">
            <text:p>56428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898]=&quot;down&quot;;[.C897]+[.B898];IF([.A898]=&quot;up&quot;;[.C897]-[.B898];[.C897]))" office:value-type="float" office:value="628" calcext:value-type="float">
            <text:p>628</text:p>
          </table:table-cell>
          <table:table-cell table:formula="of:=IF([.A898]=&quot;forward&quot;;[.D897]+[.B898];IF([.A898]=&quot;backward&quot;;[.D897]-[.B898];[.D897]))" office:value-type="float" office:value="1687" calcext:value-type="float">
            <text:p>1687</text:p>
          </table:table-cell>
          <table:table-cell table:formula="of:=IF([.A898]=&quot;forward&quot;;[.E897]+[.B898]*[.C898];[.E897])" office:value-type="float" office:value="569308" calcext:value-type="float">
            <text:p>56930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899]=&quot;down&quot;;[.C898]+[.B899];IF([.A899]=&quot;up&quot;;[.C898]-[.B899];[.C898]))" office:value-type="float" office:value="630" calcext:value-type="float">
            <text:p>630</text:p>
          </table:table-cell>
          <table:table-cell table:formula="of:=IF([.A899]=&quot;forward&quot;;[.D898]+[.B899];IF([.A899]=&quot;backward&quot;;[.D898]-[.B899];[.D898]))" office:value-type="float" office:value="1687" calcext:value-type="float">
            <text:p>1687</text:p>
          </table:table-cell>
          <table:table-cell table:formula="of:=IF([.A899]=&quot;forward&quot;;[.E898]+[.B899]*[.C899];[.E898])" office:value-type="float" office:value="569308" calcext:value-type="float">
            <text:p>56930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900]=&quot;down&quot;;[.C899]+[.B900];IF([.A900]=&quot;up&quot;;[.C899]-[.B900];[.C899]))" office:value-type="float" office:value="630" calcext:value-type="float">
            <text:p>630</text:p>
          </table:table-cell>
          <table:table-cell table:formula="of:=IF([.A900]=&quot;forward&quot;;[.D899]+[.B900];IF([.A900]=&quot;backward&quot;;[.D899]-[.B900];[.D899]))" office:value-type="float" office:value="1690" calcext:value-type="float">
            <text:p>1690</text:p>
          </table:table-cell>
          <table:table-cell table:formula="of:=IF([.A900]=&quot;forward&quot;;[.E899]+[.B900]*[.C900];[.E899])" office:value-type="float" office:value="571198" calcext:value-type="float">
            <text:p>57119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01]=&quot;down&quot;;[.C900]+[.B901];IF([.A901]=&quot;up&quot;;[.C900]-[.B901];[.C900]))" office:value-type="float" office:value="630" calcext:value-type="float">
            <text:p>630</text:p>
          </table:table-cell>
          <table:table-cell table:formula="of:=IF([.A901]=&quot;forward&quot;;[.D900]+[.B901];IF([.A901]=&quot;backward&quot;;[.D900]-[.B901];[.D900]))" office:value-type="float" office:value="1699" calcext:value-type="float">
            <text:p>1699</text:p>
          </table:table-cell>
          <table:table-cell table:formula="of:=IF([.A901]=&quot;forward&quot;;[.E900]+[.B901]*[.C901];[.E900])" office:value-type="float" office:value="576868" calcext:value-type="float">
            <text:p>57686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902]=&quot;down&quot;;[.C901]+[.B902];IF([.A902]=&quot;up&quot;;[.C901]-[.B902];[.C901]))" office:value-type="float" office:value="637" calcext:value-type="float">
            <text:p>637</text:p>
          </table:table-cell>
          <table:table-cell table:formula="of:=IF([.A902]=&quot;forward&quot;;[.D901]+[.B902];IF([.A902]=&quot;backward&quot;;[.D901]-[.B902];[.D901]))" office:value-type="float" office:value="1699" calcext:value-type="float">
            <text:p>1699</text:p>
          </table:table-cell>
          <table:table-cell table:formula="of:=IF([.A902]=&quot;forward&quot;;[.E901]+[.B902]*[.C902];[.E901])" office:value-type="float" office:value="576868" calcext:value-type="float">
            <text:p>57686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903]=&quot;down&quot;;[.C902]+[.B903];IF([.A903]=&quot;up&quot;;[.C902]-[.B903];[.C902]))" office:value-type="float" office:value="633" calcext:value-type="float">
            <text:p>633</text:p>
          </table:table-cell>
          <table:table-cell table:formula="of:=IF([.A903]=&quot;forward&quot;;[.D902]+[.B903];IF([.A903]=&quot;backward&quot;;[.D902]-[.B903];[.D902]))" office:value-type="float" office:value="1699" calcext:value-type="float">
            <text:p>1699</text:p>
          </table:table-cell>
          <table:table-cell table:formula="of:=IF([.A903]=&quot;forward&quot;;[.E902]+[.B903]*[.C903];[.E902])" office:value-type="float" office:value="576868" calcext:value-type="float">
            <text:p>57686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904]=&quot;down&quot;;[.C903]+[.B904];IF([.A904]=&quot;up&quot;;[.C903]-[.B904];[.C903]))" office:value-type="float" office:value="631" calcext:value-type="float">
            <text:p>631</text:p>
          </table:table-cell>
          <table:table-cell table:formula="of:=IF([.A904]=&quot;forward&quot;;[.D903]+[.B904];IF([.A904]=&quot;backward&quot;;[.D903]-[.B904];[.D903]))" office:value-type="float" office:value="1699" calcext:value-type="float">
            <text:p>1699</text:p>
          </table:table-cell>
          <table:table-cell table:formula="of:=IF([.A904]=&quot;forward&quot;;[.E903]+[.B904]*[.C904];[.E903])" office:value-type="float" office:value="576868" calcext:value-type="float">
            <text:p>57686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905]=&quot;down&quot;;[.C904]+[.B905];IF([.A905]=&quot;up&quot;;[.C904]-[.B905];[.C904]))" office:value-type="float" office:value="631" calcext:value-type="float">
            <text:p>631</text:p>
          </table:table-cell>
          <table:table-cell table:formula="of:=IF([.A905]=&quot;forward&quot;;[.D904]+[.B905];IF([.A905]=&quot;backward&quot;;[.D904]-[.B905];[.D904]))" office:value-type="float" office:value="1700" calcext:value-type="float">
            <text:p>1700</text:p>
          </table:table-cell>
          <table:table-cell table:formula="of:=IF([.A905]=&quot;forward&quot;;[.E904]+[.B905]*[.C905];[.E904])" office:value-type="float" office:value="577499" calcext:value-type="float">
            <text:p>57749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906]=&quot;down&quot;;[.C905]+[.B906];IF([.A906]=&quot;up&quot;;[.C905]-[.B906];[.C905]))" office:value-type="float" office:value="633" calcext:value-type="float">
            <text:p>633</text:p>
          </table:table-cell>
          <table:table-cell table:formula="of:=IF([.A906]=&quot;forward&quot;;[.D905]+[.B906];IF([.A906]=&quot;backward&quot;;[.D905]-[.B906];[.D905]))" office:value-type="float" office:value="1700" calcext:value-type="float">
            <text:p>1700</text:p>
          </table:table-cell>
          <table:table-cell table:formula="of:=IF([.A906]=&quot;forward&quot;;[.E905]+[.B906]*[.C906];[.E905])" office:value-type="float" office:value="577499" calcext:value-type="float">
            <text:p>577499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907]=&quot;down&quot;;[.C906]+[.B907];IF([.A907]=&quot;up&quot;;[.C906]-[.B907];[.C906]))" office:value-type="float" office:value="625" calcext:value-type="float">
            <text:p>625</text:p>
          </table:table-cell>
          <table:table-cell table:formula="of:=IF([.A907]=&quot;forward&quot;;[.D906]+[.B907];IF([.A907]=&quot;backward&quot;;[.D906]-[.B907];[.D906]))" office:value-type="float" office:value="1700" calcext:value-type="float">
            <text:p>1700</text:p>
          </table:table-cell>
          <table:table-cell table:formula="of:=IF([.A907]=&quot;forward&quot;;[.E906]+[.B907]*[.C907];[.E906])" office:value-type="float" office:value="577499" calcext:value-type="float">
            <text:p>57749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08]=&quot;down&quot;;[.C907]+[.B908];IF([.A908]=&quot;up&quot;;[.C907]-[.B908];[.C907]))" office:value-type="float" office:value="625" calcext:value-type="float">
            <text:p>625</text:p>
          </table:table-cell>
          <table:table-cell table:formula="of:=IF([.A908]=&quot;forward&quot;;[.D907]+[.B908];IF([.A908]=&quot;backward&quot;;[.D907]-[.B908];[.D907]))" office:value-type="float" office:value="1704" calcext:value-type="float">
            <text:p>1704</text:p>
          </table:table-cell>
          <table:table-cell table:formula="of:=IF([.A908]=&quot;forward&quot;;[.E907]+[.B908]*[.C908];[.E907])" office:value-type="float" office:value="579999" calcext:value-type="float">
            <text:p>57999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09]=&quot;down&quot;;[.C908]+[.B909];IF([.A909]=&quot;up&quot;;[.C908]-[.B909];[.C908]))" office:value-type="float" office:value="626" calcext:value-type="float">
            <text:p>626</text:p>
          </table:table-cell>
          <table:table-cell table:formula="of:=IF([.A909]=&quot;forward&quot;;[.D908]+[.B909];IF([.A909]=&quot;backward&quot;;[.D908]-[.B909];[.D908]))" office:value-type="float" office:value="1704" calcext:value-type="float">
            <text:p>1704</text:p>
          </table:table-cell>
          <table:table-cell table:formula="of:=IF([.A909]=&quot;forward&quot;;[.E908]+[.B909]*[.C909];[.E908])" office:value-type="float" office:value="579999" calcext:value-type="float">
            <text:p>57999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910]=&quot;down&quot;;[.C909]+[.B910];IF([.A910]=&quot;up&quot;;[.C909]-[.B910];[.C909]))" office:value-type="float" office:value="626" calcext:value-type="float">
            <text:p>626</text:p>
          </table:table-cell>
          <table:table-cell table:formula="of:=IF([.A910]=&quot;forward&quot;;[.D909]+[.B910];IF([.A910]=&quot;backward&quot;;[.D909]-[.B910];[.D909]))" office:value-type="float" office:value="1709" calcext:value-type="float">
            <text:p>1709</text:p>
          </table:table-cell>
          <table:table-cell table:formula="of:=IF([.A910]=&quot;forward&quot;;[.E909]+[.B910]*[.C910];[.E909])" office:value-type="float" office:value="583129" calcext:value-type="float">
            <text:p>58312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911]=&quot;down&quot;;[.C910]+[.B911];IF([.A911]=&quot;up&quot;;[.C910]-[.B911];[.C910]))" office:value-type="float" office:value="626" calcext:value-type="float">
            <text:p>626</text:p>
          </table:table-cell>
          <table:table-cell table:formula="of:=IF([.A911]=&quot;forward&quot;;[.D910]+[.B911];IF([.A911]=&quot;backward&quot;;[.D910]-[.B911];[.D910]))" office:value-type="float" office:value="1710" calcext:value-type="float">
            <text:p>1710</text:p>
          </table:table-cell>
          <table:table-cell table:formula="of:=IF([.A911]=&quot;forward&quot;;[.E910]+[.B911]*[.C911];[.E910])" office:value-type="float" office:value="583755" calcext:value-type="float">
            <text:p>58375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912]=&quot;down&quot;;[.C911]+[.B912];IF([.A912]=&quot;up&quot;;[.C911]-[.B912];[.C911]))" office:value-type="float" office:value="631" calcext:value-type="float">
            <text:p>631</text:p>
          </table:table-cell>
          <table:table-cell table:formula="of:=IF([.A912]=&quot;forward&quot;;[.D911]+[.B912];IF([.A912]=&quot;backward&quot;;[.D911]-[.B912];[.D911]))" office:value-type="float" office:value="1710" calcext:value-type="float">
            <text:p>1710</text:p>
          </table:table-cell>
          <table:table-cell table:formula="of:=IF([.A912]=&quot;forward&quot;;[.E911]+[.B912]*[.C912];[.E911])" office:value-type="float" office:value="583755" calcext:value-type="float">
            <text:p>58375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913]=&quot;down&quot;;[.C912]+[.B913];IF([.A913]=&quot;up&quot;;[.C912]-[.B913];[.C912]))" office:value-type="float" office:value="631" calcext:value-type="float">
            <text:p>631</text:p>
          </table:table-cell>
          <table:table-cell table:formula="of:=IF([.A913]=&quot;forward&quot;;[.D912]+[.B913];IF([.A913]=&quot;backward&quot;;[.D912]-[.B913];[.D912]))" office:value-type="float" office:value="1711" calcext:value-type="float">
            <text:p>1711</text:p>
          </table:table-cell>
          <table:table-cell table:formula="of:=IF([.A913]=&quot;forward&quot;;[.E912]+[.B913]*[.C913];[.E912])" office:value-type="float" office:value="584386" calcext:value-type="float">
            <text:p>58438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914]=&quot;down&quot;;[.C913]+[.B914];IF([.A914]=&quot;up&quot;;[.C913]-[.B914];[.C913]))" office:value-type="float" office:value="629" calcext:value-type="float">
            <text:p>629</text:p>
          </table:table-cell>
          <table:table-cell table:formula="of:=IF([.A914]=&quot;forward&quot;;[.D913]+[.B914];IF([.A914]=&quot;backward&quot;;[.D913]-[.B914];[.D913]))" office:value-type="float" office:value="1711" calcext:value-type="float">
            <text:p>1711</text:p>
          </table:table-cell>
          <table:table-cell table:formula="of:=IF([.A914]=&quot;forward&quot;;[.E913]+[.B914]*[.C914];[.E913])" office:value-type="float" office:value="584386" calcext:value-type="float">
            <text:p>58438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915]=&quot;down&quot;;[.C914]+[.B915];IF([.A915]=&quot;up&quot;;[.C914]-[.B915];[.C914]))" office:value-type="float" office:value="629" calcext:value-type="float">
            <text:p>629</text:p>
          </table:table-cell>
          <table:table-cell table:formula="of:=IF([.A915]=&quot;forward&quot;;[.D914]+[.B915];IF([.A915]=&quot;backward&quot;;[.D914]-[.B915];[.D914]))" office:value-type="float" office:value="1717" calcext:value-type="float">
            <text:p>1717</text:p>
          </table:table-cell>
          <table:table-cell table:formula="of:=IF([.A915]=&quot;forward&quot;;[.E914]+[.B915]*[.C915];[.E914])" office:value-type="float" office:value="588160" calcext:value-type="float">
            <text:p>58816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916]=&quot;down&quot;;[.C915]+[.B916];IF([.A916]=&quot;up&quot;;[.C915]-[.B916];[.C915]))" office:value-type="float" office:value="634" calcext:value-type="float">
            <text:p>634</text:p>
          </table:table-cell>
          <table:table-cell table:formula="of:=IF([.A916]=&quot;forward&quot;;[.D915]+[.B916];IF([.A916]=&quot;backward&quot;;[.D915]-[.B916];[.D915]))" office:value-type="float" office:value="1717" calcext:value-type="float">
            <text:p>1717</text:p>
          </table:table-cell>
          <table:table-cell table:formula="of:=IF([.A916]=&quot;forward&quot;;[.E915]+[.B916]*[.C916];[.E915])" office:value-type="float" office:value="588160" calcext:value-type="float">
            <text:p>58816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917]=&quot;down&quot;;[.C916]+[.B917];IF([.A917]=&quot;up&quot;;[.C916]-[.B917];[.C916]))" office:value-type="float" office:value="642" calcext:value-type="float">
            <text:p>642</text:p>
          </table:table-cell>
          <table:table-cell table:formula="of:=IF([.A917]=&quot;forward&quot;;[.D916]+[.B917];IF([.A917]=&quot;backward&quot;;[.D916]-[.B917];[.D916]))" office:value-type="float" office:value="1717" calcext:value-type="float">
            <text:p>1717</text:p>
          </table:table-cell>
          <table:table-cell table:formula="of:=IF([.A917]=&quot;forward&quot;;[.E916]+[.B917]*[.C917];[.E916])" office:value-type="float" office:value="588160" calcext:value-type="float">
            <text:p>58816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18]=&quot;down&quot;;[.C917]+[.B918];IF([.A918]=&quot;up&quot;;[.C917]-[.B918];[.C917]))" office:value-type="float" office:value="645" calcext:value-type="float">
            <text:p>645</text:p>
          </table:table-cell>
          <table:table-cell table:formula="of:=IF([.A918]=&quot;forward&quot;;[.D917]+[.B918];IF([.A918]=&quot;backward&quot;;[.D917]-[.B918];[.D917]))" office:value-type="float" office:value="1717" calcext:value-type="float">
            <text:p>1717</text:p>
          </table:table-cell>
          <table:table-cell table:formula="of:=IF([.A918]=&quot;forward&quot;;[.E917]+[.B918]*[.C918];[.E917])" office:value-type="float" office:value="588160" calcext:value-type="float">
            <text:p>58816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919]=&quot;down&quot;;[.C918]+[.B919];IF([.A919]=&quot;up&quot;;[.C918]-[.B919];[.C918]))" office:value-type="float" office:value="647" calcext:value-type="float">
            <text:p>647</text:p>
          </table:table-cell>
          <table:table-cell table:formula="of:=IF([.A919]=&quot;forward&quot;;[.D918]+[.B919];IF([.A919]=&quot;backward&quot;;[.D918]-[.B919];[.D918]))" office:value-type="float" office:value="1717" calcext:value-type="float">
            <text:p>1717</text:p>
          </table:table-cell>
          <table:table-cell table:formula="of:=IF([.A919]=&quot;forward&quot;;[.E918]+[.B919]*[.C919];[.E918])" office:value-type="float" office:value="588160" calcext:value-type="float">
            <text:p>58816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920]=&quot;down&quot;;[.C919]+[.B920];IF([.A920]=&quot;up&quot;;[.C919]-[.B920];[.C919]))" office:value-type="float" office:value="647" calcext:value-type="float">
            <text:p>647</text:p>
          </table:table-cell>
          <table:table-cell table:formula="of:=IF([.A920]=&quot;forward&quot;;[.D919]+[.B920];IF([.A920]=&quot;backward&quot;;[.D919]-[.B920];[.D919]))" office:value-type="float" office:value="1718" calcext:value-type="float">
            <text:p>1718</text:p>
          </table:table-cell>
          <table:table-cell table:formula="of:=IF([.A920]=&quot;forward&quot;;[.E919]+[.B920]*[.C920];[.E919])" office:value-type="float" office:value="588807" calcext:value-type="float">
            <text:p>58880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921]=&quot;down&quot;;[.C920]+[.B921];IF([.A921]=&quot;up&quot;;[.C920]-[.B921];[.C920]))" office:value-type="float" office:value="647" calcext:value-type="float">
            <text:p>647</text:p>
          </table:table-cell>
          <table:table-cell table:formula="of:=IF([.A921]=&quot;forward&quot;;[.D920]+[.B921];IF([.A921]=&quot;backward&quot;;[.D920]-[.B921];[.D920]))" office:value-type="float" office:value="1723" calcext:value-type="float">
            <text:p>1723</text:p>
          </table:table-cell>
          <table:table-cell table:formula="of:=IF([.A921]=&quot;forward&quot;;[.E920]+[.B921]*[.C921];[.E920])" office:value-type="float" office:value="592042" calcext:value-type="float">
            <text:p>59204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922]=&quot;down&quot;;[.C921]+[.B922];IF([.A922]=&quot;up&quot;;[.C921]-[.B922];[.C921]))" office:value-type="float" office:value="655" calcext:value-type="float">
            <text:p>655</text:p>
          </table:table-cell>
          <table:table-cell table:formula="of:=IF([.A922]=&quot;forward&quot;;[.D921]+[.B922];IF([.A922]=&quot;backward&quot;;[.D921]-[.B922];[.D921]))" office:value-type="float" office:value="1723" calcext:value-type="float">
            <text:p>1723</text:p>
          </table:table-cell>
          <table:table-cell table:formula="of:=IF([.A922]=&quot;forward&quot;;[.E921]+[.B922]*[.C922];[.E921])" office:value-type="float" office:value="592042" calcext:value-type="float">
            <text:p>59204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23]=&quot;down&quot;;[.C922]+[.B923];IF([.A923]=&quot;up&quot;;[.C922]-[.B923];[.C922]))" office:value-type="float" office:value="656" calcext:value-type="float">
            <text:p>656</text:p>
          </table:table-cell>
          <table:table-cell table:formula="of:=IF([.A923]=&quot;forward&quot;;[.D922]+[.B923];IF([.A923]=&quot;backward&quot;;[.D922]-[.B923];[.D922]))" office:value-type="float" office:value="1723" calcext:value-type="float">
            <text:p>1723</text:p>
          </table:table-cell>
          <table:table-cell table:formula="of:=IF([.A923]=&quot;forward&quot;;[.E922]+[.B923]*[.C923];[.E922])" office:value-type="float" office:value="592042" calcext:value-type="float">
            <text:p>59204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924]=&quot;down&quot;;[.C923]+[.B924];IF([.A924]=&quot;up&quot;;[.C923]-[.B924];[.C923]))" office:value-type="float" office:value="656" calcext:value-type="float">
            <text:p>656</text:p>
          </table:table-cell>
          <table:table-cell table:formula="of:=IF([.A924]=&quot;forward&quot;;[.D923]+[.B924];IF([.A924]=&quot;backward&quot;;[.D923]-[.B924];[.D923]))" office:value-type="float" office:value="1728" calcext:value-type="float">
            <text:p>1728</text:p>
          </table:table-cell>
          <table:table-cell table:formula="of:=IF([.A924]=&quot;forward&quot;;[.E923]+[.B924]*[.C924];[.E923])" office:value-type="float" office:value="595322" calcext:value-type="float">
            <text:p>59532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925]=&quot;down&quot;;[.C924]+[.B925];IF([.A925]=&quot;up&quot;;[.C924]-[.B925];[.C924]))" office:value-type="float" office:value="663" calcext:value-type="float">
            <text:p>663</text:p>
          </table:table-cell>
          <table:table-cell table:formula="of:=IF([.A925]=&quot;forward&quot;;[.D924]+[.B925];IF([.A925]=&quot;backward&quot;;[.D924]-[.B925];[.D924]))" office:value-type="float" office:value="1728" calcext:value-type="float">
            <text:p>1728</text:p>
          </table:table-cell>
          <table:table-cell table:formula="of:=IF([.A925]=&quot;forward&quot;;[.E924]+[.B925]*[.C925];[.E924])" office:value-type="float" office:value="595322" calcext:value-type="float">
            <text:p>59532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926]=&quot;down&quot;;[.C925]+[.B926];IF([.A926]=&quot;up&quot;;[.C925]-[.B926];[.C925]))" office:value-type="float" office:value="667" calcext:value-type="float">
            <text:p>667</text:p>
          </table:table-cell>
          <table:table-cell table:formula="of:=IF([.A926]=&quot;forward&quot;;[.D925]+[.B926];IF([.A926]=&quot;backward&quot;;[.D925]-[.B926];[.D925]))" office:value-type="float" office:value="1728" calcext:value-type="float">
            <text:p>1728</text:p>
          </table:table-cell>
          <table:table-cell table:formula="of:=IF([.A926]=&quot;forward&quot;;[.E925]+[.B926]*[.C926];[.E925])" office:value-type="float" office:value="595322" calcext:value-type="float">
            <text:p>59532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927]=&quot;down&quot;;[.C926]+[.B927];IF([.A927]=&quot;up&quot;;[.C926]-[.B927];[.C926]))" office:value-type="float" office:value="667" calcext:value-type="float">
            <text:p>667</text:p>
          </table:table-cell>
          <table:table-cell table:formula="of:=IF([.A927]=&quot;forward&quot;;[.D926]+[.B927];IF([.A927]=&quot;backward&quot;;[.D926]-[.B927];[.D926]))" office:value-type="float" office:value="1733" calcext:value-type="float">
            <text:p>1733</text:p>
          </table:table-cell>
          <table:table-cell table:formula="of:=IF([.A927]=&quot;forward&quot;;[.E926]+[.B927]*[.C927];[.E926])" office:value-type="float" office:value="598657" calcext:value-type="float">
            <text:p>59865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28]=&quot;down&quot;;[.C927]+[.B928];IF([.A928]=&quot;up&quot;;[.C927]-[.B928];[.C927]))" office:value-type="float" office:value="668" calcext:value-type="float">
            <text:p>668</text:p>
          </table:table-cell>
          <table:table-cell table:formula="of:=IF([.A928]=&quot;forward&quot;;[.D927]+[.B928];IF([.A928]=&quot;backward&quot;;[.D927]-[.B928];[.D927]))" office:value-type="float" office:value="1733" calcext:value-type="float">
            <text:p>1733</text:p>
          </table:table-cell>
          <table:table-cell table:formula="of:=IF([.A928]=&quot;forward&quot;;[.E927]+[.B928]*[.C928];[.E927])" office:value-type="float" office:value="598657" calcext:value-type="float">
            <text:p>598657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29]=&quot;down&quot;;[.C928]+[.B929];IF([.A929]=&quot;up&quot;;[.C928]-[.B929];[.C928]))" office:value-type="float" office:value="669" calcext:value-type="float">
            <text:p>669</text:p>
          </table:table-cell>
          <table:table-cell table:formula="of:=IF([.A929]=&quot;forward&quot;;[.D928]+[.B929];IF([.A929]=&quot;backward&quot;;[.D928]-[.B929];[.D928]))" office:value-type="float" office:value="1733" calcext:value-type="float">
            <text:p>1733</text:p>
          </table:table-cell>
          <table:table-cell table:formula="of:=IF([.A929]=&quot;forward&quot;;[.E928]+[.B929]*[.C929];[.E928])" office:value-type="float" office:value="598657" calcext:value-type="float">
            <text:p>59865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30]=&quot;down&quot;;[.C929]+[.B930];IF([.A930]=&quot;up&quot;;[.C929]-[.B930];[.C929]))" office:value-type="float" office:value="669" calcext:value-type="float">
            <text:p>669</text:p>
          </table:table-cell>
          <table:table-cell table:formula="of:=IF([.A930]=&quot;forward&quot;;[.D929]+[.B930];IF([.A930]=&quot;backward&quot;;[.D929]-[.B930];[.D929]))" office:value-type="float" office:value="1742" calcext:value-type="float">
            <text:p>1742</text:p>
          </table:table-cell>
          <table:table-cell table:formula="of:=IF([.A930]=&quot;forward&quot;;[.E929]+[.B930]*[.C930];[.E929])" office:value-type="float" office:value="604678" calcext:value-type="float">
            <text:p>60467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931]=&quot;down&quot;;[.C930]+[.B931];IF([.A931]=&quot;up&quot;;[.C930]-[.B931];[.C930]))" office:value-type="float" office:value="676" calcext:value-type="float">
            <text:p>676</text:p>
          </table:table-cell>
          <table:table-cell table:formula="of:=IF([.A931]=&quot;forward&quot;;[.D930]+[.B931];IF([.A931]=&quot;backward&quot;;[.D930]-[.B931];[.D930]))" office:value-type="float" office:value="1742" calcext:value-type="float">
            <text:p>1742</text:p>
          </table:table-cell>
          <table:table-cell table:formula="of:=IF([.A931]=&quot;forward&quot;;[.E930]+[.B931]*[.C931];[.E930])" office:value-type="float" office:value="604678" calcext:value-type="float">
            <text:p>60467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932]=&quot;down&quot;;[.C931]+[.B932];IF([.A932]=&quot;up&quot;;[.C931]-[.B932];[.C931]))" office:value-type="float" office:value="667" calcext:value-type="float">
            <text:p>667</text:p>
          </table:table-cell>
          <table:table-cell table:formula="of:=IF([.A932]=&quot;forward&quot;;[.D931]+[.B932];IF([.A932]=&quot;backward&quot;;[.D931]-[.B932];[.D931]))" office:value-type="float" office:value="1742" calcext:value-type="float">
            <text:p>1742</text:p>
          </table:table-cell>
          <table:table-cell table:formula="of:=IF([.A932]=&quot;forward&quot;;[.E931]+[.B932]*[.C932];[.E931])" office:value-type="float" office:value="604678" calcext:value-type="float">
            <text:p>60467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33]=&quot;down&quot;;[.C932]+[.B933];IF([.A933]=&quot;up&quot;;[.C932]-[.B933];[.C932]))" office:value-type="float" office:value="673" calcext:value-type="float">
            <text:p>673</text:p>
          </table:table-cell>
          <table:table-cell table:formula="of:=IF([.A933]=&quot;forward&quot;;[.D932]+[.B933];IF([.A933]=&quot;backward&quot;;[.D932]-[.B933];[.D932]))" office:value-type="float" office:value="1742" calcext:value-type="float">
            <text:p>1742</text:p>
          </table:table-cell>
          <table:table-cell table:formula="of:=IF([.A933]=&quot;forward&quot;;[.E932]+[.B933]*[.C933];[.E932])" office:value-type="float" office:value="604678" calcext:value-type="float">
            <text:p>60467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34]=&quot;down&quot;;[.C933]+[.B934];IF([.A934]=&quot;up&quot;;[.C933]-[.B934];[.C933]))" office:value-type="float" office:value="673" calcext:value-type="float">
            <text:p>673</text:p>
          </table:table-cell>
          <table:table-cell table:formula="of:=IF([.A934]=&quot;forward&quot;;[.D933]+[.B934];IF([.A934]=&quot;backward&quot;;[.D933]-[.B934];[.D933]))" office:value-type="float" office:value="1746" calcext:value-type="float">
            <text:p>1746</text:p>
          </table:table-cell>
          <table:table-cell table:formula="of:=IF([.A934]=&quot;forward&quot;;[.E933]+[.B934]*[.C934];[.E933])" office:value-type="float" office:value="607370" calcext:value-type="float">
            <text:p>60737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935]=&quot;down&quot;;[.C934]+[.B935];IF([.A935]=&quot;up&quot;;[.C934]-[.B935];[.C934]))" office:value-type="float" office:value="665" calcext:value-type="float">
            <text:p>665</text:p>
          </table:table-cell>
          <table:table-cell table:formula="of:=IF([.A935]=&quot;forward&quot;;[.D934]+[.B935];IF([.A935]=&quot;backward&quot;;[.D934]-[.B935];[.D934]))" office:value-type="float" office:value="1746" calcext:value-type="float">
            <text:p>1746</text:p>
          </table:table-cell>
          <table:table-cell table:formula="of:=IF([.A935]=&quot;forward&quot;;[.E934]+[.B935]*[.C935];[.E934])" office:value-type="float" office:value="607370" calcext:value-type="float">
            <text:p>60737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936]=&quot;down&quot;;[.C935]+[.B936];IF([.A936]=&quot;up&quot;;[.C935]-[.B936];[.C935]))" office:value-type="float" office:value="665" calcext:value-type="float">
            <text:p>665</text:p>
          </table:table-cell>
          <table:table-cell table:formula="of:=IF([.A936]=&quot;forward&quot;;[.D935]+[.B936];IF([.A936]=&quot;backward&quot;;[.D935]-[.B936];[.D935]))" office:value-type="float" office:value="1752" calcext:value-type="float">
            <text:p>1752</text:p>
          </table:table-cell>
          <table:table-cell table:formula="of:=IF([.A936]=&quot;forward&quot;;[.E935]+[.B936]*[.C936];[.E935])" office:value-type="float" office:value="611360" calcext:value-type="float">
            <text:p>61136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937]=&quot;down&quot;;[.C936]+[.B937];IF([.A937]=&quot;up&quot;;[.C936]-[.B937];[.C936]))" office:value-type="float" office:value="665" calcext:value-type="float">
            <text:p>665</text:p>
          </table:table-cell>
          <table:table-cell table:formula="of:=IF([.A937]=&quot;forward&quot;;[.D936]+[.B937];IF([.A937]=&quot;backward&quot;;[.D936]-[.B937];[.D936]))" office:value-type="float" office:value="1753" calcext:value-type="float">
            <text:p>1753</text:p>
          </table:table-cell>
          <table:table-cell table:formula="of:=IF([.A937]=&quot;forward&quot;;[.E936]+[.B937]*[.C937];[.E936])" office:value-type="float" office:value="612025" calcext:value-type="float">
            <text:p>612025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938]=&quot;down&quot;;[.C937]+[.B938];IF([.A938]=&quot;up&quot;;[.C937]-[.B938];[.C937]))" office:value-type="float" office:value="659" calcext:value-type="float">
            <text:p>659</text:p>
          </table:table-cell>
          <table:table-cell table:formula="of:=IF([.A938]=&quot;forward&quot;;[.D937]+[.B938];IF([.A938]=&quot;backward&quot;;[.D937]-[.B938];[.D937]))" office:value-type="float" office:value="1753" calcext:value-type="float">
            <text:p>1753</text:p>
          </table:table-cell>
          <table:table-cell table:formula="of:=IF([.A938]=&quot;forward&quot;;[.E937]+[.B938]*[.C938];[.E937])" office:value-type="float" office:value="612025" calcext:value-type="float">
            <text:p>61202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939]=&quot;down&quot;;[.C938]+[.B939];IF([.A939]=&quot;up&quot;;[.C938]-[.B939];[.C938]))" office:value-type="float" office:value="659" calcext:value-type="float">
            <text:p>659</text:p>
          </table:table-cell>
          <table:table-cell table:formula="of:=IF([.A939]=&quot;forward&quot;;[.D938]+[.B939];IF([.A939]=&quot;backward&quot;;[.D938]-[.B939];[.D938]))" office:value-type="float" office:value="1756" calcext:value-type="float">
            <text:p>1756</text:p>
          </table:table-cell>
          <table:table-cell table:formula="of:=IF([.A939]=&quot;forward&quot;;[.E938]+[.B939]*[.C939];[.E938])" office:value-type="float" office:value="614002" calcext:value-type="float">
            <text:p>61400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40]=&quot;down&quot;;[.C939]+[.B940];IF([.A940]=&quot;up&quot;;[.C939]-[.B940];[.C939]))" office:value-type="float" office:value="662" calcext:value-type="float">
            <text:p>662</text:p>
          </table:table-cell>
          <table:table-cell table:formula="of:=IF([.A940]=&quot;forward&quot;;[.D939]+[.B940];IF([.A940]=&quot;backward&quot;;[.D939]-[.B940];[.D939]))" office:value-type="float" office:value="1756" calcext:value-type="float">
            <text:p>1756</text:p>
          </table:table-cell>
          <table:table-cell table:formula="of:=IF([.A940]=&quot;forward&quot;;[.E939]+[.B940]*[.C940];[.E939])" office:value-type="float" office:value="614002" calcext:value-type="float">
            <text:p>61400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941]=&quot;down&quot;;[.C940]+[.B941];IF([.A941]=&quot;up&quot;;[.C940]-[.B941];[.C940]))" office:value-type="float" office:value="656" calcext:value-type="float">
            <text:p>656</text:p>
          </table:table-cell>
          <table:table-cell table:formula="of:=IF([.A941]=&quot;forward&quot;;[.D940]+[.B941];IF([.A941]=&quot;backward&quot;;[.D940]-[.B941];[.D940]))" office:value-type="float" office:value="1756" calcext:value-type="float">
            <text:p>1756</text:p>
          </table:table-cell>
          <table:table-cell table:formula="of:=IF([.A941]=&quot;forward&quot;;[.E940]+[.B941]*[.C941];[.E940])" office:value-type="float" office:value="614002" calcext:value-type="float">
            <text:p>61400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42]=&quot;down&quot;;[.C941]+[.B942];IF([.A942]=&quot;up&quot;;[.C941]-[.B942];[.C941]))" office:value-type="float" office:value="656" calcext:value-type="float">
            <text:p>656</text:p>
          </table:table-cell>
          <table:table-cell table:formula="of:=IF([.A942]=&quot;forward&quot;;[.D941]+[.B942];IF([.A942]=&quot;backward&quot;;[.D941]-[.B942];[.D941]))" office:value-type="float" office:value="1758" calcext:value-type="float">
            <text:p>1758</text:p>
          </table:table-cell>
          <table:table-cell table:formula="of:=IF([.A942]=&quot;forward&quot;;[.E941]+[.B942]*[.C942];[.E941])" office:value-type="float" office:value="615314" calcext:value-type="float">
            <text:p>615314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943]=&quot;down&quot;;[.C942]+[.B943];IF([.A943]=&quot;up&quot;;[.C942]-[.B943];[.C942]))" office:value-type="float" office:value="658" calcext:value-type="float">
            <text:p>658</text:p>
          </table:table-cell>
          <table:table-cell table:formula="of:=IF([.A943]=&quot;forward&quot;;[.D942]+[.B943];IF([.A943]=&quot;backward&quot;;[.D942]-[.B943];[.D942]))" office:value-type="float" office:value="1758" calcext:value-type="float">
            <text:p>1758</text:p>
          </table:table-cell>
          <table:table-cell table:formula="of:=IF([.A943]=&quot;forward&quot;;[.E942]+[.B943]*[.C943];[.E942])" office:value-type="float" office:value="615314" calcext:value-type="float">
            <text:p>615314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944]=&quot;down&quot;;[.C943]+[.B944];IF([.A944]=&quot;up&quot;;[.C943]-[.B944];[.C943]))" office:value-type="float" office:value="658" calcext:value-type="float">
            <text:p>658</text:p>
          </table:table-cell>
          <table:table-cell table:formula="of:=IF([.A944]=&quot;forward&quot;;[.D943]+[.B944];IF([.A944]=&quot;backward&quot;;[.D943]-[.B944];[.D943]))" office:value-type="float" office:value="1761" calcext:value-type="float">
            <text:p>1761</text:p>
          </table:table-cell>
          <table:table-cell table:formula="of:=IF([.A944]=&quot;forward&quot;;[.E943]+[.B944]*[.C944];[.E943])" office:value-type="float" office:value="617288" calcext:value-type="float">
            <text:p>61728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945]=&quot;down&quot;;[.C944]+[.B945];IF([.A945]=&quot;up&quot;;[.C944]-[.B945];[.C944]))" office:value-type="float" office:value="660" calcext:value-type="float">
            <text:p>660</text:p>
          </table:table-cell>
          <table:table-cell table:formula="of:=IF([.A945]=&quot;forward&quot;;[.D944]+[.B945];IF([.A945]=&quot;backward&quot;;[.D944]-[.B945];[.D944]))" office:value-type="float" office:value="1761" calcext:value-type="float">
            <text:p>1761</text:p>
          </table:table-cell>
          <table:table-cell table:formula="of:=IF([.A945]=&quot;forward&quot;;[.E944]+[.B945]*[.C945];[.E944])" office:value-type="float" office:value="617288" calcext:value-type="float">
            <text:p>617288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946]=&quot;down&quot;;[.C945]+[.B946];IF([.A946]=&quot;up&quot;;[.C945]-[.B946];[.C945]))" office:value-type="float" office:value="656" calcext:value-type="float">
            <text:p>656</text:p>
          </table:table-cell>
          <table:table-cell table:formula="of:=IF([.A946]=&quot;forward&quot;;[.D945]+[.B946];IF([.A946]=&quot;backward&quot;;[.D945]-[.B946];[.D945]))" office:value-type="float" office:value="1761" calcext:value-type="float">
            <text:p>1761</text:p>
          </table:table-cell>
          <table:table-cell table:formula="of:=IF([.A946]=&quot;forward&quot;;[.E945]+[.B946]*[.C946];[.E945])" office:value-type="float" office:value="617288" calcext:value-type="float">
            <text:p>617288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47]=&quot;down&quot;;[.C946]+[.B947];IF([.A947]=&quot;up&quot;;[.C946]-[.B947];[.C946]))" office:value-type="float" office:value="662" calcext:value-type="float">
            <text:p>662</text:p>
          </table:table-cell>
          <table:table-cell table:formula="of:=IF([.A947]=&quot;forward&quot;;[.D946]+[.B947];IF([.A947]=&quot;backward&quot;;[.D946]-[.B947];[.D946]))" office:value-type="float" office:value="1761" calcext:value-type="float">
            <text:p>1761</text:p>
          </table:table-cell>
          <table:table-cell table:formula="of:=IF([.A947]=&quot;forward&quot;;[.E946]+[.B947]*[.C947];[.E946])" office:value-type="float" office:value="617288" calcext:value-type="float">
            <text:p>617288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48]=&quot;down&quot;;[.C947]+[.B948];IF([.A948]=&quot;up&quot;;[.C947]-[.B948];[.C947]))" office:value-type="float" office:value="662" calcext:value-type="float">
            <text:p>662</text:p>
          </table:table-cell>
          <table:table-cell table:formula="of:=IF([.A948]=&quot;forward&quot;;[.D947]+[.B948];IF([.A948]=&quot;backward&quot;;[.D947]-[.B948];[.D947]))" office:value-type="float" office:value="1765" calcext:value-type="float">
            <text:p>1765</text:p>
          </table:table-cell>
          <table:table-cell table:formula="of:=IF([.A948]=&quot;forward&quot;;[.E947]+[.B948]*[.C948];[.E947])" office:value-type="float" office:value="619936" calcext:value-type="float">
            <text:p>61993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49]=&quot;down&quot;;[.C948]+[.B949];IF([.A949]=&quot;up&quot;;[.C948]-[.B949];[.C948]))" office:value-type="float" office:value="668" calcext:value-type="float">
            <text:p>668</text:p>
          </table:table-cell>
          <table:table-cell table:formula="of:=IF([.A949]=&quot;forward&quot;;[.D948]+[.B949];IF([.A949]=&quot;backward&quot;;[.D948]-[.B949];[.D948]))" office:value-type="float" office:value="1765" calcext:value-type="float">
            <text:p>1765</text:p>
          </table:table-cell>
          <table:table-cell table:formula="of:=IF([.A949]=&quot;forward&quot;;[.E948]+[.B949]*[.C949];[.E948])" office:value-type="float" office:value="619936" calcext:value-type="float">
            <text:p>61993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950]=&quot;down&quot;;[.C949]+[.B950];IF([.A950]=&quot;up&quot;;[.C949]-[.B950];[.C949]))" office:value-type="float" office:value="672" calcext:value-type="float">
            <text:p>672</text:p>
          </table:table-cell>
          <table:table-cell table:formula="of:=IF([.A950]=&quot;forward&quot;;[.D949]+[.B950];IF([.A950]=&quot;backward&quot;;[.D949]-[.B950];[.D949]))" office:value-type="float" office:value="1765" calcext:value-type="float">
            <text:p>1765</text:p>
          </table:table-cell>
          <table:table-cell table:formula="of:=IF([.A950]=&quot;forward&quot;;[.E949]+[.B950]*[.C950];[.E949])" office:value-type="float" office:value="619936" calcext:value-type="float">
            <text:p>61993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951]=&quot;down&quot;;[.C950]+[.B951];IF([.A951]=&quot;up&quot;;[.C950]-[.B951];[.C950]))" office:value-type="float" office:value="670" calcext:value-type="float">
            <text:p>670</text:p>
          </table:table-cell>
          <table:table-cell table:formula="of:=IF([.A951]=&quot;forward&quot;;[.D950]+[.B951];IF([.A951]=&quot;backward&quot;;[.D950]-[.B951];[.D950]))" office:value-type="float" office:value="1765" calcext:value-type="float">
            <text:p>1765</text:p>
          </table:table-cell>
          <table:table-cell table:formula="of:=IF([.A951]=&quot;forward&quot;;[.E950]+[.B951]*[.C951];[.E950])" office:value-type="float" office:value="619936" calcext:value-type="float">
            <text:p>61993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952]=&quot;down&quot;;[.C951]+[.B952];IF([.A952]=&quot;up&quot;;[.C951]-[.B952];[.C951]))" office:value-type="float" office:value="672" calcext:value-type="float">
            <text:p>672</text:p>
          </table:table-cell>
          <table:table-cell table:formula="of:=IF([.A952]=&quot;forward&quot;;[.D951]+[.B952];IF([.A952]=&quot;backward&quot;;[.D951]-[.B952];[.D951]))" office:value-type="float" office:value="1765" calcext:value-type="float">
            <text:p>1765</text:p>
          </table:table-cell>
          <table:table-cell table:formula="of:=IF([.A952]=&quot;forward&quot;;[.E951]+[.B952]*[.C952];[.E951])" office:value-type="float" office:value="619936" calcext:value-type="float">
            <text:p>61993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953]=&quot;down&quot;;[.C952]+[.B953];IF([.A953]=&quot;up&quot;;[.C952]-[.B953];[.C952]))" office:value-type="float" office:value="667" calcext:value-type="float">
            <text:p>667</text:p>
          </table:table-cell>
          <table:table-cell table:formula="of:=IF([.A953]=&quot;forward&quot;;[.D952]+[.B953];IF([.A953]=&quot;backward&quot;;[.D952]-[.B953];[.D952]))" office:value-type="float" office:value="1765" calcext:value-type="float">
            <text:p>1765</text:p>
          </table:table-cell>
          <table:table-cell table:formula="of:=IF([.A953]=&quot;forward&quot;;[.E952]+[.B953]*[.C953];[.E952])" office:value-type="float" office:value="619936" calcext:value-type="float">
            <text:p>619936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954]=&quot;down&quot;;[.C953]+[.B954];IF([.A954]=&quot;up&quot;;[.C953]-[.B954];[.C953]))" office:value-type="float" office:value="665" calcext:value-type="float">
            <text:p>665</text:p>
          </table:table-cell>
          <table:table-cell table:formula="of:=IF([.A954]=&quot;forward&quot;;[.D953]+[.B954];IF([.A954]=&quot;backward&quot;;[.D953]-[.B954];[.D953]))" office:value-type="float" office:value="1765" calcext:value-type="float">
            <text:p>1765</text:p>
          </table:table-cell>
          <table:table-cell table:formula="of:=IF([.A954]=&quot;forward&quot;;[.E953]+[.B954]*[.C954];[.E953])" office:value-type="float" office:value="619936" calcext:value-type="float">
            <text:p>61993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955]=&quot;down&quot;;[.C954]+[.B955];IF([.A955]=&quot;up&quot;;[.C954]-[.B955];[.C954]))" office:value-type="float" office:value="674" calcext:value-type="float">
            <text:p>674</text:p>
          </table:table-cell>
          <table:table-cell table:formula="of:=IF([.A955]=&quot;forward&quot;;[.D954]+[.B955];IF([.A955]=&quot;backward&quot;;[.D954]-[.B955];[.D954]))" office:value-type="float" office:value="1765" calcext:value-type="float">
            <text:p>1765</text:p>
          </table:table-cell>
          <table:table-cell table:formula="of:=IF([.A955]=&quot;forward&quot;;[.E954]+[.B955]*[.C955];[.E954])" office:value-type="float" office:value="619936" calcext:value-type="float">
            <text:p>619936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956]=&quot;down&quot;;[.C955]+[.B956];IF([.A956]=&quot;up&quot;;[.C955]-[.B956];[.C955]))" office:value-type="float" office:value="679" calcext:value-type="float">
            <text:p>679</text:p>
          </table:table-cell>
          <table:table-cell table:formula="of:=IF([.A956]=&quot;forward&quot;;[.D955]+[.B956];IF([.A956]=&quot;backward&quot;;[.D955]-[.B956];[.D955]))" office:value-type="float" office:value="1765" calcext:value-type="float">
            <text:p>1765</text:p>
          </table:table-cell>
          <table:table-cell table:formula="of:=IF([.A956]=&quot;forward&quot;;[.E955]+[.B956]*[.C956];[.E955])" office:value-type="float" office:value="619936" calcext:value-type="float">
            <text:p>61993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957]=&quot;down&quot;;[.C956]+[.B957];IF([.A957]=&quot;up&quot;;[.C956]-[.B957];[.C956]))" office:value-type="float" office:value="679" calcext:value-type="float">
            <text:p>679</text:p>
          </table:table-cell>
          <table:table-cell table:formula="of:=IF([.A957]=&quot;forward&quot;;[.D956]+[.B957];IF([.A957]=&quot;backward&quot;;[.D956]-[.B957];[.D956]))" office:value-type="float" office:value="1766" calcext:value-type="float">
            <text:p>1766</text:p>
          </table:table-cell>
          <table:table-cell table:formula="of:=IF([.A957]=&quot;forward&quot;;[.E956]+[.B957]*[.C957];[.E956])" office:value-type="float" office:value="620615" calcext:value-type="float">
            <text:p>620615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58]=&quot;down&quot;;[.C957]+[.B958];IF([.A958]=&quot;up&quot;;[.C957]-[.B958];[.C957]))" office:value-type="float" office:value="685" calcext:value-type="float">
            <text:p>685</text:p>
          </table:table-cell>
          <table:table-cell table:formula="of:=IF([.A958]=&quot;forward&quot;;[.D957]+[.B958];IF([.A958]=&quot;backward&quot;;[.D957]-[.B958];[.D957]))" office:value-type="float" office:value="1766" calcext:value-type="float">
            <text:p>1766</text:p>
          </table:table-cell>
          <table:table-cell table:formula="of:=IF([.A958]=&quot;forward&quot;;[.E957]+[.B958]*[.C958];[.E957])" office:value-type="float" office:value="620615" calcext:value-type="float">
            <text:p>62061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59]=&quot;down&quot;;[.C958]+[.B959];IF([.A959]=&quot;up&quot;;[.C958]-[.B959];[.C958]))" office:value-type="float" office:value="685" calcext:value-type="float">
            <text:p>685</text:p>
          </table:table-cell>
          <table:table-cell table:formula="of:=IF([.A959]=&quot;forward&quot;;[.D958]+[.B959];IF([.A959]=&quot;backward&quot;;[.D958]-[.B959];[.D958]))" office:value-type="float" office:value="1770" calcext:value-type="float">
            <text:p>1770</text:p>
          </table:table-cell>
          <table:table-cell table:formula="of:=IF([.A959]=&quot;forward&quot;;[.E958]+[.B959]*[.C959];[.E958])" office:value-type="float" office:value="623355" calcext:value-type="float">
            <text:p>62335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60]=&quot;down&quot;;[.C959]+[.B960];IF([.A960]=&quot;up&quot;;[.C959]-[.B960];[.C959]))" office:value-type="float" office:value="685" calcext:value-type="float">
            <text:p>685</text:p>
          </table:table-cell>
          <table:table-cell table:formula="of:=IF([.A960]=&quot;forward&quot;;[.D959]+[.B960];IF([.A960]=&quot;backward&quot;;[.D959]-[.B960];[.D959]))" office:value-type="float" office:value="1779" calcext:value-type="float">
            <text:p>1779</text:p>
          </table:table-cell>
          <table:table-cell table:formula="of:=IF([.A960]=&quot;forward&quot;;[.E959]+[.B960]*[.C960];[.E959])" office:value-type="float" office:value="629520" calcext:value-type="float">
            <text:p>62952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61]=&quot;down&quot;;[.C960]+[.B961];IF([.A961]=&quot;up&quot;;[.C960]-[.B961];[.C960]))" office:value-type="float" office:value="686" calcext:value-type="float">
            <text:p>686</text:p>
          </table:table-cell>
          <table:table-cell table:formula="of:=IF([.A961]=&quot;forward&quot;;[.D960]+[.B961];IF([.A961]=&quot;backward&quot;;[.D960]-[.B961];[.D960]))" office:value-type="float" office:value="1779" calcext:value-type="float">
            <text:p>1779</text:p>
          </table:table-cell>
          <table:table-cell table:formula="of:=IF([.A961]=&quot;forward&quot;;[.E960]+[.B961]*[.C961];[.E960])" office:value-type="float" office:value="629520" calcext:value-type="float">
            <text:p>62952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962]=&quot;down&quot;;[.C961]+[.B962];IF([.A962]=&quot;up&quot;;[.C961]-[.B962];[.C961]))" office:value-type="float" office:value="695" calcext:value-type="float">
            <text:p>695</text:p>
          </table:table-cell>
          <table:table-cell table:formula="of:=IF([.A962]=&quot;forward&quot;;[.D961]+[.B962];IF([.A962]=&quot;backward&quot;;[.D961]-[.B962];[.D961]))" office:value-type="float" office:value="1779" calcext:value-type="float">
            <text:p>1779</text:p>
          </table:table-cell>
          <table:table-cell table:formula="of:=IF([.A962]=&quot;forward&quot;;[.E961]+[.B962]*[.C962];[.E961])" office:value-type="float" office:value="629520" calcext:value-type="float">
            <text:p>62952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963]=&quot;down&quot;;[.C962]+[.B963];IF([.A963]=&quot;up&quot;;[.C962]-[.B963];[.C962]))" office:value-type="float" office:value="695" calcext:value-type="float">
            <text:p>695</text:p>
          </table:table-cell>
          <table:table-cell table:formula="of:=IF([.A963]=&quot;forward&quot;;[.D962]+[.B963];IF([.A963]=&quot;backward&quot;;[.D962]-[.B963];[.D962]))" office:value-type="float" office:value="1782" calcext:value-type="float">
            <text:p>1782</text:p>
          </table:table-cell>
          <table:table-cell table:formula="of:=IF([.A963]=&quot;forward&quot;;[.E962]+[.B963]*[.C963];[.E962])" office:value-type="float" office:value="631605" calcext:value-type="float">
            <text:p>63160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964]=&quot;down&quot;;[.C963]+[.B964];IF([.A964]=&quot;up&quot;;[.C963]-[.B964];[.C963]))" office:value-type="float" office:value="695" calcext:value-type="float">
            <text:p>695</text:p>
          </table:table-cell>
          <table:table-cell table:formula="of:=IF([.A964]=&quot;forward&quot;;[.D963]+[.B964];IF([.A964]=&quot;backward&quot;;[.D963]-[.B964];[.D963]))" office:value-type="float" office:value="1790" calcext:value-type="float">
            <text:p>1790</text:p>
          </table:table-cell>
          <table:table-cell table:formula="of:=IF([.A964]=&quot;forward&quot;;[.E963]+[.B964]*[.C964];[.E963])" office:value-type="float" office:value="637165" calcext:value-type="float">
            <text:p>637165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65]=&quot;down&quot;;[.C964]+[.B965];IF([.A965]=&quot;up&quot;;[.C964]-[.B965];[.C964]))" office:value-type="float" office:value="695" calcext:value-type="float">
            <text:p>695</text:p>
          </table:table-cell>
          <table:table-cell table:formula="of:=IF([.A965]=&quot;forward&quot;;[.D964]+[.B965];IF([.A965]=&quot;backward&quot;;[.D964]-[.B965];[.D964]))" office:value-type="float" office:value="1799" calcext:value-type="float">
            <text:p>1799</text:p>
          </table:table-cell>
          <table:table-cell table:formula="of:=IF([.A965]=&quot;forward&quot;;[.E964]+[.B965]*[.C965];[.E964])" office:value-type="float" office:value="643420" calcext:value-type="float">
            <text:p>64342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966]=&quot;down&quot;;[.C965]+[.B966];IF([.A966]=&quot;up&quot;;[.C965]-[.B966];[.C965]))" office:value-type="float" office:value="699" calcext:value-type="float">
            <text:p>699</text:p>
          </table:table-cell>
          <table:table-cell table:formula="of:=IF([.A966]=&quot;forward&quot;;[.D965]+[.B966];IF([.A966]=&quot;backward&quot;;[.D965]-[.B966];[.D965]))" office:value-type="float" office:value="1799" calcext:value-type="float">
            <text:p>1799</text:p>
          </table:table-cell>
          <table:table-cell table:formula="of:=IF([.A966]=&quot;forward&quot;;[.E965]+[.B966]*[.C966];[.E965])" office:value-type="float" office:value="643420" calcext:value-type="float">
            <text:p>64342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67]=&quot;down&quot;;[.C966]+[.B967];IF([.A967]=&quot;up&quot;;[.C966]-[.B967];[.C966]))" office:value-type="float" office:value="700" calcext:value-type="float">
            <text:p>700</text:p>
          </table:table-cell>
          <table:table-cell table:formula="of:=IF([.A967]=&quot;forward&quot;;[.D966]+[.B967];IF([.A967]=&quot;backward&quot;;[.D966]-[.B967];[.D966]))" office:value-type="float" office:value="1799" calcext:value-type="float">
            <text:p>1799</text:p>
          </table:table-cell>
          <table:table-cell table:formula="of:=IF([.A967]=&quot;forward&quot;;[.E966]+[.B967]*[.C967];[.E966])" office:value-type="float" office:value="643420" calcext:value-type="float">
            <text:p>64342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968]=&quot;down&quot;;[.C967]+[.B968];IF([.A968]=&quot;up&quot;;[.C967]-[.B968];[.C967]))" office:value-type="float" office:value="699" calcext:value-type="float">
            <text:p>699</text:p>
          </table:table-cell>
          <table:table-cell table:formula="of:=IF([.A968]=&quot;forward&quot;;[.D967]+[.B968];IF([.A968]=&quot;backward&quot;;[.D967]-[.B968];[.D967]))" office:value-type="float" office:value="1799" calcext:value-type="float">
            <text:p>1799</text:p>
          </table:table-cell>
          <table:table-cell table:formula="of:=IF([.A968]=&quot;forward&quot;;[.E967]+[.B968]*[.C968];[.E967])" office:value-type="float" office:value="643420" calcext:value-type="float">
            <text:p>64342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969]=&quot;down&quot;;[.C968]+[.B969];IF([.A969]=&quot;up&quot;;[.C968]-[.B969];[.C968]))" office:value-type="float" office:value="692" calcext:value-type="float">
            <text:p>692</text:p>
          </table:table-cell>
          <table:table-cell table:formula="of:=IF([.A969]=&quot;forward&quot;;[.D968]+[.B969];IF([.A969]=&quot;backward&quot;;[.D968]-[.B969];[.D968]))" office:value-type="float" office:value="1799" calcext:value-type="float">
            <text:p>1799</text:p>
          </table:table-cell>
          <table:table-cell table:formula="of:=IF([.A969]=&quot;forward&quot;;[.E968]+[.B969]*[.C969];[.E968])" office:value-type="float" office:value="643420" calcext:value-type="float">
            <text:p>64342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970]=&quot;down&quot;;[.C969]+[.B970];IF([.A970]=&quot;up&quot;;[.C969]-[.B970];[.C969]))" office:value-type="float" office:value="697" calcext:value-type="float">
            <text:p>697</text:p>
          </table:table-cell>
          <table:table-cell table:formula="of:=IF([.A970]=&quot;forward&quot;;[.D969]+[.B970];IF([.A970]=&quot;backward&quot;;[.D969]-[.B970];[.D969]))" office:value-type="float" office:value="1799" calcext:value-type="float">
            <text:p>1799</text:p>
          </table:table-cell>
          <table:table-cell table:formula="of:=IF([.A970]=&quot;forward&quot;;[.E969]+[.B970]*[.C970];[.E969])" office:value-type="float" office:value="643420" calcext:value-type="float">
            <text:p>64342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71]=&quot;down&quot;;[.C970]+[.B971];IF([.A971]=&quot;up&quot;;[.C970]-[.B971];[.C970]))" office:value-type="float" office:value="700" calcext:value-type="float">
            <text:p>700</text:p>
          </table:table-cell>
          <table:table-cell table:formula="of:=IF([.A971]=&quot;forward&quot;;[.D970]+[.B971];IF([.A971]=&quot;backward&quot;;[.D970]-[.B971];[.D970]))" office:value-type="float" office:value="1799" calcext:value-type="float">
            <text:p>1799</text:p>
          </table:table-cell>
          <table:table-cell table:formula="of:=IF([.A971]=&quot;forward&quot;;[.E970]+[.B971]*[.C971];[.E970])" office:value-type="float" office:value="643420" calcext:value-type="float">
            <text:p>64342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972]=&quot;down&quot;;[.C971]+[.B972];IF([.A972]=&quot;up&quot;;[.C971]-[.B972];[.C971]))" office:value-type="float" office:value="702" calcext:value-type="float">
            <text:p>702</text:p>
          </table:table-cell>
          <table:table-cell table:formula="of:=IF([.A972]=&quot;forward&quot;;[.D971]+[.B972];IF([.A972]=&quot;backward&quot;;[.D971]-[.B972];[.D971]))" office:value-type="float" office:value="1799" calcext:value-type="float">
            <text:p>1799</text:p>
          </table:table-cell>
          <table:table-cell table:formula="of:=IF([.A972]=&quot;forward&quot;;[.E971]+[.B972]*[.C972];[.E971])" office:value-type="float" office:value="643420" calcext:value-type="float">
            <text:p>64342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973]=&quot;down&quot;;[.C972]+[.B973];IF([.A973]=&quot;up&quot;;[.C972]-[.B973];[.C972]))" office:value-type="float" office:value="710" calcext:value-type="float">
            <text:p>710</text:p>
          </table:table-cell>
          <table:table-cell table:formula="of:=IF([.A973]=&quot;forward&quot;;[.D972]+[.B973];IF([.A973]=&quot;backward&quot;;[.D972]-[.B973];[.D972]))" office:value-type="float" office:value="1799" calcext:value-type="float">
            <text:p>1799</text:p>
          </table:table-cell>
          <table:table-cell table:formula="of:=IF([.A973]=&quot;forward&quot;;[.E972]+[.B973]*[.C973];[.E972])" office:value-type="float" office:value="643420" calcext:value-type="float">
            <text:p>64342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974]=&quot;down&quot;;[.C973]+[.B974];IF([.A974]=&quot;up&quot;;[.C973]-[.B974];[.C973]))" office:value-type="float" office:value="710" calcext:value-type="float">
            <text:p>710</text:p>
          </table:table-cell>
          <table:table-cell table:formula="of:=IF([.A974]=&quot;forward&quot;;[.D973]+[.B974];IF([.A974]=&quot;backward&quot;;[.D973]-[.B974];[.D973]))" office:value-type="float" office:value="1804" calcext:value-type="float">
            <text:p>1804</text:p>
          </table:table-cell>
          <table:table-cell table:formula="of:=IF([.A974]=&quot;forward&quot;;[.E973]+[.B974]*[.C974];[.E973])" office:value-type="float" office:value="646970" calcext:value-type="float">
            <text:p>646970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975]=&quot;down&quot;;[.C974]+[.B975];IF([.A975]=&quot;up&quot;;[.C974]-[.B975];[.C974]))" office:value-type="float" office:value="709" calcext:value-type="float">
            <text:p>709</text:p>
          </table:table-cell>
          <table:table-cell table:formula="of:=IF([.A975]=&quot;forward&quot;;[.D974]+[.B975];IF([.A975]=&quot;backward&quot;;[.D974]-[.B975];[.D974]))" office:value-type="float" office:value="1804" calcext:value-type="float">
            <text:p>1804</text:p>
          </table:table-cell>
          <table:table-cell table:formula="of:=IF([.A975]=&quot;forward&quot;;[.E974]+[.B975]*[.C975];[.E974])" office:value-type="float" office:value="646970" calcext:value-type="float">
            <text:p>64697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976]=&quot;down&quot;;[.C975]+[.B976];IF([.A976]=&quot;up&quot;;[.C975]-[.B976];[.C975]))" office:value-type="float" office:value="713" calcext:value-type="float">
            <text:p>713</text:p>
          </table:table-cell>
          <table:table-cell table:formula="of:=IF([.A976]=&quot;forward&quot;;[.D975]+[.B976];IF([.A976]=&quot;backward&quot;;[.D975]-[.B976];[.D975]))" office:value-type="float" office:value="1804" calcext:value-type="float">
            <text:p>1804</text:p>
          </table:table-cell>
          <table:table-cell table:formula="of:=IF([.A976]=&quot;forward&quot;;[.E975]+[.B976]*[.C976];[.E975])" office:value-type="float" office:value="646970" calcext:value-type="float">
            <text:p>64697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977]=&quot;down&quot;;[.C976]+[.B977];IF([.A977]=&quot;up&quot;;[.C976]-[.B977];[.C976]))" office:value-type="float" office:value="721" calcext:value-type="float">
            <text:p>721</text:p>
          </table:table-cell>
          <table:table-cell table:formula="of:=IF([.A977]=&quot;forward&quot;;[.D976]+[.B977];IF([.A977]=&quot;backward&quot;;[.D976]-[.B977];[.D976]))" office:value-type="float" office:value="1804" calcext:value-type="float">
            <text:p>1804</text:p>
          </table:table-cell>
          <table:table-cell table:formula="of:=IF([.A977]=&quot;forward&quot;;[.E976]+[.B977]*[.C977];[.E976])" office:value-type="float" office:value="646970" calcext:value-type="float">
            <text:p>64697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978]=&quot;down&quot;;[.C977]+[.B978];IF([.A978]=&quot;up&quot;;[.C977]-[.B978];[.C977]))" office:value-type="float" office:value="729" calcext:value-type="float">
            <text:p>729</text:p>
          </table:table-cell>
          <table:table-cell table:formula="of:=IF([.A978]=&quot;forward&quot;;[.D977]+[.B978];IF([.A978]=&quot;backward&quot;;[.D977]-[.B978];[.D977]))" office:value-type="float" office:value="1804" calcext:value-type="float">
            <text:p>1804</text:p>
          </table:table-cell>
          <table:table-cell table:formula="of:=IF([.A978]=&quot;forward&quot;;[.E977]+[.B978]*[.C978];[.E977])" office:value-type="float" office:value="646970" calcext:value-type="float">
            <text:p>64697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979]=&quot;down&quot;;[.C978]+[.B979];IF([.A979]=&quot;up&quot;;[.C978]-[.B979];[.C978]))" office:value-type="float" office:value="729" calcext:value-type="float">
            <text:p>729</text:p>
          </table:table-cell>
          <table:table-cell table:formula="of:=IF([.A979]=&quot;forward&quot;;[.D978]+[.B979];IF([.A979]=&quot;backward&quot;;[.D978]-[.B979];[.D978]))" office:value-type="float" office:value="1805" calcext:value-type="float">
            <text:p>1805</text:p>
          </table:table-cell>
          <table:table-cell table:formula="of:=IF([.A979]=&quot;forward&quot;;[.E978]+[.B979]*[.C979];[.E978])" office:value-type="float" office:value="647699" calcext:value-type="float">
            <text:p>647699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980]=&quot;down&quot;;[.C979]+[.B980];IF([.A980]=&quot;up&quot;;[.C979]-[.B980];[.C979]))" office:value-type="float" office:value="734" calcext:value-type="float">
            <text:p>734</text:p>
          </table:table-cell>
          <table:table-cell table:formula="of:=IF([.A980]=&quot;forward&quot;;[.D979]+[.B980];IF([.A980]=&quot;backward&quot;;[.D979]-[.B980];[.D979]))" office:value-type="float" office:value="1805" calcext:value-type="float">
            <text:p>1805</text:p>
          </table:table-cell>
          <table:table-cell table:formula="of:=IF([.A980]=&quot;forward&quot;;[.E979]+[.B980]*[.C980];[.E979])" office:value-type="float" office:value="647699" calcext:value-type="float">
            <text:p>647699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981]=&quot;down&quot;;[.C980]+[.B981];IF([.A981]=&quot;up&quot;;[.C980]-[.B981];[.C980]))" office:value-type="float" office:value="734" calcext:value-type="float">
            <text:p>734</text:p>
          </table:table-cell>
          <table:table-cell table:formula="of:=IF([.A981]=&quot;forward&quot;;[.D980]+[.B981];IF([.A981]=&quot;backward&quot;;[.D980]-[.B981];[.D980]))" office:value-type="float" office:value="1812" calcext:value-type="float">
            <text:p>1812</text:p>
          </table:table-cell>
          <table:table-cell table:formula="of:=IF([.A981]=&quot;forward&quot;;[.E980]+[.B981]*[.C981];[.E980])" office:value-type="float" office:value="652837" calcext:value-type="float">
            <text:p>652837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82]=&quot;down&quot;;[.C981]+[.B982];IF([.A982]=&quot;up&quot;;[.C981]-[.B982];[.C981]))" office:value-type="float" office:value="734" calcext:value-type="float">
            <text:p>734</text:p>
          </table:table-cell>
          <table:table-cell table:formula="of:=IF([.A982]=&quot;forward&quot;;[.D981]+[.B982];IF([.A982]=&quot;backward&quot;;[.D981]-[.B982];[.D981]))" office:value-type="float" office:value="1821" calcext:value-type="float">
            <text:p>1821</text:p>
          </table:table-cell>
          <table:table-cell table:formula="of:=IF([.A982]=&quot;forward&quot;;[.E981]+[.B982]*[.C982];[.E981])" office:value-type="float" office:value="659443" calcext:value-type="float">
            <text:p>65944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983]=&quot;down&quot;;[.C982]+[.B983];IF([.A983]=&quot;up&quot;;[.C982]-[.B983];[.C982]))" office:value-type="float" office:value="734" calcext:value-type="float">
            <text:p>734</text:p>
          </table:table-cell>
          <table:table-cell table:formula="of:=IF([.A983]=&quot;forward&quot;;[.D982]+[.B983];IF([.A983]=&quot;backward&quot;;[.D982]-[.B983];[.D982]))" office:value-type="float" office:value="1826" calcext:value-type="float">
            <text:p>1826</text:p>
          </table:table-cell>
          <table:table-cell table:formula="of:=IF([.A983]=&quot;forward&quot;;[.E982]+[.B983]*[.C983];[.E982])" office:value-type="float" office:value="663113" calcext:value-type="float">
            <text:p>66311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84]=&quot;down&quot;;[.C983]+[.B984];IF([.A984]=&quot;up&quot;;[.C983]-[.B984];[.C983]))" office:value-type="float" office:value="734" calcext:value-type="float">
            <text:p>734</text:p>
          </table:table-cell>
          <table:table-cell table:formula="of:=IF([.A984]=&quot;forward&quot;;[.D983]+[.B984];IF([.A984]=&quot;backward&quot;;[.D983]-[.B984];[.D983]))" office:value-type="float" office:value="1828" calcext:value-type="float">
            <text:p>1828</text:p>
          </table:table-cell>
          <table:table-cell table:formula="of:=IF([.A984]=&quot;forward&quot;;[.E983]+[.B984]*[.C984];[.E983])" office:value-type="float" office:value="664581" calcext:value-type="float">
            <text:p>66458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985]=&quot;down&quot;;[.C984]+[.B985];IF([.A985]=&quot;up&quot;;[.C984]-[.B985];[.C984]))" office:value-type="float" office:value="743" calcext:value-type="float">
            <text:p>743</text:p>
          </table:table-cell>
          <table:table-cell table:formula="of:=IF([.A985]=&quot;forward&quot;;[.D984]+[.B985];IF([.A985]=&quot;backward&quot;;[.D984]-[.B985];[.D984]))" office:value-type="float" office:value="1828" calcext:value-type="float">
            <text:p>1828</text:p>
          </table:table-cell>
          <table:table-cell table:formula="of:=IF([.A985]=&quot;forward&quot;;[.E984]+[.B985]*[.C985];[.E984])" office:value-type="float" office:value="664581" calcext:value-type="float">
            <text:p>66458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986]=&quot;down&quot;;[.C985]+[.B986];IF([.A986]=&quot;up&quot;;[.C985]-[.B986];[.C985]))" office:value-type="float" office:value="742" calcext:value-type="float">
            <text:p>742</text:p>
          </table:table-cell>
          <table:table-cell table:formula="of:=IF([.A986]=&quot;forward&quot;;[.D985]+[.B986];IF([.A986]=&quot;backward&quot;;[.D985]-[.B986];[.D985]))" office:value-type="float" office:value="1828" calcext:value-type="float">
            <text:p>1828</text:p>
          </table:table-cell>
          <table:table-cell table:formula="of:=IF([.A986]=&quot;forward&quot;;[.E985]+[.B986]*[.C986];[.E985])" office:value-type="float" office:value="664581" calcext:value-type="float">
            <text:p>66458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87]=&quot;down&quot;;[.C986]+[.B987];IF([.A987]=&quot;up&quot;;[.C986]-[.B987];[.C986]))" office:value-type="float" office:value="748" calcext:value-type="float">
            <text:p>748</text:p>
          </table:table-cell>
          <table:table-cell table:formula="of:=IF([.A987]=&quot;forward&quot;;[.D986]+[.B987];IF([.A987]=&quot;backward&quot;;[.D986]-[.B987];[.D986]))" office:value-type="float" office:value="1828" calcext:value-type="float">
            <text:p>1828</text:p>
          </table:table-cell>
          <table:table-cell table:formula="of:=IF([.A987]=&quot;forward&quot;;[.E986]+[.B987]*[.C987];[.E986])" office:value-type="float" office:value="664581" calcext:value-type="float">
            <text:p>66458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988]=&quot;down&quot;;[.C987]+[.B988];IF([.A988]=&quot;up&quot;;[.C987]-[.B988];[.C987]))" office:value-type="float" office:value="753" calcext:value-type="float">
            <text:p>753</text:p>
          </table:table-cell>
          <table:table-cell table:formula="of:=IF([.A988]=&quot;forward&quot;;[.D987]+[.B988];IF([.A988]=&quot;backward&quot;;[.D987]-[.B988];[.D987]))" office:value-type="float" office:value="1828" calcext:value-type="float">
            <text:p>1828</text:p>
          </table:table-cell>
          <table:table-cell table:formula="of:=IF([.A988]=&quot;forward&quot;;[.E987]+[.B988]*[.C988];[.E987])" office:value-type="float" office:value="664581" calcext:value-type="float">
            <text:p>66458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89]=&quot;down&quot;;[.C988]+[.B989];IF([.A989]=&quot;up&quot;;[.C988]-[.B989];[.C988]))" office:value-type="float" office:value="753" calcext:value-type="float">
            <text:p>753</text:p>
          </table:table-cell>
          <table:table-cell table:formula="of:=IF([.A989]=&quot;forward&quot;;[.D988]+[.B989];IF([.A989]=&quot;backward&quot;;[.D988]-[.B989];[.D988]))" office:value-type="float" office:value="1832" calcext:value-type="float">
            <text:p>1832</text:p>
          </table:table-cell>
          <table:table-cell table:formula="of:=IF([.A989]=&quot;forward&quot;;[.E988]+[.B989]*[.C989];[.E988])" office:value-type="float" office:value="667593" calcext:value-type="float">
            <text:p>66759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990]=&quot;down&quot;;[.C989]+[.B990];IF([.A990]=&quot;up&quot;;[.C989]-[.B990];[.C989]))" office:value-type="float" office:value="753" calcext:value-type="float">
            <text:p>753</text:p>
          </table:table-cell>
          <table:table-cell table:formula="of:=IF([.A990]=&quot;forward&quot;;[.D989]+[.B990];IF([.A990]=&quot;backward&quot;;[.D989]-[.B990];[.D989]))" office:value-type="float" office:value="1835" calcext:value-type="float">
            <text:p>1835</text:p>
          </table:table-cell>
          <table:table-cell table:formula="of:=IF([.A990]=&quot;forward&quot;;[.E989]+[.B990]*[.C990];[.E989])" office:value-type="float" office:value="669852" calcext:value-type="float">
            <text:p>66985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991]=&quot;down&quot;;[.C990]+[.B991];IF([.A991]=&quot;up&quot;;[.C990]-[.B991];[.C990]))" office:value-type="float" office:value="757" calcext:value-type="float">
            <text:p>757</text:p>
          </table:table-cell>
          <table:table-cell table:formula="of:=IF([.A991]=&quot;forward&quot;;[.D990]+[.B991];IF([.A991]=&quot;backward&quot;;[.D990]-[.B991];[.D990]))" office:value-type="float" office:value="1835" calcext:value-type="float">
            <text:p>1835</text:p>
          </table:table-cell>
          <table:table-cell table:formula="of:=IF([.A991]=&quot;forward&quot;;[.E990]+[.B991]*[.C991];[.E990])" office:value-type="float" office:value="669852" calcext:value-type="float">
            <text:p>66985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92]=&quot;down&quot;;[.C991]+[.B992];IF([.A992]=&quot;up&quot;;[.C991]-[.B992];[.C991]))" office:value-type="float" office:value="760" calcext:value-type="float">
            <text:p>760</text:p>
          </table:table-cell>
          <table:table-cell table:formula="of:=IF([.A992]=&quot;forward&quot;;[.D991]+[.B992];IF([.A992]=&quot;backward&quot;;[.D991]-[.B992];[.D991]))" office:value-type="float" office:value="1835" calcext:value-type="float">
            <text:p>1835</text:p>
          </table:table-cell>
          <table:table-cell table:formula="of:=IF([.A992]=&quot;forward&quot;;[.E991]+[.B992]*[.C992];[.E991])" office:value-type="float" office:value="669852" calcext:value-type="float">
            <text:p>669852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993]=&quot;down&quot;;[.C992]+[.B993];IF([.A993]=&quot;up&quot;;[.C992]-[.B993];[.C992]))" office:value-type="float" office:value="768" calcext:value-type="float">
            <text:p>768</text:p>
          </table:table-cell>
          <table:table-cell table:formula="of:=IF([.A993]=&quot;forward&quot;;[.D992]+[.B993];IF([.A993]=&quot;backward&quot;;[.D992]-[.B993];[.D992]))" office:value-type="float" office:value="1835" calcext:value-type="float">
            <text:p>1835</text:p>
          </table:table-cell>
          <table:table-cell table:formula="of:=IF([.A993]=&quot;forward&quot;;[.E992]+[.B993]*[.C993];[.E992])" office:value-type="float" office:value="669852" calcext:value-type="float">
            <text:p>66985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994]=&quot;down&quot;;[.C993]+[.B994];IF([.A994]=&quot;up&quot;;[.C993]-[.B994];[.C993]))" office:value-type="float" office:value="768" calcext:value-type="float">
            <text:p>768</text:p>
          </table:table-cell>
          <table:table-cell table:formula="of:=IF([.A994]=&quot;forward&quot;;[.D993]+[.B994];IF([.A994]=&quot;backward&quot;;[.D993]-[.B994];[.D993]))" office:value-type="float" office:value="1841" calcext:value-type="float">
            <text:p>1841</text:p>
          </table:table-cell>
          <table:table-cell table:formula="of:=IF([.A994]=&quot;forward&quot;;[.E993]+[.B994]*[.C994];[.E993])" office:value-type="float" office:value="674460" calcext:value-type="float">
            <text:p>67446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995]=&quot;down&quot;;[.C994]+[.B995];IF([.A995]=&quot;up&quot;;[.C994]-[.B995];[.C994]))" office:value-type="float" office:value="770" calcext:value-type="float">
            <text:p>770</text:p>
          </table:table-cell>
          <table:table-cell table:formula="of:=IF([.A995]=&quot;forward&quot;;[.D994]+[.B995];IF([.A995]=&quot;backward&quot;;[.D994]-[.B995];[.D994]))" office:value-type="float" office:value="1841" calcext:value-type="float">
            <text:p>1841</text:p>
          </table:table-cell>
          <table:table-cell table:formula="of:=IF([.A995]=&quot;forward&quot;;[.E994]+[.B995]*[.C995];[.E994])" office:value-type="float" office:value="674460" calcext:value-type="float">
            <text:p>67446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996]=&quot;down&quot;;[.C995]+[.B996];IF([.A996]=&quot;up&quot;;[.C995]-[.B996];[.C995]))" office:value-type="float" office:value="770" calcext:value-type="float">
            <text:p>770</text:p>
          </table:table-cell>
          <table:table-cell table:formula="of:=IF([.A996]=&quot;forward&quot;;[.D995]+[.B996];IF([.A996]=&quot;backward&quot;;[.D995]-[.B996];[.D995]))" office:value-type="float" office:value="1848" calcext:value-type="float">
            <text:p>1848</text:p>
          </table:table-cell>
          <table:table-cell table:formula="of:=IF([.A996]=&quot;forward&quot;;[.E995]+[.B996]*[.C996];[.E995])" office:value-type="float" office:value="679850" calcext:value-type="float">
            <text:p>67985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997]=&quot;down&quot;;[.C996]+[.B997];IF([.A997]=&quot;up&quot;;[.C996]-[.B997];[.C996]))" office:value-type="float" office:value="777" calcext:value-type="float">
            <text:p>777</text:p>
          </table:table-cell>
          <table:table-cell table:formula="of:=IF([.A997]=&quot;forward&quot;;[.D996]+[.B997];IF([.A997]=&quot;backward&quot;;[.D996]-[.B997];[.D996]))" office:value-type="float" office:value="1848" calcext:value-type="float">
            <text:p>1848</text:p>
          </table:table-cell>
          <table:table-cell table:formula="of:=IF([.A997]=&quot;forward&quot;;[.E996]+[.B997]*[.C997];[.E996])" office:value-type="float" office:value="679850" calcext:value-type="float">
            <text:p>679850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998]=&quot;down&quot;;[.C997]+[.B998];IF([.A998]=&quot;up&quot;;[.C997]-[.B998];[.C997]))" office:value-type="float" office:value="777" calcext:value-type="float">
            <text:p>777</text:p>
          </table:table-cell>
          <table:table-cell table:formula="of:=IF([.A998]=&quot;forward&quot;;[.D997]+[.B998];IF([.A998]=&quot;backward&quot;;[.D997]-[.B998];[.D997]))" office:value-type="float" office:value="1856" calcext:value-type="float">
            <text:p>1856</text:p>
          </table:table-cell>
          <table:table-cell table:formula="of:=IF([.A998]=&quot;forward&quot;;[.E997]+[.B998]*[.C998];[.E997])" office:value-type="float" office:value="686066" calcext:value-type="float">
            <text:p>686066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999]=&quot;down&quot;;[.C998]+[.B999];IF([.A999]=&quot;up&quot;;[.C998]-[.B999];[.C998]))" office:value-type="float" office:value="777" calcext:value-type="float">
            <text:p>777</text:p>
          </table:table-cell>
          <table:table-cell table:formula="of:=IF([.A999]=&quot;forward&quot;;[.D998]+[.B999];IF([.A999]=&quot;backward&quot;;[.D998]-[.B999];[.D998]))" office:value-type="float" office:value="1857" calcext:value-type="float">
            <text:p>1857</text:p>
          </table:table-cell>
          <table:table-cell table:formula="of:=IF([.A999]=&quot;forward&quot;;[.E998]+[.B999]*[.C999];[.E998])" office:value-type="float" office:value="686843" calcext:value-type="float">
            <text:p>686843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1000]=&quot;down&quot;;[.C999]+[.B1000];IF([.A1000]=&quot;up&quot;;[.C999]-[.B1000];[.C999]))" office:value-type="float" office:value="777" calcext:value-type="float">
            <text:p>777</text:p>
          </table:table-cell>
          <table:table-cell table:formula="of:=IF([.A1000]=&quot;forward&quot;;[.D999]+[.B1000];IF([.A1000]=&quot;backward&quot;;[.D999]-[.B1000];[.D999]))" office:value-type="float" office:value="1864" calcext:value-type="float">
            <text:p>1864</text:p>
          </table:table-cell>
          <table:table-cell table:formula="of:=IF([.A1000]=&quot;forward&quot;;[.E999]+[.B1000]*[.C1000];[.E999])" office:value-type="float" office:value="692282" calcext:value-type="float">
            <text:p>69228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1001]=&quot;down&quot;;[.C1000]+[.B1001];IF([.A1001]=&quot;up&quot;;[.C1000]-[.B1001];[.C1000]))" office:value-type="float" office:value="777" calcext:value-type="float">
            <text:p>777</text:p>
          </table:table-cell>
          <table:table-cell table:formula="of:=IF([.A1001]=&quot;forward&quot;;[.D1000]+[.B1001];IF([.A1001]=&quot;backward&quot;;[.D1000]-[.B1001];[.D1000]))" office:value-type="float" office:value="1872" calcext:value-type="float">
            <text:p>1872</text:p>
          </table:table-cell>
          <table:table-cell table:formula="of:=IF([.A1001]=&quot;forward&quot;;[.E1000]+[.B1001]*[.C1001];[.E1000])" office:value-type="float" office:value="698498" calcext:value-type="float">
            <text:p>698498</text:p>
          </table:table-cell>
          <table:table-cell table:style-name="ce9" office:value-type="string" calcext:value-type="string">
            <text:p>Multiple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002]=&quot;down&quot;;[.C1001]+[.B1002];IF([.A1002]=&quot;up&quot;;[.C1001]-[.B1002];[.C1001]))" office:value-type="float" office:value="777" calcext:value-type="float">
            <text:p>777</text:p>
          </table:table-cell>
          <table:table-cell table:formula="of:=IF([.A1002]=&quot;forward&quot;;[.D1001]+[.B1002];IF([.A1002]=&quot;backward&quot;;[.D1001]-[.B1002];[.D1001]))" office:value-type="float" office:value="1878" calcext:value-type="float">
            <text:p>1878</text:p>
          </table:table-cell>
          <table:table-cell table:formula="of:=IF([.A1002]=&quot;forward&quot;;[.E1001]+[.B1002]*[.C1002];[.E1001])" office:value-type="float" office:value="703160" calcext:value-type="float">
            <text:p>703160</text:p>
          </table:table-cell>
          <table:table-cell table:style-name="ce10" table:formula="of:=[.D1002]*[.E1002]" office:value-type="float" office:value="1320534480" calcext:value-type="float">
            <text:p>1320534480</text:p>
          </table:table-cell>
        </table:table-row>
        <table:table-row table:style-name="ro1" table:number-rows-repeated="1047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cs" fo:country="CZ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deněk Šustr</meta:initial-creator>
    <meta:creation-date>2021-12-03T10:19:06.029520645</meta:creation-date>
    <dc:date>2021-12-03T12:31:54.077411235</dc:date>
    <dc:creator>Zdeněk Šustr</dc:creator>
    <meta:editing-duration>PT1H52M17S</meta:editing-duration>
    <meta:editing-cycles>1</meta:editing-cycles>
    <meta:document-statistic meta:table-count="1" meta:cell-count="5011" meta:object-count="0"/>
    <meta:generator>LibreOffice/7.2.2.2$Linux_X86_64 LibreOffice_project/20$Build-2</meta:generator>
  </office:meta>
</office:document-meta>
</file>